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14.20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CU001" style:family="table">
      <style:table-properties style:width="17.013cm" fo:margin-left="0cm" table:align="left"/>
    </style:style>
    <style:style style:name="CU001.A" style:family="table-column">
      <style:table-column-properties style:column-width="2.805cm"/>
    </style:style>
    <style:style style:name="CU001.B" style:family="table-column">
      <style:table-column-properties style:column-width="14.208cm"/>
    </style:style>
    <style:style style:name="CU001.A1" style:family="table-cell">
      <style:table-cell-properties fo:padding="0.097cm" fo:border-left="0.05pt solid #000000" fo:border-right="none" fo:border-top="0.05pt solid #000000" fo:border-bottom="0.05pt solid #000000"/>
    </style:style>
    <style:style style:name="CU001.B1" style:family="table-cell">
      <style:table-cell-properties fo:padding="0.097cm" fo:border="0.05pt solid #000000"/>
    </style:style>
    <style:style style:name="CU001.A2" style:family="table-cell">
      <style:table-cell-properties fo:padding="0.097cm" fo:border-left="0.05pt solid #000000" fo:border-right="none" fo:border-top="none" fo:border-bottom="0.05pt solid #000000"/>
    </style:style>
    <style:style style:name="CU00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5" style:family="table-row">
      <style:table-row-properties style:min-row-height="1.709cm"/>
    </style:style>
    <style:style style:name="Tabla2.6" style:family="table-row">
      <style:table-row-properties style:min-row-height="0.9cm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2.805cm"/>
    </style:style>
    <style:style style:name="Tabla6.B" style:family="table-column">
      <style:table-column-properties style:column-width="14.208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13cm" fo:margin-left="0cm" table:align="left"/>
    </style:style>
    <style:style style:name="Tabla7.A" style:family="table-column">
      <style:table-column-properties style:column-width="2.805cm"/>
    </style:style>
    <style:style style:name="Tabla7.B" style:family="table-column">
      <style:table-column-properties style:column-width="14.208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805cm"/>
    </style:style>
    <style:style style:name="Tabla3.B" style:family="table-column">
      <style:table-column-properties style:column-width="14.20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2.805cm"/>
    </style:style>
    <style:style style:name="Tabla4.B" style:family="table-column">
      <style:table-column-properties style:column-width="14.208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013cm" fo:margin-left="0cm" table:align="left"/>
    </style:style>
    <style:style style:name="Tabla9.A" style:family="table-column">
      <style:table-column-properties style:column-width="2.805cm"/>
    </style:style>
    <style:style style:name="Tabla9.B" style:family="table-column">
      <style:table-column-properties style:column-width="14.208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013cm" fo:margin-left="0cm" table:align="left"/>
    </style:style>
    <style:style style:name="Tabla10.A" style:family="table-column">
      <style:table-column-properties style:column-width="2.805cm"/>
    </style:style>
    <style:style style:name="Tabla10.B" style:family="table-column">
      <style:table-column-properties style:column-width="14.208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8.5cm" style:rel-column-width="32767*"/>
    </style:style>
    <style:style style:name="Tabla11.B" style:family="table-column">
      <style:table-column-properties style:column-width="8.5cm" style:rel-column-width="32768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013cm" fo:margin-left="0cm" table:align="left"/>
    </style:style>
    <style:style style:name="Tabla12.A" style:family="table-column">
      <style:table-column-properties style:column-width="2.805cm"/>
    </style:style>
    <style:style style:name="Tabla12.B" style:family="table-column">
      <style:table-column-properties style:column-width="14.208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092cm" fo:margin-left="0cm" table:align="left"/>
    </style:style>
    <style:style style:name="Tabla13.A" style:family="table-column">
      <style:table-column-properties style:column-width="2.805cm"/>
    </style:style>
    <style:style style:name="Tabla13.B" style:family="table-column">
      <style:table-column-properties style:column-width="14.288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8.5cm" style:rel-column-width="32767*"/>
    </style:style>
    <style:style style:name="Tabla14.B" style:family="table-column">
      <style:table-column-properties style:column-width="8.5cm" style:rel-column-width="32768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4" style:family="table-row">
      <style:table-row-properties style:min-row-height="0.593cm"/>
    </style:style>
    <style:style style:name="Tabla15" style:family="table">
      <style:table-properties style:width="17.013cm" fo:margin-left="0cm" table:align="left"/>
    </style:style>
    <style:style style:name="Tabla15.A" style:family="table-column">
      <style:table-column-properties style:column-width="2.805cm"/>
    </style:style>
    <style:style style:name="Tabla15.B" style:family="table-column">
      <style:table-column-properties style:column-width="14.208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013cm" fo:margin-left="0cm" table:align="left"/>
    </style:style>
    <style:style style:name="Tabla16.A" style:family="table-column">
      <style:table-column-properties style:column-width="2.805cm"/>
    </style:style>
    <style:style style:name="Tabla16.B" style:family="table-column">
      <style:table-column-properties style:column-width="14.208cm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8.5cm" style:rel-column-width="32767*"/>
    </style:style>
    <style:style style:name="Tabla17.B" style:family="table-column">
      <style:table-column-properties style:column-width="8.5cm" style:rel-column-width="32768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5" style:family="table-row">
      <style:table-row-properties style:min-row-height="1.349cm"/>
    </style:style>
    <style:style style:name="Tabla18" style:family="table">
      <style:table-properties style:width="17.013cm" fo:margin-left="0cm" table:align="left"/>
    </style:style>
    <style:style style:name="Tabla18.A" style:family="table-column">
      <style:table-column-properties style:column-width="2.805cm"/>
    </style:style>
    <style:style style:name="Tabla18.B" style:family="table-column">
      <style:table-column-properties style:column-width="14.208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013cm" fo:margin-left="0cm" table:align="left"/>
    </style:style>
    <style:style style:name="Tabla19.A" style:family="table-column">
      <style:table-column-properties style:column-width="2.805cm"/>
    </style:style>
    <style:style style:name="Tabla19.B" style:family="table-column">
      <style:table-column-properties style:column-width="14.208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7*"/>
    </style:style>
    <style:style style:name="Tabla20.B" style:family="table-column">
      <style:table-column-properties style:column-width="8.5cm" style:rel-column-width="32768*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6" style:family="table-row">
      <style:table-row-properties style:min-row-height="1.349cm"/>
    </style:style>
    <style:style style:name="Tabla21" style:family="table">
      <style:table-properties style:width="17.013cm" fo:margin-left="0cm" table:align="left"/>
    </style:style>
    <style:style style:name="Tabla21.A" style:family="table-column">
      <style:table-column-properties style:column-width="2.805cm"/>
    </style:style>
    <style:style style:name="Tabla21.B" style:family="table-column">
      <style:table-column-properties style:column-width="14.208cm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.013cm" fo:margin-left="0cm" table:align="left"/>
    </style:style>
    <style:style style:name="Tabla22.A" style:family="table-column">
      <style:table-column-properties style:column-width="2.805cm"/>
    </style:style>
    <style:style style:name="Tabla22.B" style:family="table-column">
      <style:table-column-properties style:column-width="14.208cm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8.5cm" style:rel-column-width="32767*"/>
    </style:style>
    <style:style style:name="Tabla23.B" style:family="table-column">
      <style:table-column-properties style:column-width="8.5cm" style:rel-column-width="32768*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5" style:family="table-row">
      <style:table-row-properties style:min-row-height="1.349cm"/>
    </style:style>
    <style:style style:name="Tabla24" style:family="table">
      <style:table-properties style:width="17.013cm" fo:margin-left="0cm" table:align="left"/>
    </style:style>
    <style:style style:name="Tabla24.A" style:family="table-column">
      <style:table-column-properties style:column-width="2.805cm"/>
    </style:style>
    <style:style style:name="Tabla24.B" style:family="table-column">
      <style:table-column-properties style:column-width="14.208cm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013cm" fo:margin-left="0cm" table:align="left"/>
    </style:style>
    <style:style style:name="Tabla25.A" style:family="table-column">
      <style:table-column-properties style:column-width="2.805cm"/>
    </style:style>
    <style:style style:name="Tabla25.B" style:family="table-column">
      <style:table-column-properties style:column-width="14.208cm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8.5cm" style:rel-column-width="32767*"/>
    </style:style>
    <style:style style:name="Tabla26.B" style:family="table-column">
      <style:table-column-properties style:column-width="8.5cm" style:rel-column-width="32768*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7" style:family="table-row">
      <style:table-row-properties style:min-row-height="1.349cm"/>
    </style:style>
    <style:style style:name="Tabla27" style:family="table">
      <style:table-properties style:width="17.013cm" fo:margin-left="0cm" table:align="left"/>
    </style:style>
    <style:style style:name="Tabla27.A" style:family="table-column">
      <style:table-column-properties style:column-width="2.805cm"/>
    </style:style>
    <style:style style:name="Tabla27.B" style:family="table-column">
      <style:table-column-properties style:column-width="14.208cm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013cm" fo:margin-left="0cm" table:align="left"/>
    </style:style>
    <style:style style:name="Tabla28.A" style:family="table-column">
      <style:table-column-properties style:column-width="2.805cm"/>
    </style:style>
    <style:style style:name="Tabla28.B" style:family="table-column">
      <style:table-column-properties style:column-width="14.208cm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8.5cm" style:rel-column-width="32767*"/>
    </style:style>
    <style:style style:name="Tabla29.B" style:family="table-column">
      <style:table-column-properties style:column-width="8.5cm" style:rel-column-width="32768*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7.013cm" fo:margin-left="0cm" table:align="left"/>
    </style:style>
    <style:style style:name="Tabla30.A" style:family="table-column">
      <style:table-column-properties style:column-width="2.805cm"/>
    </style:style>
    <style:style style:name="Tabla30.B" style:family="table-column">
      <style:table-column-properties style:column-width="14.208cm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.013cm" fo:margin-left="0cm" table:align="left"/>
    </style:style>
    <style:style style:name="Tabla31.A" style:family="table-column">
      <style:table-column-properties style:column-width="2.805cm"/>
    </style:style>
    <style:style style:name="Tabla31.B" style:family="table-column">
      <style:table-column-properties style:column-width="14.208cm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B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8.5cm" style:rel-column-width="32767*"/>
    </style:style>
    <style:style style:name="Tabla32.B" style:family="table-column">
      <style:table-column-properties style:column-width="8.5cm" style:rel-column-width="32768*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B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5" style:family="table-row">
      <style:table-row-properties style:min-row-height="1.349cm"/>
    </style:style>
    <style:style style:name="Tabla33" style:family="table">
      <style:table-properties style:width="17.013cm" fo:margin-left="0cm" table:align="left"/>
    </style:style>
    <style:style style:name="Tabla33.A" style:family="table-column">
      <style:table-column-properties style:column-width="2.805cm"/>
    </style:style>
    <style:style style:name="Tabla33.B" style:family="table-column">
      <style:table-column-properties style:column-width="14.208cm"/>
    </style:style>
    <style:style style:name="Tab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3.B1" style:family="table-cell">
      <style:table-cell-properties fo:padding="0.097cm" fo:border="0.05pt solid #000000"/>
    </style:style>
    <style:style style:name="Tabla33.A2" style:family="table-cell">
      <style:table-cell-properties fo:padding="0.097cm" fo:border-left="0.05pt solid #000000" fo:border-right="none" fo:border-top="none" fo:border-bottom="0.05pt solid #000000"/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7.013cm" fo:margin-left="0cm" table:align="left"/>
    </style:style>
    <style:style style:name="Tabla34.A" style:family="table-column">
      <style:table-column-properties style:column-width="2.805cm"/>
    </style:style>
    <style:style style:name="Tabla34.B" style:family="table-column">
      <style:table-column-properties style:column-width="14.208cm"/>
    </style:style>
    <style:style style:name="Tab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4.B1" style:family="table-cell">
      <style:table-cell-properties fo:padding="0.097cm" fo:border="0.05pt solid #000000"/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7cm" table:align="margins"/>
    </style:style>
    <style:style style:name="Tabla35.A" style:family="table-column">
      <style:table-column-properties style:column-width="8.5cm" style:rel-column-width="32767*"/>
    </style:style>
    <style:style style:name="Tabla35.B" style:family="table-column">
      <style:table-column-properties style:column-width="8.5cm" style:rel-column-width="32768*"/>
    </style:style>
    <style:style style:name="Tab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5.B1" style:family="table-cell">
      <style:table-cell-properties fo:padding="0.097cm" fo:border="0.05pt solid #000000"/>
    </style:style>
    <style:style style:name="Tabla35.A2" style:family="table-cell">
      <style:table-cell-properties fo:padding="0.097cm" fo:border-left="0.05pt solid #000000" fo:border-right="none" fo:border-top="none" fo:border-bottom="0.05pt solid #000000"/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4" style:family="table-row">
      <style:table-row-properties style:min-row-height="1.349cm"/>
    </style:style>
    <style:style style:name="Tabla36" style:family="table">
      <style:table-properties style:width="17.013cm" fo:margin-left="0cm" table:align="left"/>
    </style:style>
    <style:style style:name="Tabla36.A" style:family="table-column">
      <style:table-column-properties style:column-width="2.805cm"/>
    </style:style>
    <style:style style:name="Tabla36.B" style:family="table-column">
      <style:table-column-properties style:column-width="14.208cm"/>
    </style:style>
    <style:style style:name="Tab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6.B1" style:family="table-cell">
      <style:table-cell-properties fo:padding="0.097cm" fo:border="0.05pt solid #000000"/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" style:family="table">
      <style:table-properties style:width="17.013cm" fo:margin-left="0cm" table:align="left"/>
    </style:style>
    <style:style style:name="Tabla37.A" style:family="table-column">
      <style:table-column-properties style:column-width="2.805cm"/>
    </style:style>
    <style:style style:name="Tabla37.B" style:family="table-column">
      <style:table-column-properties style:column-width="14.208cm"/>
    </style:style>
    <style:style style:name="Tab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7.B1" style:family="table-cell">
      <style:table-cell-properties fo:padding="0.097cm" fo:border="0.05pt solid #000000"/>
    </style:style>
    <style:style style:name="Tabla37.A2" style:family="table-cell">
      <style:table-cell-properties fo:padding="0.097cm" fo:border-left="0.05pt solid #000000" fo:border-right="none" fo:border-top="none" fo:border-bottom="0.05pt solid #000000"/>
    </style:style>
    <style:style style:name="Tab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" style:family="table">
      <style:table-properties style:width="17cm" table:align="margins"/>
    </style:style>
    <style:style style:name="Tabla38.A" style:family="table-column">
      <style:table-column-properties style:column-width="8.5cm" style:rel-column-width="32767*"/>
    </style:style>
    <style:style style:name="Tabla38.B" style:family="table-column">
      <style:table-column-properties style:column-width="8.5cm" style:rel-column-width="32768*"/>
    </style:style>
    <style:style style:name="Tab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8.B1" style:family="table-cell">
      <style:table-cell-properties fo:padding="0.097cm" fo:border="0.05pt solid #000000"/>
    </style:style>
    <style:style style:name="Tabla38.A2" style:family="table-cell">
      <style:table-cell-properties fo:padding="0.097cm" fo:border-left="0.05pt solid #000000" fo:border-right="none" fo:border-top="none" fo:border-bottom="0.05pt solid #000000"/>
    </style:style>
    <style:style style:name="Tab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" style:family="table">
      <style:table-properties style:width="17.013cm" fo:margin-left="0cm" table:align="left"/>
    </style:style>
    <style:style style:name="Tabla39.A" style:family="table-column">
      <style:table-column-properties style:column-width="2.805cm"/>
    </style:style>
    <style:style style:name="Tabla39.B" style:family="table-column">
      <style:table-column-properties style:column-width="14.208cm"/>
    </style:style>
    <style:style style:name="Tab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9.B1" style:family="table-cell">
      <style:table-cell-properties fo:padding="0.097cm" fo:border="0.05pt solid #000000"/>
    </style:style>
    <style:style style:name="Tabla39.A2" style:family="table-cell">
      <style:table-cell-properties fo:padding="0.097cm" fo:border-left="0.05pt solid #000000" fo:border-right="none" fo:border-top="none" fo:border-bottom="0.05pt solid #000000"/>
    </style:style>
    <style:style style:name="Tab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" style:family="table">
      <style:table-properties style:width="17.013cm" fo:margin-left="0cm" table:align="left"/>
    </style:style>
    <style:style style:name="Tabla40.A" style:family="table-column">
      <style:table-column-properties style:column-width="2.805cm"/>
    </style:style>
    <style:style style:name="Tabla40.B" style:family="table-column">
      <style:table-column-properties style:column-width="14.208cm"/>
    </style:style>
    <style:style style:name="Tab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0.B1" style:family="table-cell">
      <style:table-cell-properties fo:padding="0.097cm" fo:border="0.05pt solid #000000"/>
    </style:style>
    <style:style style:name="Tabla40.A2" style:family="table-cell">
      <style:table-cell-properties fo:padding="0.097cm" fo:border-left="0.05pt solid #000000" fo:border-right="none" fo:border-top="none" fo:border-bottom="0.05pt solid #000000"/>
    </style:style>
    <style:style style:name="Tab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" style:family="table">
      <style:table-properties style:width="17cm" table:align="margins"/>
    </style:style>
    <style:style style:name="Tabla41.A" style:family="table-column">
      <style:table-column-properties style:column-width="8.5cm" style:rel-column-width="32767*"/>
    </style:style>
    <style:style style:name="Tabla41.B" style:family="table-column">
      <style:table-column-properties style:column-width="8.5cm" style:rel-column-width="32768*"/>
    </style:style>
    <style:style style:name="Tab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1.B1" style:family="table-cell">
      <style:table-cell-properties fo:padding="0.097cm" fo:border="0.05pt solid #000000"/>
    </style:style>
    <style:style style:name="Tabla41.A2" style:family="table-cell">
      <style:table-cell-properties fo:padding="0.097cm" fo:border-left="0.05pt solid #000000" fo:border-right="none" fo:border-top="none" fo:border-bottom="0.05pt solid #000000"/>
    </style:style>
    <style:style style:name="Tab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" style:family="table">
      <style:table-properties style:width="17.013cm" fo:margin-left="0cm" table:align="left"/>
    </style:style>
    <style:style style:name="Tabla42.A" style:family="table-column">
      <style:table-column-properties style:column-width="2.805cm"/>
    </style:style>
    <style:style style:name="Tabla42.B" style:family="table-column">
      <style:table-column-properties style:column-width="14.208cm"/>
    </style:style>
    <style:style style:name="Tab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2.B1" style:family="table-cell">
      <style:table-cell-properties fo:padding="0.097cm" fo:border="0.05pt solid #000000"/>
    </style:style>
    <style:style style:name="Tabla42.A2" style:family="table-cell">
      <style:table-cell-properties fo:padding="0.097cm" fo:border-left="0.05pt solid #000000" fo:border-right="none" fo:border-top="none" fo:border-bottom="0.05pt solid #000000"/>
    </style:style>
    <style:style style:name="Tab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" style:family="table">
      <style:table-properties style:width="17.013cm" fo:margin-left="0cm" table:align="left"/>
    </style:style>
    <style:style style:name="Tabla43.A" style:family="table-column">
      <style:table-column-properties style:column-width="2.805cm"/>
    </style:style>
    <style:style style:name="Tabla43.B" style:family="table-column">
      <style:table-column-properties style:column-width="14.208cm"/>
    </style:style>
    <style:style style:name="Tab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3.B1" style:family="table-cell">
      <style:table-cell-properties fo:padding="0.097cm" fo:border="0.05pt solid #000000"/>
    </style:style>
    <style:style style:name="Tabla43.A2" style:family="table-cell">
      <style:table-cell-properties fo:padding="0.097cm" fo:border-left="0.05pt solid #000000" fo:border-right="none" fo:border-top="none" fo:border-bottom="0.05pt solid #000000"/>
    </style:style>
    <style:style style:name="Tab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" style:family="table">
      <style:table-properties style:width="17cm" table:align="margins"/>
    </style:style>
    <style:style style:name="Tabla44.A" style:family="table-column">
      <style:table-column-properties style:column-width="8.5cm" style:rel-column-width="32767*"/>
    </style:style>
    <style:style style:name="Tabla44.B" style:family="table-column">
      <style:table-column-properties style:column-width="8.5cm" style:rel-column-width="32768*"/>
    </style:style>
    <style:style style:name="Tabla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4.B1" style:family="table-cell">
      <style:table-cell-properties fo:padding="0.097cm" fo:border="0.05pt solid #000000"/>
    </style:style>
    <style:style style:name="Tabla44.A2" style:family="table-cell">
      <style:table-cell-properties fo:padding="0.097cm" fo:border-left="0.05pt solid #000000" fo:border-right="none" fo:border-top="none" fo:border-bottom="0.05pt solid #000000"/>
    </style:style>
    <style:style style:name="Tabla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.4" style:family="table-row">
      <style:table-row-properties style:min-row-height="1.349cm"/>
    </style:style>
    <style:style style:name="Tabla45" style:family="table">
      <style:table-properties style:width="17.013cm" fo:margin-left="0cm" table:align="left"/>
    </style:style>
    <style:style style:name="Tabla45.A" style:family="table-column">
      <style:table-column-properties style:column-width="2.805cm"/>
    </style:style>
    <style:style style:name="Tabla45.B" style:family="table-column">
      <style:table-column-properties style:column-width="14.208cm"/>
    </style:style>
    <style:style style:name="Tab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5.B1" style:family="table-cell">
      <style:table-cell-properties fo:padding="0.097cm" fo:border="0.05pt solid #000000"/>
    </style:style>
    <style:style style:name="Tabla45.A2" style:family="table-cell">
      <style:table-cell-properties fo:padding="0.097cm" fo:border-left="0.05pt solid #000000" fo:border-right="none" fo:border-top="none" fo:border-bottom="0.05pt solid #000000"/>
    </style:style>
    <style:style style:name="Tab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" style:family="table">
      <style:table-properties style:width="17.013cm" fo:margin-left="0cm" table:align="left"/>
    </style:style>
    <style:style style:name="Tabla46.A" style:family="table-column">
      <style:table-column-properties style:column-width="2.805cm"/>
    </style:style>
    <style:style style:name="Tabla46.B" style:family="table-column">
      <style:table-column-properties style:column-width="14.208cm"/>
    </style:style>
    <style:style style:name="Tabla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6.B1" style:family="table-cell">
      <style:table-cell-properties fo:padding="0.097cm" fo:border="0.05pt solid #000000"/>
    </style:style>
    <style:style style:name="Tabla46.A2" style:family="table-cell">
      <style:table-cell-properties fo:padding="0.097cm" fo:border-left="0.05pt solid #000000" fo:border-right="none" fo:border-top="none" fo:border-bottom="0.05pt solid #000000"/>
    </style:style>
    <style:style style:name="Tabla4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7cm" table:align="margins"/>
    </style:style>
    <style:style style:name="Tabla47.A" style:family="table-column">
      <style:table-column-properties style:column-width="8.5cm" style:rel-column-width="32767*"/>
    </style:style>
    <style:style style:name="Tabla47.B" style:family="table-column">
      <style:table-column-properties style:column-width="8.5cm" style:rel-column-width="32768*"/>
    </style:style>
    <style:style style:name="Tab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7.B1" style:family="table-cell">
      <style:table-cell-properties fo:padding="0.097cm" fo:border="0.05pt solid #000000"/>
    </style:style>
    <style:style style:name="Tabla47.A2" style:family="table-cell">
      <style:table-cell-properties fo:padding="0.097cm" fo:border-left="0.05pt solid #000000" fo:border-right="none" fo:border-top="none" fo:border-bottom="0.05pt solid #000000"/>
    </style:style>
    <style:style style:name="Tabla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.4" style:family="table-row">
      <style:table-row-properties style:min-row-height="1.349cm"/>
    </style:style>
    <style:style style:name="Tabla48" style:family="table">
      <style:table-properties style:width="17.013cm" fo:margin-left="0cm" table:align="left"/>
    </style:style>
    <style:style style:name="Tabla48.A" style:family="table-column">
      <style:table-column-properties style:column-width="2.805cm"/>
    </style:style>
    <style:style style:name="Tabla48.B" style:family="table-column">
      <style:table-column-properties style:column-width="14.208cm"/>
    </style:style>
    <style:style style:name="Tabla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8.B1" style:family="table-cell">
      <style:table-cell-properties fo:padding="0.097cm" fo:border="0.05pt solid #000000"/>
    </style:style>
    <style:style style:name="Tabla48.A2" style:family="table-cell">
      <style:table-cell-properties fo:padding="0.097cm" fo:border-left="0.05pt solid #000000" fo:border-right="none" fo:border-top="none" fo:border-bottom="0.05pt solid #000000"/>
    </style:style>
    <style:style style:name="Tabla4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7.013cm" fo:margin-left="0cm" table:align="left"/>
    </style:style>
    <style:style style:name="Tabla49.A" style:family="table-column">
      <style:table-column-properties style:column-width="2.805cm"/>
    </style:style>
    <style:style style:name="Tabla49.B" style:family="table-column">
      <style:table-column-properties style:column-width="14.208cm"/>
    </style:style>
    <style:style style:name="Tabla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9.B1" style:family="table-cell">
      <style:table-cell-properties fo:padding="0.097cm" fo:border="0.05pt solid #000000"/>
    </style:style>
    <style:style style:name="Tabla49.A2" style:family="table-cell">
      <style:table-cell-properties fo:padding="0.097cm" fo:border-left="0.05pt solid #000000" fo:border-right="none" fo:border-top="none" fo:border-bottom="0.05pt solid #000000"/>
    </style:style>
    <style:style style:name="Tabla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" style:family="table">
      <style:table-properties style:width="17cm" table:align="margins"/>
    </style:style>
    <style:style style:name="Tabla50.A" style:family="table-column">
      <style:table-column-properties style:column-width="8.5cm" style:rel-column-width="32767*"/>
    </style:style>
    <style:style style:name="Tabla50.B" style:family="table-column">
      <style:table-column-properties style:column-width="8.5cm" style:rel-column-width="32768*"/>
    </style:style>
    <style:style style:name="Tabla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0.B1" style:family="table-cell">
      <style:table-cell-properties fo:padding="0.097cm" fo:border="0.05pt solid #000000"/>
    </style:style>
    <style:style style:name="Tabla50.A2" style:family="table-cell">
      <style:table-cell-properties fo:padding="0.097cm" fo:border-left="0.05pt solid #000000" fo:border-right="none" fo:border-top="none" fo:border-bottom="0.05pt solid #000000"/>
    </style:style>
    <style:style style:name="Tabla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.4" style:family="table-row">
      <style:table-row-properties style:min-row-height="1.349cm"/>
    </style:style>
    <style:style style:name="Tabla51" style:family="table">
      <style:table-properties style:width="17.013cm" fo:margin-left="0cm" table:align="left"/>
    </style:style>
    <style:style style:name="Tabla51.A" style:family="table-column">
      <style:table-column-properties style:column-width="2.805cm"/>
    </style:style>
    <style:style style:name="Tabla51.B" style:family="table-column">
      <style:table-column-properties style:column-width="14.208cm"/>
    </style:style>
    <style:style style:name="Tabla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1.B1" style:family="table-cell">
      <style:table-cell-properties fo:padding="0.097cm" fo:border="0.05pt solid #000000"/>
    </style:style>
    <style:style style:name="Tabla51.A2" style:family="table-cell">
      <style:table-cell-properties fo:padding="0.097cm" fo:border-left="0.05pt solid #000000" fo:border-right="none" fo:border-top="none" fo:border-bottom="0.05pt solid #000000"/>
    </style:style>
    <style:style style:name="Tabla5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" style:family="table">
      <style:table-properties style:width="17.013cm" fo:margin-left="0cm" table:align="left"/>
    </style:style>
    <style:style style:name="Tabla52.A" style:family="table-column">
      <style:table-column-properties style:column-width="2.805cm"/>
    </style:style>
    <style:style style:name="Tabla52.B" style:family="table-column">
      <style:table-column-properties style:column-width="14.208cm"/>
    </style:style>
    <style:style style:name="Tabla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2.B1" style:family="table-cell">
      <style:table-cell-properties fo:padding="0.097cm" fo:border="0.05pt solid #000000"/>
    </style:style>
    <style:style style:name="Tabla52.A2" style:family="table-cell">
      <style:table-cell-properties fo:padding="0.097cm" fo:border-left="0.05pt solid #000000" fo:border-right="none" fo:border-top="none" fo:border-bottom="0.05pt solid #000000"/>
    </style:style>
    <style:style style:name="Tabla5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" style:family="table">
      <style:table-properties style:width="17cm" table:align="margins"/>
    </style:style>
    <style:style style:name="Tabla53.A" style:family="table-column">
      <style:table-column-properties style:column-width="8.5cm" style:rel-column-width="32767*"/>
    </style:style>
    <style:style style:name="Tabla53.B" style:family="table-column">
      <style:table-column-properties style:column-width="8.5cm" style:rel-column-width="32768*"/>
    </style:style>
    <style:style style:name="Tabla5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3.B1" style:family="table-cell">
      <style:table-cell-properties fo:padding="0.097cm" fo:border="0.05pt solid #000000"/>
    </style:style>
    <style:style style:name="Tabla53.A2" style:family="table-cell">
      <style:table-cell-properties fo:padding="0.097cm" fo:border-left="0.05pt solid #000000" fo:border-right="none" fo:border-top="none" fo:border-bottom="0.05pt solid #000000"/>
    </style:style>
    <style:style style:name="Tabla5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.5" style:family="table-row">
      <style:table-row-properties style:min-row-height="1.349cm"/>
    </style:style>
    <style:style style:name="Tabla54" style:family="table">
      <style:table-properties style:width="17.013cm" fo:margin-left="0cm" table:align="left"/>
    </style:style>
    <style:style style:name="Tabla54.A" style:family="table-column">
      <style:table-column-properties style:column-width="2.805cm"/>
    </style:style>
    <style:style style:name="Tabla54.B" style:family="table-column">
      <style:table-column-properties style:column-width="14.208cm"/>
    </style:style>
    <style:style style:name="Tabla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4.B1" style:family="table-cell">
      <style:table-cell-properties fo:padding="0.097cm" fo:border="0.05pt solid #000000"/>
    </style:style>
    <style:style style:name="Tabla54.A2" style:family="table-cell">
      <style:table-cell-properties fo:padding="0.097cm" fo:border-left="0.05pt solid #000000" fo:border-right="none" fo:border-top="none" fo:border-bottom="0.05pt solid #000000"/>
    </style:style>
    <style:style style:name="Tabla5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" style:family="table">
      <style:table-properties style:width="17.013cm" fo:margin-left="0cm" table:align="left"/>
    </style:style>
    <style:style style:name="Tabla55.A" style:family="table-column">
      <style:table-column-properties style:column-width="2.805cm"/>
    </style:style>
    <style:style style:name="Tabla55.B" style:family="table-column">
      <style:table-column-properties style:column-width="14.208cm"/>
    </style:style>
    <style:style style:name="Tabla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5.B1" style:family="table-cell">
      <style:table-cell-properties fo:padding="0.097cm" fo:border="0.05pt solid #000000"/>
    </style:style>
    <style:style style:name="Tabla55.A2" style:family="table-cell">
      <style:table-cell-properties fo:padding="0.097cm" fo:border-left="0.05pt solid #000000" fo:border-right="none" fo:border-top="none" fo:border-bottom="0.05pt solid #000000"/>
    </style:style>
    <style:style style:name="Tabla5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" style:family="table">
      <style:table-properties style:width="17cm" table:align="margins"/>
    </style:style>
    <style:style style:name="Tabla56.A" style:family="table-column">
      <style:table-column-properties style:column-width="8.5cm" style:rel-column-width="32767*"/>
    </style:style>
    <style:style style:name="Tabla56.B" style:family="table-column">
      <style:table-column-properties style:column-width="8.5cm" style:rel-column-width="32768*"/>
    </style:style>
    <style:style style:name="Tabla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6.B1" style:family="table-cell">
      <style:table-cell-properties fo:padding="0.097cm" fo:border="0.05pt solid #000000"/>
    </style:style>
    <style:style style:name="Tabla56.A2" style:family="table-cell">
      <style:table-cell-properties fo:padding="0.097cm" fo:border-left="0.05pt solid #000000" fo:border-right="none" fo:border-top="none" fo:border-bottom="0.05pt solid #000000"/>
    </style:style>
    <style:style style:name="Tabla5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.5" style:family="table-row">
      <style:table-row-properties style:min-row-height="1.349cm"/>
    </style:style>
    <style:style style:name="Tabla57" style:family="table">
      <style:table-properties style:width="17.013cm" fo:margin-left="0cm" table:align="left"/>
    </style:style>
    <style:style style:name="Tabla57.A" style:family="table-column">
      <style:table-column-properties style:column-width="2.805cm"/>
    </style:style>
    <style:style style:name="Tabla57.B" style:family="table-column">
      <style:table-column-properties style:column-width="14.208cm"/>
    </style:style>
    <style:style style:name="Tabla5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7.B1" style:family="table-cell">
      <style:table-cell-properties fo:padding="0.097cm" fo:border="0.05pt solid #000000"/>
    </style:style>
    <style:style style:name="Tabla57.A2" style:family="table-cell">
      <style:table-cell-properties fo:padding="0.097cm" fo:border-left="0.05pt solid #000000" fo:border-right="none" fo:border-top="none" fo:border-bottom="0.05pt solid #000000"/>
    </style:style>
    <style:style style:name="Tabla5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8" style:family="table">
      <style:table-properties style:width="17.013cm" fo:margin-left="0cm" table:align="left"/>
    </style:style>
    <style:style style:name="Tabla58.A" style:family="table-column">
      <style:table-column-properties style:column-width="2.805cm"/>
    </style:style>
    <style:style style:name="Tabla58.B" style:family="table-column">
      <style:table-column-properties style:column-width="14.208cm"/>
    </style:style>
    <style:style style:name="Tab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8.B1" style:family="table-cell">
      <style:table-cell-properties fo:padding="0.097cm" fo:border="0.05pt solid #000000"/>
    </style:style>
    <style:style style:name="Tabla58.A2" style:family="table-cell">
      <style:table-cell-properties fo:padding="0.097cm" fo:border-left="0.05pt solid #000000" fo:border-right="none" fo:border-top="none" fo:border-bottom="0.05pt solid #000000"/>
    </style:style>
    <style:style style:name="Tab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" style:family="table">
      <style:table-properties style:width="17cm" table:align="margins"/>
    </style:style>
    <style:style style:name="Tabla59.A" style:family="table-column">
      <style:table-column-properties style:column-width="8.5cm" style:rel-column-width="32767*"/>
    </style:style>
    <style:style style:name="Tabla59.B" style:family="table-column">
      <style:table-column-properties style:column-width="8.5cm" style:rel-column-width="32768*"/>
    </style:style>
    <style:style style:name="Tabla5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9.B1" style:family="table-cell">
      <style:table-cell-properties fo:padding="0.097cm" fo:border="0.05pt solid #000000"/>
    </style:style>
    <style:style style:name="Tabla59.A2" style:family="table-cell">
      <style:table-cell-properties fo:padding="0.097cm" fo:border-left="0.05pt solid #000000" fo:border-right="none" fo:border-top="none" fo:border-bottom="0.05pt solid #000000"/>
    </style:style>
    <style:style style:name="Tabla5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.5" style:family="table-row">
      <style:table-row-properties style:min-row-height="1.349cm"/>
    </style:style>
    <style:style style:name="Tabla60" style:family="table">
      <style:table-properties style:width="17.013cm" fo:margin-left="0cm" table:align="left"/>
    </style:style>
    <style:style style:name="Tabla60.A" style:family="table-column">
      <style:table-column-properties style:column-width="2.805cm"/>
    </style:style>
    <style:style style:name="Tabla60.B" style:family="table-column">
      <style:table-column-properties style:column-width="14.208cm"/>
    </style:style>
    <style:style style:name="Tabla6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0.B1" style:family="table-cell">
      <style:table-cell-properties fo:padding="0.097cm" fo:border="0.05pt solid #000000"/>
    </style:style>
    <style:style style:name="Tabla60.A2" style:family="table-cell">
      <style:table-cell-properties fo:padding="0.097cm" fo:border-left="0.05pt solid #000000" fo:border-right="none" fo:border-top="none" fo:border-bottom="0.05pt solid #000000"/>
    </style:style>
    <style:style style:name="Tabla6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1" style:family="table">
      <style:table-properties style:width="17.013cm" fo:margin-left="0cm" table:align="left"/>
    </style:style>
    <style:style style:name="Tabla61.A" style:family="table-column">
      <style:table-column-properties style:column-width="2.805cm"/>
    </style:style>
    <style:style style:name="Tabla61.B" style:family="table-column">
      <style:table-column-properties style:column-width="14.208cm"/>
    </style:style>
    <style:style style:name="Tabla6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1.B1" style:family="table-cell">
      <style:table-cell-properties fo:padding="0.097cm" fo:border="0.05pt solid #000000"/>
    </style:style>
    <style:style style:name="Tabla61.A2" style:family="table-cell">
      <style:table-cell-properties fo:padding="0.097cm" fo:border-left="0.05pt solid #000000" fo:border-right="none" fo:border-top="none" fo:border-bottom="0.05pt solid #000000"/>
    </style:style>
    <style:style style:name="Tabla6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" style:family="table">
      <style:table-properties style:width="17cm" table:align="margins"/>
    </style:style>
    <style:style style:name="Tabla62.A" style:family="table-column">
      <style:table-column-properties style:column-width="8.5cm" style:rel-column-width="32767*"/>
    </style:style>
    <style:style style:name="Tabla62.B" style:family="table-column">
      <style:table-column-properties style:column-width="8.5cm" style:rel-column-width="32768*"/>
    </style:style>
    <style:style style:name="Tabla6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2.B1" style:family="table-cell">
      <style:table-cell-properties fo:padding="0.097cm" fo:border="0.05pt solid #000000"/>
    </style:style>
    <style:style style:name="Tabla62.A2" style:family="table-cell">
      <style:table-cell-properties fo:padding="0.097cm" fo:border-left="0.05pt solid #000000" fo:border-right="none" fo:border-top="none" fo:border-bottom="0.05pt solid #000000"/>
    </style:style>
    <style:style style:name="Tabla6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.5" style:family="table-row">
      <style:table-row-properties style:min-row-height="1.349cm"/>
    </style:style>
    <style:style style:name="Tabla63" style:family="table">
      <style:table-properties style:width="17.013cm" fo:margin-left="0cm" table:align="left"/>
    </style:style>
    <style:style style:name="Tabla63.A" style:family="table-column">
      <style:table-column-properties style:column-width="2.805cm"/>
    </style:style>
    <style:style style:name="Tabla63.B" style:family="table-column">
      <style:table-column-properties style:column-width="14.208cm"/>
    </style:style>
    <style:style style:name="Tabla6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3.B1" style:family="table-cell">
      <style:table-cell-properties fo:padding="0.097cm" fo:border="0.05pt solid #000000"/>
    </style:style>
    <style:style style:name="Tabla63.A2" style:family="table-cell">
      <style:table-cell-properties fo:padding="0.097cm" fo:border-left="0.05pt solid #000000" fo:border-right="none" fo:border-top="none" fo:border-bottom="0.05pt solid #000000"/>
    </style:style>
    <style:style style:name="Tabla6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4" style:family="table">
      <style:table-properties style:width="17.013cm" fo:margin-left="0cm" table:align="left"/>
    </style:style>
    <style:style style:name="Tabla64.A" style:family="table-column">
      <style:table-column-properties style:column-width="2.805cm"/>
    </style:style>
    <style:style style:name="Tabla64.B" style:family="table-column">
      <style:table-column-properties style:column-width="14.208cm"/>
    </style:style>
    <style:style style:name="Tabla6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4.B1" style:family="table-cell">
      <style:table-cell-properties fo:padding="0.097cm" fo:border="0.05pt solid #000000"/>
    </style:style>
    <style:style style:name="Tabla64.A2" style:family="table-cell">
      <style:table-cell-properties fo:padding="0.097cm" fo:border-left="0.05pt solid #000000" fo:border-right="none" fo:border-top="none" fo:border-bottom="0.05pt solid #000000"/>
    </style:style>
    <style:style style:name="Tabla6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" style:family="table">
      <style:table-properties style:width="17cm" table:align="margins"/>
    </style:style>
    <style:style style:name="Tabla65.A" style:family="table-column">
      <style:table-column-properties style:column-width="8.5cm" style:rel-column-width="32767*"/>
    </style:style>
    <style:style style:name="Tabla65.B" style:family="table-column">
      <style:table-column-properties style:column-width="8.5cm" style:rel-column-width="32768*"/>
    </style:style>
    <style:style style:name="Tabla6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5.B1" style:family="table-cell">
      <style:table-cell-properties fo:padding="0.097cm" fo:border="0.05pt solid #000000"/>
    </style:style>
    <style:style style:name="Tabla65.A2" style:family="table-cell">
      <style:table-cell-properties fo:padding="0.097cm" fo:border-left="0.05pt solid #000000" fo:border-right="none" fo:border-top="none" fo:border-bottom="0.05pt solid #000000"/>
    </style:style>
    <style:style style:name="Tabla6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.5" style:family="table-row">
      <style:table-row-properties style:min-row-height="1.349cm"/>
    </style:style>
    <style:style style:name="Tabla66" style:family="table">
      <style:table-properties style:width="17.013cm" fo:margin-left="0cm" table:align="left"/>
    </style:style>
    <style:style style:name="Tabla66.A" style:family="table-column">
      <style:table-column-properties style:column-width="2.805cm"/>
    </style:style>
    <style:style style:name="Tabla66.B" style:family="table-column">
      <style:table-column-properties style:column-width="14.208cm"/>
    </style:style>
    <style:style style:name="Tabla6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6.B1" style:family="table-cell">
      <style:table-cell-properties fo:padding="0.097cm" fo:border="0.05pt solid #000000"/>
    </style:style>
    <style:style style:name="Tabla66.A2" style:family="table-cell">
      <style:table-cell-properties fo:padding="0.097cm" fo:border-left="0.05pt solid #000000" fo:border-right="none" fo:border-top="none" fo:border-bottom="0.05pt solid #000000"/>
    </style:style>
    <style:style style:name="Tabla6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7" style:family="table">
      <style:table-properties style:width="17.013cm" fo:margin-left="0cm" table:align="left"/>
    </style:style>
    <style:style style:name="Tabla67.A" style:family="table-column">
      <style:table-column-properties style:column-width="2.805cm"/>
    </style:style>
    <style:style style:name="Tabla67.B" style:family="table-column">
      <style:table-column-properties style:column-width="14.208cm"/>
    </style:style>
    <style:style style:name="Tabla6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7.B1" style:family="table-cell">
      <style:table-cell-properties fo:padding="0.097cm" fo:border="0.05pt solid #000000"/>
    </style:style>
    <style:style style:name="Tabla67.A2" style:family="table-cell">
      <style:table-cell-properties fo:padding="0.097cm" fo:border-left="0.05pt solid #000000" fo:border-right="none" fo:border-top="none" fo:border-bottom="0.05pt solid #000000"/>
    </style:style>
    <style:style style:name="Tabla6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8" style:family="table">
      <style:table-properties style:width="17cm" table:align="margins"/>
    </style:style>
    <style:style style:name="Tabla68.A" style:family="table-column">
      <style:table-column-properties style:column-width="8.5cm" style:rel-column-width="32767*"/>
    </style:style>
    <style:style style:name="Tabla68.B" style:family="table-column">
      <style:table-column-properties style:column-width="8.5cm" style:rel-column-width="32768*"/>
    </style:style>
    <style:style style:name="Tabla6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8.B1" style:family="table-cell">
      <style:table-cell-properties fo:padding="0.097cm" fo:border="0.05pt solid #000000"/>
    </style:style>
    <style:style style:name="Tabla68.A2" style:family="table-cell">
      <style:table-cell-properties fo:padding="0.097cm" fo:border-left="0.05pt solid #000000" fo:border-right="none" fo:border-top="none" fo:border-bottom="0.05pt solid #000000"/>
    </style:style>
    <style:style style:name="Tabla6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8.5" style:family="table-row">
      <style:table-row-properties style:min-row-height="1.349cm"/>
    </style:style>
    <style:style style:name="Tabla69" style:family="table">
      <style:table-properties style:width="17.013cm" fo:margin-left="0cm" table:align="left"/>
    </style:style>
    <style:style style:name="Tabla69.A" style:family="table-column">
      <style:table-column-properties style:column-width="2.805cm"/>
    </style:style>
    <style:style style:name="Tabla69.B" style:family="table-column">
      <style:table-column-properties style:column-width="14.208cm"/>
    </style:style>
    <style:style style:name="Tabla6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9.B1" style:family="table-cell">
      <style:table-cell-properties fo:padding="0.097cm" fo:border="0.05pt solid #000000"/>
    </style:style>
    <style:style style:name="Tabla69.A2" style:family="table-cell">
      <style:table-cell-properties fo:padding="0.097cm" fo:border-left="0.05pt solid #000000" fo:border-right="none" fo:border-top="none" fo:border-bottom="0.05pt solid #000000"/>
    </style:style>
    <style:style style:name="Tabla6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" style:family="table">
      <style:table-properties style:width="17.013cm" fo:margin-left="0cm" table:align="left"/>
    </style:style>
    <style:style style:name="Tabla70.A" style:family="table-column">
      <style:table-column-properties style:column-width="2.805cm"/>
    </style:style>
    <style:style style:name="Tabla70.B" style:family="table-column">
      <style:table-column-properties style:column-width="14.208cm"/>
    </style:style>
    <style:style style:name="Tabla7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0.B1" style:family="table-cell">
      <style:table-cell-properties fo:padding="0.097cm" fo:border="0.05pt solid #000000"/>
    </style:style>
    <style:style style:name="Tabla70.A2" style:family="table-cell">
      <style:table-cell-properties fo:padding="0.097cm" fo:border-left="0.05pt solid #000000" fo:border-right="none" fo:border-top="none" fo:border-bottom="0.05pt solid #000000"/>
    </style:style>
    <style:style style:name="Tabla7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1" style:family="table">
      <style:table-properties style:width="17cm" table:align="margins"/>
    </style:style>
    <style:style style:name="Tabla71.A" style:family="table-column">
      <style:table-column-properties style:column-width="8.5cm" style:rel-column-width="32767*"/>
    </style:style>
    <style:style style:name="Tabla71.B" style:family="table-column">
      <style:table-column-properties style:column-width="8.5cm" style:rel-column-width="32768*"/>
    </style:style>
    <style:style style:name="Tabla7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1.B1" style:family="table-cell">
      <style:table-cell-properties fo:padding="0.097cm" fo:border="0.05pt solid #000000"/>
    </style:style>
    <style:style style:name="Tabla71.A2" style:family="table-cell">
      <style:table-cell-properties fo:padding="0.097cm" fo:border-left="0.05pt solid #000000" fo:border-right="none" fo:border-top="none" fo:border-bottom="0.05pt solid #000000"/>
    </style:style>
    <style:style style:name="Tabla7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1.6" style:family="table-row">
      <style:table-row-properties style:min-row-height="1.349cm"/>
    </style:style>
    <style:style style:name="Tabla72" style:family="table">
      <style:table-properties style:width="17.013cm" fo:margin-left="0cm" table:align="left"/>
    </style:style>
    <style:style style:name="Tabla72.A" style:family="table-column">
      <style:table-column-properties style:column-width="2.805cm"/>
    </style:style>
    <style:style style:name="Tabla72.B" style:family="table-column">
      <style:table-column-properties style:column-width="14.208cm"/>
    </style:style>
    <style:style style:name="Tabla7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2.B1" style:family="table-cell">
      <style:table-cell-properties fo:padding="0.097cm" fo:border="0.05pt solid #000000"/>
    </style:style>
    <style:style style:name="Tabla72.A2" style:family="table-cell">
      <style:table-cell-properties fo:padding="0.097cm" fo:border-left="0.05pt solid #000000" fo:border-right="none" fo:border-top="none" fo:border-bottom="0.05pt solid #000000"/>
    </style:style>
    <style:style style:name="Tabla7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3" style:family="table">
      <style:table-properties style:width="17.013cm" fo:margin-left="0cm" table:align="left"/>
    </style:style>
    <style:style style:name="Tabla73.A" style:family="table-column">
      <style:table-column-properties style:column-width="2.805cm"/>
    </style:style>
    <style:style style:name="Tabla73.B" style:family="table-column">
      <style:table-column-properties style:column-width="14.208cm"/>
    </style:style>
    <style:style style:name="Tabla7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3.B1" style:family="table-cell">
      <style:table-cell-properties fo:padding="0.097cm" fo:border="0.05pt solid #000000"/>
    </style:style>
    <style:style style:name="Tabla73.A2" style:family="table-cell">
      <style:table-cell-properties fo:padding="0.097cm" fo:border-left="0.05pt solid #000000" fo:border-right="none" fo:border-top="none" fo:border-bottom="0.05pt solid #000000"/>
    </style:style>
    <style:style style:name="Tabla7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4" style:family="table">
      <style:table-properties style:width="17cm" table:align="margins"/>
    </style:style>
    <style:style style:name="Tabla74.A" style:family="table-column">
      <style:table-column-properties style:column-width="8.5cm" style:rel-column-width="32767*"/>
    </style:style>
    <style:style style:name="Tabla74.B" style:family="table-column">
      <style:table-column-properties style:column-width="8.5cm" style:rel-column-width="32768*"/>
    </style:style>
    <style:style style:name="Tabla7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4.B1" style:family="table-cell">
      <style:table-cell-properties fo:padding="0.097cm" fo:border="0.05pt solid #000000"/>
    </style:style>
    <style:style style:name="Tabla74.A2" style:family="table-cell">
      <style:table-cell-properties fo:padding="0.097cm" fo:border-left="0.05pt solid #000000" fo:border-right="none" fo:border-top="none" fo:border-bottom="0.05pt solid #000000"/>
    </style:style>
    <style:style style:name="Tabla7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4.5" style:family="table-row">
      <style:table-row-properties style:min-row-height="1.349cm"/>
    </style:style>
    <style:style style:name="Tabla75" style:family="table">
      <style:table-properties style:width="17.013cm" fo:margin-left="0cm" table:align="left"/>
    </style:style>
    <style:style style:name="Tabla75.A" style:family="table-column">
      <style:table-column-properties style:column-width="2.805cm"/>
    </style:style>
    <style:style style:name="Tabla75.B" style:family="table-column">
      <style:table-column-properties style:column-width="14.208cm"/>
    </style:style>
    <style:style style:name="Tabla7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5.B1" style:family="table-cell">
      <style:table-cell-properties fo:padding="0.097cm" fo:border="0.05pt solid #000000"/>
    </style:style>
    <style:style style:name="Tabla75.A2" style:family="table-cell">
      <style:table-cell-properties fo:padding="0.097cm" fo:border-left="0.05pt solid #000000" fo:border-right="none" fo:border-top="none" fo:border-bottom="0.05pt solid #000000"/>
    </style:style>
    <style:style style:name="Tabla7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6" style:family="table">
      <style:table-properties style:width="17.013cm" fo:margin-left="0cm" table:align="left"/>
    </style:style>
    <style:style style:name="Tabla76.A" style:family="table-column">
      <style:table-column-properties style:column-width="2.805cm"/>
    </style:style>
    <style:style style:name="Tabla76.B" style:family="table-column">
      <style:table-column-properties style:column-width="14.208cm"/>
    </style:style>
    <style:style style:name="Tabla7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6.B1" style:family="table-cell">
      <style:table-cell-properties fo:padding="0.097cm" fo:border="0.05pt solid #000000"/>
    </style:style>
    <style:style style:name="Tabla76.A2" style:family="table-cell">
      <style:table-cell-properties fo:padding="0.097cm" fo:border-left="0.05pt solid #000000" fo:border-right="none" fo:border-top="none" fo:border-bottom="0.05pt solid #000000"/>
    </style:style>
    <style:style style:name="Tabla7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7" style:family="table">
      <style:table-properties style:width="17cm" table:align="margins"/>
    </style:style>
    <style:style style:name="Tabla77.A" style:family="table-column">
      <style:table-column-properties style:column-width="8.5cm" style:rel-column-width="32767*"/>
    </style:style>
    <style:style style:name="Tabla77.B" style:family="table-column">
      <style:table-column-properties style:column-width="8.5cm" style:rel-column-width="32768*"/>
    </style:style>
    <style:style style:name="Tabla7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7.B1" style:family="table-cell">
      <style:table-cell-properties fo:padding="0.097cm" fo:border="0.05pt solid #000000"/>
    </style:style>
    <style:style style:name="Tabla77.A2" style:family="table-cell">
      <style:table-cell-properties fo:padding="0.097cm" fo:border-left="0.05pt solid #000000" fo:border-right="none" fo:border-top="none" fo:border-bottom="0.05pt solid #000000"/>
    </style:style>
    <style:style style:name="Tabla7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7.6" style:family="table-row">
      <style:table-row-properties style:min-row-height="1.349cm"/>
    </style:style>
    <style:style style:name="Tabla78" style:family="table">
      <style:table-properties style:width="17.013cm" fo:margin-left="0cm" table:align="left"/>
    </style:style>
    <style:style style:name="Tabla78.A" style:family="table-column">
      <style:table-column-properties style:column-width="2.805cm"/>
    </style:style>
    <style:style style:name="Tabla78.B" style:family="table-column">
      <style:table-column-properties style:column-width="14.208cm"/>
    </style:style>
    <style:style style:name="Tabla7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8.B1" style:family="table-cell">
      <style:table-cell-properties fo:padding="0.097cm" fo:border="0.05pt solid #000000"/>
    </style:style>
    <style:style style:name="Tabla78.A2" style:family="table-cell">
      <style:table-cell-properties fo:padding="0.097cm" fo:border-left="0.05pt solid #000000" fo:border-right="none" fo:border-top="none" fo:border-bottom="0.05pt solid #000000"/>
    </style:style>
    <style:style style:name="Tabla7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9" style:family="table">
      <style:table-properties style:width="17.013cm" fo:margin-left="0cm" table:align="left"/>
    </style:style>
    <style:style style:name="Tabla79.A" style:family="table-column">
      <style:table-column-properties style:column-width="2.805cm"/>
    </style:style>
    <style:style style:name="Tabla79.B" style:family="table-column">
      <style:table-column-properties style:column-width="14.208cm"/>
    </style:style>
    <style:style style:name="Tabla7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9.B1" style:family="table-cell">
      <style:table-cell-properties fo:padding="0.097cm" fo:border="0.05pt solid #000000"/>
    </style:style>
    <style:style style:name="Tabla79.A2" style:family="table-cell">
      <style:table-cell-properties fo:padding="0.097cm" fo:border-left="0.05pt solid #000000" fo:border-right="none" fo:border-top="none" fo:border-bottom="0.05pt solid #000000"/>
    </style:style>
    <style:style style:name="Tabla7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0" style:family="table">
      <style:table-properties style:width="17cm" table:align="margins"/>
    </style:style>
    <style:style style:name="Tabla80.A" style:family="table-column">
      <style:table-column-properties style:column-width="8.5cm" style:rel-column-width="32767*"/>
    </style:style>
    <style:style style:name="Tabla80.B" style:family="table-column">
      <style:table-column-properties style:column-width="8.5cm" style:rel-column-width="32768*"/>
    </style:style>
    <style:style style:name="Tabla8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0.B1" style:family="table-cell">
      <style:table-cell-properties fo:padding="0.097cm" fo:border="0.05pt solid #000000"/>
    </style:style>
    <style:style style:name="Tabla80.A2" style:family="table-cell">
      <style:table-cell-properties fo:padding="0.097cm" fo:border-left="0.05pt solid #000000" fo:border-right="none" fo:border-top="none" fo:border-bottom="0.05pt solid #000000"/>
    </style:style>
    <style:style style:name="Tabla8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1" style:family="table">
      <style:table-properties style:width="17.013cm" fo:margin-left="0cm" table:align="left"/>
    </style:style>
    <style:style style:name="Tabla81.A" style:family="table-column">
      <style:table-column-properties style:column-width="2.805cm"/>
    </style:style>
    <style:style style:name="Tabla81.B" style:family="table-column">
      <style:table-column-properties style:column-width="14.208cm"/>
    </style:style>
    <style:style style:name="Tabla8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1.B1" style:family="table-cell">
      <style:table-cell-properties fo:padding="0.097cm" fo:border="0.05pt solid #000000"/>
    </style:style>
    <style:style style:name="Tabla81.A2" style:family="table-cell">
      <style:table-cell-properties fo:padding="0.097cm" fo:border-left="0.05pt solid #000000" fo:border-right="none" fo:border-top="none" fo:border-bottom="0.05pt solid #000000"/>
    </style:style>
    <style:style style:name="Tabla8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2" style:family="table">
      <style:table-properties style:width="17.092cm" fo:margin-left="0cm" table:align="left"/>
    </style:style>
    <style:style style:name="Tabla82.A" style:family="table-column">
      <style:table-column-properties style:column-width="2.805cm"/>
    </style:style>
    <style:style style:name="Tabla82.B" style:family="table-column">
      <style:table-column-properties style:column-width="14.288cm"/>
    </style:style>
    <style:style style:name="Tabla8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2.B1" style:family="table-cell">
      <style:table-cell-properties fo:padding="0.097cm" fo:border="0.05pt solid #000000"/>
    </style:style>
    <style:style style:name="Tabla82.A2" style:family="table-cell">
      <style:table-cell-properties fo:padding="0.097cm" fo:border-left="0.05pt solid #000000" fo:border-right="none" fo:border-top="none" fo:border-bottom="0.05pt solid #000000"/>
    </style:style>
    <style:style style:name="Tabla8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3" style:family="table">
      <style:table-properties style:width="17cm" table:align="margins"/>
    </style:style>
    <style:style style:name="Tabla83.A" style:family="table-column">
      <style:table-column-properties style:column-width="8.5cm" style:rel-column-width="32767*"/>
    </style:style>
    <style:style style:name="Tabla83.B" style:family="table-column">
      <style:table-column-properties style:column-width="8.5cm" style:rel-column-width="32768*"/>
    </style:style>
    <style:style style:name="Tabla8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3.B1" style:family="table-cell">
      <style:table-cell-properties fo:padding="0.097cm" fo:border="0.05pt solid #000000"/>
    </style:style>
    <style:style style:name="Tabla83.A2" style:family="table-cell">
      <style:table-cell-properties fo:padding="0.097cm" fo:border-left="0.05pt solid #000000" fo:border-right="none" fo:border-top="none" fo:border-bottom="0.05pt solid #000000"/>
    </style:style>
    <style:style style:name="Tabla8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3.4" style:family="table-row">
      <style:table-row-properties style:min-row-height="0.593cm"/>
    </style:style>
    <style:style style:name="Tabla84" style:family="table">
      <style:table-properties style:width="17.013cm" fo:margin-left="0cm" table:align="left"/>
    </style:style>
    <style:style style:name="Tabla84.A" style:family="table-column">
      <style:table-column-properties style:column-width="2.805cm"/>
    </style:style>
    <style:style style:name="Tabla84.B" style:family="table-column">
      <style:table-column-properties style:column-width="14.208cm"/>
    </style:style>
    <style:style style:name="Tabla8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4.B1" style:family="table-cell">
      <style:table-cell-properties fo:padding="0.097cm" fo:border="0.05pt solid #000000"/>
    </style:style>
    <style:style style:name="Tabla84.A2" style:family="table-cell">
      <style:table-cell-properties fo:padding="0.097cm" fo:border-left="0.05pt solid #000000" fo:border-right="none" fo:border-top="none" fo:border-bottom="0.05pt solid #000000"/>
    </style:style>
    <style:style style:name="Tabla8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5" style:family="table">
      <style:table-properties style:width="17.092cm" fo:margin-left="0cm" table:align="left"/>
    </style:style>
    <style:style style:name="Tabla85.A" style:family="table-column">
      <style:table-column-properties style:column-width="2.805cm"/>
    </style:style>
    <style:style style:name="Tabla85.B" style:family="table-column">
      <style:table-column-properties style:column-width="14.288cm"/>
    </style:style>
    <style:style style:name="Tabla8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5.B1" style:family="table-cell">
      <style:table-cell-properties fo:padding="0.097cm" fo:border="0.05pt solid #000000"/>
    </style:style>
    <style:style style:name="Tabla85.A2" style:family="table-cell">
      <style:table-cell-properties fo:padding="0.097cm" fo:border-left="0.05pt solid #000000" fo:border-right="none" fo:border-top="none" fo:border-bottom="0.05pt solid #000000"/>
    </style:style>
    <style:style style:name="Tabla8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6" style:family="table">
      <style:table-properties style:width="17.013cm" fo:margin-left="0cm" table:align="left"/>
    </style:style>
    <style:style style:name="Tabla86.A" style:family="table-column">
      <style:table-column-properties style:column-width="8.498cm"/>
    </style:style>
    <style:style style:name="Tabla86.B" style:family="table-column">
      <style:table-column-properties style:column-width="8.514cm"/>
    </style:style>
    <style:style style:name="Tabla8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6.B1" style:family="table-cell">
      <style:table-cell-properties fo:padding="0.097cm" fo:border="0.05pt solid #000000"/>
    </style:style>
    <style:style style:name="Tabla86.A2" style:family="table-cell">
      <style:table-cell-properties fo:padding="0.097cm" fo:border-left="0.05pt solid #000000" fo:border-right="none" fo:border-top="none" fo:border-bottom="0.05pt solid #000000"/>
    </style:style>
    <style:style style:name="Tabla8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6.4" style:family="table-row">
      <style:table-row-properties style:min-row-height="0.593cm"/>
    </style:style>
    <style:style style:name="Tabla87" style:family="table">
      <style:table-properties style:width="17.013cm" fo:margin-left="0cm" table:align="left"/>
    </style:style>
    <style:style style:name="Tabla87.A" style:family="table-column">
      <style:table-column-properties style:column-width="2.805cm"/>
    </style:style>
    <style:style style:name="Tabla87.B" style:family="table-column">
      <style:table-column-properties style:column-width="14.208cm"/>
    </style:style>
    <style:style style:name="Tabla8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7.B1" style:family="table-cell">
      <style:table-cell-properties fo:padding="0.097cm" fo:border="0.05pt solid #000000"/>
    </style:style>
    <style:style style:name="Tabla87.A2" style:family="table-cell">
      <style:table-cell-properties fo:padding="0.097cm" fo:border-left="0.05pt solid #000000" fo:border-right="none" fo:border-top="none" fo:border-bottom="0.05pt solid #000000"/>
    </style:style>
    <style:style style:name="Tabla8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8" style:family="table">
      <style:table-properties style:width="17.092cm" fo:margin-left="0cm" table:align="left"/>
    </style:style>
    <style:style style:name="Tabla88.A" style:family="table-column">
      <style:table-column-properties style:column-width="2.805cm"/>
    </style:style>
    <style:style style:name="Tabla88.B" style:family="table-column">
      <style:table-column-properties style:column-width="14.288cm"/>
    </style:style>
    <style:style style:name="Tabla8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8.B1" style:family="table-cell">
      <style:table-cell-properties fo:padding="0.097cm" fo:border="0.05pt solid #000000"/>
    </style:style>
    <style:style style:name="Tabla88.A2" style:family="table-cell">
      <style:table-cell-properties fo:padding="0.097cm" fo:border-left="0.05pt solid #000000" fo:border-right="none" fo:border-top="none" fo:border-bottom="0.05pt solid #000000"/>
    </style:style>
    <style:style style:name="Tabla8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9" style:family="table">
      <style:table-properties style:width="17.013cm" fo:margin-left="0cm" table:align="left"/>
    </style:style>
    <style:style style:name="Tabla89.A" style:family="table-column">
      <style:table-column-properties style:column-width="8.498cm"/>
    </style:style>
    <style:style style:name="Tabla89.B" style:family="table-column">
      <style:table-column-properties style:column-width="8.514cm"/>
    </style:style>
    <style:style style:name="Tabla8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9.B1" style:family="table-cell">
      <style:table-cell-properties fo:padding="0.097cm" fo:border="0.05pt solid #000000"/>
    </style:style>
    <style:style style:name="Tabla89.A2" style:family="table-cell">
      <style:table-cell-properties fo:padding="0.097cm" fo:border-left="0.05pt solid #000000" fo:border-right="none" fo:border-top="none" fo:border-bottom="0.05pt solid #000000"/>
    </style:style>
    <style:style style:name="Tabla8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9.4" style:family="table-row">
      <style:table-row-properties style:min-row-height="0.593cm"/>
    </style:style>
    <style:style style:name="Tabla90" style:family="table">
      <style:table-properties style:width="17.013cm" fo:margin-left="0cm" table:align="left"/>
    </style:style>
    <style:style style:name="Tabla90.A" style:family="table-column">
      <style:table-column-properties style:column-width="2.805cm"/>
    </style:style>
    <style:style style:name="Tabla90.B" style:family="table-column">
      <style:table-column-properties style:column-width="14.208cm"/>
    </style:style>
    <style:style style:name="Tabla9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0.B1" style:family="table-cell">
      <style:table-cell-properties fo:padding="0.097cm" fo:border="0.05pt solid #000000"/>
    </style:style>
    <style:style style:name="Tabla90.A2" style:family="table-cell">
      <style:table-cell-properties fo:padding="0.097cm" fo:border-left="0.05pt solid #000000" fo:border-right="none" fo:border-top="none" fo:border-bottom="0.05pt solid #000000"/>
    </style:style>
    <style:style style:name="Tabla9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1" style:family="table">
      <style:table-properties style:width="17.092cm" fo:margin-left="0cm" table:align="left"/>
    </style:style>
    <style:style style:name="Tabla91.A" style:family="table-column">
      <style:table-column-properties style:column-width="2.805cm"/>
    </style:style>
    <style:style style:name="Tabla91.B" style:family="table-column">
      <style:table-column-properties style:column-width="14.288cm"/>
    </style:style>
    <style:style style:name="Tabla9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1.B1" style:family="table-cell">
      <style:table-cell-properties fo:padding="0.097cm" fo:border="0.05pt solid #000000"/>
    </style:style>
    <style:style style:name="Tabla91.A2" style:family="table-cell">
      <style:table-cell-properties fo:padding="0.097cm" fo:border-left="0.05pt solid #000000" fo:border-right="none" fo:border-top="none" fo:border-bottom="0.05pt solid #000000"/>
    </style:style>
    <style:style style:name="Tabla9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2" style:family="table">
      <style:table-properties style:width="17.013cm" fo:margin-left="0cm" table:align="left"/>
    </style:style>
    <style:style style:name="Tabla92.A" style:family="table-column">
      <style:table-column-properties style:column-width="8.498cm"/>
    </style:style>
    <style:style style:name="Tabla92.B" style:family="table-column">
      <style:table-column-properties style:column-width="8.514cm"/>
    </style:style>
    <style:style style:name="Tabla9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2.B1" style:family="table-cell">
      <style:table-cell-properties fo:padding="0.097cm" fo:border="0.05pt solid #000000"/>
    </style:style>
    <style:style style:name="Tabla92.A2" style:family="table-cell">
      <style:table-cell-properties fo:padding="0.097cm" fo:border-left="0.05pt solid #000000" fo:border-right="none" fo:border-top="none" fo:border-bottom="0.05pt solid #000000"/>
    </style:style>
    <style:style style:name="Tabla9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2.4" style:family="table-row">
      <style:table-row-properties style:min-row-height="0.593cm"/>
    </style:style>
    <style:style style:name="Tabla93" style:family="table">
      <style:table-properties style:width="17.013cm" fo:margin-left="0cm" table:align="left"/>
    </style:style>
    <style:style style:name="Tabla93.A" style:family="table-column">
      <style:table-column-properties style:column-width="2.805cm"/>
    </style:style>
    <style:style style:name="Tabla93.B" style:family="table-column">
      <style:table-column-properties style:column-width="14.208cm"/>
    </style:style>
    <style:style style:name="Tabla9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3.B1" style:family="table-cell">
      <style:table-cell-properties fo:padding="0.097cm" fo:border="0.05pt solid #000000"/>
    </style:style>
    <style:style style:name="Tabla93.A2" style:family="table-cell">
      <style:table-cell-properties fo:padding="0.097cm" fo:border-left="0.05pt solid #000000" fo:border-right="none" fo:border-top="none" fo:border-bottom="0.05pt solid #000000"/>
    </style:style>
    <style:style style:name="Tabla9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4" style:family="table">
      <style:table-properties style:width="17.092cm" fo:margin-left="0cm" table:align="left"/>
    </style:style>
    <style:style style:name="Tabla94.A" style:family="table-column">
      <style:table-column-properties style:column-width="2.805cm"/>
    </style:style>
    <style:style style:name="Tabla94.B" style:family="table-column">
      <style:table-column-properties style:column-width="14.288cm"/>
    </style:style>
    <style:style style:name="Tabla9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4.B1" style:family="table-cell">
      <style:table-cell-properties fo:padding="0.097cm" fo:border="0.05pt solid #000000"/>
    </style:style>
    <style:style style:name="Tabla94.A2" style:family="table-cell">
      <style:table-cell-properties fo:padding="0.097cm" fo:border-left="0.05pt solid #000000" fo:border-right="none" fo:border-top="none" fo:border-bottom="0.05pt solid #000000"/>
    </style:style>
    <style:style style:name="Tabla9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5" style:family="table">
      <style:table-properties style:width="17.013cm" fo:margin-left="0cm" table:align="left"/>
    </style:style>
    <style:style style:name="Tabla95.A" style:family="table-column">
      <style:table-column-properties style:column-width="8.498cm"/>
    </style:style>
    <style:style style:name="Tabla95.B" style:family="table-column">
      <style:table-column-properties style:column-width="8.514cm"/>
    </style:style>
    <style:style style:name="Tabla9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5.B1" style:family="table-cell">
      <style:table-cell-properties fo:padding="0.097cm" fo:border="0.05pt solid #000000"/>
    </style:style>
    <style:style style:name="Tabla95.A2" style:family="table-cell">
      <style:table-cell-properties fo:padding="0.097cm" fo:border-left="0.05pt solid #000000" fo:border-right="none" fo:border-top="none" fo:border-bottom="0.05pt solid #000000"/>
    </style:style>
    <style:style style:name="Tabla9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5.4" style:family="table-row">
      <style:table-row-properties style:min-row-height="0.593cm"/>
    </style:style>
    <style:style style:name="Tabla96" style:family="table">
      <style:table-properties style:width="17.013cm" fo:margin-left="0cm" table:align="left"/>
    </style:style>
    <style:style style:name="Tabla96.A" style:family="table-column">
      <style:table-column-properties style:column-width="2.805cm"/>
    </style:style>
    <style:style style:name="Tabla96.B" style:family="table-column">
      <style:table-column-properties style:column-width="14.208cm"/>
    </style:style>
    <style:style style:name="Tabla9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6.B1" style:family="table-cell">
      <style:table-cell-properties fo:padding="0.097cm" fo:border="0.05pt solid #000000"/>
    </style:style>
    <style:style style:name="Tabla96.A2" style:family="table-cell">
      <style:table-cell-properties fo:padding="0.097cm" fo:border-left="0.05pt solid #000000" fo:border-right="none" fo:border-top="none" fo:border-bottom="0.05pt solid #000000"/>
    </style:style>
    <style:style style:name="Tabla9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7" style:family="table">
      <style:table-properties style:width="17.013cm" fo:margin-left="0cm" table:align="left"/>
    </style:style>
    <style:style style:name="Tabla97.A" style:family="table-column">
      <style:table-column-properties style:column-width="2.805cm"/>
    </style:style>
    <style:style style:name="Tabla97.B" style:family="table-column">
      <style:table-column-properties style:column-width="14.208cm"/>
    </style:style>
    <style:style style:name="Tabla9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7.B1" style:family="table-cell">
      <style:table-cell-properties fo:padding="0.097cm" fo:border="0.05pt solid #000000"/>
    </style:style>
    <style:style style:name="Tabla97.A2" style:family="table-cell">
      <style:table-cell-properties fo:padding="0.097cm" fo:border-left="0.05pt solid #000000" fo:border-right="none" fo:border-top="none" fo:border-bottom="0.05pt solid #000000"/>
    </style:style>
    <style:style style:name="Tabla9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8" style:family="table">
      <style:table-properties style:width="17cm" table:align="margins"/>
    </style:style>
    <style:style style:name="Tabla98.A" style:family="table-column">
      <style:table-column-properties style:column-width="8.5cm" style:rel-column-width="32767*"/>
    </style:style>
    <style:style style:name="Tabla98.B" style:family="table-column">
      <style:table-column-properties style:column-width="8.5cm" style:rel-column-width="32768*"/>
    </style:style>
    <style:style style:name="Tabla9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8.B1" style:family="table-cell">
      <style:table-cell-properties fo:padding="0.097cm" fo:border="0.05pt solid #000000"/>
    </style:style>
    <style:style style:name="Tabla98.A2" style:family="table-cell">
      <style:table-cell-properties fo:padding="0.097cm" fo:border-left="0.05pt solid #000000" fo:border-right="none" fo:border-top="none" fo:border-bottom="0.05pt solid #000000"/>
    </style:style>
    <style:style style:name="Tabla9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8.5" style:family="table-row">
      <style:table-row-properties style:min-row-height="1.349cm"/>
    </style:style>
    <style:style style:name="Tabla99" style:family="table">
      <style:table-properties style:width="17.013cm" fo:margin-left="0cm" table:align="left"/>
    </style:style>
    <style:style style:name="Tabla99.A" style:family="table-column">
      <style:table-column-properties style:column-width="2.805cm"/>
    </style:style>
    <style:style style:name="Tabla99.B" style:family="table-column">
      <style:table-column-properties style:column-width="14.208cm"/>
    </style:style>
    <style:style style:name="Tabla9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9.B1" style:family="table-cell">
      <style:table-cell-properties fo:padding="0.097cm" fo:border="0.05pt solid #000000"/>
    </style:style>
    <style:style style:name="Tabla99.A2" style:family="table-cell">
      <style:table-cell-properties fo:padding="0.097cm" fo:border-left="0.05pt solid #000000" fo:border-right="none" fo:border-top="none" fo:border-bottom="0.05pt solid #000000"/>
    </style:style>
    <style:style style:name="Tabla9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0" style:family="table">
      <style:table-properties style:width="17.013cm" fo:margin-left="0cm" table:align="left"/>
    </style:style>
    <style:style style:name="Tabla100.A" style:family="table-column">
      <style:table-column-properties style:column-width="2.805cm"/>
    </style:style>
    <style:style style:name="Tabla100.B" style:family="table-column">
      <style:table-column-properties style:column-width="14.208cm"/>
    </style:style>
    <style:style style:name="Tabla10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0.B1" style:family="table-cell">
      <style:table-cell-properties fo:padding="0.097cm" fo:border="0.05pt solid #000000"/>
    </style:style>
    <style:style style:name="Tabla100.A2" style:family="table-cell">
      <style:table-cell-properties fo:padding="0.097cm" fo:border-left="0.05pt solid #000000" fo:border-right="none" fo:border-top="none" fo:border-bottom="0.05pt solid #000000"/>
    </style:style>
    <style:style style:name="Tabla10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1" style:family="table">
      <style:table-properties style:width="17cm" table:align="margins"/>
    </style:style>
    <style:style style:name="Tabla101.A" style:family="table-column">
      <style:table-column-properties style:column-width="8.5cm" style:rel-column-width="32767*"/>
    </style:style>
    <style:style style:name="Tabla101.B" style:family="table-column">
      <style:table-column-properties style:column-width="8.5cm" style:rel-column-width="32768*"/>
    </style:style>
    <style:style style:name="Tabla10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1.B1" style:family="table-cell">
      <style:table-cell-properties fo:padding="0.097cm" fo:border="0.05pt solid #000000"/>
    </style:style>
    <style:style style:name="Tabla101.A2" style:family="table-cell">
      <style:table-cell-properties fo:padding="0.097cm" fo:border-left="0.05pt solid #000000" fo:border-right="none" fo:border-top="none" fo:border-bottom="0.05pt solid #000000"/>
    </style:style>
    <style:style style:name="Tabla10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1.5" style:family="table-row">
      <style:table-row-properties style:min-row-height="1.349cm"/>
    </style:style>
    <style:style style:name="Tabla102" style:family="table">
      <style:table-properties style:width="17.013cm" fo:margin-left="0cm" table:align="left"/>
    </style:style>
    <style:style style:name="Tabla102.A" style:family="table-column">
      <style:table-column-properties style:column-width="2.805cm"/>
    </style:style>
    <style:style style:name="Tabla102.B" style:family="table-column">
      <style:table-column-properties style:column-width="14.208cm"/>
    </style:style>
    <style:style style:name="Tabla10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2.B1" style:family="table-cell">
      <style:table-cell-properties fo:padding="0.097cm" fo:border="0.05pt solid #000000"/>
    </style:style>
    <style:style style:name="Tabla102.A2" style:family="table-cell">
      <style:table-cell-properties fo:padding="0.097cm" fo:border-left="0.05pt solid #000000" fo:border-right="none" fo:border-top="none" fo:border-bottom="0.05pt solid #000000"/>
    </style:style>
    <style:style style:name="Tabla10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3" style:family="table">
      <style:table-properties style:width="17.013cm" fo:margin-left="0cm" table:align="left"/>
    </style:style>
    <style:style style:name="Tabla103.A" style:family="table-column">
      <style:table-column-properties style:column-width="2.805cm"/>
    </style:style>
    <style:style style:name="Tabla103.B" style:family="table-column">
      <style:table-column-properties style:column-width="14.208cm"/>
    </style:style>
    <style:style style:name="Tabla10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3.B1" style:family="table-cell">
      <style:table-cell-properties fo:padding="0.097cm" fo:border="0.05pt solid #000000"/>
    </style:style>
    <style:style style:name="Tabla103.A2" style:family="table-cell">
      <style:table-cell-properties fo:padding="0.097cm" fo:border-left="0.05pt solid #000000" fo:border-right="none" fo:border-top="none" fo:border-bottom="0.05pt solid #000000"/>
    </style:style>
    <style:style style:name="Tabla10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4" style:family="table">
      <style:table-properties style:width="17cm" table:align="margins"/>
    </style:style>
    <style:style style:name="Tabla104.A" style:family="table-column">
      <style:table-column-properties style:column-width="8.5cm" style:rel-column-width="32767*"/>
    </style:style>
    <style:style style:name="Tabla104.B" style:family="table-column">
      <style:table-column-properties style:column-width="8.5cm" style:rel-column-width="32768*"/>
    </style:style>
    <style:style style:name="Tabla10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4.B1" style:family="table-cell">
      <style:table-cell-properties fo:padding="0.097cm" fo:border="0.05pt solid #000000"/>
    </style:style>
    <style:style style:name="Tabla104.A2" style:family="table-cell">
      <style:table-cell-properties fo:padding="0.097cm" fo:border-left="0.05pt solid #000000" fo:border-right="none" fo:border-top="none" fo:border-bottom="0.05pt solid #000000"/>
    </style:style>
    <style:style style:name="Tabla10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4.5" style:family="table-row">
      <style:table-row-properties style:min-row-height="1.349cm"/>
    </style:style>
    <style:style style:name="Tabla105" style:family="table">
      <style:table-properties style:width="17.013cm" fo:margin-left="0cm" table:align="left"/>
    </style:style>
    <style:style style:name="Tabla105.A" style:family="table-column">
      <style:table-column-properties style:column-width="2.805cm"/>
    </style:style>
    <style:style style:name="Tabla105.B" style:family="table-column">
      <style:table-column-properties style:column-width="14.208cm"/>
    </style:style>
    <style:style style:name="Tabla10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5.B1" style:family="table-cell">
      <style:table-cell-properties fo:padding="0.097cm" fo:border="0.05pt solid #000000"/>
    </style:style>
    <style:style style:name="Tabla105.A2" style:family="table-cell">
      <style:table-cell-properties fo:padding="0.097cm" fo:border-left="0.05pt solid #000000" fo:border-right="none" fo:border-top="none" fo:border-bottom="0.05pt solid #000000"/>
    </style:style>
    <style:style style:name="Tabla10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6" style:family="table">
      <style:table-properties style:width="17.013cm" fo:margin-left="0cm" table:align="left"/>
    </style:style>
    <style:style style:name="Tabla106.A" style:family="table-column">
      <style:table-column-properties style:column-width="2.805cm"/>
    </style:style>
    <style:style style:name="Tabla106.B" style:family="table-column">
      <style:table-column-properties style:column-width="14.208cm"/>
    </style:style>
    <style:style style:name="Tabla10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6.B1" style:family="table-cell">
      <style:table-cell-properties fo:padding="0.097cm" fo:border="0.05pt solid #000000"/>
    </style:style>
    <style:style style:name="Tabla106.A2" style:family="table-cell">
      <style:table-cell-properties fo:padding="0.097cm" fo:border-left="0.05pt solid #000000" fo:border-right="none" fo:border-top="none" fo:border-bottom="0.05pt solid #000000"/>
    </style:style>
    <style:style style:name="Tabla10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7" style:family="table">
      <style:table-properties style:width="17cm" table:align="margins"/>
    </style:style>
    <style:style style:name="Tabla107.A" style:family="table-column">
      <style:table-column-properties style:column-width="8.5cm" style:rel-column-width="32767*"/>
    </style:style>
    <style:style style:name="Tabla107.B" style:family="table-column">
      <style:table-column-properties style:column-width="8.5cm" style:rel-column-width="32768*"/>
    </style:style>
    <style:style style:name="Tabla10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7.B1" style:family="table-cell">
      <style:table-cell-properties fo:padding="0.097cm" fo:border="0.05pt solid #000000"/>
    </style:style>
    <style:style style:name="Tabla107.A2" style:family="table-cell">
      <style:table-cell-properties fo:padding="0.097cm" fo:border-left="0.05pt solid #000000" fo:border-right="none" fo:border-top="none" fo:border-bottom="0.05pt solid #000000"/>
    </style:style>
    <style:style style:name="Tabla10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7.5" style:family="table-row">
      <style:table-row-properties style:min-row-height="1.349cm"/>
    </style:style>
    <style:style style:name="Tabla108" style:family="table">
      <style:table-properties style:width="17.013cm" fo:margin-left="0cm" table:align="left"/>
    </style:style>
    <style:style style:name="Tabla108.A" style:family="table-column">
      <style:table-column-properties style:column-width="2.805cm"/>
    </style:style>
    <style:style style:name="Tabla108.B" style:family="table-column">
      <style:table-column-properties style:column-width="14.208cm"/>
    </style:style>
    <style:style style:name="Tabla10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8.B1" style:family="table-cell">
      <style:table-cell-properties fo:padding="0.097cm" fo:border="0.05pt solid #000000"/>
    </style:style>
    <style:style style:name="Tabla108.A2" style:family="table-cell">
      <style:table-cell-properties fo:padding="0.097cm" fo:border-left="0.05pt solid #000000" fo:border-right="none" fo:border-top="none" fo:border-bottom="0.05pt solid #000000"/>
    </style:style>
    <style:style style:name="Tabla10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9" style:family="table">
      <style:table-properties style:width="17.013cm" fo:margin-left="0cm" table:align="left"/>
    </style:style>
    <style:style style:name="Tabla109.A" style:family="table-column">
      <style:table-column-properties style:column-width="2.805cm"/>
    </style:style>
    <style:style style:name="Tabla109.B" style:family="table-column">
      <style:table-column-properties style:column-width="14.208cm"/>
    </style:style>
    <style:style style:name="Tabla10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9.B1" style:family="table-cell">
      <style:table-cell-properties fo:padding="0.097cm" fo:border="0.05pt solid #000000"/>
    </style:style>
    <style:style style:name="Tabla109.A2" style:family="table-cell">
      <style:table-cell-properties fo:padding="0.097cm" fo:border-left="0.05pt solid #000000" fo:border-right="none" fo:border-top="none" fo:border-bottom="0.05pt solid #000000"/>
    </style:style>
    <style:style style:name="Tabla10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0" style:family="table">
      <style:table-properties style:width="17cm" table:align="margins"/>
    </style:style>
    <style:style style:name="Tabla110.A" style:family="table-column">
      <style:table-column-properties style:column-width="8.5cm" style:rel-column-width="32767*"/>
    </style:style>
    <style:style style:name="Tabla110.B" style:family="table-column">
      <style:table-column-properties style:column-width="8.5cm" style:rel-column-width="32768*"/>
    </style:style>
    <style:style style:name="Tabla1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0.B1" style:family="table-cell">
      <style:table-cell-properties fo:padding="0.097cm" fo:border="0.05pt solid #000000"/>
    </style:style>
    <style:style style:name="Tabla110.A2" style:family="table-cell">
      <style:table-cell-properties fo:padding="0.097cm" fo:border-left="0.05pt solid #000000" fo:border-right="none" fo:border-top="none" fo:border-bottom="0.05pt solid #000000"/>
    </style:style>
    <style:style style:name="Tabla1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0.5" style:family="table-row">
      <style:table-row-properties style:min-row-height="1.349cm"/>
    </style:style>
    <style:style style:name="Tabla111" style:family="table">
      <style:table-properties style:width="17.013cm" fo:margin-left="0cm" table:align="left"/>
    </style:style>
    <style:style style:name="Tabla111.A" style:family="table-column">
      <style:table-column-properties style:column-width="2.805cm"/>
    </style:style>
    <style:style style:name="Tabla111.B" style:family="table-column">
      <style:table-column-properties style:column-width="14.208cm"/>
    </style:style>
    <style:style style:name="Tabla1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1.B1" style:family="table-cell">
      <style:table-cell-properties fo:padding="0.097cm" fo:border="0.05pt solid #000000"/>
    </style:style>
    <style:style style:name="Tabla111.A2" style:family="table-cell">
      <style:table-cell-properties fo:padding="0.097cm" fo:border-left="0.05pt solid #000000" fo:border-right="none" fo:border-top="none" fo:border-bottom="0.05pt solid #000000"/>
    </style:style>
    <style:style style:name="Tabla1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2" style:family="table">
      <style:table-properties style:width="17.013cm" fo:margin-left="0cm" table:align="left"/>
    </style:style>
    <style:style style:name="Tabla112.A" style:family="table-column">
      <style:table-column-properties style:column-width="2.805cm"/>
    </style:style>
    <style:style style:name="Tabla112.B" style:family="table-column">
      <style:table-column-properties style:column-width="14.208cm"/>
    </style:style>
    <style:style style:name="Tabla1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2.B1" style:family="table-cell">
      <style:table-cell-properties fo:padding="0.097cm" fo:border="0.05pt solid #000000"/>
    </style:style>
    <style:style style:name="Tabla112.A2" style:family="table-cell">
      <style:table-cell-properties fo:padding="0.097cm" fo:border-left="0.05pt solid #000000" fo:border-right="none" fo:border-top="none" fo:border-bottom="0.05pt solid #000000"/>
    </style:style>
    <style:style style:name="Tabla1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3" style:family="table">
      <style:table-properties style:width="17cm" table:align="margins"/>
    </style:style>
    <style:style style:name="Tabla113.A" style:family="table-column">
      <style:table-column-properties style:column-width="8.5cm" style:rel-column-width="32767*"/>
    </style:style>
    <style:style style:name="Tabla113.B" style:family="table-column">
      <style:table-column-properties style:column-width="8.5cm" style:rel-column-width="32768*"/>
    </style:style>
    <style:style style:name="Tabla1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3.B1" style:family="table-cell">
      <style:table-cell-properties fo:padding="0.097cm" fo:border="0.05pt solid #000000"/>
    </style:style>
    <style:style style:name="Tabla113.A2" style:family="table-cell">
      <style:table-cell-properties fo:padding="0.097cm" fo:border-left="0.05pt solid #000000" fo:border-right="none" fo:border-top="none" fo:border-bottom="0.05pt solid #000000"/>
    </style:style>
    <style:style style:name="Tabla1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3.5" style:family="table-row">
      <style:table-row-properties style:min-row-height="1.349cm"/>
    </style:style>
    <style:style style:name="Tabla114" style:family="table">
      <style:table-properties style:width="17.013cm" fo:margin-left="0cm" table:align="left"/>
    </style:style>
    <style:style style:name="Tabla114.A" style:family="table-column">
      <style:table-column-properties style:column-width="2.805cm"/>
    </style:style>
    <style:style style:name="Tabla114.B" style:family="table-column">
      <style:table-column-properties style:column-width="14.208cm"/>
    </style:style>
    <style:style style:name="Tabla1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4.B1" style:family="table-cell">
      <style:table-cell-properties fo:padding="0.097cm" fo:border="0.05pt solid #000000"/>
    </style:style>
    <style:style style:name="Tabla114.A2" style:family="table-cell">
      <style:table-cell-properties fo:padding="0.097cm" fo:border-left="0.05pt solid #000000" fo:border-right="none" fo:border-top="none" fo:border-bottom="0.05pt solid #000000"/>
    </style:style>
    <style:style style:name="Tabla1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5" style:family="table">
      <style:table-properties style:width="17.013cm" fo:margin-left="0cm" table:align="left"/>
    </style:style>
    <style:style style:name="Tabla115.A" style:family="table-column">
      <style:table-column-properties style:column-width="2.805cm"/>
    </style:style>
    <style:style style:name="Tabla115.B" style:family="table-column">
      <style:table-column-properties style:column-width="14.208cm"/>
    </style:style>
    <style:style style:name="Tabla1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5.B1" style:family="table-cell">
      <style:table-cell-properties fo:padding="0.097cm" fo:border="0.05pt solid #000000"/>
    </style:style>
    <style:style style:name="Tabla115.A2" style:family="table-cell">
      <style:table-cell-properties fo:padding="0.097cm" fo:border-left="0.05pt solid #000000" fo:border-right="none" fo:border-top="none" fo:border-bottom="0.05pt solid #000000"/>
    </style:style>
    <style:style style:name="Tabla1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6" style:family="table">
      <style:table-properties style:width="17cm" table:align="margins"/>
    </style:style>
    <style:style style:name="Tabla116.A" style:family="table-column">
      <style:table-column-properties style:column-width="8.5cm" style:rel-column-width="32767*"/>
    </style:style>
    <style:style style:name="Tabla116.B" style:family="table-column">
      <style:table-column-properties style:column-width="8.5cm" style:rel-column-width="32768*"/>
    </style:style>
    <style:style style:name="Tabla1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6.B1" style:family="table-cell">
      <style:table-cell-properties fo:padding="0.097cm" fo:border="0.05pt solid #000000"/>
    </style:style>
    <style:style style:name="Tabla116.A2" style:family="table-cell">
      <style:table-cell-properties fo:padding="0.097cm" fo:border-left="0.05pt solid #000000" fo:border-right="none" fo:border-top="none" fo:border-bottom="0.05pt solid #000000"/>
    </style:style>
    <style:style style:name="Tabla1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6.5" style:family="table-row">
      <style:table-row-properties style:min-row-height="1.349cm"/>
    </style:style>
    <style:style style:name="Tabla117" style:family="table">
      <style:table-properties style:width="17.013cm" fo:margin-left="0cm" table:align="left"/>
    </style:style>
    <style:style style:name="Tabla117.A" style:family="table-column">
      <style:table-column-properties style:column-width="2.805cm"/>
    </style:style>
    <style:style style:name="Tabla117.B" style:family="table-column">
      <style:table-column-properties style:column-width="14.208cm"/>
    </style:style>
    <style:style style:name="Tabla1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7.B1" style:family="table-cell">
      <style:table-cell-properties fo:padding="0.097cm" fo:border="0.05pt solid #000000"/>
    </style:style>
    <style:style style:name="Tabla117.A2" style:family="table-cell">
      <style:table-cell-properties fo:padding="0.097cm" fo:border-left="0.05pt solid #000000" fo:border-right="none" fo:border-top="none" fo:border-bottom="0.05pt solid #000000"/>
    </style:style>
    <style:style style:name="Tabla1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8" style:family="table">
      <style:table-properties style:width="17.013cm" fo:margin-left="0cm" table:align="left"/>
    </style:style>
    <style:style style:name="Tabla118.A" style:family="table-column">
      <style:table-column-properties style:column-width="2.805cm"/>
    </style:style>
    <style:style style:name="Tabla118.B" style:family="table-column">
      <style:table-column-properties style:column-width="14.208cm"/>
    </style:style>
    <style:style style:name="Tabla1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8.B1" style:family="table-cell">
      <style:table-cell-properties fo:padding="0.097cm" fo:border="0.05pt solid #000000"/>
    </style:style>
    <style:style style:name="Tabla118.A2" style:family="table-cell">
      <style:table-cell-properties fo:padding="0.097cm" fo:border-left="0.05pt solid #000000" fo:border-right="none" fo:border-top="none" fo:border-bottom="0.05pt solid #000000"/>
    </style:style>
    <style:style style:name="Tabla1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9" style:family="table">
      <style:table-properties style:width="17cm" table:align="margins"/>
    </style:style>
    <style:style style:name="Tabla119.A" style:family="table-column">
      <style:table-column-properties style:column-width="8.5cm" style:rel-column-width="32767*"/>
    </style:style>
    <style:style style:name="Tabla119.B" style:family="table-column">
      <style:table-column-properties style:column-width="8.5cm" style:rel-column-width="32768*"/>
    </style:style>
    <style:style style:name="Tabla1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9.B1" style:family="table-cell">
      <style:table-cell-properties fo:padding="0.097cm" fo:border="0.05pt solid #000000"/>
    </style:style>
    <style:style style:name="Tabla119.A2" style:family="table-cell">
      <style:table-cell-properties fo:padding="0.097cm" fo:border-left="0.05pt solid #000000" fo:border-right="none" fo:border-top="none" fo:border-bottom="0.05pt solid #000000"/>
    </style:style>
    <style:style style:name="Tabla1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9.7" style:family="table-row">
      <style:table-row-properties style:min-row-height="1.349cm"/>
    </style:style>
    <style:style style:name="Tabla120" style:family="table">
      <style:table-properties style:width="17.013cm" fo:margin-left="0cm" table:align="left"/>
    </style:style>
    <style:style style:name="Tabla120.A" style:family="table-column">
      <style:table-column-properties style:column-width="2.805cm"/>
    </style:style>
    <style:style style:name="Tabla120.B" style:family="table-column">
      <style:table-column-properties style:column-width="14.208cm"/>
    </style:style>
    <style:style style:name="Tabla1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0.B1" style:family="table-cell">
      <style:table-cell-properties fo:padding="0.097cm" fo:border="0.05pt solid #000000"/>
    </style:style>
    <style:style style:name="Tabla120.A2" style:family="table-cell">
      <style:table-cell-properties fo:padding="0.097cm" fo:border-left="0.05pt solid #000000" fo:border-right="none" fo:border-top="none" fo:border-bottom="0.05pt solid #000000"/>
    </style:style>
    <style:style style:name="Tabla1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1" style:family="table">
      <style:table-properties style:width="17.013cm" fo:margin-left="0cm" table:align="left"/>
    </style:style>
    <style:style style:name="Tabla121.A" style:family="table-column">
      <style:table-column-properties style:column-width="2.805cm"/>
    </style:style>
    <style:style style:name="Tabla121.B" style:family="table-column">
      <style:table-column-properties style:column-width="14.208cm"/>
    </style:style>
    <style:style style:name="Tabla1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1.B1" style:family="table-cell">
      <style:table-cell-properties fo:padding="0.097cm" fo:border="0.05pt solid #000000"/>
    </style:style>
    <style:style style:name="Tabla121.A2" style:family="table-cell">
      <style:table-cell-properties fo:padding="0.097cm" fo:border-left="0.05pt solid #000000" fo:border-right="none" fo:border-top="none" fo:border-bottom="0.05pt solid #000000"/>
    </style:style>
    <style:style style:name="Tabla1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2" style:family="table">
      <style:table-properties style:width="17cm" table:align="margins"/>
    </style:style>
    <style:style style:name="Tabla122.A" style:family="table-column">
      <style:table-column-properties style:column-width="8.5cm" style:rel-column-width="32767*"/>
    </style:style>
    <style:style style:name="Tabla122.B" style:family="table-column">
      <style:table-column-properties style:column-width="8.5cm" style:rel-column-width="32768*"/>
    </style:style>
    <style:style style:name="Tabla1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2.B1" style:family="table-cell">
      <style:table-cell-properties fo:padding="0.097cm" fo:border="0.05pt solid #000000"/>
    </style:style>
    <style:style style:name="Tabla122.A2" style:family="table-cell">
      <style:table-cell-properties fo:padding="0.097cm" fo:border-left="0.05pt solid #000000" fo:border-right="none" fo:border-top="none" fo:border-bottom="0.05pt solid #000000"/>
    </style:style>
    <style:style style:name="Tabla1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2.7" style:family="table-row">
      <style:table-row-properties style:min-row-height="1.349cm"/>
    </style:style>
    <style:style style:name="Tabla123" style:family="table">
      <style:table-properties style:width="17.013cm" fo:margin-left="0cm" table:align="left"/>
    </style:style>
    <style:style style:name="Tabla123.A" style:family="table-column">
      <style:table-column-properties style:column-width="2.805cm"/>
    </style:style>
    <style:style style:name="Tabla123.B" style:family="table-column">
      <style:table-column-properties style:column-width="14.208cm"/>
    </style:style>
    <style:style style:name="Tabla1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3.B1" style:family="table-cell">
      <style:table-cell-properties fo:padding="0.097cm" fo:border="0.05pt solid #000000"/>
    </style:style>
    <style:style style:name="Tabla123.A2" style:family="table-cell">
      <style:table-cell-properties fo:padding="0.097cm" fo:border-left="0.05pt solid #000000" fo:border-right="none" fo:border-top="none" fo:border-bottom="0.05pt solid #000000"/>
    </style:style>
    <style:style style:name="Tabla1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4" style:family="table">
      <style:table-properties style:width="17.013cm" fo:margin-left="0cm" table:align="left"/>
    </style:style>
    <style:style style:name="Tabla124.A" style:family="table-column">
      <style:table-column-properties style:column-width="2.805cm"/>
    </style:style>
    <style:style style:name="Tabla124.B" style:family="table-column">
      <style:table-column-properties style:column-width="14.208cm"/>
    </style:style>
    <style:style style:name="Tabla1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4.B1" style:family="table-cell">
      <style:table-cell-properties fo:padding="0.097cm" fo:border="0.05pt solid #000000"/>
    </style:style>
    <style:style style:name="Tabla124.A2" style:family="table-cell">
      <style:table-cell-properties fo:padding="0.097cm" fo:border-left="0.05pt solid #000000" fo:border-right="none" fo:border-top="none" fo:border-bottom="0.05pt solid #000000"/>
    </style:style>
    <style:style style:name="Tabla1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5" style:family="table">
      <style:table-properties style:width="17cm" table:align="margins"/>
    </style:style>
    <style:style style:name="Tabla125.A" style:family="table-column">
      <style:table-column-properties style:column-width="8.5cm" style:rel-column-width="32767*"/>
    </style:style>
    <style:style style:name="Tabla125.B" style:family="table-column">
      <style:table-column-properties style:column-width="8.5cm" style:rel-column-width="32768*"/>
    </style:style>
    <style:style style:name="Tabla1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5.B1" style:family="table-cell">
      <style:table-cell-properties fo:padding="0.097cm" fo:border="0.05pt solid #000000"/>
    </style:style>
    <style:style style:name="Tabla125.A2" style:family="table-cell">
      <style:table-cell-properties fo:padding="0.097cm" fo:border-left="0.05pt solid #000000" fo:border-right="none" fo:border-top="none" fo:border-bottom="0.05pt solid #000000"/>
    </style:style>
    <style:style style:name="Tabla1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5.7" style:family="table-row">
      <style:table-row-properties style:min-row-height="1.349cm"/>
    </style:style>
    <style:style style:name="Tabla126" style:family="table">
      <style:table-properties style:width="17.013cm" fo:margin-left="0cm" table:align="left"/>
    </style:style>
    <style:style style:name="Tabla126.A" style:family="table-column">
      <style:table-column-properties style:column-width="2.805cm"/>
    </style:style>
    <style:style style:name="Tabla126.B" style:family="table-column">
      <style:table-column-properties style:column-width="14.208cm"/>
    </style:style>
    <style:style style:name="Tabla1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6.B1" style:family="table-cell">
      <style:table-cell-properties fo:padding="0.097cm" fo:border="0.05pt solid #000000"/>
    </style:style>
    <style:style style:name="Tabla126.A2" style:family="table-cell">
      <style:table-cell-properties fo:padding="0.097cm" fo:border-left="0.05pt solid #000000" fo:border-right="none" fo:border-top="none" fo:border-bottom="0.05pt solid #000000"/>
    </style:style>
    <style:style style:name="Tabla1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7" style:family="table">
      <style:table-properties style:width="17.013cm" fo:margin-left="0cm" table:align="left"/>
    </style:style>
    <style:style style:name="Tabla127.A" style:family="table-column">
      <style:table-column-properties style:column-width="2.805cm"/>
    </style:style>
    <style:style style:name="Tabla127.B" style:family="table-column">
      <style:table-column-properties style:column-width="14.208cm"/>
    </style:style>
    <style:style style:name="Tabla1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7.B1" style:family="table-cell">
      <style:table-cell-properties fo:padding="0.097cm" fo:border="0.05pt solid #000000"/>
    </style:style>
    <style:style style:name="Tabla127.A2" style:family="table-cell">
      <style:table-cell-properties fo:padding="0.097cm" fo:border-left="0.05pt solid #000000" fo:border-right="none" fo:border-top="none" fo:border-bottom="0.05pt solid #000000"/>
    </style:style>
    <style:style style:name="Tabla1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8" style:family="table">
      <style:table-properties style:width="17cm" table:align="margins"/>
    </style:style>
    <style:style style:name="Tabla128.A" style:family="table-column">
      <style:table-column-properties style:column-width="8.5cm" style:rel-column-width="32767*"/>
    </style:style>
    <style:style style:name="Tabla128.B" style:family="table-column">
      <style:table-column-properties style:column-width="8.5cm" style:rel-column-width="32768*"/>
    </style:style>
    <style:style style:name="Tabla1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8.B1" style:family="table-cell">
      <style:table-cell-properties fo:padding="0.097cm" fo:border="0.05pt solid #000000"/>
    </style:style>
    <style:style style:name="Tabla128.A2" style:family="table-cell">
      <style:table-cell-properties fo:padding="0.097cm" fo:border-left="0.05pt solid #000000" fo:border-right="none" fo:border-top="none" fo:border-bottom="0.05pt solid #000000"/>
    </style:style>
    <style:style style:name="Tabla1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8.6" style:family="table-row">
      <style:table-row-properties style:min-row-height="1.349cm"/>
    </style:style>
    <style:style style:name="P1" style:family="paragraph" style:parent-style-name="Standard">
      <style:text-properties fo:font-weight="bold" officeooo:rsid="000931be" officeooo:paragraph-rsid="00060f29" style:font-weight-asian="bold" style:font-weight-complex="bold"/>
    </style:style>
    <style:style style:name="P2" style:family="paragraph" style:parent-style-name="Standard">
      <style:text-properties fo:font-weight="bold" officeooo:rsid="000931be" officeooo:paragraph-rsid="0008aa24" style:font-weight-asian="bold" style:font-weight-complex="bold"/>
    </style:style>
    <style:style style:name="P3" style:family="paragraph" style:parent-style-name="Standard">
      <style:text-properties fo:font-weight="bold" officeooo:rsid="000931be" officeooo:paragraph-rsid="000e2abf" style:font-weight-asian="bold" style:font-weight-complex="bold"/>
    </style:style>
    <style:style style:name="P4" style:family="paragraph" style:parent-style-name="Standard">
      <style:text-properties fo:font-weight="bold" officeooo:rsid="000931be" officeooo:paragraph-rsid="000f75e8" style:font-weight-asian="bold" style:font-weight-complex="bold"/>
    </style:style>
    <style:style style:name="P5" style:family="paragraph" style:parent-style-name="Standard">
      <style:text-properties fo:font-weight="bold" officeooo:rsid="000931be" officeooo:paragraph-rsid="0012f5da" style:font-weight-asian="bold" style:font-weight-complex="bold"/>
    </style:style>
    <style:style style:name="P6" style:family="paragraph" style:parent-style-name="Standard">
      <style:text-properties fo:font-weight="bold" officeooo:rsid="000a86f7" officeooo:paragraph-rsid="00060f29" style:font-weight-asian="bold" style:font-weight-complex="bold"/>
    </style:style>
    <style:style style:name="P7" style:family="paragraph" style:parent-style-name="Standard">
      <style:text-properties fo:font-weight="bold" officeooo:rsid="000a86f7" officeooo:paragraph-rsid="0008aa24" style:font-weight-asian="bold" style:font-weight-complex="bold"/>
    </style:style>
    <style:style style:name="P8" style:family="paragraph" style:parent-style-name="Standard">
      <style:text-properties fo:font-weight="bold" officeooo:rsid="000a86f7" officeooo:paragraph-rsid="000e2abf" style:font-weight-asian="bold" style:font-weight-complex="bold"/>
    </style:style>
    <style:style style:name="P9" style:family="paragraph" style:parent-style-name="Standard">
      <style:text-properties fo:font-weight="bold" officeooo:rsid="000a86f7" officeooo:paragraph-rsid="000f75e8" style:font-weight-asian="bold" style:font-weight-complex="bold"/>
    </style:style>
    <style:style style:name="P10" style:family="paragraph" style:parent-style-name="Standard">
      <style:text-properties fo:font-weight="bold" officeooo:rsid="000a86f7" officeooo:paragraph-rsid="0012f5da" style:font-weight-asian="bold" style:font-weight-complex="bold"/>
    </style:style>
    <style:style style:name="P11" style:family="paragraph" style:parent-style-name="Standard">
      <style:text-properties officeooo:paragraph-rsid="00060f29"/>
    </style:style>
    <style:style style:name="P12" style:family="paragraph" style:parent-style-name="Standard">
      <style:text-properties fo:font-weight="normal" officeooo:rsid="000c8afe" officeooo:paragraph-rsid="0008aa24" style:font-weight-asian="normal" style:font-weight-complex="normal"/>
    </style:style>
    <style:style style:name="P13" style:family="paragraph" style:parent-style-name="Standard">
      <style:text-properties fo:font-weight="normal" officeooo:rsid="000e2abf" officeooo:paragraph-rsid="000e2abf" style:font-weight-asian="normal" style:font-weight-complex="normal"/>
    </style:style>
    <style:style style:name="P14" style:family="paragraph" style:parent-style-name="Standard">
      <style:text-properties officeooo:paragraph-rsid="0008aa24"/>
    </style:style>
    <style:style style:name="P15" style:family="paragraph" style:parent-style-name="Standard">
      <style:text-properties officeooo:rsid="000bf622" officeooo:paragraph-rsid="000bf622"/>
    </style:style>
    <style:style style:name="P16" style:family="paragraph" style:parent-style-name="Standard">
      <style:text-properties officeooo:rsid="000bf622" officeooo:paragraph-rsid="000e2abf"/>
    </style:style>
    <style:style style:name="P17" style:family="paragraph" style:parent-style-name="Standard">
      <style:text-properties officeooo:rsid="000bf622" officeooo:paragraph-rsid="000f75e8"/>
    </style:style>
    <style:style style:name="P18" style:family="paragraph" style:parent-style-name="Standard">
      <style:text-properties officeooo:rsid="000bf622" officeooo:paragraph-rsid="0012f5da"/>
    </style:style>
    <style:style style:name="P19" style:family="paragraph" style:parent-style-name="Standard">
      <style:text-properties officeooo:rsid="000b8e06" officeooo:paragraph-rsid="000cb950"/>
    </style:style>
    <style:style style:name="P20" style:family="paragraph" style:parent-style-name="Standard">
      <style:text-properties officeooo:paragraph-rsid="000e2abf"/>
    </style:style>
    <style:style style:name="P21" style:family="paragraph" style:parent-style-name="Standard">
      <style:text-properties style:text-underline-style="solid" style:text-underline-width="auto" style:text-underline-color="font-color" fo:font-weight="normal" officeooo:rsid="000e2abf" officeooo:paragraph-rsid="000e2abf" style:font-weight-asian="normal" style:font-weight-complex="normal"/>
    </style:style>
    <style:style style:name="P22" style:family="paragraph" style:parent-style-name="Standard">
      <style:text-properties officeooo:paragraph-rsid="000f75e8"/>
    </style:style>
    <style:style style:name="P23" style:family="paragraph" style:parent-style-name="Standard">
      <style:text-properties style:text-underline-style="none" fo:font-weight="normal" officeooo:rsid="00113987" officeooo:paragraph-rsid="00113987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6baa8" officeooo:paragraph-rsid="0016baa8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7d189" officeooo:paragraph-rsid="0017d189" style:font-weight-asian="normal" style:font-weight-complex="normal"/>
    </style:style>
    <style:style style:name="P26" style:family="paragraph" style:parent-style-name="Standard">
      <style:text-properties officeooo:paragraph-rsid="0012f5da"/>
    </style:style>
    <style:style style:name="P27" style:family="paragraph" style:parent-style-name="Standard">
      <style:text-properties officeooo:rsid="0019103b" officeooo:paragraph-rsid="0019103b"/>
    </style:style>
    <style:style style:name="P28" style:family="paragraph" style:parent-style-name="Table_20_Contents">
      <style:text-properties fo:font-weight="bold" officeooo:rsid="00082799" officeooo:paragraph-rsid="00060f29" style:font-weight-asian="bold" style:font-weight-complex="bold"/>
    </style:style>
    <style:style style:name="P29" style:family="paragraph" style:parent-style-name="Table_20_Contents">
      <style:text-properties fo:font-weight="bold" officeooo:rsid="00082799" officeooo:paragraph-rsid="0008aa24" style:font-weight-asian="bold" style:font-weight-complex="bold"/>
    </style:style>
    <style:style style:name="P30" style:family="paragraph" style:parent-style-name="Table_20_Contents">
      <style:text-properties fo:font-weight="bold" officeooo:rsid="00082799" officeooo:paragraph-rsid="000e2abf" style:font-weight-asian="bold" style:font-weight-complex="bold"/>
    </style:style>
    <style:style style:name="P31" style:family="paragraph" style:parent-style-name="Table_20_Contents">
      <style:text-properties fo:font-weight="bold" officeooo:rsid="00082799" officeooo:paragraph-rsid="000f75e8" style:font-weight-asian="bold" style:font-weight-complex="bold"/>
    </style:style>
    <style:style style:name="P32" style:family="paragraph" style:parent-style-name="Table_20_Contents">
      <style:text-properties fo:font-weight="bold" officeooo:rsid="00082799" officeooo:paragraph-rsid="0012f5da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98a5d" officeooo:paragraph-rsid="00060f29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98a5d" officeooo:paragraph-rsid="0008aa24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98a5d" officeooo:paragraph-rsid="000e2abf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98a5d" officeooo:paragraph-rsid="000f75e8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98a5d" officeooo:paragraph-rsid="0012f5da" style:font-weight-asian="bold" style:font-weight-complex="bold"/>
    </style:style>
    <style:style style:name="P38" style:family="paragraph" style:parent-style-name="Table_20_Contents">
      <style:text-properties officeooo:rsid="00082799" officeooo:paragraph-rsid="00060f29"/>
    </style:style>
    <style:style style:name="P39" style:family="paragraph" style:parent-style-name="Table_20_Contents">
      <style:text-properties officeooo:rsid="00082799" officeooo:paragraph-rsid="0008aa24"/>
    </style:style>
    <style:style style:name="P40" style:family="paragraph" style:parent-style-name="Table_20_Contents">
      <style:text-properties officeooo:rsid="00082799" officeooo:paragraph-rsid="0009b4d3"/>
    </style:style>
    <style:style style:name="P41" style:family="paragraph" style:parent-style-name="Table_20_Contents">
      <style:text-properties officeooo:rsid="00082799" officeooo:paragraph-rsid="000e2abf"/>
    </style:style>
    <style:style style:name="P42" style:family="paragraph" style:parent-style-name="Table_20_Contents">
      <style:text-properties officeooo:rsid="00082799" officeooo:paragraph-rsid="000f75e8"/>
    </style:style>
    <style:style style:name="P43" style:family="paragraph" style:parent-style-name="Table_20_Contents">
      <style:text-properties officeooo:rsid="00082799" officeooo:paragraph-rsid="0012f5da"/>
    </style:style>
    <style:style style:name="P44" style:family="paragraph" style:parent-style-name="Table_20_Contents">
      <style:text-properties officeooo:rsid="000a86f7" officeooo:paragraph-rsid="00060f29"/>
    </style:style>
    <style:style style:name="P45" style:family="paragraph" style:parent-style-name="Table_20_Contents">
      <style:text-properties officeooo:rsid="000a86f7" officeooo:paragraph-rsid="0008aa24"/>
    </style:style>
    <style:style style:name="P46" style:family="paragraph" style:parent-style-name="Table_20_Contents">
      <style:text-properties officeooo:rsid="000a86f7" officeooo:paragraph-rsid="000e2abf"/>
    </style:style>
    <style:style style:name="P47" style:family="paragraph" style:parent-style-name="Table_20_Contents">
      <style:text-properties officeooo:rsid="000a86f7" officeooo:paragraph-rsid="000f75e8"/>
    </style:style>
    <style:style style:name="P48" style:family="paragraph" style:parent-style-name="Table_20_Contents">
      <style:text-properties officeooo:rsid="000a86f7" officeooo:paragraph-rsid="0012f5da"/>
    </style:style>
    <style:style style:name="P49" style:family="paragraph" style:parent-style-name="Table_20_Contents">
      <style:text-properties officeooo:rsid="000931be" officeooo:paragraph-rsid="0008aa24"/>
    </style:style>
    <style:style style:name="P50" style:family="paragraph" style:parent-style-name="Table_20_Contents">
      <style:text-properties officeooo:rsid="000b8e06" officeooo:paragraph-rsid="0008aa24"/>
    </style:style>
    <style:style style:name="P51" style:family="paragraph" style:parent-style-name="Table_20_Contents">
      <style:text-properties officeooo:paragraph-rsid="0008aa24"/>
    </style:style>
    <style:style style:name="P52" style:family="paragraph" style:parent-style-name="Table_20_Contents">
      <style:text-properties officeooo:rsid="0009b4d3" officeooo:paragraph-rsid="0009b4d3"/>
    </style:style>
    <style:style style:name="P53" style:family="paragraph" style:parent-style-name="Table_20_Contents">
      <style:text-properties officeooo:rsid="0009b4d3" officeooo:paragraph-rsid="000e2abf"/>
    </style:style>
    <style:style style:name="P54" style:family="paragraph" style:parent-style-name="Table_20_Contents">
      <style:text-properties officeooo:rsid="0009b4d3" officeooo:paragraph-rsid="000f75e8"/>
    </style:style>
    <style:style style:name="P55" style:family="paragraph" style:parent-style-name="Table_20_Contents">
      <style:text-properties officeooo:rsid="000aee24" officeooo:paragraph-rsid="000aee24"/>
    </style:style>
    <style:style style:name="P56" style:family="paragraph" style:parent-style-name="Table_20_Contents">
      <style:text-properties officeooo:rsid="000aee24" officeooo:paragraph-rsid="000bf622"/>
    </style:style>
    <style:style style:name="P57" style:family="paragraph" style:parent-style-name="Table_20_Contents">
      <style:text-properties officeooo:rsid="000aee24" officeooo:paragraph-rsid="000e2abf"/>
    </style:style>
    <style:style style:name="P58" style:family="paragraph" style:parent-style-name="Table_20_Contents">
      <style:text-properties officeooo:rsid="000bf622" officeooo:paragraph-rsid="000bf622"/>
    </style:style>
    <style:style style:name="P59" style:family="paragraph" style:parent-style-name="Table_20_Contents">
      <style:text-properties officeooo:rsid="000bf622" officeooo:paragraph-rsid="000b1a25"/>
    </style:style>
    <style:style style:name="P60" style:family="paragraph" style:parent-style-name="Table_20_Contents">
      <style:text-properties officeooo:rsid="000bf622" officeooo:paragraph-rsid="000e2abf"/>
    </style:style>
    <style:style style:name="P61" style:family="paragraph" style:parent-style-name="Table_20_Contents">
      <style:text-properties officeooo:rsid="000bf622" officeooo:paragraph-rsid="000f75e8"/>
    </style:style>
    <style:style style:name="P62" style:family="paragraph" style:parent-style-name="Table_20_Contents">
      <style:text-properties officeooo:rsid="000cb950" officeooo:paragraph-rsid="000cb950"/>
    </style:style>
    <style:style style:name="P63" style:family="paragraph" style:parent-style-name="Table_20_Contents">
      <style:text-properties officeooo:rsid="000e2abf" officeooo:paragraph-rsid="000e2abf"/>
    </style:style>
    <style:style style:name="P64" style:family="paragraph" style:parent-style-name="Table_20_Contents">
      <style:text-properties officeooo:rsid="000f75e8" officeooo:paragraph-rsid="000f75e8"/>
    </style:style>
    <style:style style:name="P65" style:family="paragraph" style:parent-style-name="Table_20_Contents">
      <style:text-properties officeooo:rsid="001028ee" officeooo:paragraph-rsid="001028ee"/>
    </style:style>
    <style:style style:name="P66" style:family="paragraph" style:parent-style-name="Table_20_Contents">
      <style:text-properties officeooo:rsid="0012f5da" officeooo:paragraph-rsid="0012f5da"/>
    </style:style>
    <style:style style:name="P67" style:family="paragraph" style:parent-style-name="Table_20_Contents">
      <style:text-properties officeooo:rsid="001481a6" officeooo:paragraph-rsid="001481a6"/>
    </style:style>
    <style:style style:name="P68" style:family="paragraph" style:parent-style-name="Table_20_Contents">
      <style:text-properties officeooo:rsid="001596e1" officeooo:paragraph-rsid="001596e1"/>
    </style:style>
    <style:style style:name="P69" style:family="paragraph" style:parent-style-name="Table_20_Contents">
      <style:text-properties officeooo:rsid="0016baa8" officeooo:paragraph-rsid="0016baa8"/>
    </style:style>
    <style:style style:name="P70" style:family="paragraph" style:parent-style-name="Text_20_body">
      <style:text-properties fo:font-weight="bold" officeooo:rsid="000b8e06" officeooo:paragraph-rsid="0008aa24" style:font-weight-asian="bold" style:font-weight-complex="bold"/>
    </style:style>
    <style:style style:name="P71" style:family="paragraph" style:parent-style-name="Text_20_body">
      <style:text-properties fo:font-weight="bold" officeooo:rsid="000b8e06" officeooo:paragraph-rsid="000f75e8" style:font-weight-asian="bold" style:font-weight-complex="bold"/>
    </style:style>
    <style:style style:name="P72" style:family="paragraph" style:parent-style-name="Text_20_body">
      <style:text-properties fo:font-weight="bold" officeooo:rsid="000b8e06" officeooo:paragraph-rsid="000e2abf" style:font-weight-asian="bold" style:font-weight-complex="bold"/>
    </style:style>
    <style:style style:name="P73" style:family="paragraph" style:parent-style-name="Text_20_body">
      <style:text-properties fo:font-weight="bold" officeooo:rsid="000b8e06" officeooo:paragraph-rsid="0012f5da" style:font-weight-asian="bold" style:font-weight-complex="bold"/>
    </style:style>
    <style:style style:name="P74" style:family="paragraph" style:parent-style-name="Text_20_body">
      <style:text-properties fo:font-weight="normal" officeooo:rsid="000b8e06" officeooo:paragraph-rsid="0008aa24" style:font-weight-asian="normal" style:font-weight-complex="normal"/>
    </style:style>
    <style:style style:name="P75" style:family="paragraph" style:parent-style-name="Standard">
      <style:text-properties style:text-underline-style="none" fo:font-weight="normal" officeooo:rsid="001f509b" officeooo:paragraph-rsid="001f509b" style:font-weight-asian="normal" style:font-weight-complex="normal"/>
    </style:style>
    <style:style style:name="P76" style:family="paragraph" style:parent-style-name="Standard">
      <style:text-properties style:text-underline-style="none" fo:font-weight="normal" officeooo:rsid="001f509b" officeooo:paragraph-rsid="001fe808" style:font-weight-asian="normal" style:font-weight-complex="normal"/>
    </style:style>
    <style:style style:name="P77" style:family="paragraph" style:parent-style-name="Standard">
      <style:text-properties style:text-underline-style="none" fo:font-weight="normal" officeooo:rsid="001f509b" officeooo:paragraph-rsid="0024fed5" style:font-weight-asian="normal" style:font-weight-complex="normal"/>
    </style:style>
    <style:style style:name="P78" style:family="paragraph" style:parent-style-name="Standard">
      <style:text-properties style:text-underline-style="none" fo:font-weight="normal" officeooo:rsid="001f509b" officeooo:paragraph-rsid="00256271" style:font-weight-asian="normal" style:font-weight-complex="normal"/>
    </style:style>
    <style:style style:name="P79" style:family="paragraph" style:parent-style-name="Standard">
      <style:text-properties style:text-underline-style="none" fo:font-weight="normal" officeooo:rsid="001f509b" officeooo:paragraph-rsid="002565e1" style:font-weight-asian="normal" style:font-weight-complex="normal"/>
    </style:style>
    <style:style style:name="P80" style:family="paragraph" style:parent-style-name="Standard">
      <style:text-properties style:text-underline-style="none" fo:font-weight="normal" officeooo:rsid="001f509b" officeooo:paragraph-rsid="0026c4a1" style:font-weight-asian="normal" style:font-weight-complex="normal"/>
    </style:style>
    <style:style style:name="P81" style:family="paragraph" style:parent-style-name="Standard">
      <style:text-properties style:text-underline-style="none" fo:font-weight="normal" officeooo:rsid="001f509b" officeooo:paragraph-rsid="00271865" style:font-weight-asian="normal" style:font-weight-complex="normal"/>
    </style:style>
    <style:style style:name="P82" style:family="paragraph" style:parent-style-name="Standard">
      <style:text-properties style:text-underline-style="none" fo:font-weight="normal" officeooo:rsid="001f509b" officeooo:paragraph-rsid="00285a2e" style:font-weight-asian="normal" style:font-weight-complex="normal"/>
    </style:style>
    <style:style style:name="P83" style:family="paragraph" style:parent-style-name="Standard">
      <style:text-properties style:text-underline-style="none" fo:font-weight="normal" officeooo:rsid="001f509b" officeooo:paragraph-rsid="0029dc2a" style:font-weight-asian="normal" style:font-weight-complex="normal"/>
    </style:style>
    <style:style style:name="P84" style:family="paragraph" style:parent-style-name="Standard">
      <style:text-properties style:text-underline-style="none" fo:font-weight="normal" officeooo:rsid="001f509b" officeooo:paragraph-rsid="002d01d3" style:font-weight-asian="normal" style:font-weight-complex="normal"/>
    </style:style>
    <style:style style:name="P85" style:family="paragraph" style:parent-style-name="Standard">
      <style:text-properties style:text-underline-style="none" fo:font-weight="normal" officeooo:rsid="001f509b" officeooo:paragraph-rsid="002e1d58" style:font-weight-asian="normal" style:font-weight-complex="normal"/>
    </style:style>
    <style:style style:name="P86" style:family="paragraph" style:parent-style-name="Standard">
      <style:text-properties style:text-underline-style="none" fo:font-weight="normal" officeooo:rsid="001f509b" officeooo:paragraph-rsid="002fc637" style:font-weight-asian="normal" style:font-weight-complex="normal"/>
    </style:style>
    <style:style style:name="P87" style:family="paragraph" style:parent-style-name="Standard">
      <style:text-properties style:text-underline-style="none" fo:font-weight="normal" officeooo:rsid="001f509b" officeooo:paragraph-rsid="0031306d" style:font-weight-asian="normal" style:font-weight-complex="normal"/>
    </style:style>
    <style:style style:name="P88" style:family="paragraph" style:parent-style-name="Standard">
      <style:text-properties style:text-underline-style="none" fo:font-weight="normal" officeooo:rsid="001f509b" officeooo:paragraph-rsid="0032c453" style:font-weight-asian="normal" style:font-weight-complex="normal"/>
    </style:style>
    <style:style style:name="P89" style:family="paragraph" style:parent-style-name="Standard">
      <style:text-properties style:text-underline-style="none" fo:font-weight="normal" officeooo:rsid="001f509b" officeooo:paragraph-rsid="00339409" style:font-weight-asian="normal" style:font-weight-complex="normal"/>
    </style:style>
    <style:style style:name="P90" style:family="paragraph" style:parent-style-name="Standard">
      <style:text-properties style:text-underline-style="none" fo:font-weight="normal" officeooo:rsid="001f509b" officeooo:paragraph-rsid="0033aca7" style:font-weight-asian="normal" style:font-weight-complex="normal"/>
    </style:style>
    <style:style style:name="P91" style:family="paragraph" style:parent-style-name="Standard">
      <style:text-properties style:text-underline-style="none" fo:font-weight="normal" officeooo:rsid="001f509b" officeooo:paragraph-rsid="0034cfbe" style:font-weight-asian="normal" style:font-weight-complex="normal"/>
    </style:style>
    <style:style style:name="P92" style:family="paragraph" style:parent-style-name="Standard">
      <style:text-properties style:text-underline-style="none" fo:font-weight="normal" officeooo:rsid="001f509b" officeooo:paragraph-rsid="0036f77d" style:font-weight-asian="normal" style:font-weight-complex="normal"/>
    </style:style>
    <style:style style:name="P93" style:family="paragraph" style:parent-style-name="Standard">
      <style:text-properties style:text-underline-style="none" fo:font-weight="normal" officeooo:rsid="001f509b" officeooo:paragraph-rsid="003db32a" style:font-weight-asian="normal" style:font-weight-complex="normal"/>
    </style:style>
    <style:style style:name="P94" style:family="paragraph" style:parent-style-name="Standard">
      <style:text-properties style:text-underline-style="none" fo:font-weight="normal" officeooo:rsid="001f509b" officeooo:paragraph-rsid="003dff90" style:font-weight-asian="normal" style:font-weight-complex="normal"/>
    </style:style>
    <style:style style:name="P95" style:family="paragraph" style:parent-style-name="Standard">
      <style:text-properties style:text-underline-style="none" fo:font-weight="normal" officeooo:rsid="001f509b" officeooo:paragraph-rsid="003f26c2" style:font-weight-asian="normal" style:font-weight-complex="normal"/>
    </style:style>
    <style:style style:name="P96" style:family="paragraph" style:parent-style-name="Standard">
      <style:text-properties style:text-underline-style="none" fo:font-weight="normal" officeooo:rsid="001f509b" officeooo:paragraph-rsid="0040645b" style:font-weight-asian="normal" style:font-weight-complex="normal"/>
    </style:style>
    <style:style style:name="P97" style:family="paragraph" style:parent-style-name="Standard">
      <style:text-properties style:text-underline-style="none" fo:font-weight="normal" officeooo:rsid="001f509b" officeooo:paragraph-rsid="0041e04e" style:font-weight-asian="normal" style:font-weight-complex="normal"/>
    </style:style>
    <style:style style:name="P98" style:family="paragraph" style:parent-style-name="Standard">
      <style:text-properties style:text-underline-style="none" fo:font-weight="normal" officeooo:rsid="001f509b" officeooo:paragraph-rsid="0044abb3" style:font-weight-asian="normal" style:font-weight-complex="normal"/>
    </style:style>
    <style:style style:name="P99" style:family="paragraph" style:parent-style-name="Standard">
      <style:text-properties style:text-underline-style="none" fo:font-weight="normal" officeooo:rsid="001fe808" officeooo:paragraph-rsid="001fe808" style:font-weight-asian="normal" style:font-weight-complex="normal"/>
    </style:style>
    <style:style style:name="P100" style:family="paragraph" style:parent-style-name="Standard">
      <style:text-properties style:text-underline-style="none" fo:font-weight="normal" officeooo:rsid="00221589" officeooo:paragraph-rsid="00221589" style:font-weight-asian="normal" style:font-weight-complex="normal"/>
    </style:style>
    <style:style style:name="P101" style:family="paragraph" style:parent-style-name="Standard">
      <style:text-properties style:text-underline-style="none" fo:font-weight="normal" officeooo:rsid="002565e1" officeooo:paragraph-rsid="002565e1" style:font-weight-asian="normal" style:font-weight-complex="normal"/>
    </style:style>
    <style:style style:name="P102" style:family="paragraph" style:parent-style-name="Standard">
      <style:text-properties style:text-underline-style="none" fo:font-weight="normal" officeooo:rsid="00356bbd" officeooo:paragraph-rsid="00356bbd" style:font-weight-asian="normal" style:font-weight-complex="normal"/>
    </style:style>
    <style:style style:name="P103" style:family="paragraph" style:parent-style-name="Standard">
      <style:text-properties style:text-underline-style="none" fo:font-weight="normal" officeooo:rsid="0016baa8" officeooo:paragraph-rsid="00387764" style:font-weight-asian="normal" style:font-weight-complex="normal"/>
    </style:style>
    <style:style style:name="P104" style:family="paragraph" style:parent-style-name="Standard">
      <style:text-properties style:text-underline-style="none" fo:font-weight="normal" officeooo:rsid="0016baa8" officeooo:paragraph-rsid="0039fdc5" style:font-weight-asian="normal" style:font-weight-complex="normal"/>
    </style:style>
    <style:style style:name="P105" style:family="paragraph" style:parent-style-name="Standard">
      <style:text-properties style:text-underline-style="none" fo:font-weight="normal" officeooo:rsid="0016baa8" officeooo:paragraph-rsid="003aa3e1" style:font-weight-asian="normal" style:font-weight-complex="normal"/>
    </style:style>
    <style:style style:name="P106" style:family="paragraph" style:parent-style-name="Standard">
      <style:text-properties style:text-underline-style="none" fo:font-weight="normal" officeooo:rsid="0016baa8" officeooo:paragraph-rsid="003b863f" style:font-weight-asian="normal" style:font-weight-complex="normal"/>
    </style:style>
    <style:style style:name="P107" style:family="paragraph" style:parent-style-name="Standard">
      <style:text-properties style:text-underline-style="none" fo:font-weight="normal" officeooo:rsid="0016baa8" officeooo:paragraph-rsid="003c979c" style:font-weight-asian="normal" style:font-weight-complex="normal"/>
    </style:style>
    <style:style style:name="P108" style:family="paragraph" style:parent-style-name="Standard">
      <style:text-properties style:text-underline-style="none" fo:font-weight="normal" officeooo:rsid="0039fdc5" officeooo:paragraph-rsid="0039fdc5" style:font-weight-asian="normal" style:font-weight-complex="normal"/>
    </style:style>
    <style:style style:name="P109" style:family="paragraph" style:parent-style-name="Standard">
      <style:text-properties style:text-underline-style="none" fo:font-weight="normal" officeooo:rsid="0039fdc5" officeooo:paragraph-rsid="003aa3e1" style:font-weight-asian="normal" style:font-weight-complex="normal"/>
    </style:style>
    <style:style style:name="P110" style:family="paragraph" style:parent-style-name="Standard">
      <style:text-properties style:text-underline-style="none" fo:font-weight="normal" officeooo:rsid="0039fdc5" officeooo:paragraph-rsid="003b863f" style:font-weight-asian="normal" style:font-weight-complex="normal"/>
    </style:style>
    <style:style style:name="P111" style:family="paragraph" style:parent-style-name="Standard">
      <style:text-properties style:text-underline-style="none" fo:font-weight="normal" officeooo:rsid="0039fdc5" officeooo:paragraph-rsid="003c979c" style:font-weight-asian="normal" style:font-weight-complex="normal"/>
    </style:style>
    <style:style style:name="P112" style:family="paragraph" style:parent-style-name="Standard">
      <style:text-properties style:text-underline-style="none" fo:font-weight="normal" officeooo:rsid="0039fdc5" officeooo:paragraph-rsid="003dff90" style:font-weight-asian="normal" style:font-weight-complex="normal"/>
    </style:style>
    <style:style style:name="P113" style:family="paragraph" style:parent-style-name="Standard">
      <style:text-properties style:text-underline-style="none" fo:font-weight="normal" officeooo:rsid="0039fdc5" officeooo:paragraph-rsid="003f26c2" style:font-weight-asian="normal" style:font-weight-complex="normal"/>
    </style:style>
    <style:style style:name="P114" style:family="paragraph" style:parent-style-name="Standard">
      <style:text-properties style:text-underline-style="none" fo:font-weight="normal" officeooo:rsid="0046ab36" officeooo:paragraph-rsid="0046ab36" style:font-weight-asian="normal" style:font-weight-complex="normal"/>
    </style:style>
    <style:style style:name="P115" style:family="paragraph" style:parent-style-name="Standard">
      <style:text-properties style:text-underline-style="none" fo:font-weight="normal" officeooo:rsid="0046ab36" officeooo:paragraph-rsid="004888ea" style:font-weight-asian="normal" style:font-weight-complex="normal"/>
    </style:style>
    <style:style style:name="P116" style:family="paragraph" style:parent-style-name="Standard">
      <style:text-properties fo:font-weight="bold" officeooo:rsid="000931be" officeooo:paragraph-rsid="001c3cd8" style:font-weight-asian="bold" style:font-weight-complex="bold"/>
    </style:style>
    <style:style style:name="P117" style:family="paragraph" style:parent-style-name="Standard">
      <style:text-properties fo:font-weight="bold" officeooo:rsid="000931be" officeooo:paragraph-rsid="001f509b" style:font-weight-asian="bold" style:font-weight-complex="bold"/>
    </style:style>
    <style:style style:name="P118" style:family="paragraph" style:parent-style-name="Standard">
      <style:text-properties fo:font-weight="bold" officeooo:rsid="000931be" officeooo:paragraph-rsid="001fe808" style:font-weight-asian="bold" style:font-weight-complex="bold"/>
    </style:style>
    <style:style style:name="P119" style:family="paragraph" style:parent-style-name="Standard">
      <style:text-properties fo:font-weight="bold" officeooo:rsid="000931be" officeooo:paragraph-rsid="0024fed5" style:font-weight-asian="bold" style:font-weight-complex="bold"/>
    </style:style>
    <style:style style:name="P120" style:family="paragraph" style:parent-style-name="Standard">
      <style:text-properties fo:font-weight="bold" officeooo:rsid="000931be" officeooo:paragraph-rsid="00256271" style:font-weight-asian="bold" style:font-weight-complex="bold"/>
    </style:style>
    <style:style style:name="P121" style:family="paragraph" style:parent-style-name="Standard">
      <style:text-properties fo:font-weight="bold" officeooo:rsid="000931be" officeooo:paragraph-rsid="002565e1" style:font-weight-asian="bold" style:font-weight-complex="bold"/>
    </style:style>
    <style:style style:name="P122" style:family="paragraph" style:parent-style-name="Standard">
      <style:text-properties fo:font-weight="bold" officeooo:rsid="000931be" officeooo:paragraph-rsid="0026c4a1" style:font-weight-asian="bold" style:font-weight-complex="bold"/>
    </style:style>
    <style:style style:name="P123" style:family="paragraph" style:parent-style-name="Standard">
      <style:text-properties fo:font-weight="bold" officeooo:rsid="000931be" officeooo:paragraph-rsid="00271865" style:font-weight-asian="bold" style:font-weight-complex="bold"/>
    </style:style>
    <style:style style:name="P124" style:family="paragraph" style:parent-style-name="Standard">
      <style:text-properties fo:font-weight="bold" officeooo:rsid="000931be" officeooo:paragraph-rsid="00285a2e" style:font-weight-asian="bold" style:font-weight-complex="bold"/>
    </style:style>
    <style:style style:name="P125" style:family="paragraph" style:parent-style-name="Standard">
      <style:text-properties fo:font-weight="bold" officeooo:rsid="000931be" officeooo:paragraph-rsid="0029dc2a" style:font-weight-asian="bold" style:font-weight-complex="bold"/>
    </style:style>
    <style:style style:name="P126" style:family="paragraph" style:parent-style-name="Standard">
      <style:text-properties fo:font-weight="bold" officeooo:rsid="000931be" officeooo:paragraph-rsid="002d01d3" style:font-weight-asian="bold" style:font-weight-complex="bold"/>
    </style:style>
    <style:style style:name="P127" style:family="paragraph" style:parent-style-name="Standard">
      <style:text-properties fo:font-weight="bold" officeooo:rsid="000931be" officeooo:paragraph-rsid="002e1d58" style:font-weight-asian="bold" style:font-weight-complex="bold"/>
    </style:style>
    <style:style style:name="P128" style:family="paragraph" style:parent-style-name="Standard">
      <style:text-properties fo:font-weight="bold" officeooo:rsid="000931be" officeooo:paragraph-rsid="002fc637" style:font-weight-asian="bold" style:font-weight-complex="bold"/>
    </style:style>
    <style:style style:name="P129" style:family="paragraph" style:parent-style-name="Standard">
      <style:text-properties fo:font-weight="bold" officeooo:rsid="000931be" officeooo:paragraph-rsid="0031306d" style:font-weight-asian="bold" style:font-weight-complex="bold"/>
    </style:style>
    <style:style style:name="P130" style:family="paragraph" style:parent-style-name="Standard">
      <style:text-properties fo:font-weight="bold" officeooo:rsid="000931be" officeooo:paragraph-rsid="0032c453" style:font-weight-asian="bold" style:font-weight-complex="bold"/>
    </style:style>
    <style:style style:name="P131" style:family="paragraph" style:parent-style-name="Standard">
      <style:text-properties fo:font-weight="bold" officeooo:rsid="000931be" officeooo:paragraph-rsid="00339409" style:font-weight-asian="bold" style:font-weight-complex="bold"/>
    </style:style>
    <style:style style:name="P132" style:family="paragraph" style:parent-style-name="Standard">
      <style:text-properties fo:font-weight="bold" officeooo:rsid="000931be" officeooo:paragraph-rsid="0033aca7" style:font-weight-asian="bold" style:font-weight-complex="bold"/>
    </style:style>
    <style:style style:name="P133" style:family="paragraph" style:parent-style-name="Standard">
      <style:text-properties fo:font-weight="bold" officeooo:rsid="000931be" officeooo:paragraph-rsid="0034cfbe" style:font-weight-asian="bold" style:font-weight-complex="bold"/>
    </style:style>
    <style:style style:name="P134" style:family="paragraph" style:parent-style-name="Standard">
      <style:text-properties fo:font-weight="bold" officeooo:rsid="000931be" officeooo:paragraph-rsid="0036f77d" style:font-weight-asian="bold" style:font-weight-complex="bold"/>
    </style:style>
    <style:style style:name="P135" style:family="paragraph" style:parent-style-name="Standard">
      <style:text-properties fo:font-weight="bold" officeooo:rsid="000931be" officeooo:paragraph-rsid="00387764" style:font-weight-asian="bold" style:font-weight-complex="bold"/>
    </style:style>
    <style:style style:name="P136" style:family="paragraph" style:parent-style-name="Standard">
      <style:text-properties fo:font-weight="bold" officeooo:rsid="000931be" officeooo:paragraph-rsid="0039fdc5" style:font-weight-asian="bold" style:font-weight-complex="bold"/>
    </style:style>
    <style:style style:name="P137" style:family="paragraph" style:parent-style-name="Standard">
      <style:text-properties fo:font-weight="bold" officeooo:rsid="000931be" officeooo:paragraph-rsid="003aa3e1" style:font-weight-asian="bold" style:font-weight-complex="bold"/>
    </style:style>
    <style:style style:name="P138" style:family="paragraph" style:parent-style-name="Standard">
      <style:text-properties fo:font-weight="bold" officeooo:rsid="000931be" officeooo:paragraph-rsid="003b863f" style:font-weight-asian="bold" style:font-weight-complex="bold"/>
    </style:style>
    <style:style style:name="P139" style:family="paragraph" style:parent-style-name="Standard">
      <style:text-properties fo:font-weight="bold" officeooo:rsid="000931be" officeooo:paragraph-rsid="003c979c" style:font-weight-asian="bold" style:font-weight-complex="bold"/>
    </style:style>
    <style:style style:name="P140" style:family="paragraph" style:parent-style-name="Standard">
      <style:text-properties fo:font-weight="bold" officeooo:rsid="000931be" officeooo:paragraph-rsid="003db32a" style:font-weight-asian="bold" style:font-weight-complex="bold"/>
    </style:style>
    <style:style style:name="P141" style:family="paragraph" style:parent-style-name="Standard">
      <style:text-properties fo:font-weight="bold" officeooo:rsid="000931be" officeooo:paragraph-rsid="003dff90" style:font-weight-asian="bold" style:font-weight-complex="bold"/>
    </style:style>
    <style:style style:name="P142" style:family="paragraph" style:parent-style-name="Standard">
      <style:text-properties fo:font-weight="bold" officeooo:rsid="000931be" officeooo:paragraph-rsid="003f26c2" style:font-weight-asian="bold" style:font-weight-complex="bold"/>
    </style:style>
    <style:style style:name="P143" style:family="paragraph" style:parent-style-name="Standard">
      <style:text-properties fo:font-weight="bold" officeooo:rsid="000931be" officeooo:paragraph-rsid="0041e04e" style:font-weight-asian="bold" style:font-weight-complex="bold"/>
    </style:style>
    <style:style style:name="P144" style:family="paragraph" style:parent-style-name="Standard">
      <style:text-properties fo:font-weight="bold" officeooo:rsid="000931be" officeooo:paragraph-rsid="0044abb3" style:font-weight-asian="bold" style:font-weight-complex="bold"/>
    </style:style>
    <style:style style:name="P145" style:family="paragraph" style:parent-style-name="Standard">
      <style:text-properties fo:font-weight="bold" officeooo:rsid="000931be" officeooo:paragraph-rsid="0044d6ee" style:font-weight-asian="bold" style:font-weight-complex="bold"/>
    </style:style>
    <style:style style:name="P146" style:family="paragraph" style:parent-style-name="Standard">
      <style:text-properties fo:font-weight="bold" officeooo:rsid="000931be" officeooo:paragraph-rsid="0046ab36" style:font-weight-asian="bold" style:font-weight-complex="bold"/>
    </style:style>
    <style:style style:name="P147" style:family="paragraph" style:parent-style-name="Standard">
      <style:text-properties fo:font-weight="bold" officeooo:rsid="000931be" officeooo:paragraph-rsid="004888ea" style:font-weight-asian="bold" style:font-weight-complex="bold"/>
    </style:style>
    <style:style style:name="P148" style:family="paragraph" style:parent-style-name="Standard">
      <style:text-properties fo:font-weight="bold" officeooo:rsid="000a86f7" officeooo:paragraph-rsid="001c3cd8" style:font-weight-asian="bold" style:font-weight-complex="bold"/>
    </style:style>
    <style:style style:name="P149" style:family="paragraph" style:parent-style-name="Standard">
      <style:text-properties fo:font-weight="bold" officeooo:rsid="000a86f7" officeooo:paragraph-rsid="001f509b" style:font-weight-asian="bold" style:font-weight-complex="bold"/>
    </style:style>
    <style:style style:name="P150" style:family="paragraph" style:parent-style-name="Standard">
      <style:text-properties fo:font-weight="bold" officeooo:rsid="000a86f7" officeooo:paragraph-rsid="001fe808" style:font-weight-asian="bold" style:font-weight-complex="bold"/>
    </style:style>
    <style:style style:name="P151" style:family="paragraph" style:parent-style-name="Standard">
      <style:text-properties fo:font-weight="bold" officeooo:rsid="000a86f7" officeooo:paragraph-rsid="0024fed5" style:font-weight-asian="bold" style:font-weight-complex="bold"/>
    </style:style>
    <style:style style:name="P152" style:family="paragraph" style:parent-style-name="Standard">
      <style:text-properties fo:font-weight="bold" officeooo:rsid="000a86f7" officeooo:paragraph-rsid="00256271" style:font-weight-asian="bold" style:font-weight-complex="bold"/>
    </style:style>
    <style:style style:name="P153" style:family="paragraph" style:parent-style-name="Standard">
      <style:text-properties fo:font-weight="bold" officeooo:rsid="000a86f7" officeooo:paragraph-rsid="002565e1" style:font-weight-asian="bold" style:font-weight-complex="bold"/>
    </style:style>
    <style:style style:name="P154" style:family="paragraph" style:parent-style-name="Standard">
      <style:text-properties fo:font-weight="bold" officeooo:rsid="000a86f7" officeooo:paragraph-rsid="0026c4a1" style:font-weight-asian="bold" style:font-weight-complex="bold"/>
    </style:style>
    <style:style style:name="P155" style:family="paragraph" style:parent-style-name="Standard">
      <style:text-properties fo:font-weight="bold" officeooo:rsid="000a86f7" officeooo:paragraph-rsid="00271865" style:font-weight-asian="bold" style:font-weight-complex="bold"/>
    </style:style>
    <style:style style:name="P156" style:family="paragraph" style:parent-style-name="Standard">
      <style:text-properties fo:font-weight="bold" officeooo:rsid="000a86f7" officeooo:paragraph-rsid="00285a2e" style:font-weight-asian="bold" style:font-weight-complex="bold"/>
    </style:style>
    <style:style style:name="P157" style:family="paragraph" style:parent-style-name="Standard">
      <style:text-properties fo:font-weight="bold" officeooo:rsid="000a86f7" officeooo:paragraph-rsid="0029dc2a" style:font-weight-asian="bold" style:font-weight-complex="bold"/>
    </style:style>
    <style:style style:name="P158" style:family="paragraph" style:parent-style-name="Standard">
      <style:text-properties fo:font-weight="bold" officeooo:rsid="000a86f7" officeooo:paragraph-rsid="002d01d3" style:font-weight-asian="bold" style:font-weight-complex="bold"/>
    </style:style>
    <style:style style:name="P159" style:family="paragraph" style:parent-style-name="Standard">
      <style:text-properties fo:font-weight="bold" officeooo:rsid="000a86f7" officeooo:paragraph-rsid="002e1d58" style:font-weight-asian="bold" style:font-weight-complex="bold"/>
    </style:style>
    <style:style style:name="P160" style:family="paragraph" style:parent-style-name="Standard">
      <style:text-properties fo:font-weight="bold" officeooo:rsid="000a86f7" officeooo:paragraph-rsid="002fc637" style:font-weight-asian="bold" style:font-weight-complex="bold"/>
    </style:style>
    <style:style style:name="P161" style:family="paragraph" style:parent-style-name="Standard">
      <style:text-properties fo:font-weight="bold" officeooo:rsid="000a86f7" officeooo:paragraph-rsid="0031306d" style:font-weight-asian="bold" style:font-weight-complex="bold"/>
    </style:style>
    <style:style style:name="P162" style:family="paragraph" style:parent-style-name="Standard">
      <style:text-properties fo:font-weight="bold" officeooo:rsid="000a86f7" officeooo:paragraph-rsid="0032c453" style:font-weight-asian="bold" style:font-weight-complex="bold"/>
    </style:style>
    <style:style style:name="P163" style:family="paragraph" style:parent-style-name="Standard">
      <style:text-properties fo:font-weight="bold" officeooo:rsid="000a86f7" officeooo:paragraph-rsid="00339409" style:font-weight-asian="bold" style:font-weight-complex="bold"/>
    </style:style>
    <style:style style:name="P164" style:family="paragraph" style:parent-style-name="Standard">
      <style:text-properties fo:font-weight="bold" officeooo:rsid="000a86f7" officeooo:paragraph-rsid="0033aca7" style:font-weight-asian="bold" style:font-weight-complex="bold"/>
    </style:style>
    <style:style style:name="P165" style:family="paragraph" style:parent-style-name="Standard">
      <style:text-properties fo:font-weight="bold" officeooo:rsid="000a86f7" officeooo:paragraph-rsid="0034cfbe" style:font-weight-asian="bold" style:font-weight-complex="bold"/>
    </style:style>
    <style:style style:name="P166" style:family="paragraph" style:parent-style-name="Standard">
      <style:text-properties fo:font-weight="bold" officeooo:rsid="000a86f7" officeooo:paragraph-rsid="0036f77d" style:font-weight-asian="bold" style:font-weight-complex="bold"/>
    </style:style>
    <style:style style:name="P167" style:family="paragraph" style:parent-style-name="Standard">
      <style:text-properties fo:font-weight="bold" officeooo:rsid="000a86f7" officeooo:paragraph-rsid="00387764" style:font-weight-asian="bold" style:font-weight-complex="bold"/>
    </style:style>
    <style:style style:name="P168" style:family="paragraph" style:parent-style-name="Standard">
      <style:text-properties fo:font-weight="bold" officeooo:rsid="000a86f7" officeooo:paragraph-rsid="0039fdc5" style:font-weight-asian="bold" style:font-weight-complex="bold"/>
    </style:style>
    <style:style style:name="P169" style:family="paragraph" style:parent-style-name="Standard">
      <style:text-properties fo:font-weight="bold" officeooo:rsid="000a86f7" officeooo:paragraph-rsid="003aa3e1" style:font-weight-asian="bold" style:font-weight-complex="bold"/>
    </style:style>
    <style:style style:name="P170" style:family="paragraph" style:parent-style-name="Standard">
      <style:text-properties fo:font-weight="bold" officeooo:rsid="000a86f7" officeooo:paragraph-rsid="003b863f" style:font-weight-asian="bold" style:font-weight-complex="bold"/>
    </style:style>
    <style:style style:name="P171" style:family="paragraph" style:parent-style-name="Standard">
      <style:text-properties fo:font-weight="bold" officeooo:rsid="000a86f7" officeooo:paragraph-rsid="003c979c" style:font-weight-asian="bold" style:font-weight-complex="bold"/>
    </style:style>
    <style:style style:name="P172" style:family="paragraph" style:parent-style-name="Standard">
      <style:text-properties fo:font-weight="bold" officeooo:rsid="000a86f7" officeooo:paragraph-rsid="003db32a" style:font-weight-asian="bold" style:font-weight-complex="bold"/>
    </style:style>
    <style:style style:name="P173" style:family="paragraph" style:parent-style-name="Standard">
      <style:text-properties fo:font-weight="bold" officeooo:rsid="000a86f7" officeooo:paragraph-rsid="003dff90" style:font-weight-asian="bold" style:font-weight-complex="bold"/>
    </style:style>
    <style:style style:name="P174" style:family="paragraph" style:parent-style-name="Standard">
      <style:text-properties fo:font-weight="bold" officeooo:rsid="000a86f7" officeooo:paragraph-rsid="003f26c2" style:font-weight-asian="bold" style:font-weight-complex="bold"/>
    </style:style>
    <style:style style:name="P175" style:family="paragraph" style:parent-style-name="Standard">
      <style:text-properties fo:font-weight="bold" officeooo:rsid="000a86f7" officeooo:paragraph-rsid="0041e04e" style:font-weight-asian="bold" style:font-weight-complex="bold"/>
    </style:style>
    <style:style style:name="P176" style:family="paragraph" style:parent-style-name="Standard">
      <style:text-properties fo:font-weight="bold" officeooo:rsid="000a86f7" officeooo:paragraph-rsid="0044abb3" style:font-weight-asian="bold" style:font-weight-complex="bold"/>
    </style:style>
    <style:style style:name="P177" style:family="paragraph" style:parent-style-name="Standard">
      <style:text-properties fo:font-weight="bold" officeooo:rsid="000a86f7" officeooo:paragraph-rsid="0044d6ee" style:font-weight-asian="bold" style:font-weight-complex="bold"/>
    </style:style>
    <style:style style:name="P178" style:family="paragraph" style:parent-style-name="Standard">
      <style:text-properties fo:font-weight="bold" officeooo:rsid="000a86f7" officeooo:paragraph-rsid="0046ab36" style:font-weight-asian="bold" style:font-weight-complex="bold"/>
    </style:style>
    <style:style style:name="P179" style:family="paragraph" style:parent-style-name="Standard">
      <style:text-properties fo:font-weight="bold" officeooo:rsid="000a86f7" officeooo:paragraph-rsid="004888ea" style:font-weight-asian="bold" style:font-weight-complex="bold"/>
    </style:style>
    <style:style style:name="P180" style:family="paragraph" style:parent-style-name="Standard">
      <style:text-properties fo:font-weight="bold" officeooo:rsid="000b8e06" officeooo:paragraph-rsid="002e1d58" style:font-weight-asian="bold" style:font-weight-complex="bold"/>
    </style:style>
    <style:style style:name="P181" style:family="paragraph" style:parent-style-name="Standard">
      <style:text-properties officeooo:paragraph-rsid="001c3cd8"/>
    </style:style>
    <style:style style:name="P182" style:family="paragraph" style:parent-style-name="Standard">
      <style:text-properties officeooo:rsid="001f509b" officeooo:paragraph-rsid="001f509b"/>
    </style:style>
    <style:style style:name="P183" style:family="paragraph" style:parent-style-name="Standard">
      <style:text-properties officeooo:rsid="001f509b" officeooo:paragraph-rsid="001fe808"/>
    </style:style>
    <style:style style:name="P184" style:family="paragraph" style:parent-style-name="Standard">
      <style:text-properties officeooo:rsid="001f509b" officeooo:paragraph-rsid="0024fed5"/>
    </style:style>
    <style:style style:name="P185" style:family="paragraph" style:parent-style-name="Standard">
      <style:text-properties officeooo:rsid="001f509b" officeooo:paragraph-rsid="00271865"/>
    </style:style>
    <style:style style:name="P186" style:family="paragraph" style:parent-style-name="Standard">
      <style:text-properties officeooo:rsid="001f509b" officeooo:paragraph-rsid="002e1d58"/>
    </style:style>
    <style:style style:name="P187" style:family="paragraph" style:parent-style-name="Standard">
      <style:text-properties officeooo:rsid="001f509b" officeooo:paragraph-rsid="0044abb3"/>
    </style:style>
    <style:style style:name="P188" style:family="paragraph" style:parent-style-name="Standard">
      <style:text-properties officeooo:rsid="001f509b" officeooo:paragraph-rsid="0044d6ee"/>
    </style:style>
    <style:style style:name="P189" style:family="paragraph" style:parent-style-name="Standard">
      <style:text-properties officeooo:rsid="001f509b" officeooo:paragraph-rsid="0046ab36"/>
    </style:style>
    <style:style style:name="P190" style:family="paragraph" style:parent-style-name="Standard">
      <style:text-properties officeooo:rsid="001f509b" officeooo:paragraph-rsid="004888ea"/>
    </style:style>
    <style:style style:name="P191" style:family="paragraph" style:parent-style-name="Standard">
      <style:text-properties officeooo:paragraph-rsid="001f509b"/>
    </style:style>
    <style:style style:name="P192" style:family="paragraph" style:parent-style-name="Standard">
      <style:text-properties officeooo:paragraph-rsid="001fe808"/>
    </style:style>
    <style:style style:name="P193" style:family="paragraph" style:parent-style-name="Standard">
      <style:text-properties officeooo:paragraph-rsid="0024fed5"/>
    </style:style>
    <style:style style:name="P194" style:family="paragraph" style:parent-style-name="Standard">
      <style:text-properties officeooo:paragraph-rsid="00256271"/>
    </style:style>
    <style:style style:name="P195" style:family="paragraph" style:parent-style-name="Standard">
      <style:text-properties officeooo:paragraph-rsid="002565e1"/>
    </style:style>
    <style:style style:name="P196" style:family="paragraph" style:parent-style-name="Standard">
      <style:text-properties officeooo:paragraph-rsid="0026c4a1"/>
    </style:style>
    <style:style style:name="P197" style:family="paragraph" style:parent-style-name="Standard">
      <style:text-properties officeooo:paragraph-rsid="00271865"/>
    </style:style>
    <style:style style:name="P198" style:family="paragraph" style:parent-style-name="Standard">
      <style:text-properties officeooo:paragraph-rsid="00285a2e"/>
    </style:style>
    <style:style style:name="P199" style:family="paragraph" style:parent-style-name="Standard">
      <style:text-properties officeooo:paragraph-rsid="0029dc2a"/>
    </style:style>
    <style:style style:name="P200" style:family="paragraph" style:parent-style-name="Standard">
      <style:text-properties officeooo:paragraph-rsid="002d01d3"/>
    </style:style>
    <style:style style:name="P201" style:family="paragraph" style:parent-style-name="Standard">
      <style:text-properties officeooo:paragraph-rsid="002e1d58"/>
    </style:style>
    <style:style style:name="P202" style:family="paragraph" style:parent-style-name="Standard">
      <style:text-properties officeooo:paragraph-rsid="002fc637"/>
    </style:style>
    <style:style style:name="P203" style:family="paragraph" style:parent-style-name="Standard">
      <style:text-properties officeooo:paragraph-rsid="0031306d"/>
    </style:style>
    <style:style style:name="P204" style:family="paragraph" style:parent-style-name="Standard">
      <style:text-properties officeooo:paragraph-rsid="0032c453"/>
    </style:style>
    <style:style style:name="P205" style:family="paragraph" style:parent-style-name="Standard">
      <style:text-properties officeooo:paragraph-rsid="00339409"/>
    </style:style>
    <style:style style:name="P206" style:family="paragraph" style:parent-style-name="Standard">
      <style:text-properties officeooo:paragraph-rsid="0033aca7"/>
    </style:style>
    <style:style style:name="P207" style:family="paragraph" style:parent-style-name="Standard">
      <style:text-properties officeooo:paragraph-rsid="0034cfbe"/>
    </style:style>
    <style:style style:name="P208" style:family="paragraph" style:parent-style-name="Standard">
      <style:text-properties officeooo:paragraph-rsid="0036f77d"/>
    </style:style>
    <style:style style:name="P209" style:family="paragraph" style:parent-style-name="Standard">
      <style:text-properties officeooo:rsid="000bf622" officeooo:paragraph-rsid="00387764"/>
    </style:style>
    <style:style style:name="P210" style:family="paragraph" style:parent-style-name="Standard">
      <style:text-properties officeooo:rsid="000bf622" officeooo:paragraph-rsid="0039fdc5"/>
    </style:style>
    <style:style style:name="P211" style:family="paragraph" style:parent-style-name="Standard">
      <style:text-properties officeooo:rsid="000bf622" officeooo:paragraph-rsid="003aa3e1"/>
    </style:style>
    <style:style style:name="P212" style:family="paragraph" style:parent-style-name="Standard">
      <style:text-properties officeooo:rsid="000bf622" officeooo:paragraph-rsid="003b863f"/>
    </style:style>
    <style:style style:name="P213" style:family="paragraph" style:parent-style-name="Standard">
      <style:text-properties officeooo:rsid="000bf622" officeooo:paragraph-rsid="003c979c"/>
    </style:style>
    <style:style style:name="P214" style:family="paragraph" style:parent-style-name="Standard">
      <style:text-properties officeooo:paragraph-rsid="00387764"/>
    </style:style>
    <style:style style:name="P215" style:family="paragraph" style:parent-style-name="Standard">
      <style:text-properties officeooo:paragraph-rsid="0039fdc5"/>
    </style:style>
    <style:style style:name="P216" style:family="paragraph" style:parent-style-name="Standard">
      <style:text-properties officeooo:paragraph-rsid="003aa3e1"/>
    </style:style>
    <style:style style:name="P217" style:family="paragraph" style:parent-style-name="Standard">
      <style:text-properties officeooo:paragraph-rsid="003b863f"/>
    </style:style>
    <style:style style:name="P218" style:family="paragraph" style:parent-style-name="Standard">
      <style:text-properties officeooo:paragraph-rsid="003c979c"/>
    </style:style>
    <style:style style:name="P219" style:family="paragraph" style:parent-style-name="Standard">
      <style:text-properties officeooo:paragraph-rsid="003db32a"/>
    </style:style>
    <style:style style:name="P220" style:family="paragraph" style:parent-style-name="Standard">
      <style:text-properties officeooo:paragraph-rsid="003dff90"/>
    </style:style>
    <style:style style:name="P221" style:family="paragraph" style:parent-style-name="Standard">
      <style:text-properties officeooo:paragraph-rsid="003f26c2"/>
    </style:style>
    <style:style style:name="P222" style:family="paragraph" style:parent-style-name="Standard">
      <style:text-properties officeooo:paragraph-rsid="0041e04e"/>
    </style:style>
    <style:style style:name="P223" style:family="paragraph" style:parent-style-name="Standard">
      <style:text-properties officeooo:paragraph-rsid="0044abb3"/>
    </style:style>
    <style:style style:name="P224" style:family="paragraph" style:parent-style-name="Standard">
      <style:text-properties officeooo:paragraph-rsid="0044d6ee"/>
    </style:style>
    <style:style style:name="P225" style:family="paragraph" style:parent-style-name="Standard">
      <style:text-properties officeooo:paragraph-rsid="0046ab36"/>
    </style:style>
    <style:style style:name="P226" style:family="paragraph" style:parent-style-name="Standard">
      <style:text-properties officeooo:paragraph-rsid="004888ea"/>
    </style:style>
    <style:style style:name="P227" style:family="paragraph" style:parent-style-name="Text_20_body">
      <style:text-properties fo:font-weight="bold" officeooo:rsid="000b8e06" officeooo:paragraph-rsid="001c3cd8" style:font-weight-asian="bold" style:font-weight-complex="bold"/>
    </style:style>
    <style:style style:name="P228" style:family="paragraph" style:parent-style-name="Text_20_body">
      <style:text-properties fo:font-weight="bold" officeooo:rsid="000b8e06" officeooo:paragraph-rsid="001f509b" style:font-weight-asian="bold" style:font-weight-complex="bold"/>
    </style:style>
    <style:style style:name="P229" style:family="paragraph" style:parent-style-name="Text_20_body">
      <style:text-properties fo:font-weight="bold" officeooo:rsid="000b8e06" officeooo:paragraph-rsid="001fe808" style:font-weight-asian="bold" style:font-weight-complex="bold"/>
    </style:style>
    <style:style style:name="P230" style:family="paragraph" style:parent-style-name="Text_20_body">
      <style:text-properties fo:font-weight="bold" officeooo:rsid="000b8e06" officeooo:paragraph-rsid="0024fed5" style:font-weight-asian="bold" style:font-weight-complex="bold"/>
    </style:style>
    <style:style style:name="P231" style:family="paragraph" style:parent-style-name="Text_20_body">
      <style:text-properties fo:font-weight="bold" officeooo:rsid="000b8e06" officeooo:paragraph-rsid="00256271" style:font-weight-asian="bold" style:font-weight-complex="bold"/>
    </style:style>
    <style:style style:name="P232" style:family="paragraph" style:parent-style-name="Text_20_body">
      <style:text-properties fo:font-weight="bold" officeooo:rsid="000b8e06" officeooo:paragraph-rsid="002565e1" style:font-weight-asian="bold" style:font-weight-complex="bold"/>
    </style:style>
    <style:style style:name="P233" style:family="paragraph" style:parent-style-name="Text_20_body">
      <style:text-properties fo:font-weight="bold" officeooo:rsid="000b8e06" officeooo:paragraph-rsid="0026c4a1" style:font-weight-asian="bold" style:font-weight-complex="bold"/>
    </style:style>
    <style:style style:name="P234" style:family="paragraph" style:parent-style-name="Text_20_body">
      <style:text-properties fo:font-weight="bold" officeooo:rsid="000b8e06" officeooo:paragraph-rsid="00271865" style:font-weight-asian="bold" style:font-weight-complex="bold"/>
    </style:style>
    <style:style style:name="P235" style:family="paragraph" style:parent-style-name="Text_20_body">
      <style:text-properties fo:font-weight="bold" officeooo:rsid="000b8e06" officeooo:paragraph-rsid="00285a2e" style:font-weight-asian="bold" style:font-weight-complex="bold"/>
    </style:style>
    <style:style style:name="P236" style:family="paragraph" style:parent-style-name="Text_20_body">
      <style:text-properties fo:font-weight="bold" officeooo:rsid="000b8e06" officeooo:paragraph-rsid="0029dc2a" style:font-weight-asian="bold" style:font-weight-complex="bold"/>
    </style:style>
    <style:style style:name="P237" style:family="paragraph" style:parent-style-name="Text_20_body">
      <style:text-properties fo:font-weight="bold" officeooo:rsid="000b8e06" officeooo:paragraph-rsid="002d01d3" style:font-weight-asian="bold" style:font-weight-complex="bold"/>
    </style:style>
    <style:style style:name="P238" style:family="paragraph" style:parent-style-name="Text_20_body">
      <style:text-properties fo:font-weight="bold" officeooo:rsid="000b8e06" officeooo:paragraph-rsid="002e1d58" style:font-weight-asian="bold" style:font-weight-complex="bold"/>
    </style:style>
    <style:style style:name="P239" style:family="paragraph" style:parent-style-name="Text_20_body">
      <style:text-properties fo:font-weight="bold" officeooo:rsid="000b8e06" officeooo:paragraph-rsid="002fc637" style:font-weight-asian="bold" style:font-weight-complex="bold"/>
    </style:style>
    <style:style style:name="P240" style:family="paragraph" style:parent-style-name="Text_20_body">
      <style:text-properties fo:font-weight="bold" officeooo:rsid="000b8e06" officeooo:paragraph-rsid="0031306d" style:font-weight-asian="bold" style:font-weight-complex="bold"/>
    </style:style>
    <style:style style:name="P241" style:family="paragraph" style:parent-style-name="Text_20_body">
      <style:text-properties fo:font-weight="bold" officeooo:rsid="000b8e06" officeooo:paragraph-rsid="0032c453" style:font-weight-asian="bold" style:font-weight-complex="bold"/>
    </style:style>
    <style:style style:name="P242" style:family="paragraph" style:parent-style-name="Text_20_body">
      <style:text-properties fo:font-weight="bold" officeooo:rsid="000b8e06" officeooo:paragraph-rsid="00339409" style:font-weight-asian="bold" style:font-weight-complex="bold"/>
    </style:style>
    <style:style style:name="P243" style:family="paragraph" style:parent-style-name="Text_20_body">
      <style:text-properties fo:font-weight="bold" officeooo:rsid="000b8e06" officeooo:paragraph-rsid="0033aca7" style:font-weight-asian="bold" style:font-weight-complex="bold"/>
    </style:style>
    <style:style style:name="P244" style:family="paragraph" style:parent-style-name="Text_20_body">
      <style:text-properties fo:font-weight="bold" officeooo:rsid="000b8e06" officeooo:paragraph-rsid="0034cfbe" style:font-weight-asian="bold" style:font-weight-complex="bold"/>
    </style:style>
    <style:style style:name="P245" style:family="paragraph" style:parent-style-name="Text_20_body">
      <style:text-properties fo:font-weight="bold" officeooo:rsid="000b8e06" officeooo:paragraph-rsid="0036f77d" style:font-weight-asian="bold" style:font-weight-complex="bold"/>
    </style:style>
    <style:style style:name="P246" style:family="paragraph" style:parent-style-name="Text_20_body">
      <style:text-properties fo:font-weight="bold" officeooo:rsid="000b8e06" officeooo:paragraph-rsid="00387764" style:font-weight-asian="bold" style:font-weight-complex="bold"/>
    </style:style>
    <style:style style:name="P247" style:family="paragraph" style:parent-style-name="Text_20_body">
      <style:text-properties fo:font-weight="bold" officeooo:rsid="000b8e06" officeooo:paragraph-rsid="0039fdc5" style:font-weight-asian="bold" style:font-weight-complex="bold"/>
    </style:style>
    <style:style style:name="P248" style:family="paragraph" style:parent-style-name="Text_20_body">
      <style:text-properties fo:font-weight="bold" officeooo:rsid="000b8e06" officeooo:paragraph-rsid="003aa3e1" style:font-weight-asian="bold" style:font-weight-complex="bold"/>
    </style:style>
    <style:style style:name="P249" style:family="paragraph" style:parent-style-name="Text_20_body">
      <style:text-properties fo:font-weight="bold" officeooo:rsid="000b8e06" officeooo:paragraph-rsid="003b863f" style:font-weight-asian="bold" style:font-weight-complex="bold"/>
    </style:style>
    <style:style style:name="P250" style:family="paragraph" style:parent-style-name="Text_20_body">
      <style:text-properties fo:font-weight="bold" officeooo:rsid="000b8e06" officeooo:paragraph-rsid="003c979c" style:font-weight-asian="bold" style:font-weight-complex="bold"/>
    </style:style>
    <style:style style:name="P251" style:family="paragraph" style:parent-style-name="Text_20_body">
      <style:text-properties fo:font-weight="bold" officeooo:rsid="000b8e06" officeooo:paragraph-rsid="003db32a" style:font-weight-asian="bold" style:font-weight-complex="bold"/>
    </style:style>
    <style:style style:name="P252" style:family="paragraph" style:parent-style-name="Text_20_body">
      <style:text-properties fo:font-weight="bold" officeooo:rsid="000b8e06" officeooo:paragraph-rsid="003dff90" style:font-weight-asian="bold" style:font-weight-complex="bold"/>
    </style:style>
    <style:style style:name="P253" style:family="paragraph" style:parent-style-name="Text_20_body">
      <style:text-properties fo:font-weight="bold" officeooo:rsid="000b8e06" officeooo:paragraph-rsid="003f26c2" style:font-weight-asian="bold" style:font-weight-complex="bold"/>
    </style:style>
    <style:style style:name="P254" style:family="paragraph" style:parent-style-name="Text_20_body">
      <style:text-properties fo:font-weight="bold" officeooo:rsid="000b8e06" officeooo:paragraph-rsid="0040645b" style:font-weight-asian="bold" style:font-weight-complex="bold"/>
    </style:style>
    <style:style style:name="P255" style:family="paragraph" style:parent-style-name="Text_20_body">
      <style:text-properties fo:font-weight="bold" officeooo:rsid="000b8e06" officeooo:paragraph-rsid="0041e04e" style:font-weight-asian="bold" style:font-weight-complex="bold"/>
    </style:style>
    <style:style style:name="P256" style:family="paragraph" style:parent-style-name="Text_20_body">
      <style:text-properties fo:font-weight="bold" officeooo:rsid="000b8e06" officeooo:paragraph-rsid="0044abb3" style:font-weight-asian="bold" style:font-weight-complex="bold"/>
    </style:style>
    <style:style style:name="P257" style:family="paragraph" style:parent-style-name="Text_20_body">
      <style:text-properties fo:font-weight="bold" officeooo:rsid="000b8e06" officeooo:paragraph-rsid="0044d6ee" style:font-weight-asian="bold" style:font-weight-complex="bold"/>
    </style:style>
    <style:style style:name="P258" style:family="paragraph" style:parent-style-name="Text_20_body">
      <style:text-properties fo:font-weight="bold" officeooo:rsid="000b8e06" officeooo:paragraph-rsid="0046ab36" style:font-weight-asian="bold" style:font-weight-complex="bold"/>
    </style:style>
    <style:style style:name="P259" style:family="paragraph" style:parent-style-name="Text_20_body">
      <style:text-properties fo:font-weight="bold" officeooo:rsid="000b8e06" officeooo:paragraph-rsid="004888ea" style:font-weight-asian="bold" style:font-weight-complex="bold"/>
    </style:style>
    <style:style style:name="P260" style:family="paragraph" style:parent-style-name="Table_20_Contents">
      <style:text-properties fo:font-weight="bold" officeooo:rsid="00082799" officeooo:paragraph-rsid="001c3cd8" style:font-weight-asian="bold" style:font-weight-complex="bold"/>
    </style:style>
    <style:style style:name="P261" style:family="paragraph" style:parent-style-name="Table_20_Contents">
      <style:text-properties fo:font-weight="bold" officeooo:rsid="00082799" officeooo:paragraph-rsid="001f509b" style:font-weight-asian="bold" style:font-weight-complex="bold"/>
    </style:style>
    <style:style style:name="P262" style:family="paragraph" style:parent-style-name="Table_20_Contents">
      <style:text-properties fo:font-weight="bold" officeooo:rsid="00082799" officeooo:paragraph-rsid="001fe808" style:font-weight-asian="bold" style:font-weight-complex="bold"/>
    </style:style>
    <style:style style:name="P263" style:family="paragraph" style:parent-style-name="Table_20_Contents">
      <style:text-properties fo:font-weight="bold" officeooo:rsid="00082799" officeooo:paragraph-rsid="0024fed5" style:font-weight-asian="bold" style:font-weight-complex="bold"/>
    </style:style>
    <style:style style:name="P264" style:family="paragraph" style:parent-style-name="Table_20_Contents">
      <style:text-properties fo:font-weight="bold" officeooo:rsid="00082799" officeooo:paragraph-rsid="00256271" style:font-weight-asian="bold" style:font-weight-complex="bold"/>
    </style:style>
    <style:style style:name="P265" style:family="paragraph" style:parent-style-name="Table_20_Contents">
      <style:text-properties fo:font-weight="bold" officeooo:rsid="00082799" officeooo:paragraph-rsid="002565e1" style:font-weight-asian="bold" style:font-weight-complex="bold"/>
    </style:style>
    <style:style style:name="P266" style:family="paragraph" style:parent-style-name="Table_20_Contents">
      <style:text-properties fo:font-weight="bold" officeooo:rsid="00082799" officeooo:paragraph-rsid="0026c4a1" style:font-weight-asian="bold" style:font-weight-complex="bold"/>
    </style:style>
    <style:style style:name="P267" style:family="paragraph" style:parent-style-name="Table_20_Contents">
      <style:text-properties fo:font-weight="bold" officeooo:rsid="00082799" officeooo:paragraph-rsid="00271865" style:font-weight-asian="bold" style:font-weight-complex="bold"/>
    </style:style>
    <style:style style:name="P268" style:family="paragraph" style:parent-style-name="Table_20_Contents">
      <style:text-properties fo:font-weight="bold" officeooo:rsid="00082799" officeooo:paragraph-rsid="00285a2e" style:font-weight-asian="bold" style:font-weight-complex="bold"/>
    </style:style>
    <style:style style:name="P269" style:family="paragraph" style:parent-style-name="Table_20_Contents">
      <style:text-properties fo:font-weight="bold" officeooo:rsid="00082799" officeooo:paragraph-rsid="0029dc2a" style:font-weight-asian="bold" style:font-weight-complex="bold"/>
    </style:style>
    <style:style style:name="P270" style:family="paragraph" style:parent-style-name="Table_20_Contents">
      <style:text-properties fo:font-weight="bold" officeooo:rsid="00082799" officeooo:paragraph-rsid="002d01d3" style:font-weight-asian="bold" style:font-weight-complex="bold"/>
    </style:style>
    <style:style style:name="P271" style:family="paragraph" style:parent-style-name="Table_20_Contents">
      <style:text-properties fo:font-weight="bold" officeooo:rsid="00082799" officeooo:paragraph-rsid="002e1d58" style:font-weight-asian="bold" style:font-weight-complex="bold"/>
    </style:style>
    <style:style style:name="P272" style:family="paragraph" style:parent-style-name="Table_20_Contents">
      <style:text-properties fo:font-weight="bold" officeooo:rsid="00082799" officeooo:paragraph-rsid="002fc637" style:font-weight-asian="bold" style:font-weight-complex="bold"/>
    </style:style>
    <style:style style:name="P273" style:family="paragraph" style:parent-style-name="Table_20_Contents">
      <style:text-properties fo:font-weight="bold" officeooo:rsid="00082799" officeooo:paragraph-rsid="0031306d" style:font-weight-asian="bold" style:font-weight-complex="bold"/>
    </style:style>
    <style:style style:name="P274" style:family="paragraph" style:parent-style-name="Table_20_Contents">
      <style:text-properties fo:font-weight="bold" officeooo:rsid="00082799" officeooo:paragraph-rsid="0032c453" style:font-weight-asian="bold" style:font-weight-complex="bold"/>
    </style:style>
    <style:style style:name="P275" style:family="paragraph" style:parent-style-name="Table_20_Contents">
      <style:text-properties fo:font-weight="bold" officeooo:rsid="00082799" officeooo:paragraph-rsid="00339409" style:font-weight-asian="bold" style:font-weight-complex="bold"/>
    </style:style>
    <style:style style:name="P276" style:family="paragraph" style:parent-style-name="Table_20_Contents">
      <style:text-properties fo:font-weight="bold" officeooo:rsid="00082799" officeooo:paragraph-rsid="0033aca7" style:font-weight-asian="bold" style:font-weight-complex="bold"/>
    </style:style>
    <style:style style:name="P277" style:family="paragraph" style:parent-style-name="Table_20_Contents">
      <style:text-properties fo:font-weight="bold" officeooo:rsid="00082799" officeooo:paragraph-rsid="0034cfbe" style:font-weight-asian="bold" style:font-weight-complex="bold"/>
    </style:style>
    <style:style style:name="P278" style:family="paragraph" style:parent-style-name="Table_20_Contents">
      <style:text-properties fo:font-weight="bold" officeooo:rsid="00082799" officeooo:paragraph-rsid="0036f77d" style:font-weight-asian="bold" style:font-weight-complex="bold"/>
    </style:style>
    <style:style style:name="P279" style:family="paragraph" style:parent-style-name="Table_20_Contents">
      <style:text-properties fo:font-weight="bold" officeooo:rsid="00082799" officeooo:paragraph-rsid="00387764" style:font-weight-asian="bold" style:font-weight-complex="bold"/>
    </style:style>
    <style:style style:name="P280" style:family="paragraph" style:parent-style-name="Table_20_Contents">
      <style:text-properties fo:font-weight="bold" officeooo:rsid="00082799" officeooo:paragraph-rsid="0039fdc5" style:font-weight-asian="bold" style:font-weight-complex="bold"/>
    </style:style>
    <style:style style:name="P281" style:family="paragraph" style:parent-style-name="Table_20_Contents">
      <style:text-properties fo:font-weight="bold" officeooo:rsid="00082799" officeooo:paragraph-rsid="003aa3e1" style:font-weight-asian="bold" style:font-weight-complex="bold"/>
    </style:style>
    <style:style style:name="P282" style:family="paragraph" style:parent-style-name="Table_20_Contents">
      <style:text-properties fo:font-weight="bold" officeooo:rsid="00082799" officeooo:paragraph-rsid="003b863f" style:font-weight-asian="bold" style:font-weight-complex="bold"/>
    </style:style>
    <style:style style:name="P283" style:family="paragraph" style:parent-style-name="Table_20_Contents">
      <style:text-properties fo:font-weight="bold" officeooo:rsid="00082799" officeooo:paragraph-rsid="003c979c" style:font-weight-asian="bold" style:font-weight-complex="bold"/>
    </style:style>
    <style:style style:name="P284" style:family="paragraph" style:parent-style-name="Table_20_Contents">
      <style:text-properties fo:font-weight="bold" officeooo:rsid="00082799" officeooo:paragraph-rsid="003db32a" style:font-weight-asian="bold" style:font-weight-complex="bold"/>
    </style:style>
    <style:style style:name="P285" style:family="paragraph" style:parent-style-name="Table_20_Contents">
      <style:text-properties fo:font-weight="bold" officeooo:rsid="00082799" officeooo:paragraph-rsid="003dff90" style:font-weight-asian="bold" style:font-weight-complex="bold"/>
    </style:style>
    <style:style style:name="P286" style:family="paragraph" style:parent-style-name="Table_20_Contents">
      <style:text-properties fo:font-weight="bold" officeooo:rsid="00082799" officeooo:paragraph-rsid="003f26c2" style:font-weight-asian="bold" style:font-weight-complex="bold"/>
    </style:style>
    <style:style style:name="P287" style:family="paragraph" style:parent-style-name="Table_20_Contents">
      <style:text-properties fo:font-weight="bold" officeooo:rsid="00082799" officeooo:paragraph-rsid="0041e04e" style:font-weight-asian="bold" style:font-weight-complex="bold"/>
    </style:style>
    <style:style style:name="P288" style:family="paragraph" style:parent-style-name="Table_20_Contents">
      <style:text-properties fo:font-weight="bold" officeooo:rsid="00082799" officeooo:paragraph-rsid="0044abb3" style:font-weight-asian="bold" style:font-weight-complex="bold"/>
    </style:style>
    <style:style style:name="P289" style:family="paragraph" style:parent-style-name="Table_20_Contents">
      <style:text-properties fo:font-weight="bold" officeooo:rsid="00082799" officeooo:paragraph-rsid="0044d6ee" style:font-weight-asian="bold" style:font-weight-complex="bold"/>
    </style:style>
    <style:style style:name="P290" style:family="paragraph" style:parent-style-name="Table_20_Contents">
      <style:text-properties fo:font-weight="bold" officeooo:rsid="00082799" officeooo:paragraph-rsid="0046ab36" style:font-weight-asian="bold" style:font-weight-complex="bold"/>
    </style:style>
    <style:style style:name="P291" style:family="paragraph" style:parent-style-name="Table_20_Contents">
      <style:text-properties fo:font-weight="bold" officeooo:rsid="00082799" officeooo:paragraph-rsid="004888ea" style:font-weight-asian="bold" style:font-weight-complex="bold"/>
    </style:style>
    <style:style style:name="P292" style:family="paragraph" style:parent-style-name="Table_20_Contents">
      <style:paragraph-properties fo:text-align="center" style:justify-single-word="false"/>
      <style:text-properties fo:font-weight="bold" officeooo:rsid="00098a5d" officeooo:paragraph-rsid="001c3cd8" style:font-weight-asian="bold" style:font-weight-complex="bold"/>
    </style:style>
    <style:style style:name="P293" style:family="paragraph" style:parent-style-name="Table_20_Contents">
      <style:paragraph-properties fo:text-align="center" style:justify-single-word="false"/>
      <style:text-properties fo:font-weight="bold" officeooo:rsid="00098a5d" officeooo:paragraph-rsid="001f509b" style:font-weight-asian="bold" style:font-weight-complex="bold"/>
    </style:style>
    <style:style style:name="P294" style:family="paragraph" style:parent-style-name="Table_20_Contents">
      <style:paragraph-properties fo:text-align="center" style:justify-single-word="false"/>
      <style:text-properties fo:font-weight="bold" officeooo:rsid="00098a5d" officeooo:paragraph-rsid="001fe808" style:font-weight-asian="bold" style:font-weight-complex="bold"/>
    </style:style>
    <style:style style:name="P295" style:family="paragraph" style:parent-style-name="Table_20_Contents">
      <style:paragraph-properties fo:text-align="center" style:justify-single-word="false"/>
      <style:text-properties fo:font-weight="bold" officeooo:rsid="00098a5d" officeooo:paragraph-rsid="0024fed5" style:font-weight-asian="bold" style:font-weight-complex="bold"/>
    </style:style>
    <style:style style:name="P296" style:family="paragraph" style:parent-style-name="Table_20_Contents">
      <style:paragraph-properties fo:text-align="center" style:justify-single-word="false"/>
      <style:text-properties fo:font-weight="bold" officeooo:rsid="00098a5d" officeooo:paragraph-rsid="00256271" style:font-weight-asian="bold" style:font-weight-complex="bold"/>
    </style:style>
    <style:style style:name="P297" style:family="paragraph" style:parent-style-name="Table_20_Contents">
      <style:paragraph-properties fo:text-align="center" style:justify-single-word="false"/>
      <style:text-properties fo:font-weight="bold" officeooo:rsid="00098a5d" officeooo:paragraph-rsid="002565e1" style:font-weight-asian="bold" style:font-weight-complex="bold"/>
    </style:style>
    <style:style style:name="P298" style:family="paragraph" style:parent-style-name="Table_20_Contents">
      <style:paragraph-properties fo:text-align="center" style:justify-single-word="false"/>
      <style:text-properties fo:font-weight="bold" officeooo:rsid="00098a5d" officeooo:paragraph-rsid="0026c4a1" style:font-weight-asian="bold" style:font-weight-complex="bold"/>
    </style:style>
    <style:style style:name="P299" style:family="paragraph" style:parent-style-name="Table_20_Contents">
      <style:paragraph-properties fo:text-align="center" style:justify-single-word="false"/>
      <style:text-properties fo:font-weight="bold" officeooo:rsid="00098a5d" officeooo:paragraph-rsid="00271865" style:font-weight-asian="bold" style:font-weight-complex="bold"/>
    </style:style>
    <style:style style:name="P300" style:family="paragraph" style:parent-style-name="Table_20_Contents">
      <style:paragraph-properties fo:text-align="center" style:justify-single-word="false"/>
      <style:text-properties fo:font-weight="bold" officeooo:rsid="00098a5d" officeooo:paragraph-rsid="00285a2e" style:font-weight-asian="bold" style:font-weight-complex="bold"/>
    </style:style>
    <style:style style:name="P301" style:family="paragraph" style:parent-style-name="Table_20_Contents">
      <style:paragraph-properties fo:text-align="center" style:justify-single-word="false"/>
      <style:text-properties fo:font-weight="bold" officeooo:rsid="00098a5d" officeooo:paragraph-rsid="0029dc2a" style:font-weight-asian="bold" style:font-weight-complex="bold"/>
    </style:style>
    <style:style style:name="P302" style:family="paragraph" style:parent-style-name="Table_20_Contents">
      <style:paragraph-properties fo:text-align="center" style:justify-single-word="false"/>
      <style:text-properties fo:font-weight="bold" officeooo:rsid="00098a5d" officeooo:paragraph-rsid="002d01d3" style:font-weight-asian="bold" style:font-weight-complex="bold"/>
    </style:style>
    <style:style style:name="P303" style:family="paragraph" style:parent-style-name="Table_20_Contents">
      <style:paragraph-properties fo:text-align="center" style:justify-single-word="false"/>
      <style:text-properties fo:font-weight="bold" officeooo:rsid="00098a5d" officeooo:paragraph-rsid="002e1d58" style:font-weight-asian="bold" style:font-weight-complex="bold"/>
    </style:style>
    <style:style style:name="P304" style:family="paragraph" style:parent-style-name="Table_20_Contents">
      <style:paragraph-properties fo:text-align="center" style:justify-single-word="false"/>
      <style:text-properties fo:font-weight="bold" officeooo:rsid="00098a5d" officeooo:paragraph-rsid="002fc637" style:font-weight-asian="bold" style:font-weight-complex="bold"/>
    </style:style>
    <style:style style:name="P305" style:family="paragraph" style:parent-style-name="Table_20_Contents">
      <style:paragraph-properties fo:text-align="center" style:justify-single-word="false"/>
      <style:text-properties fo:font-weight="bold" officeooo:rsid="00098a5d" officeooo:paragraph-rsid="0031306d" style:font-weight-asian="bold" style:font-weight-complex="bold"/>
    </style:style>
    <style:style style:name="P306" style:family="paragraph" style:parent-style-name="Table_20_Contents">
      <style:paragraph-properties fo:text-align="center" style:justify-single-word="false"/>
      <style:text-properties fo:font-weight="bold" officeooo:rsid="00098a5d" officeooo:paragraph-rsid="0032c453" style:font-weight-asian="bold" style:font-weight-complex="bold"/>
    </style:style>
    <style:style style:name="P307" style:family="paragraph" style:parent-style-name="Table_20_Contents">
      <style:paragraph-properties fo:text-align="center" style:justify-single-word="false"/>
      <style:text-properties fo:font-weight="bold" officeooo:rsid="00098a5d" officeooo:paragraph-rsid="00339409" style:font-weight-asian="bold" style:font-weight-complex="bold"/>
    </style:style>
    <style:style style:name="P308" style:family="paragraph" style:parent-style-name="Table_20_Contents">
      <style:paragraph-properties fo:text-align="center" style:justify-single-word="false"/>
      <style:text-properties fo:font-weight="bold" officeooo:rsid="00098a5d" officeooo:paragraph-rsid="0033aca7" style:font-weight-asian="bold" style:font-weight-complex="bold"/>
    </style:style>
    <style:style style:name="P309" style:family="paragraph" style:parent-style-name="Table_20_Contents">
      <style:paragraph-properties fo:text-align="center" style:justify-single-word="false"/>
      <style:text-properties fo:font-weight="bold" officeooo:rsid="00098a5d" officeooo:paragraph-rsid="0034cfbe" style:font-weight-asian="bold" style:font-weight-complex="bold"/>
    </style:style>
    <style:style style:name="P310" style:family="paragraph" style:parent-style-name="Table_20_Contents">
      <style:paragraph-properties fo:text-align="center" style:justify-single-word="false"/>
      <style:text-properties fo:font-weight="bold" officeooo:rsid="00098a5d" officeooo:paragraph-rsid="0036f77d" style:font-weight-asian="bold" style:font-weight-complex="bold"/>
    </style:style>
    <style:style style:name="P311" style:family="paragraph" style:parent-style-name="Table_20_Contents">
      <style:paragraph-properties fo:text-align="center" style:justify-single-word="false"/>
      <style:text-properties fo:font-weight="bold" officeooo:rsid="00098a5d" officeooo:paragraph-rsid="00387764" style:font-weight-asian="bold" style:font-weight-complex="bold"/>
    </style:style>
    <style:style style:name="P312" style:family="paragraph" style:parent-style-name="Table_20_Contents">
      <style:paragraph-properties fo:text-align="center" style:justify-single-word="false"/>
      <style:text-properties fo:font-weight="bold" officeooo:rsid="00098a5d" officeooo:paragraph-rsid="0039fdc5" style:font-weight-asian="bold" style:font-weight-complex="bold"/>
    </style:style>
    <style:style style:name="P313" style:family="paragraph" style:parent-style-name="Table_20_Contents">
      <style:paragraph-properties fo:text-align="center" style:justify-single-word="false"/>
      <style:text-properties fo:font-weight="bold" officeooo:rsid="00098a5d" officeooo:paragraph-rsid="003aa3e1" style:font-weight-asian="bold" style:font-weight-complex="bold"/>
    </style:style>
    <style:style style:name="P314" style:family="paragraph" style:parent-style-name="Table_20_Contents">
      <style:paragraph-properties fo:text-align="center" style:justify-single-word="false"/>
      <style:text-properties fo:font-weight="bold" officeooo:rsid="00098a5d" officeooo:paragraph-rsid="003b863f" style:font-weight-asian="bold" style:font-weight-complex="bold"/>
    </style:style>
    <style:style style:name="P315" style:family="paragraph" style:parent-style-name="Table_20_Contents">
      <style:paragraph-properties fo:text-align="center" style:justify-single-word="false"/>
      <style:text-properties fo:font-weight="bold" officeooo:rsid="00098a5d" officeooo:paragraph-rsid="003c979c" style:font-weight-asian="bold" style:font-weight-complex="bold"/>
    </style:style>
    <style:style style:name="P316" style:family="paragraph" style:parent-style-name="Table_20_Contents">
      <style:paragraph-properties fo:text-align="center" style:justify-single-word="false"/>
      <style:text-properties fo:font-weight="bold" officeooo:rsid="00098a5d" officeooo:paragraph-rsid="003db32a" style:font-weight-asian="bold" style:font-weight-complex="bold"/>
    </style:style>
    <style:style style:name="P317" style:family="paragraph" style:parent-style-name="Table_20_Contents">
      <style:paragraph-properties fo:text-align="center" style:justify-single-word="false"/>
      <style:text-properties fo:font-weight="bold" officeooo:rsid="00098a5d" officeooo:paragraph-rsid="003dff90" style:font-weight-asian="bold" style:font-weight-complex="bold"/>
    </style:style>
    <style:style style:name="P318" style:family="paragraph" style:parent-style-name="Table_20_Contents">
      <style:paragraph-properties fo:text-align="center" style:justify-single-word="false"/>
      <style:text-properties fo:font-weight="bold" officeooo:rsid="00098a5d" officeooo:paragraph-rsid="003f26c2" style:font-weight-asian="bold" style:font-weight-complex="bold"/>
    </style:style>
    <style:style style:name="P319" style:family="paragraph" style:parent-style-name="Table_20_Contents">
      <style:paragraph-properties fo:text-align="center" style:justify-single-word="false"/>
      <style:text-properties fo:font-weight="bold" officeooo:rsid="00098a5d" officeooo:paragraph-rsid="0041e04e" style:font-weight-asian="bold" style:font-weight-complex="bold"/>
    </style:style>
    <style:style style:name="P320" style:family="paragraph" style:parent-style-name="Table_20_Contents">
      <style:paragraph-properties fo:text-align="center" style:justify-single-word="false"/>
      <style:text-properties fo:font-weight="bold" officeooo:rsid="00098a5d" officeooo:paragraph-rsid="0044abb3" style:font-weight-asian="bold" style:font-weight-complex="bold"/>
    </style:style>
    <style:style style:name="P321" style:family="paragraph" style:parent-style-name="Table_20_Contents">
      <style:paragraph-properties fo:text-align="center" style:justify-single-word="false"/>
      <style:text-properties fo:font-weight="bold" officeooo:rsid="00098a5d" officeooo:paragraph-rsid="0044d6ee" style:font-weight-asian="bold" style:font-weight-complex="bold"/>
    </style:style>
    <style:style style:name="P322" style:family="paragraph" style:parent-style-name="Table_20_Contents">
      <style:paragraph-properties fo:text-align="center" style:justify-single-word="false"/>
      <style:text-properties fo:font-weight="bold" officeooo:rsid="00098a5d" officeooo:paragraph-rsid="0046ab36" style:font-weight-asian="bold" style:font-weight-complex="bold"/>
    </style:style>
    <style:style style:name="P323" style:family="paragraph" style:parent-style-name="Table_20_Contents">
      <style:paragraph-properties fo:text-align="center" style:justify-single-word="false"/>
      <style:text-properties fo:font-weight="bold" officeooo:rsid="00098a5d" officeooo:paragraph-rsid="004888ea" style:font-weight-asian="bold" style:font-weight-complex="bold"/>
    </style:style>
    <style:style style:name="P324" style:family="paragraph" style:parent-style-name="Table_20_Contents">
      <style:text-properties officeooo:rsid="00082799" officeooo:paragraph-rsid="001c3cd8"/>
    </style:style>
    <style:style style:name="P325" style:family="paragraph" style:parent-style-name="Table_20_Contents">
      <style:text-properties officeooo:rsid="00082799" officeooo:paragraph-rsid="001f509b"/>
    </style:style>
    <style:style style:name="P326" style:family="paragraph" style:parent-style-name="Table_20_Contents">
      <style:text-properties officeooo:rsid="00082799" officeooo:paragraph-rsid="001fe808"/>
    </style:style>
    <style:style style:name="P327" style:family="paragraph" style:parent-style-name="Table_20_Contents">
      <style:text-properties officeooo:rsid="00082799" officeooo:paragraph-rsid="0024fed5"/>
    </style:style>
    <style:style style:name="P328" style:family="paragraph" style:parent-style-name="Table_20_Contents">
      <style:text-properties officeooo:rsid="00082799" officeooo:paragraph-rsid="00256271"/>
    </style:style>
    <style:style style:name="P329" style:family="paragraph" style:parent-style-name="Table_20_Contents">
      <style:text-properties officeooo:rsid="00082799" officeooo:paragraph-rsid="002565e1"/>
    </style:style>
    <style:style style:name="P330" style:family="paragraph" style:parent-style-name="Table_20_Contents">
      <style:text-properties officeooo:rsid="00082799" officeooo:paragraph-rsid="0026c4a1"/>
    </style:style>
    <style:style style:name="P331" style:family="paragraph" style:parent-style-name="Table_20_Contents">
      <style:text-properties officeooo:rsid="00082799" officeooo:paragraph-rsid="00271865"/>
    </style:style>
    <style:style style:name="P332" style:family="paragraph" style:parent-style-name="Table_20_Contents">
      <style:text-properties officeooo:rsid="00082799" officeooo:paragraph-rsid="00285a2e"/>
    </style:style>
    <style:style style:name="P333" style:family="paragraph" style:parent-style-name="Table_20_Contents">
      <style:text-properties officeooo:rsid="00082799" officeooo:paragraph-rsid="0029dc2a"/>
    </style:style>
    <style:style style:name="P334" style:family="paragraph" style:parent-style-name="Table_20_Contents">
      <style:text-properties officeooo:rsid="00082799" officeooo:paragraph-rsid="002d01d3"/>
    </style:style>
    <style:style style:name="P335" style:family="paragraph" style:parent-style-name="Table_20_Contents">
      <style:text-properties officeooo:rsid="00082799" officeooo:paragraph-rsid="002e1d58"/>
    </style:style>
    <style:style style:name="P336" style:family="paragraph" style:parent-style-name="Table_20_Contents">
      <style:text-properties officeooo:rsid="00082799" officeooo:paragraph-rsid="002fc637"/>
    </style:style>
    <style:style style:name="P337" style:family="paragraph" style:parent-style-name="Table_20_Contents">
      <style:text-properties officeooo:rsid="00082799" officeooo:paragraph-rsid="0031306d"/>
    </style:style>
    <style:style style:name="P338" style:family="paragraph" style:parent-style-name="Table_20_Contents">
      <style:text-properties officeooo:rsid="00082799" officeooo:paragraph-rsid="0032c453"/>
    </style:style>
    <style:style style:name="P339" style:family="paragraph" style:parent-style-name="Table_20_Contents">
      <style:text-properties officeooo:rsid="00082799" officeooo:paragraph-rsid="00339409"/>
    </style:style>
    <style:style style:name="P340" style:family="paragraph" style:parent-style-name="Table_20_Contents">
      <style:text-properties officeooo:rsid="00082799" officeooo:paragraph-rsid="0033aca7"/>
    </style:style>
    <style:style style:name="P341" style:family="paragraph" style:parent-style-name="Table_20_Contents">
      <style:text-properties officeooo:rsid="00082799" officeooo:paragraph-rsid="0034cfbe"/>
    </style:style>
    <style:style style:name="P342" style:family="paragraph" style:parent-style-name="Table_20_Contents">
      <style:text-properties officeooo:rsid="00082799" officeooo:paragraph-rsid="0036f77d"/>
    </style:style>
    <style:style style:name="P343" style:family="paragraph" style:parent-style-name="Table_20_Contents">
      <style:text-properties officeooo:rsid="00082799" officeooo:paragraph-rsid="00387764"/>
    </style:style>
    <style:style style:name="P344" style:family="paragraph" style:parent-style-name="Table_20_Contents">
      <style:text-properties officeooo:rsid="00082799" officeooo:paragraph-rsid="0039fdc5"/>
    </style:style>
    <style:style style:name="P345" style:family="paragraph" style:parent-style-name="Table_20_Contents">
      <style:text-properties officeooo:rsid="00082799" officeooo:paragraph-rsid="003aa3e1"/>
    </style:style>
    <style:style style:name="P346" style:family="paragraph" style:parent-style-name="Table_20_Contents">
      <style:text-properties officeooo:rsid="00082799" officeooo:paragraph-rsid="003b863f"/>
    </style:style>
    <style:style style:name="P347" style:family="paragraph" style:parent-style-name="Table_20_Contents">
      <style:text-properties officeooo:rsid="00082799" officeooo:paragraph-rsid="003c979c"/>
    </style:style>
    <style:style style:name="P348" style:family="paragraph" style:parent-style-name="Table_20_Contents">
      <style:text-properties officeooo:rsid="00082799" officeooo:paragraph-rsid="003db32a"/>
    </style:style>
    <style:style style:name="P349" style:family="paragraph" style:parent-style-name="Table_20_Contents">
      <style:text-properties officeooo:rsid="00082799" officeooo:paragraph-rsid="003dff90"/>
    </style:style>
    <style:style style:name="P350" style:family="paragraph" style:parent-style-name="Table_20_Contents">
      <style:text-properties officeooo:rsid="00082799" officeooo:paragraph-rsid="003f26c2"/>
    </style:style>
    <style:style style:name="P351" style:family="paragraph" style:parent-style-name="Table_20_Contents">
      <style:text-properties officeooo:rsid="00082799" officeooo:paragraph-rsid="0041e04e"/>
    </style:style>
    <style:style style:name="P352" style:family="paragraph" style:parent-style-name="Table_20_Contents">
      <style:text-properties officeooo:rsid="00082799" officeooo:paragraph-rsid="0044abb3"/>
    </style:style>
    <style:style style:name="P353" style:family="paragraph" style:parent-style-name="Table_20_Contents">
      <style:text-properties officeooo:rsid="00082799" officeooo:paragraph-rsid="0044d6ee"/>
    </style:style>
    <style:style style:name="P354" style:family="paragraph" style:parent-style-name="Table_20_Contents">
      <style:text-properties officeooo:rsid="00082799" officeooo:paragraph-rsid="0046ab36"/>
    </style:style>
    <style:style style:name="P355" style:family="paragraph" style:parent-style-name="Table_20_Contents">
      <style:text-properties officeooo:rsid="00082799" officeooo:paragraph-rsid="004888ea"/>
    </style:style>
    <style:style style:name="P356" style:family="paragraph" style:parent-style-name="Table_20_Contents">
      <style:text-properties officeooo:rsid="0009b4d3" officeooo:paragraph-rsid="001c3cd8"/>
    </style:style>
    <style:style style:name="P357" style:family="paragraph" style:parent-style-name="Table_20_Contents">
      <style:text-properties officeooo:rsid="0009b4d3" officeooo:paragraph-rsid="001fe808"/>
    </style:style>
    <style:style style:name="P358" style:family="paragraph" style:parent-style-name="Table_20_Contents">
      <style:text-properties officeooo:rsid="0009b4d3" officeooo:paragraph-rsid="00256271"/>
    </style:style>
    <style:style style:name="P359" style:family="paragraph" style:parent-style-name="Table_20_Contents">
      <style:text-properties officeooo:rsid="000931be" officeooo:paragraph-rsid="001c3cd8"/>
    </style:style>
    <style:style style:name="P360" style:family="paragraph" style:parent-style-name="Table_20_Contents">
      <style:text-properties officeooo:rsid="000931be" officeooo:paragraph-rsid="001f509b"/>
    </style:style>
    <style:style style:name="P361" style:family="paragraph" style:parent-style-name="Table_20_Contents">
      <style:text-properties officeooo:rsid="000931be" officeooo:paragraph-rsid="001fe808"/>
    </style:style>
    <style:style style:name="P362" style:family="paragraph" style:parent-style-name="Table_20_Contents">
      <style:text-properties officeooo:rsid="000931be" officeooo:paragraph-rsid="0024fed5"/>
    </style:style>
    <style:style style:name="P363" style:family="paragraph" style:parent-style-name="Table_20_Contents">
      <style:text-properties officeooo:rsid="000931be" officeooo:paragraph-rsid="00256271"/>
    </style:style>
    <style:style style:name="P364" style:family="paragraph" style:parent-style-name="Table_20_Contents">
      <style:text-properties officeooo:rsid="000931be" officeooo:paragraph-rsid="002565e1"/>
    </style:style>
    <style:style style:name="P365" style:family="paragraph" style:parent-style-name="Table_20_Contents">
      <style:text-properties officeooo:rsid="000931be" officeooo:paragraph-rsid="0026c4a1"/>
    </style:style>
    <style:style style:name="P366" style:family="paragraph" style:parent-style-name="Table_20_Contents">
      <style:text-properties officeooo:rsid="000931be" officeooo:paragraph-rsid="00271865"/>
    </style:style>
    <style:style style:name="P367" style:family="paragraph" style:parent-style-name="Table_20_Contents">
      <style:text-properties officeooo:rsid="000931be" officeooo:paragraph-rsid="00285a2e"/>
    </style:style>
    <style:style style:name="P368" style:family="paragraph" style:parent-style-name="Table_20_Contents">
      <style:text-properties officeooo:rsid="000931be" officeooo:paragraph-rsid="0029dc2a"/>
    </style:style>
    <style:style style:name="P369" style:family="paragraph" style:parent-style-name="Table_20_Contents">
      <style:text-properties officeooo:rsid="000931be" officeooo:paragraph-rsid="002d01d3"/>
    </style:style>
    <style:style style:name="P370" style:family="paragraph" style:parent-style-name="Table_20_Contents">
      <style:text-properties officeooo:rsid="000931be" officeooo:paragraph-rsid="002e1d58"/>
    </style:style>
    <style:style style:name="P371" style:family="paragraph" style:parent-style-name="Table_20_Contents">
      <style:text-properties officeooo:rsid="000931be" officeooo:paragraph-rsid="002fc637"/>
    </style:style>
    <style:style style:name="P372" style:family="paragraph" style:parent-style-name="Table_20_Contents">
      <style:text-properties officeooo:rsid="000931be" officeooo:paragraph-rsid="0031306d"/>
    </style:style>
    <style:style style:name="P373" style:family="paragraph" style:parent-style-name="Table_20_Contents">
      <style:text-properties officeooo:rsid="000931be" officeooo:paragraph-rsid="0032c453"/>
    </style:style>
    <style:style style:name="P374" style:family="paragraph" style:parent-style-name="Table_20_Contents">
      <style:text-properties officeooo:rsid="000931be" officeooo:paragraph-rsid="00339409"/>
    </style:style>
    <style:style style:name="P375" style:family="paragraph" style:parent-style-name="Table_20_Contents">
      <style:text-properties officeooo:rsid="000931be" officeooo:paragraph-rsid="0033aca7"/>
    </style:style>
    <style:style style:name="P376" style:family="paragraph" style:parent-style-name="Table_20_Contents">
      <style:text-properties officeooo:rsid="000931be" officeooo:paragraph-rsid="0034cfbe"/>
    </style:style>
    <style:style style:name="P377" style:family="paragraph" style:parent-style-name="Table_20_Contents">
      <style:text-properties officeooo:rsid="000931be" officeooo:paragraph-rsid="0036f77d"/>
    </style:style>
    <style:style style:name="P378" style:family="paragraph" style:parent-style-name="Table_20_Contents">
      <style:text-properties officeooo:rsid="000931be" officeooo:paragraph-rsid="003db32a"/>
    </style:style>
    <style:style style:name="P379" style:family="paragraph" style:parent-style-name="Table_20_Contents">
      <style:text-properties officeooo:rsid="000931be" officeooo:paragraph-rsid="003dff90"/>
    </style:style>
    <style:style style:name="P380" style:family="paragraph" style:parent-style-name="Table_20_Contents">
      <style:text-properties officeooo:rsid="000931be" officeooo:paragraph-rsid="003f26c2"/>
    </style:style>
    <style:style style:name="P381" style:family="paragraph" style:parent-style-name="Table_20_Contents">
      <style:text-properties officeooo:rsid="000931be" officeooo:paragraph-rsid="0041e04e"/>
    </style:style>
    <style:style style:name="P382" style:family="paragraph" style:parent-style-name="Table_20_Contents">
      <style:text-properties officeooo:rsid="000931be" officeooo:paragraph-rsid="0044abb3"/>
    </style:style>
    <style:style style:name="P383" style:family="paragraph" style:parent-style-name="Table_20_Contents">
      <style:text-properties officeooo:rsid="000931be" officeooo:paragraph-rsid="0044d6ee"/>
    </style:style>
    <style:style style:name="P384" style:family="paragraph" style:parent-style-name="Table_20_Contents">
      <style:text-properties officeooo:rsid="000931be" officeooo:paragraph-rsid="0046ab36"/>
    </style:style>
    <style:style style:name="P385" style:family="paragraph" style:parent-style-name="Table_20_Contents">
      <style:text-properties officeooo:rsid="000931be" officeooo:paragraph-rsid="004888ea"/>
    </style:style>
    <style:style style:name="P386" style:family="paragraph" style:parent-style-name="Table_20_Contents">
      <style:text-properties officeooo:rsid="000b8e06" officeooo:paragraph-rsid="001c3cd8"/>
    </style:style>
    <style:style style:name="P387" style:family="paragraph" style:parent-style-name="Table_20_Contents">
      <style:text-properties officeooo:rsid="000b8e06" officeooo:paragraph-rsid="001fe808"/>
    </style:style>
    <style:style style:name="P388" style:family="paragraph" style:parent-style-name="Table_20_Contents">
      <style:text-properties officeooo:rsid="000b8e06" officeooo:paragraph-rsid="0024fed5"/>
    </style:style>
    <style:style style:name="P389" style:family="paragraph" style:parent-style-name="Table_20_Contents">
      <style:text-properties officeooo:rsid="000b8e06" officeooo:paragraph-rsid="00256271"/>
    </style:style>
    <style:style style:name="P390" style:family="paragraph" style:parent-style-name="Table_20_Contents">
      <style:text-properties officeooo:rsid="000b8e06" officeooo:paragraph-rsid="0026c4a1"/>
    </style:style>
    <style:style style:name="P391" style:family="paragraph" style:parent-style-name="Table_20_Contents">
      <style:text-properties officeooo:rsid="000b8e06" officeooo:paragraph-rsid="00271865"/>
    </style:style>
    <style:style style:name="P392" style:family="paragraph" style:parent-style-name="Table_20_Contents">
      <style:text-properties officeooo:rsid="000b8e06" officeooo:paragraph-rsid="002e1d58"/>
    </style:style>
    <style:style style:name="P393" style:family="paragraph" style:parent-style-name="Table_20_Contents">
      <style:text-properties officeooo:rsid="000b8e06" officeooo:paragraph-rsid="0044abb3"/>
    </style:style>
    <style:style style:name="P394" style:family="paragraph" style:parent-style-name="Table_20_Contents">
      <style:text-properties officeooo:rsid="000a86f7" officeooo:paragraph-rsid="001c3cd8"/>
    </style:style>
    <style:style style:name="P395" style:family="paragraph" style:parent-style-name="Table_20_Contents">
      <style:text-properties officeooo:rsid="000a86f7" officeooo:paragraph-rsid="001f509b"/>
    </style:style>
    <style:style style:name="P396" style:family="paragraph" style:parent-style-name="Table_20_Contents">
      <style:text-properties officeooo:rsid="000a86f7" officeooo:paragraph-rsid="001fe808"/>
    </style:style>
    <style:style style:name="P397" style:family="paragraph" style:parent-style-name="Table_20_Contents">
      <style:text-properties officeooo:rsid="000a86f7" officeooo:paragraph-rsid="0024fed5"/>
    </style:style>
    <style:style style:name="P398" style:family="paragraph" style:parent-style-name="Table_20_Contents">
      <style:text-properties officeooo:rsid="000a86f7" officeooo:paragraph-rsid="00256271"/>
    </style:style>
    <style:style style:name="P399" style:family="paragraph" style:parent-style-name="Table_20_Contents">
      <style:text-properties officeooo:rsid="000a86f7" officeooo:paragraph-rsid="002565e1"/>
    </style:style>
    <style:style style:name="P400" style:family="paragraph" style:parent-style-name="Table_20_Contents">
      <style:text-properties officeooo:rsid="000a86f7" officeooo:paragraph-rsid="0026c4a1"/>
    </style:style>
    <style:style style:name="P401" style:family="paragraph" style:parent-style-name="Table_20_Contents">
      <style:text-properties officeooo:rsid="000a86f7" officeooo:paragraph-rsid="00271865"/>
    </style:style>
    <style:style style:name="P402" style:family="paragraph" style:parent-style-name="Table_20_Contents">
      <style:text-properties officeooo:rsid="000a86f7" officeooo:paragraph-rsid="00285a2e"/>
    </style:style>
    <style:style style:name="P403" style:family="paragraph" style:parent-style-name="Table_20_Contents">
      <style:text-properties officeooo:rsid="000a86f7" officeooo:paragraph-rsid="0029dc2a"/>
    </style:style>
    <style:style style:name="P404" style:family="paragraph" style:parent-style-name="Table_20_Contents">
      <style:text-properties officeooo:rsid="000a86f7" officeooo:paragraph-rsid="002d01d3"/>
    </style:style>
    <style:style style:name="P405" style:family="paragraph" style:parent-style-name="Table_20_Contents">
      <style:text-properties officeooo:rsid="000a86f7" officeooo:paragraph-rsid="002e1d58"/>
    </style:style>
    <style:style style:name="P406" style:family="paragraph" style:parent-style-name="Table_20_Contents">
      <style:text-properties officeooo:rsid="000a86f7" officeooo:paragraph-rsid="002fc637"/>
    </style:style>
    <style:style style:name="P407" style:family="paragraph" style:parent-style-name="Table_20_Contents">
      <style:text-properties officeooo:rsid="000a86f7" officeooo:paragraph-rsid="0031306d"/>
    </style:style>
    <style:style style:name="P408" style:family="paragraph" style:parent-style-name="Table_20_Contents">
      <style:text-properties officeooo:rsid="000a86f7" officeooo:paragraph-rsid="0032c453"/>
    </style:style>
    <style:style style:name="P409" style:family="paragraph" style:parent-style-name="Table_20_Contents">
      <style:text-properties officeooo:rsid="000a86f7" officeooo:paragraph-rsid="00339409"/>
    </style:style>
    <style:style style:name="P410" style:family="paragraph" style:parent-style-name="Table_20_Contents">
      <style:text-properties officeooo:rsid="000a86f7" officeooo:paragraph-rsid="0033aca7"/>
    </style:style>
    <style:style style:name="P411" style:family="paragraph" style:parent-style-name="Table_20_Contents">
      <style:text-properties officeooo:rsid="000a86f7" officeooo:paragraph-rsid="0034cfbe"/>
    </style:style>
    <style:style style:name="P412" style:family="paragraph" style:parent-style-name="Table_20_Contents">
      <style:text-properties officeooo:rsid="000a86f7" officeooo:paragraph-rsid="0036f77d"/>
    </style:style>
    <style:style style:name="P413" style:family="paragraph" style:parent-style-name="Table_20_Contents">
      <style:text-properties officeooo:rsid="000a86f7" officeooo:paragraph-rsid="0037a31e"/>
    </style:style>
    <style:style style:name="P414" style:family="paragraph" style:parent-style-name="Table_20_Contents">
      <style:text-properties officeooo:rsid="000a86f7" officeooo:paragraph-rsid="00387764"/>
    </style:style>
    <style:style style:name="P415" style:family="paragraph" style:parent-style-name="Table_20_Contents">
      <style:text-properties officeooo:rsid="000a86f7" officeooo:paragraph-rsid="0039fdc5"/>
    </style:style>
    <style:style style:name="P416" style:family="paragraph" style:parent-style-name="Table_20_Contents">
      <style:text-properties officeooo:rsid="000a86f7" officeooo:paragraph-rsid="003aa3e1"/>
    </style:style>
    <style:style style:name="P417" style:family="paragraph" style:parent-style-name="Table_20_Contents">
      <style:text-properties officeooo:rsid="000a86f7" officeooo:paragraph-rsid="003b863f"/>
    </style:style>
    <style:style style:name="P418" style:family="paragraph" style:parent-style-name="Table_20_Contents">
      <style:text-properties officeooo:rsid="000a86f7" officeooo:paragraph-rsid="003c979c"/>
    </style:style>
    <style:style style:name="P419" style:family="paragraph" style:parent-style-name="Table_20_Contents">
      <style:text-properties officeooo:rsid="000a86f7" officeooo:paragraph-rsid="003db32a"/>
    </style:style>
    <style:style style:name="P420" style:family="paragraph" style:parent-style-name="Table_20_Contents">
      <style:text-properties officeooo:rsid="000a86f7" officeooo:paragraph-rsid="003dff90"/>
    </style:style>
    <style:style style:name="P421" style:family="paragraph" style:parent-style-name="Table_20_Contents">
      <style:text-properties officeooo:rsid="000a86f7" officeooo:paragraph-rsid="003f26c2"/>
    </style:style>
    <style:style style:name="P422" style:family="paragraph" style:parent-style-name="Table_20_Contents">
      <style:text-properties officeooo:rsid="000a86f7" officeooo:paragraph-rsid="0040645b"/>
    </style:style>
    <style:style style:name="P423" style:family="paragraph" style:parent-style-name="Table_20_Contents">
      <style:text-properties officeooo:rsid="000a86f7" officeooo:paragraph-rsid="0041e04e"/>
    </style:style>
    <style:style style:name="P424" style:family="paragraph" style:parent-style-name="Table_20_Contents">
      <style:text-properties officeooo:rsid="000a86f7" officeooo:paragraph-rsid="0044abb3"/>
    </style:style>
    <style:style style:name="P425" style:family="paragraph" style:parent-style-name="Table_20_Contents">
      <style:text-properties officeooo:rsid="000a86f7" officeooo:paragraph-rsid="0044d6ee"/>
    </style:style>
    <style:style style:name="P426" style:family="paragraph" style:parent-style-name="Table_20_Contents">
      <style:text-properties officeooo:rsid="000a86f7" officeooo:paragraph-rsid="0046ab36"/>
    </style:style>
    <style:style style:name="P427" style:family="paragraph" style:parent-style-name="Table_20_Contents">
      <style:text-properties officeooo:rsid="000a86f7" officeooo:paragraph-rsid="004888ea"/>
    </style:style>
    <style:style style:name="P428" style:family="paragraph" style:parent-style-name="Table_20_Contents">
      <style:text-properties fo:font-style="normal" fo:font-weight="normal" officeooo:rsid="00082799" officeooo:paragraph-rsid="001c3cd8" style:font-style-asian="normal" style:font-weight-asian="normal" style:font-style-complex="normal" style:font-weight-complex="normal"/>
    </style:style>
    <style:style style:name="P429" style:family="paragraph" style:parent-style-name="Table_20_Contents">
      <style:text-properties fo:font-style="normal" fo:font-weight="normal" officeooo:rsid="00082799" officeooo:paragraph-rsid="001d66b1" style:font-style-asian="normal" style:font-weight-asian="normal" style:font-style-complex="normal" style:font-weight-complex="normal"/>
    </style:style>
    <style:style style:name="P430" style:family="paragraph" style:parent-style-name="Table_20_Contents">
      <style:text-properties fo:font-style="normal" fo:font-weight="normal" officeooo:rsid="00082799" officeooo:paragraph-rsid="001fe808" style:font-style-asian="normal" style:font-weight-asian="normal" style:font-style-complex="normal" style:font-weight-complex="normal"/>
    </style:style>
    <style:style style:name="P431" style:family="paragraph" style:parent-style-name="Table_20_Contents">
      <style:text-properties fo:font-style="normal" fo:font-weight="normal" officeooo:rsid="00082799" officeooo:paragraph-rsid="002e1d58" style:font-style-asian="normal" style:font-weight-asian="normal" style:font-style-complex="normal" style:font-weight-complex="normal"/>
    </style:style>
    <style:style style:name="P432" style:family="paragraph" style:parent-style-name="Table_20_Contents">
      <style:text-properties fo:font-style="normal" fo:font-weight="normal" officeooo:rsid="00082799" officeooo:paragraph-rsid="0044abb3" style:font-style-asian="normal" style:font-weight-asian="normal" style:font-style-complex="normal" style:font-weight-complex="normal"/>
    </style:style>
    <style:style style:name="P433" style:family="paragraph" style:parent-style-name="Table_20_Contents">
      <style:text-properties fo:font-style="normal" fo:font-weight="normal" officeooo:rsid="001f509b" officeooo:paragraph-rsid="001f509b" style:font-style-asian="normal" style:font-weight-asian="normal" style:font-style-complex="normal" style:font-weight-complex="normal"/>
    </style:style>
    <style:style style:name="P434" style:family="paragraph" style:parent-style-name="Table_20_Contents">
      <style:text-properties fo:font-style="normal" fo:font-weight="normal" officeooo:rsid="001f509b" officeooo:paragraph-rsid="001fe808" style:font-style-asian="normal" style:font-weight-asian="normal" style:font-style-complex="normal" style:font-weight-complex="normal"/>
    </style:style>
    <style:style style:name="P435" style:family="paragraph" style:parent-style-name="Table_20_Contents">
      <style:text-properties fo:font-style="normal" fo:font-weight="normal" officeooo:rsid="00201646" officeooo:paragraph-rsid="00201646" style:font-style-asian="normal" style:font-weight-asian="normal" style:font-style-complex="normal" style:font-weight-complex="normal"/>
    </style:style>
    <style:style style:name="P436" style:family="paragraph" style:parent-style-name="Table_20_Contents">
      <style:text-properties fo:font-style="normal" fo:font-weight="normal" officeooo:rsid="0024fed5" officeooo:paragraph-rsid="0024fed5" style:font-style-asian="normal" style:font-weight-asian="normal" style:font-style-complex="normal" style:font-weight-complex="normal"/>
    </style:style>
    <style:style style:name="P437" style:family="paragraph" style:parent-style-name="Table_20_Contents">
      <style:text-properties fo:font-style="normal" fo:font-weight="normal" officeooo:rsid="0024fed5" officeooo:paragraph-rsid="00271865" style:font-style-asian="normal" style:font-weight-asian="normal" style:font-style-complex="normal" style:font-weight-complex="normal"/>
    </style:style>
    <style:style style:name="P438" style:family="paragraph" style:parent-style-name="Table_20_Contents">
      <style:text-properties fo:font-style="normal" fo:font-weight="normal" officeooo:rsid="00256271" officeooo:paragraph-rsid="00256271" style:font-style-asian="normal" style:font-weight-asian="normal" style:font-style-complex="normal" style:font-weight-complex="normal"/>
    </style:style>
    <style:style style:name="P439" style:family="paragraph" style:parent-style-name="Table_20_Contents">
      <style:text-properties fo:font-style="normal" fo:font-weight="normal" officeooo:rsid="002565e1" officeooo:paragraph-rsid="002565e1" style:font-style-asian="normal" style:font-weight-asian="normal" style:font-style-complex="normal" style:font-weight-complex="normal"/>
    </style:style>
    <style:style style:name="P440" style:family="paragraph" style:parent-style-name="Table_20_Contents">
      <style:text-properties fo:font-style="normal" fo:font-weight="normal" officeooo:rsid="0026c4a1" officeooo:paragraph-rsid="0026c4a1" style:font-style-asian="normal" style:font-weight-asian="normal" style:font-style-complex="normal" style:font-weight-complex="normal"/>
    </style:style>
    <style:style style:name="P441" style:family="paragraph" style:parent-style-name="Table_20_Contents">
      <style:text-properties fo:font-style="normal" fo:font-weight="normal" officeooo:rsid="00285a2e" officeooo:paragraph-rsid="00285a2e" style:font-style-asian="normal" style:font-weight-asian="normal" style:font-style-complex="normal" style:font-weight-complex="normal"/>
    </style:style>
    <style:style style:name="P442" style:family="paragraph" style:parent-style-name="Table_20_Contents">
      <style:text-properties fo:font-style="normal" fo:font-weight="normal" officeooo:rsid="00285a2e" officeooo:paragraph-rsid="0029dc2a" style:font-style-asian="normal" style:font-weight-asian="normal" style:font-style-complex="normal" style:font-weight-complex="normal"/>
    </style:style>
    <style:style style:name="P443" style:family="paragraph" style:parent-style-name="Table_20_Contents">
      <style:text-properties fo:font-style="normal" fo:font-weight="normal" officeooo:rsid="0029dc2a" officeooo:paragraph-rsid="0029dc2a" style:font-style-asian="normal" style:font-weight-asian="normal" style:font-style-complex="normal" style:font-weight-complex="normal"/>
    </style:style>
    <style:style style:name="P444" style:family="paragraph" style:parent-style-name="Table_20_Contents">
      <style:text-properties fo:font-style="normal" fo:font-weight="normal" officeooo:rsid="002d31a4" officeooo:paragraph-rsid="002d31a4" style:font-style-asian="normal" style:font-weight-asian="normal" style:font-style-complex="normal" style:font-weight-complex="normal"/>
    </style:style>
    <style:style style:name="P445" style:family="paragraph" style:parent-style-name="Table_20_Contents">
      <style:text-properties fo:font-style="normal" fo:font-weight="normal" officeooo:rsid="002d31a4" officeooo:paragraph-rsid="002fc637" style:font-style-asian="normal" style:font-weight-asian="normal" style:font-style-complex="normal" style:font-weight-complex="normal"/>
    </style:style>
    <style:style style:name="P446" style:family="paragraph" style:parent-style-name="Table_20_Contents">
      <style:text-properties fo:font-style="normal" fo:font-weight="normal" officeooo:rsid="002d31a4" officeooo:paragraph-rsid="0031306d" style:font-style-asian="normal" style:font-weight-asian="normal" style:font-style-complex="normal" style:font-weight-complex="normal"/>
    </style:style>
    <style:style style:name="P447" style:family="paragraph" style:parent-style-name="Table_20_Contents">
      <style:text-properties fo:font-style="normal" fo:font-weight="normal" officeooo:rsid="0033aca7" officeooo:paragraph-rsid="0033aca7" style:font-style-asian="normal" style:font-weight-asian="normal" style:font-style-complex="normal" style:font-weight-complex="normal"/>
    </style:style>
    <style:style style:name="P448" style:family="paragraph" style:parent-style-name="Table_20_Contents">
      <style:text-properties fo:font-style="normal" fo:font-weight="normal" officeooo:rsid="0033aca7" officeooo:paragraph-rsid="0036f77d" style:font-style-asian="normal" style:font-weight-asian="normal" style:font-style-complex="normal" style:font-weight-complex="normal"/>
    </style:style>
    <style:style style:name="P449" style:family="paragraph" style:parent-style-name="Table_20_Contents">
      <style:text-properties fo:font-style="normal" fo:font-weight="normal" officeooo:rsid="0034cfbe" officeooo:paragraph-rsid="0034cfbe" style:font-style-asian="normal" style:font-weight-asian="normal" style:font-style-complex="normal" style:font-weight-complex="normal"/>
    </style:style>
    <style:style style:name="P450" style:family="paragraph" style:parent-style-name="Table_20_Contents">
      <style:text-properties fo:font-style="normal" fo:font-weight="normal" officeooo:rsid="0036f77d" officeooo:paragraph-rsid="0036f77d" style:font-style-asian="normal" style:font-weight-asian="normal" style:font-style-complex="normal" style:font-weight-complex="normal"/>
    </style:style>
    <style:style style:name="P451" style:family="paragraph" style:parent-style-name="Table_20_Contents">
      <style:text-properties fo:font-style="normal" fo:font-weight="normal" officeooo:rsid="0044d6ee" officeooo:paragraph-rsid="0044d6ee" style:font-style-asian="normal" style:font-weight-asian="normal" style:font-style-complex="normal" style:font-weight-complex="normal"/>
    </style:style>
    <style:style style:name="P452" style:family="paragraph" style:parent-style-name="Table_20_Contents">
      <style:text-properties fo:font-style="normal" fo:font-weight="normal" officeooo:rsid="0044d6ee" officeooo:paragraph-rsid="0046ab36" style:font-style-asian="normal" style:font-weight-asian="normal" style:font-style-complex="normal" style:font-weight-complex="normal"/>
    </style:style>
    <style:style style:name="P453" style:family="paragraph" style:parent-style-name="Table_20_Contents">
      <style:text-properties fo:font-style="normal" fo:font-weight="normal" officeooo:rsid="0044d6ee" officeooo:paragraph-rsid="004888ea" style:font-style-asian="normal" style:font-weight-asian="normal" style:font-style-complex="normal" style:font-weight-complex="normal"/>
    </style:style>
    <style:style style:name="P454" style:family="paragraph" style:parent-style-name="Table_20_Contents">
      <style:text-properties officeooo:rsid="001c3cd8" officeooo:paragraph-rsid="001c3cd8"/>
    </style:style>
    <style:style style:name="P455" style:family="paragraph" style:parent-style-name="Table_20_Contents">
      <style:text-properties officeooo:rsid="001c3cd8" officeooo:paragraph-rsid="001d66b1"/>
    </style:style>
    <style:style style:name="P456" style:family="paragraph" style:parent-style-name="Table_20_Contents">
      <style:text-properties officeooo:rsid="001c3cd8" officeooo:paragraph-rsid="001fe808"/>
    </style:style>
    <style:style style:name="P457" style:family="paragraph" style:parent-style-name="Table_20_Contents">
      <style:text-properties officeooo:rsid="001c3cd8" officeooo:paragraph-rsid="0024fed5"/>
    </style:style>
    <style:style style:name="P458" style:family="paragraph" style:parent-style-name="Table_20_Contents">
      <style:text-properties officeooo:rsid="001c3cd8" officeooo:paragraph-rsid="0026c4a1"/>
    </style:style>
    <style:style style:name="P459" style:family="paragraph" style:parent-style-name="Table_20_Contents">
      <style:text-properties officeooo:rsid="001c3cd8" officeooo:paragraph-rsid="00271865"/>
    </style:style>
    <style:style style:name="P460" style:family="paragraph" style:parent-style-name="Table_20_Contents">
      <style:text-properties officeooo:rsid="001c3cd8" officeooo:paragraph-rsid="002e1d58"/>
    </style:style>
    <style:style style:name="P461" style:family="paragraph" style:parent-style-name="Table_20_Contents">
      <style:text-properties officeooo:rsid="001c3cd8" officeooo:paragraph-rsid="0044abb3"/>
    </style:style>
    <style:style style:name="P462" style:family="paragraph" style:parent-style-name="Table_20_Contents">
      <style:text-properties officeooo:rsid="001c3cd8" officeooo:paragraph-rsid="0044d6ee"/>
    </style:style>
    <style:style style:name="P463" style:family="paragraph" style:parent-style-name="Table_20_Contents">
      <style:text-properties officeooo:rsid="001c3cd8" officeooo:paragraph-rsid="00461a0b"/>
    </style:style>
    <style:style style:name="P464" style:family="paragraph" style:parent-style-name="Table_20_Contents">
      <style:text-properties officeooo:rsid="001c3cd8" officeooo:paragraph-rsid="0046ab36"/>
    </style:style>
    <style:style style:name="P465" style:family="paragraph" style:parent-style-name="Table_20_Contents">
      <style:text-properties officeooo:rsid="001c3cd8" officeooo:paragraph-rsid="004888ea"/>
    </style:style>
    <style:style style:name="P466" style:family="paragraph" style:parent-style-name="Table_20_Contents">
      <style:text-properties officeooo:rsid="001d66b1" officeooo:paragraph-rsid="001d66b1"/>
    </style:style>
    <style:style style:name="P467" style:family="paragraph" style:parent-style-name="Table_20_Contents">
      <style:text-properties officeooo:rsid="001d66b1" officeooo:paragraph-rsid="001f509b"/>
    </style:style>
    <style:style style:name="P468" style:family="paragraph" style:parent-style-name="Table_20_Contents">
      <style:text-properties officeooo:rsid="001d66b1" officeooo:paragraph-rsid="001fe808"/>
    </style:style>
    <style:style style:name="P469" style:family="paragraph" style:parent-style-name="Table_20_Contents">
      <style:text-properties officeooo:rsid="001d66b1" officeooo:paragraph-rsid="00201646"/>
    </style:style>
    <style:style style:name="P470" style:family="paragraph" style:parent-style-name="Table_20_Contents">
      <style:text-properties officeooo:rsid="001d66b1" officeooo:paragraph-rsid="0024fed5"/>
    </style:style>
    <style:style style:name="P471" style:family="paragraph" style:parent-style-name="Table_20_Contents">
      <style:text-properties officeooo:rsid="001d66b1" officeooo:paragraph-rsid="0026c4a1"/>
    </style:style>
    <style:style style:name="P472" style:family="paragraph" style:parent-style-name="Table_20_Contents">
      <style:text-properties officeooo:rsid="001d66b1" officeooo:paragraph-rsid="00271865"/>
    </style:style>
    <style:style style:name="P473" style:family="paragraph" style:parent-style-name="Table_20_Contents">
      <style:text-properties officeooo:rsid="001d66b1" officeooo:paragraph-rsid="0029dc2a"/>
    </style:style>
    <style:style style:name="P474" style:family="paragraph" style:parent-style-name="Table_20_Contents">
      <style:text-properties officeooo:rsid="001d66b1" officeooo:paragraph-rsid="002e1d58"/>
    </style:style>
    <style:style style:name="P475" style:family="paragraph" style:parent-style-name="Table_20_Contents">
      <style:text-properties officeooo:rsid="001d66b1" officeooo:paragraph-rsid="0031306d"/>
    </style:style>
    <style:style style:name="P476" style:family="paragraph" style:parent-style-name="Table_20_Contents">
      <style:text-properties officeooo:rsid="001d66b1" officeooo:paragraph-rsid="0032c453"/>
    </style:style>
    <style:style style:name="P477" style:family="paragraph" style:parent-style-name="Table_20_Contents">
      <style:text-properties officeooo:rsid="001d66b1" officeooo:paragraph-rsid="00339409"/>
    </style:style>
    <style:style style:name="P478" style:family="paragraph" style:parent-style-name="Table_20_Contents">
      <style:text-properties officeooo:rsid="001d66b1" officeooo:paragraph-rsid="0033aca7"/>
    </style:style>
    <style:style style:name="P479" style:family="paragraph" style:parent-style-name="Table_20_Contents">
      <style:text-properties officeooo:rsid="001d66b1" officeooo:paragraph-rsid="0034cfbe"/>
    </style:style>
    <style:style style:name="P480" style:family="paragraph" style:parent-style-name="Table_20_Contents">
      <style:text-properties officeooo:rsid="001d66b1" officeooo:paragraph-rsid="0036f77d"/>
    </style:style>
    <style:style style:name="P481" style:family="paragraph" style:parent-style-name="Table_20_Contents">
      <style:text-properties officeooo:rsid="001d66b1" officeooo:paragraph-rsid="003db32a"/>
    </style:style>
    <style:style style:name="P482" style:family="paragraph" style:parent-style-name="Table_20_Contents">
      <style:text-properties officeooo:rsid="001d66b1" officeooo:paragraph-rsid="003dff90"/>
    </style:style>
    <style:style style:name="P483" style:family="paragraph" style:parent-style-name="Table_20_Contents">
      <style:text-properties officeooo:rsid="001d66b1" officeooo:paragraph-rsid="003f26c2"/>
    </style:style>
    <style:style style:name="P484" style:family="paragraph" style:parent-style-name="Table_20_Contents">
      <style:text-properties officeooo:rsid="001d66b1" officeooo:paragraph-rsid="0040645b"/>
    </style:style>
    <style:style style:name="P485" style:family="paragraph" style:parent-style-name="Table_20_Contents">
      <style:text-properties officeooo:rsid="001d66b1" officeooo:paragraph-rsid="0041e04e"/>
    </style:style>
    <style:style style:name="P486" style:family="paragraph" style:parent-style-name="Table_20_Contents">
      <style:text-properties officeooo:rsid="001d66b1" officeooo:paragraph-rsid="0042e4ea"/>
    </style:style>
    <style:style style:name="P487" style:family="paragraph" style:parent-style-name="Table_20_Contents">
      <style:text-properties officeooo:rsid="001d66b1" officeooo:paragraph-rsid="00436f26"/>
    </style:style>
    <style:style style:name="P488" style:family="paragraph" style:parent-style-name="Table_20_Contents">
      <style:text-properties officeooo:rsid="001d66b1" officeooo:paragraph-rsid="0044abb3"/>
    </style:style>
    <style:style style:name="P489" style:family="paragraph" style:parent-style-name="Table_20_Contents">
      <style:text-properties officeooo:rsid="001d66b1" officeooo:paragraph-rsid="0044d6ee"/>
    </style:style>
    <style:style style:name="P490" style:family="paragraph" style:parent-style-name="Table_20_Contents">
      <style:text-properties officeooo:rsid="001d66b1" officeooo:paragraph-rsid="00461a0b"/>
    </style:style>
    <style:style style:name="P491" style:family="paragraph" style:parent-style-name="Table_20_Contents">
      <style:text-properties officeooo:rsid="001d66b1" officeooo:paragraph-rsid="0046ab36"/>
    </style:style>
    <style:style style:name="P492" style:family="paragraph" style:parent-style-name="Table_20_Contents">
      <style:text-properties officeooo:rsid="001d66b1" officeooo:paragraph-rsid="004888ea"/>
    </style:style>
    <style:style style:name="P493" style:family="paragraph" style:parent-style-name="Table_20_Contents">
      <style:text-properties officeooo:rsid="001f509b" officeooo:paragraph-rsid="001f509b"/>
    </style:style>
    <style:style style:name="P494" style:family="paragraph" style:parent-style-name="Table_20_Contents">
      <style:text-properties officeooo:rsid="001f509b" officeooo:paragraph-rsid="001fe808"/>
    </style:style>
    <style:style style:name="P495" style:family="paragraph" style:parent-style-name="Table_20_Contents">
      <style:text-properties officeooo:rsid="001fe808" officeooo:paragraph-rsid="001fe808"/>
    </style:style>
    <style:style style:name="P496" style:family="paragraph" style:parent-style-name="Table_20_Contents">
      <style:text-properties officeooo:rsid="00221589" officeooo:paragraph-rsid="00221589"/>
    </style:style>
    <style:style style:name="P497" style:family="paragraph" style:parent-style-name="Table_20_Contents">
      <style:text-properties officeooo:rsid="0024fed5" officeooo:paragraph-rsid="0024fed5"/>
    </style:style>
    <style:style style:name="P498" style:family="paragraph" style:parent-style-name="Table_20_Contents">
      <style:text-properties officeooo:rsid="0024fed5" officeooo:paragraph-rsid="0026c4a1"/>
    </style:style>
    <style:style style:name="P499" style:family="paragraph" style:parent-style-name="Table_20_Contents">
      <style:text-properties officeooo:rsid="0024fed5" officeooo:paragraph-rsid="00271865"/>
    </style:style>
    <style:style style:name="P500" style:family="paragraph" style:parent-style-name="Table_20_Contents">
      <style:text-properties officeooo:rsid="00256271" officeooo:paragraph-rsid="00256271"/>
    </style:style>
    <style:style style:name="P501" style:family="paragraph" style:parent-style-name="Table_20_Contents">
      <style:text-properties officeooo:rsid="00256271" officeooo:paragraph-rsid="002565e1"/>
    </style:style>
    <style:style style:name="P502" style:family="paragraph" style:parent-style-name="Table_20_Contents">
      <style:text-properties officeooo:rsid="002565e1" officeooo:paragraph-rsid="002565e1"/>
    </style:style>
    <style:style style:name="P503" style:family="paragraph" style:parent-style-name="Table_20_Contents">
      <style:text-properties officeooo:rsid="002565e1" officeooo:paragraph-rsid="00285a2e"/>
    </style:style>
    <style:style style:name="P504" style:family="paragraph" style:parent-style-name="Table_20_Contents">
      <style:text-properties officeooo:rsid="002565e1" officeooo:paragraph-rsid="0029dc2a"/>
    </style:style>
    <style:style style:name="P505" style:family="paragraph" style:parent-style-name="Table_20_Contents">
      <style:text-properties officeooo:rsid="002565e1" officeooo:paragraph-rsid="002d01d3"/>
    </style:style>
    <style:style style:name="P506" style:family="paragraph" style:parent-style-name="Table_20_Contents">
      <style:text-properties officeooo:rsid="002565e1" officeooo:paragraph-rsid="002fc637"/>
    </style:style>
    <style:style style:name="P507" style:family="paragraph" style:parent-style-name="Table_20_Contents">
      <style:text-properties officeooo:rsid="002565e1" officeooo:paragraph-rsid="0031306d"/>
    </style:style>
    <style:style style:name="P508" style:family="paragraph" style:parent-style-name="Table_20_Contents">
      <style:text-properties officeooo:rsid="002565e1" officeooo:paragraph-rsid="0032c453"/>
    </style:style>
    <style:style style:name="P509" style:family="paragraph" style:parent-style-name="Table_20_Contents">
      <style:text-properties officeooo:rsid="002565e1" officeooo:paragraph-rsid="00339409"/>
    </style:style>
    <style:style style:name="P510" style:family="paragraph" style:parent-style-name="Table_20_Contents">
      <style:text-properties officeooo:rsid="002565e1" officeooo:paragraph-rsid="0033aca7"/>
    </style:style>
    <style:style style:name="P511" style:family="paragraph" style:parent-style-name="Table_20_Contents">
      <style:text-properties officeooo:rsid="002565e1" officeooo:paragraph-rsid="0034cfbe"/>
    </style:style>
    <style:style style:name="P512" style:family="paragraph" style:parent-style-name="Table_20_Contents">
      <style:text-properties officeooo:rsid="002565e1" officeooo:paragraph-rsid="0036f77d"/>
    </style:style>
    <style:style style:name="P513" style:family="paragraph" style:parent-style-name="Table_20_Contents">
      <style:text-properties officeooo:rsid="002565e1" officeooo:paragraph-rsid="003db32a"/>
    </style:style>
    <style:style style:name="P514" style:family="paragraph" style:parent-style-name="Table_20_Contents">
      <style:text-properties officeooo:rsid="002565e1" officeooo:paragraph-rsid="003dff90"/>
    </style:style>
    <style:style style:name="P515" style:family="paragraph" style:parent-style-name="Table_20_Contents">
      <style:text-properties officeooo:rsid="002565e1" officeooo:paragraph-rsid="003f26c2"/>
    </style:style>
    <style:style style:name="P516" style:family="paragraph" style:parent-style-name="Table_20_Contents">
      <style:text-properties officeooo:rsid="002565e1" officeooo:paragraph-rsid="0041e04e"/>
    </style:style>
    <style:style style:name="P517" style:family="paragraph" style:parent-style-name="Table_20_Contents">
      <style:text-properties officeooo:rsid="0026c4a1" officeooo:paragraph-rsid="0026c4a1"/>
    </style:style>
    <style:style style:name="P518" style:family="paragraph" style:parent-style-name="Table_20_Contents">
      <style:text-properties officeooo:rsid="00285a2e" officeooo:paragraph-rsid="00285a2e"/>
    </style:style>
    <style:style style:name="P519" style:family="paragraph" style:parent-style-name="Table_20_Contents">
      <style:text-properties officeooo:rsid="0029dc2a" officeooo:paragraph-rsid="0029dc2a"/>
    </style:style>
    <style:style style:name="P520" style:family="paragraph" style:parent-style-name="Table_20_Contents">
      <style:text-properties officeooo:rsid="0029dc2a" officeooo:paragraph-rsid="002d01d3"/>
    </style:style>
    <style:style style:name="P521" style:family="paragraph" style:parent-style-name="Table_20_Contents">
      <style:text-properties officeooo:rsid="0029dc2a" officeooo:paragraph-rsid="002fc637"/>
    </style:style>
    <style:style style:name="P522" style:family="paragraph" style:parent-style-name="Table_20_Contents">
      <style:text-properties officeooo:rsid="0029dc2a" officeooo:paragraph-rsid="0031306d"/>
    </style:style>
    <style:style style:name="P523" style:family="paragraph" style:parent-style-name="Table_20_Contents">
      <style:text-properties officeooo:rsid="0029dc2a" officeooo:paragraph-rsid="0032c453"/>
    </style:style>
    <style:style style:name="P524" style:family="paragraph" style:parent-style-name="Table_20_Contents">
      <style:text-properties officeooo:rsid="0029dc2a" officeooo:paragraph-rsid="0033aca7"/>
    </style:style>
    <style:style style:name="P525" style:family="paragraph" style:parent-style-name="Table_20_Contents">
      <style:text-properties officeooo:rsid="0029dc2a" officeooo:paragraph-rsid="0034cfbe"/>
    </style:style>
    <style:style style:name="P526" style:family="paragraph" style:parent-style-name="Table_20_Contents">
      <style:text-properties officeooo:rsid="0029dc2a" officeooo:paragraph-rsid="00356bbd"/>
    </style:style>
    <style:style style:name="P527" style:family="paragraph" style:parent-style-name="Table_20_Contents">
      <style:text-properties officeooo:rsid="0029dc2a" officeooo:paragraph-rsid="0036f77d"/>
    </style:style>
    <style:style style:name="P528" style:family="paragraph" style:parent-style-name="Table_20_Contents">
      <style:text-properties officeooo:rsid="0029dc2a" officeooo:paragraph-rsid="003db32a"/>
    </style:style>
    <style:style style:name="P529" style:family="paragraph" style:parent-style-name="Table_20_Contents">
      <style:text-properties officeooo:rsid="0029dc2a" officeooo:paragraph-rsid="003dff90"/>
    </style:style>
    <style:style style:name="P530" style:family="paragraph" style:parent-style-name="Table_20_Contents">
      <style:text-properties officeooo:rsid="0029dc2a" officeooo:paragraph-rsid="003f26c2"/>
    </style:style>
    <style:style style:name="P531" style:family="paragraph" style:parent-style-name="Table_20_Contents">
      <style:text-properties officeooo:rsid="0029dc2a" officeooo:paragraph-rsid="0041e04e"/>
    </style:style>
    <style:style style:name="P532" style:family="paragraph" style:parent-style-name="Table_20_Contents">
      <style:text-properties officeooo:rsid="002d31a4" officeooo:paragraph-rsid="002d31a4"/>
    </style:style>
    <style:style style:name="P533" style:family="paragraph" style:parent-style-name="Table_20_Contents">
      <style:text-properties officeooo:rsid="002d31a4" officeooo:paragraph-rsid="002e1d58"/>
    </style:style>
    <style:style style:name="P534" style:family="paragraph" style:parent-style-name="Table_20_Contents">
      <style:text-properties officeooo:rsid="002e1d58" officeooo:paragraph-rsid="002e1d58"/>
    </style:style>
    <style:style style:name="P535" style:family="paragraph" style:parent-style-name="Table_20_Contents">
      <style:text-properties officeooo:rsid="002e1d58" officeooo:paragraph-rsid="002fc637"/>
    </style:style>
    <style:style style:name="P536" style:family="paragraph" style:parent-style-name="Table_20_Contents">
      <style:text-properties officeooo:rsid="002e1d58" officeooo:paragraph-rsid="0031306d"/>
    </style:style>
    <style:style style:name="P537" style:family="paragraph" style:parent-style-name="Table_20_Contents">
      <style:text-properties officeooo:rsid="002e1d58" officeooo:paragraph-rsid="0032c453"/>
    </style:style>
    <style:style style:name="P538" style:family="paragraph" style:parent-style-name="Table_20_Contents">
      <style:text-properties officeooo:rsid="002e1d58" officeooo:paragraph-rsid="00339409"/>
    </style:style>
    <style:style style:name="P539" style:family="paragraph" style:parent-style-name="Table_20_Contents">
      <style:text-properties officeooo:rsid="002e1d58" officeooo:paragraph-rsid="0033aca7"/>
    </style:style>
    <style:style style:name="P540" style:family="paragraph" style:parent-style-name="Table_20_Contents">
      <style:text-properties officeooo:rsid="002e1d58" officeooo:paragraph-rsid="0034cfbe"/>
    </style:style>
    <style:style style:name="P541" style:family="paragraph" style:parent-style-name="Table_20_Contents">
      <style:text-properties officeooo:rsid="002e1d58" officeooo:paragraph-rsid="0036f77d"/>
    </style:style>
    <style:style style:name="P542" style:family="paragraph" style:parent-style-name="Table_20_Contents">
      <style:text-properties officeooo:rsid="002e1d58" officeooo:paragraph-rsid="003db32a"/>
    </style:style>
    <style:style style:name="P543" style:family="paragraph" style:parent-style-name="Table_20_Contents">
      <style:text-properties officeooo:rsid="002e1d58" officeooo:paragraph-rsid="003dff90"/>
    </style:style>
    <style:style style:name="P544" style:family="paragraph" style:parent-style-name="Table_20_Contents">
      <style:text-properties officeooo:rsid="002e1d58" officeooo:paragraph-rsid="003f26c2"/>
    </style:style>
    <style:style style:name="P545" style:family="paragraph" style:parent-style-name="Table_20_Contents">
      <style:text-properties officeooo:rsid="002e1d58" officeooo:paragraph-rsid="0041e04e"/>
    </style:style>
    <style:style style:name="P546" style:family="paragraph" style:parent-style-name="Table_20_Contents">
      <style:text-properties officeooo:rsid="002e1d58" officeooo:paragraph-rsid="0044abb3"/>
    </style:style>
    <style:style style:name="P547" style:family="paragraph" style:parent-style-name="Table_20_Contents">
      <style:text-properties officeooo:rsid="002e1d58" officeooo:paragraph-rsid="0044d6ee"/>
    </style:style>
    <style:style style:name="P548" style:family="paragraph" style:parent-style-name="Table_20_Contents">
      <style:text-properties officeooo:rsid="002e1d58" officeooo:paragraph-rsid="0046ab36"/>
    </style:style>
    <style:style style:name="P549" style:family="paragraph" style:parent-style-name="Table_20_Contents">
      <style:text-properties officeooo:rsid="002e1d58" officeooo:paragraph-rsid="004888ea"/>
    </style:style>
    <style:style style:name="P550" style:family="paragraph" style:parent-style-name="Table_20_Contents">
      <style:text-properties officeooo:rsid="002fc637" officeooo:paragraph-rsid="002fc637"/>
    </style:style>
    <style:style style:name="P551" style:family="paragraph" style:parent-style-name="Table_20_Contents">
      <style:text-properties officeooo:rsid="002fc637" officeooo:paragraph-rsid="0031306d"/>
    </style:style>
    <style:style style:name="P552" style:family="paragraph" style:parent-style-name="Table_20_Contents">
      <style:text-properties officeooo:rsid="002fc637" officeooo:paragraph-rsid="0032c453"/>
    </style:style>
    <style:style style:name="P553" style:family="paragraph" style:parent-style-name="Table_20_Contents">
      <style:text-properties officeooo:rsid="002fc637" officeooo:paragraph-rsid="0033aca7"/>
    </style:style>
    <style:style style:name="P554" style:family="paragraph" style:parent-style-name="Table_20_Contents">
      <style:text-properties officeooo:rsid="002fc637" officeooo:paragraph-rsid="0034cfbe"/>
    </style:style>
    <style:style style:name="P555" style:family="paragraph" style:parent-style-name="Table_20_Contents">
      <style:text-properties officeooo:rsid="002fc637" officeooo:paragraph-rsid="00356bbd"/>
    </style:style>
    <style:style style:name="P556" style:family="paragraph" style:parent-style-name="Table_20_Contents">
      <style:text-properties officeooo:rsid="002fc637" officeooo:paragraph-rsid="0036f77d"/>
    </style:style>
    <style:style style:name="P557" style:family="paragraph" style:parent-style-name="Table_20_Contents">
      <style:text-properties officeooo:rsid="002fc637" officeooo:paragraph-rsid="003db32a"/>
    </style:style>
    <style:style style:name="P558" style:family="paragraph" style:parent-style-name="Table_20_Contents">
      <style:text-properties officeooo:rsid="002fc637" officeooo:paragraph-rsid="003dff90"/>
    </style:style>
    <style:style style:name="P559" style:family="paragraph" style:parent-style-name="Table_20_Contents">
      <style:text-properties officeooo:rsid="002fc637" officeooo:paragraph-rsid="003f26c2"/>
    </style:style>
    <style:style style:name="P560" style:family="paragraph" style:parent-style-name="Table_20_Contents">
      <style:text-properties officeooo:rsid="002fc637" officeooo:paragraph-rsid="0041e04e"/>
    </style:style>
    <style:style style:name="P561" style:family="paragraph" style:parent-style-name="Table_20_Contents">
      <style:text-properties officeooo:rsid="0031306d" officeooo:paragraph-rsid="0031306d"/>
    </style:style>
    <style:style style:name="P562" style:family="paragraph" style:parent-style-name="Table_20_Contents">
      <style:text-properties officeooo:rsid="0031306d" officeooo:paragraph-rsid="0032c453"/>
    </style:style>
    <style:style style:name="P563" style:family="paragraph" style:parent-style-name="Table_20_Contents">
      <style:text-properties officeooo:rsid="0031306d" officeooo:paragraph-rsid="0033aca7"/>
    </style:style>
    <style:style style:name="P564" style:family="paragraph" style:parent-style-name="Table_20_Contents">
      <style:text-properties officeooo:rsid="0031306d" officeooo:paragraph-rsid="0034cfbe"/>
    </style:style>
    <style:style style:name="P565" style:family="paragraph" style:parent-style-name="Table_20_Contents">
      <style:text-properties officeooo:rsid="0031306d" officeooo:paragraph-rsid="0036f77d"/>
    </style:style>
    <style:style style:name="P566" style:family="paragraph" style:parent-style-name="Table_20_Contents">
      <style:text-properties officeooo:paragraph-rsid="0031306d"/>
    </style:style>
    <style:style style:name="P567" style:family="paragraph" style:parent-style-name="Table_20_Contents">
      <style:text-properties officeooo:rsid="0032c453" officeooo:paragraph-rsid="0032c453"/>
    </style:style>
    <style:style style:name="P568" style:family="paragraph" style:parent-style-name="Table_20_Contents">
      <style:text-properties officeooo:rsid="0032c453" officeooo:paragraph-rsid="0034cfbe"/>
    </style:style>
    <style:style style:name="P569" style:family="paragraph" style:parent-style-name="Table_20_Contents">
      <style:text-properties officeooo:rsid="0032c453" officeooo:paragraph-rsid="00356bbd"/>
    </style:style>
    <style:style style:name="P570" style:family="paragraph" style:parent-style-name="Table_20_Contents">
      <style:text-properties officeooo:rsid="00339409" officeooo:paragraph-rsid="00339409"/>
    </style:style>
    <style:style style:name="P571" style:family="paragraph" style:parent-style-name="Table_20_Contents">
      <style:text-properties officeooo:rsid="00339409" officeooo:paragraph-rsid="0033aca7"/>
    </style:style>
    <style:style style:name="P572" style:family="paragraph" style:parent-style-name="Table_20_Contents">
      <style:text-properties officeooo:rsid="00339409" officeooo:paragraph-rsid="0034cfbe"/>
    </style:style>
    <style:style style:name="P573" style:family="paragraph" style:parent-style-name="Table_20_Contents">
      <style:text-properties officeooo:rsid="00339409" officeooo:paragraph-rsid="00356bbd"/>
    </style:style>
    <style:style style:name="P574" style:family="paragraph" style:parent-style-name="Table_20_Contents">
      <style:text-properties officeooo:rsid="00339409" officeooo:paragraph-rsid="003db32a"/>
    </style:style>
    <style:style style:name="P575" style:family="paragraph" style:parent-style-name="Table_20_Contents">
      <style:text-properties officeooo:rsid="0033aca7" officeooo:paragraph-rsid="0033aca7"/>
    </style:style>
    <style:style style:name="P576" style:family="paragraph" style:parent-style-name="Table_20_Contents">
      <style:text-properties officeooo:rsid="0034cfbe" officeooo:paragraph-rsid="0034cfbe"/>
    </style:style>
    <style:style style:name="P577" style:family="paragraph" style:parent-style-name="Table_20_Contents">
      <style:text-properties officeooo:rsid="0034cfbe" officeooo:paragraph-rsid="0036f77d"/>
    </style:style>
    <style:style style:name="P578" style:family="paragraph" style:parent-style-name="Table_20_Contents">
      <style:text-properties officeooo:rsid="00356bbd" officeooo:paragraph-rsid="00356bbd"/>
    </style:style>
    <style:style style:name="P579" style:family="paragraph" style:parent-style-name="Table_20_Contents">
      <style:text-properties officeooo:rsid="0036f77d" officeooo:paragraph-rsid="0036f77d"/>
    </style:style>
    <style:style style:name="P580" style:family="paragraph" style:parent-style-name="Table_20_Contents">
      <style:text-properties officeooo:rsid="001481a6" officeooo:paragraph-rsid="00387764"/>
    </style:style>
    <style:style style:name="P581" style:family="paragraph" style:parent-style-name="Table_20_Contents">
      <style:text-properties officeooo:rsid="001481a6" officeooo:paragraph-rsid="0039fdc5"/>
    </style:style>
    <style:style style:name="P582" style:family="paragraph" style:parent-style-name="Table_20_Contents">
      <style:text-properties officeooo:rsid="001481a6" officeooo:paragraph-rsid="003aa3e1"/>
    </style:style>
    <style:style style:name="P583" style:family="paragraph" style:parent-style-name="Table_20_Contents">
      <style:text-properties officeooo:rsid="001481a6" officeooo:paragraph-rsid="003b863f"/>
    </style:style>
    <style:style style:name="P584" style:family="paragraph" style:parent-style-name="Table_20_Contents">
      <style:text-properties officeooo:rsid="001481a6" officeooo:paragraph-rsid="003c979c"/>
    </style:style>
    <style:style style:name="P585" style:family="paragraph" style:parent-style-name="Table_20_Contents">
      <style:text-properties officeooo:rsid="0012f5da" officeooo:paragraph-rsid="00387764"/>
    </style:style>
    <style:style style:name="P586" style:family="paragraph" style:parent-style-name="Table_20_Contents">
      <style:text-properties officeooo:rsid="0012f5da" officeooo:paragraph-rsid="0039fdc5"/>
    </style:style>
    <style:style style:name="P587" style:family="paragraph" style:parent-style-name="Table_20_Contents">
      <style:text-properties officeooo:rsid="0012f5da" officeooo:paragraph-rsid="003aa3e1"/>
    </style:style>
    <style:style style:name="P588" style:family="paragraph" style:parent-style-name="Table_20_Contents">
      <style:text-properties officeooo:rsid="0012f5da" officeooo:paragraph-rsid="003b863f"/>
    </style:style>
    <style:style style:name="P589" style:family="paragraph" style:parent-style-name="Table_20_Contents">
      <style:text-properties officeooo:rsid="0012f5da" officeooo:paragraph-rsid="003c979c"/>
    </style:style>
    <style:style style:name="P590" style:family="paragraph" style:parent-style-name="Table_20_Contents">
      <style:text-properties officeooo:rsid="001596e1" officeooo:paragraph-rsid="00387764"/>
    </style:style>
    <style:style style:name="P591" style:family="paragraph" style:parent-style-name="Table_20_Contents">
      <style:text-properties officeooo:rsid="001596e1" officeooo:paragraph-rsid="0039fdc5"/>
    </style:style>
    <style:style style:name="P592" style:family="paragraph" style:parent-style-name="Table_20_Contents">
      <style:text-properties officeooo:rsid="001596e1" officeooo:paragraph-rsid="003aa3e1"/>
    </style:style>
    <style:style style:name="P593" style:family="paragraph" style:parent-style-name="Table_20_Contents">
      <style:text-properties officeooo:rsid="001596e1" officeooo:paragraph-rsid="003b863f"/>
    </style:style>
    <style:style style:name="P594" style:family="paragraph" style:parent-style-name="Table_20_Contents">
      <style:text-properties officeooo:rsid="001596e1" officeooo:paragraph-rsid="003c979c"/>
    </style:style>
    <style:style style:name="P595" style:family="paragraph" style:parent-style-name="Table_20_Contents">
      <style:text-properties officeooo:rsid="001596e1" officeooo:paragraph-rsid="003db32a"/>
    </style:style>
    <style:style style:name="P596" style:family="paragraph" style:parent-style-name="Table_20_Contents">
      <style:text-properties officeooo:rsid="0016baa8" officeooo:paragraph-rsid="00387764"/>
    </style:style>
    <style:style style:name="P597" style:family="paragraph" style:parent-style-name="Table_20_Contents">
      <style:text-properties officeooo:rsid="0016baa8" officeooo:paragraph-rsid="0039fdc5"/>
    </style:style>
    <style:style style:name="P598" style:family="paragraph" style:parent-style-name="Table_20_Contents">
      <style:text-properties officeooo:rsid="0016baa8" officeooo:paragraph-rsid="003aa3e1"/>
    </style:style>
    <style:style style:name="P599" style:family="paragraph" style:parent-style-name="Table_20_Contents">
      <style:text-properties officeooo:rsid="0016baa8" officeooo:paragraph-rsid="003b863f"/>
    </style:style>
    <style:style style:name="P600" style:family="paragraph" style:parent-style-name="Table_20_Contents">
      <style:text-properties officeooo:rsid="0016baa8" officeooo:paragraph-rsid="003c979c"/>
    </style:style>
    <style:style style:name="P601" style:family="paragraph" style:parent-style-name="Table_20_Contents">
      <style:text-properties officeooo:rsid="00387764" officeooo:paragraph-rsid="00387764"/>
    </style:style>
    <style:style style:name="P602" style:family="paragraph" style:parent-style-name="Table_20_Contents">
      <style:text-properties officeooo:rsid="00387764" officeooo:paragraph-rsid="0039fdc5"/>
    </style:style>
    <style:style style:name="P603" style:family="paragraph" style:parent-style-name="Table_20_Contents">
      <style:text-properties officeooo:rsid="00387764" officeooo:paragraph-rsid="003aa3e1"/>
    </style:style>
    <style:style style:name="P604" style:family="paragraph" style:parent-style-name="Table_20_Contents">
      <style:text-properties officeooo:rsid="00387764" officeooo:paragraph-rsid="003b863f"/>
    </style:style>
    <style:style style:name="P605" style:family="paragraph" style:parent-style-name="Table_20_Contents">
      <style:text-properties officeooo:rsid="00387764" officeooo:paragraph-rsid="003c979c"/>
    </style:style>
    <style:style style:name="P606" style:family="paragraph" style:parent-style-name="Table_20_Contents">
      <style:text-properties officeooo:rsid="0039fdc5" officeooo:paragraph-rsid="0039fdc5"/>
    </style:style>
    <style:style style:name="P607" style:family="paragraph" style:parent-style-name="Table_20_Contents">
      <style:text-properties officeooo:rsid="0039fdc5" officeooo:paragraph-rsid="003aa3e1"/>
    </style:style>
    <style:style style:name="P608" style:family="paragraph" style:parent-style-name="Table_20_Contents">
      <style:text-properties officeooo:rsid="0039fdc5" officeooo:paragraph-rsid="003b863f"/>
    </style:style>
    <style:style style:name="P609" style:family="paragraph" style:parent-style-name="Table_20_Contents">
      <style:text-properties officeooo:rsid="0039fdc5" officeooo:paragraph-rsid="003c979c"/>
    </style:style>
    <style:style style:name="P610" style:family="paragraph" style:parent-style-name="Table_20_Contents">
      <style:text-properties officeooo:rsid="003db32a" officeooo:paragraph-rsid="003db32a"/>
    </style:style>
    <style:style style:name="P611" style:family="paragraph" style:parent-style-name="Table_20_Contents">
      <style:text-properties officeooo:rsid="003db32a" officeooo:paragraph-rsid="003dff90"/>
    </style:style>
    <style:style style:name="P612" style:family="paragraph" style:parent-style-name="Table_20_Contents">
      <style:text-properties officeooo:rsid="003db32a" officeooo:paragraph-rsid="003f26c2"/>
    </style:style>
    <style:style style:name="P613" style:family="paragraph" style:parent-style-name="Table_20_Contents">
      <style:text-properties officeooo:rsid="003dff90" officeooo:paragraph-rsid="003dff90"/>
    </style:style>
    <style:style style:name="P614" style:family="paragraph" style:parent-style-name="Table_20_Contents">
      <style:text-properties officeooo:rsid="003f26c2" officeooo:paragraph-rsid="003f26c2"/>
    </style:style>
    <style:style style:name="P615" style:family="paragraph" style:parent-style-name="Table_20_Contents">
      <style:text-properties officeooo:paragraph-rsid="003f26c2"/>
    </style:style>
    <style:style style:name="P616" style:family="paragraph" style:parent-style-name="Table_20_Contents">
      <style:text-properties officeooo:rsid="0040645b" officeooo:paragraph-rsid="0041e04e"/>
    </style:style>
    <style:style style:name="P617" style:family="paragraph" style:parent-style-name="Table_20_Contents">
      <style:text-properties officeooo:paragraph-rsid="0041e04e"/>
    </style:style>
    <style:style style:name="P618" style:family="paragraph" style:parent-style-name="Table_20_Contents">
      <style:text-properties officeooo:rsid="0041e04e" officeooo:paragraph-rsid="0041e04e"/>
    </style:style>
    <style:style style:name="P619" style:family="paragraph" style:parent-style-name="Table_20_Contents">
      <style:text-properties officeooo:rsid="0041e04e" officeooo:paragraph-rsid="0042e4ea"/>
    </style:style>
    <style:style style:name="P620" style:family="paragraph" style:parent-style-name="Table_20_Contents">
      <style:text-properties officeooo:rsid="0042e4ea" officeooo:paragraph-rsid="0042e4ea"/>
    </style:style>
    <style:style style:name="P621" style:family="paragraph" style:parent-style-name="Table_20_Contents">
      <style:text-properties officeooo:rsid="00461a0b" officeooo:paragraph-rsid="00461a0b"/>
    </style:style>
    <style:style style:name="P622" style:family="paragraph" style:parent-style-name="Table_20_Contents">
      <style:text-properties officeooo:rsid="00461a0b" officeooo:paragraph-rsid="0046ab36"/>
    </style:style>
    <style:style style:name="P623" style:family="paragraph" style:parent-style-name="Table_20_Contents">
      <style:text-properties officeooo:rsid="00461a0b" officeooo:paragraph-rsid="004888ea"/>
    </style:style>
    <style:style style:name="P624" style:family="paragraph" style:parent-style-name="Table_20_Contents">
      <style:text-properties officeooo:rsid="0046ab36" officeooo:paragraph-rsid="0046ab36"/>
    </style:style>
    <style:style style:name="P625" style:family="paragraph" style:parent-style-name="Table_20_Contents">
      <style:text-properties officeooo:rsid="0046ab36" officeooo:paragraph-rsid="004888ea"/>
    </style:style>
    <style:style style:name="T1" style:family="text">
      <style:text-properties officeooo:rsid="00098a5d"/>
    </style:style>
    <style:style style:name="T2" style:family="text">
      <style:text-properties officeooo:rsid="000a86f7"/>
    </style:style>
    <style:style style:name="T3" style:family="text">
      <style:text-properties officeooo:rsid="000931be"/>
    </style:style>
    <style:style style:name="T4" style:family="text">
      <style:text-properties officeooo:rsid="000bc231"/>
    </style:style>
    <style:style style:name="T5" style:family="text">
      <style:text-properties officeooo:rsid="000aee24"/>
    </style:style>
    <style:style style:name="T6" style:family="text">
      <style:text-properties officeooo:rsid="000b1a25"/>
    </style:style>
    <style:style style:name="T7" style:family="text">
      <style:text-properties officeooo:rsid="000bf622"/>
    </style:style>
    <style:style style:name="T8" style:family="text">
      <style:text-properties officeooo:rsid="000cb950"/>
    </style:style>
    <style:style style:name="T9" style:family="text">
      <style:text-properties fo:font-weight="normal" officeooo:rsid="000c8afe" style:font-weight-asian="normal" style:font-weight-complex="normal"/>
    </style:style>
    <style:style style:name="T10" style:family="text">
      <style:text-properties fo:font-weight="normal" officeooo:rsid="000cb950" style:font-weight-asian="normal" style:font-weight-complex="normal"/>
    </style:style>
    <style:style style:name="T11" style:family="text">
      <style:text-properties officeooo:rsid="000da96b"/>
    </style:style>
    <style:style style:name="T12" style:family="text">
      <style:text-properties officeooo:rsid="000e2abf"/>
    </style:style>
    <style:style style:name="T13" style:family="text">
      <style:text-properties officeooo:rsid="001028ee"/>
    </style:style>
    <style:style style:name="T14" style:family="text">
      <style:text-properties officeooo:rsid="0012f5da"/>
    </style:style>
    <style:style style:name="T15" style:family="text">
      <style:text-properties officeooo:rsid="0016baa8"/>
    </style:style>
    <style:style style:name="T16" style:family="text">
      <style:text-properties officeooo:rsid="0017d189"/>
    </style:style>
    <style:style style:name="T17" style:family="text">
      <style:text-properties officeooo:rsid="001c3cd8"/>
    </style:style>
    <style:style style:name="T18" style:family="text">
      <style:text-properties officeooo:rsid="001d66b1"/>
    </style:style>
    <style:style style:name="T19" style:family="text">
      <style:text-properties officeooo:rsid="001f509b"/>
    </style:style>
    <style:style style:name="T20" style:family="text">
      <style:text-properties officeooo:rsid="001fe808"/>
    </style:style>
    <style:style style:name="T21" style:family="text">
      <style:text-properties style:text-underline-style="none" officeooo:rsid="001fe808"/>
    </style:style>
    <style:style style:name="T22" style:family="text">
      <style:text-properties officeooo:rsid="00201646"/>
    </style:style>
    <style:style style:name="T23" style:family="text">
      <style:text-properties officeooo:rsid="00221134"/>
    </style:style>
    <style:style style:name="T24" style:family="text">
      <style:text-properties officeooo:rsid="00221589"/>
    </style:style>
    <style:style style:name="T25" style:family="text">
      <style:text-properties officeooo:rsid="0024fed5"/>
    </style:style>
    <style:style style:name="T26" style:family="text">
      <style:text-properties officeooo:rsid="00256271"/>
    </style:style>
    <style:style style:name="T27" style:family="text">
      <style:text-properties officeooo:rsid="002565e1"/>
    </style:style>
    <style:style style:name="T28" style:family="text">
      <style:text-properties officeooo:rsid="0026c4a1"/>
    </style:style>
    <style:style style:name="T29" style:family="text">
      <style:text-properties officeooo:rsid="00271865"/>
    </style:style>
    <style:style style:name="T30" style:family="text">
      <style:text-properties officeooo:rsid="00285a2e"/>
    </style:style>
    <style:style style:name="T31" style:family="text">
      <style:text-properties officeooo:rsid="0029dc2a"/>
    </style:style>
    <style:style style:name="T32" style:family="text">
      <style:text-properties officeooo:rsid="002b8f5c"/>
    </style:style>
    <style:style style:name="T33" style:family="text">
      <style:text-properties officeooo:rsid="002d31a4"/>
    </style:style>
    <style:style style:name="T34" style:family="text">
      <style:text-properties officeooo:rsid="002e1d58"/>
    </style:style>
    <style:style style:name="T35" style:family="text">
      <style:text-properties officeooo:rsid="002fc637"/>
    </style:style>
    <style:style style:name="T36" style:family="text">
      <style:text-properties officeooo:rsid="0031306d"/>
    </style:style>
    <style:style style:name="T37" style:family="text">
      <style:text-properties fo:font-style="normal" fo:font-weight="normal" officeooo:rsid="0036f77d" style:font-style-asian="normal" style:font-weight-asian="normal" style:font-style-complex="normal" style:font-weight-complex="normal"/>
    </style:style>
    <style:style style:name="T38" style:family="text">
      <style:text-properties officeooo:rsid="0032c453"/>
    </style:style>
    <style:style style:name="T39" style:family="text">
      <style:text-properties officeooo:rsid="00339409"/>
    </style:style>
    <style:style style:name="T40" style:family="text">
      <style:text-properties officeooo:rsid="0033aca7"/>
    </style:style>
    <style:style style:name="T41" style:family="text">
      <style:text-properties officeooo:rsid="0034cfbe"/>
    </style:style>
    <style:style style:name="T42" style:family="text">
      <style:text-properties officeooo:rsid="00356bbd"/>
    </style:style>
    <style:style style:name="T43" style:family="text">
      <style:text-properties officeooo:rsid="0036f77d"/>
    </style:style>
    <style:style style:name="T44" style:family="text">
      <style:text-properties officeooo:rsid="0037a31e"/>
    </style:style>
    <style:style style:name="T45" style:family="text">
      <style:text-properties officeooo:rsid="00387764"/>
    </style:style>
    <style:style style:name="T46" style:family="text">
      <style:text-properties officeooo:rsid="0039fdc5"/>
    </style:style>
    <style:style style:name="T47" style:family="text">
      <style:text-properties officeooo:rsid="003aa3e1"/>
    </style:style>
    <style:style style:name="T48" style:family="text">
      <style:text-properties officeooo:rsid="003b863f"/>
    </style:style>
    <style:style style:name="T49" style:family="text">
      <style:text-properties officeooo:rsid="003c979c"/>
    </style:style>
    <style:style style:name="T50" style:family="text">
      <style:text-properties officeooo:rsid="003db32a"/>
    </style:style>
    <style:style style:name="T51" style:family="text">
      <style:text-properties officeooo:rsid="003dff90"/>
    </style:style>
    <style:style style:name="T52" style:family="text">
      <style:text-properties officeooo:rsid="003f26c2"/>
    </style:style>
    <style:style style:name="T5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f26c2" style:text-blinking="false" fo:background-color="transparent" loext:char-shading-value="0"/>
    </style:style>
    <style:style style:name="T5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66b1" style:text-blinking="false" fo:background-color="transparent" loext:char-shading-value="0"/>
    </style:style>
    <style:style style:name="T5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2c453" style:text-blinking="false" fo:background-color="transparent" loext:char-shading-value="0"/>
    </style:style>
    <style:style style:name="T5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1e04e" style:text-blinking="false" fo:background-color="transparent" loext:char-shading-value="0"/>
    </style:style>
    <style:style style:name="T5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2e4ea" style:text-blinking="false" fo:background-color="transparent" loext:char-shading-value="0"/>
    </style:style>
    <style:style style:name="T5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36f26" style:text-blinking="false" fo:background-color="transparent" loext:char-shading-value="0"/>
    </style:style>
    <style:style style:name="T60" style:family="text">
      <style:text-properties officeooo:rsid="0041e04e"/>
    </style:style>
    <style:style style:name="T61" style:family="text">
      <style:text-properties officeooo:rsid="0042e4ea"/>
    </style:style>
    <style:style style:name="T62" style:family="text">
      <style:text-properties officeooo:rsid="0044abb3"/>
    </style:style>
    <style:style style:name="T63" style:family="text">
      <style:text-properties officeooo:rsid="0044d6ee"/>
    </style:style>
    <style:style style:name="T64" style:family="text">
      <style:text-properties officeooo:rsid="00461a0b"/>
    </style:style>
    <style:style style:name="T65" style:family="text">
      <style:text-properties officeooo:rsid="0046ab36"/>
    </style:style>
    <style:style style:name="T66" style:family="text">
      <style:text-properties officeooo:rsid="004888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CASO DE USO DE ALTO NIVEL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9">Número:</text:p>
          </table:table-cell>
          <table:table-cell table:style-name="Tabla1.B1" office:value-type="string">
            <text:p text:style-name="P39">CU001</text:p>
          </table:table-cell>
        </table:table-row>
        <table:table-row>
          <table:table-cell table:style-name="Tabla1.A2" office:value-type="string">
            <text:p text:style-name="P29">Caso de Uso:</text:p>
          </table:table-cell>
          <table:table-cell table:style-name="Tabla1.B2" office:value-type="string">
            <text:p text:style-name="P39">Login</text:p>
          </table:table-cell>
        </table:table-row>
        <table:table-row>
          <table:table-cell table:style-name="Tabla1.A2" office:value-type="string">
            <text:p text:style-name="P29">Actores:</text:p>
          </table:table-cell>
          <table:table-cell table:style-name="Tabla1.B2" office:value-type="string">
            <text:p text:style-name="P52">Usuario (paciente, laboratorista, doctor, administrador).</text:p>
          </table:table-cell>
        </table:table-row>
        <table:table-row>
          <table:table-cell table:style-name="Tabla1.A2" office:value-type="string">
            <text:p text:style-name="P29"><text:span text:style-name="T1">Descripción</text:span>:</text:p>
          </table:table-cell>
          <table:table-cell table:style-name="Tabla1.B2" office:value-type="string">
            <text:p text:style-name="P39">El usuario debe iniciar sesión en el sistema, para ello debe <text:span text:style-name="T4">rellenar</text:span> los campos de “<text:span text:style-name="T11">codigo” y “contraseña”</text:span> <text:span text:style-name="T3">con sus datos. El sistema verifica los datos ingresados y le permite ingresar al sistema. </text:span></text:p>
          </table:table-cell>
        </table:table-row>
        <table:table-row>
          <table:table-cell table:style-name="Tabla1.A2" office:value-type="string">
            <text:p text:style-name="P29">Tipo:</text:p>
          </table:table-cell>
          <table:table-cell table:style-name="Tabla1.B2" office:value-type="string">
            <text:p text:style-name="P49">Primario.</text:p>
          </table:table-cell>
        </table:table-row>
      </table:table>
      <text:p text:style-name="P14"/>
      <text:p text:style-name="P2">EXTENDIDO: <text:span text:style-name="T2">Primera sección.</text:span></text:p>
      <table:table table:name="CU001" table:style-name="CU001">
        <table:table-column table:style-name="CU001.A"/>
        <table:table-column table:style-name="CU001.B"/>
        <table:table-row>
          <table:table-cell table:style-name="CU001.A1" office:value-type="string">
            <text:p text:style-name="P29">Número:</text:p>
          </table:table-cell>
          <table:table-cell table:style-name="CU001.B1" office:value-type="string">
            <text:p text:style-name="P39">CU<text:span text:style-name="T19">E</text:span>001</text:p>
          </table:table-cell>
        </table:table-row>
        <table:table-row>
          <table:table-cell table:style-name="CU001.A2" office:value-type="string">
            <text:p text:style-name="P29">Caso de Uso:</text:p>
          </table:table-cell>
          <table:table-cell table:style-name="CU001.B2" office:value-type="string">
            <text:p text:style-name="P39">Login</text:p>
          </table:table-cell>
        </table:table-row>
        <table:table-row>
          <table:table-cell table:style-name="CU001.A2" office:value-type="string">
            <text:p text:style-name="P29">Actores:</text:p>
          </table:table-cell>
          <table:table-cell table:style-name="CU001.B2" office:value-type="string">
            <text:p text:style-name="P39">Usuario (iniciador).</text:p>
          </table:table-cell>
        </table:table-row>
        <table:table-row>
          <table:table-cell table:style-name="CU001.A2" office:value-type="string">
            <text:p text:style-name="P29">Propósito:</text:p>
          </table:table-cell>
          <table:table-cell table:style-name="CU001.B2" office:value-type="string">
            <text:p text:style-name="P39">Iniciar una sesión en el sistema.</text:p>
          </table:table-cell>
        </table:table-row>
        <table:table-row>
          <table:table-cell table:style-name="CU001.A2" office:value-type="string">
            <text:p text:style-name="P29">Resumen:</text:p>
          </table:table-cell>
          <table:table-cell table:style-name="CU001.B2" office:value-type="string">
            <text:p text:style-name="P40">El usuario debe iniciar sesión en el sistema, para ello debe <text:span text:style-name="T4">rellenar</text:span> los campos de “<text:span text:style-name="T11">codigo” y “contraseña”</text:span> <text:span text:style-name="T3">con sus datos. El sistema verifica los datos ingresados y le permite ingresar al sistema. </text:span></text:p>
          </table:table-cell>
        </table:table-row>
        <table:table-row>
          <table:table-cell table:style-name="CU001.A2" office:value-type="string">
            <text:p text:style-name="P29">Tipo:</text:p>
          </table:table-cell>
          <table:table-cell table:style-name="CU001.B2" office:value-type="string">
            <text:p text:style-name="P49">Primario <text:span text:style-name="T14">y</text:span> <text:span text:style-name="T14">Esencial.</text:span></text:p>
          </table:table-cell>
        </table:table-row>
        <table:table-row>
          <table:table-cell table:style-name="CU001.A2" office:value-type="string">
            <text:p text:style-name="P29">Referencias:</text:p>
          </table:table-cell>
          <table:table-cell table:style-name="CU001.B2" office:value-type="string">
            <text:p text:style-name="P50">Ninguno.</text:p>
          </table:table-cell>
        </table:table-row>
      </table:table>
      <text:p text:style-name="P14"/>
      <text:p text:style-name="P7">Segunda sección: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4">Acción de los actores</text:p>
          </table:table-cell>
          <table:table-cell table:style-name="Tabla2.B1" office:value-type="string">
            <text:p text:style-name="P34">Respuestas del sistema</text:p>
          </table:table-cell>
        </table:table-row>
        <table:table-row>
          <table:table-cell table:style-name="Tabla2.A2" office:value-type="string">
            <text:p text:style-name="P45">1. Comienza cuando <text:span text:style-name="T4">el</text:span> usuario desea ingresar al sistema iniciando sesión.</text:p>
          </table:table-cell>
          <table:table-cell table:style-name="Tabla2.B2" office:value-type="string">
            <text:p text:style-name="P51"/>
          </table:table-cell>
        </table:table-row>
        <table:table-row>
          <table:table-cell table:style-name="Tabla2.A2" office:value-type="string">
            <text:p text:style-name="P45">2. El usuario ingresa su <text:span text:style-name="T5">correo</text:span> en el campo de “<text:span text:style-name="T11">codigo</text:span>”.</text:p>
          </table:table-cell>
          <table:table-cell table:style-name="Tabla2.B2" office:value-type="string">
            <text:p text:style-name="P51"/>
          </table:table-cell>
        </table:table-row>
        <table:table-row>
          <table:table-cell table:style-name="Tabla2.A2" office:value-type="string">
            <text:p text:style-name="P45">3. El usuario ingresa su contraseña en el campo de “<text:span text:style-name="T5">contraseña</text:span>”.</text:p>
          </table:table-cell>
          <table:table-cell table:style-name="Tabla2.B2" office:value-type="string">
            <text:p text:style-name="P51"/>
          </table:table-cell>
        </table:table-row>
        <table:table-row table:style-name="Tabla2.5">
          <table:table-cell table:style-name="Tabla2.A2" office:value-type="string">
            <text:p text:style-name="P45">4. El usuario presiona el botón “iniciar sesión” para ingresar al sistema.</text:p>
          </table:table-cell>
          <table:table-cell table:style-name="Tabla2.B2" office:value-type="string">
            <text:p text:style-name="P45">5. <text:span text:style-name="T6">Se verifica el ingreso del codigo.</text:span></text:p>
          </table:table-cell>
        </table:table-row>
        <table:table-row table:style-name="Tabla2.6">
          <table:table-cell table:style-name="Tabla2.A2" office:value-type="string">
            <text:p text:style-name="P45"/>
          </table:table-cell>
          <table:table-cell table:style-name="Tabla2.B2" office:value-type="string">
            <text:p text:style-name="P62">6. Se verifica el ingreso de la contraseña</text:p>
          </table:table-cell>
        </table:table-row>
        <table:table-row table:style-name="Tabla2.6">
          <table:table-cell table:style-name="Tabla2.A2" office:value-type="string">
            <text:p text:style-name="P45"/>
          </table:table-cell>
          <table:table-cell table:style-name="Tabla2.B2" office:value-type="string">
            <text:p text:style-name="P62">7. Se ejecuta el CU002</text:p>
          </table:table-cell>
        </table:table-row>
      </table:table>
      <text:p text:style-name="P14"/>
      <text:p text:style-name="P7">Tercera sección: Casos alternos.</text:p>
      <text:p text:style-name="P12">Linea <text:span text:style-name="T8">5</text:span>: <text:bookmark-start text:name="__DdeLink__311_687654348"/>S<text:span text:style-name="T8">i no se ingresa el codigo se muestra un mensaje avisando la falta del codigo.</text:span><text:bookmark-end text:name="__DdeLink__311_687654348"/></text:p>
      <text:p text:style-name="P19">Línea <text:span text:style-name="T8">6</text:span>: <text:span text:style-name="T9">S</text:span><text:span text:style-name="T10">i no se ingresa la contrasaeña se muestra un mensaje avisando la falta de tal dato.</text:span></text:p>
      <text:p text:style-name="P74"/>
      <text:p text:style-name="P74"/>
      <text:p text:style-name="P74"/>
      <text:p text:style-name="P74"/>
      <text:p text:style-name="P70"><text:soft-page-break/>CASO DE USO DE ALTO NIVEL: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8">Número:</text:p>
          </table:table-cell>
          <table:table-cell table:style-name="Tabla6.B1" office:value-type="string">
            <text:p text:style-name="P38">CU0<text:span text:style-name="T5">02</text:span></text:p>
          </table:table-cell>
        </table:table-row>
        <table:table-row>
          <table:table-cell table:style-name="Tabla6.A2" office:value-type="string">
            <text:p text:style-name="P28">Caso de Uso:</text:p>
          </table:table-cell>
          <table:table-cell table:style-name="Tabla6.B2" office:value-type="string">
            <text:p text:style-name="P55">Verificar usuario</text:p>
          </table:table-cell>
        </table:table-row>
        <table:table-row>
          <table:table-cell table:style-name="Tabla6.A2" office:value-type="string">
            <text:p text:style-name="P28">Actores:</text:p>
          </table:table-cell>
          <table:table-cell table:style-name="Tabla6.B2" office:value-type="string">
            <text:p text:style-name="P52">Usuario (paciente, laboratorista, doctor, administrador).</text:p>
          </table:table-cell>
        </table:table-row>
        <table:table-row>
          <table:table-cell table:style-name="Tabla6.A2" office:value-type="string">
            <text:p text:style-name="P28"><text:span text:style-name="T1">Descripción</text:span>:</text:p>
          </table:table-cell>
          <table:table-cell table:style-name="Tabla6.B2" office:value-type="string">
            <text:p text:style-name="P55">Se verifica la existencia <text:span text:style-name="T6">del usuario dentro de los registros de la base de datos de MySQL así como la verificación de la contraseña ingresada .</text:span></text:p>
          </table:table-cell>
        </table:table-row>
        <table:table-row>
          <table:table-cell table:style-name="Tabla6.A2" office:value-type="string">
            <text:p text:style-name="P28">Tipo:</text:p>
          </table:table-cell>
          <table:table-cell table:style-name="Tabla6.B2" office:value-type="string">
            <text:p text:style-name="P59">Primario.</text:p>
          </table:table-cell>
        </table:table-row>
      </table:table>
      <text:p text:style-name="P11"/>
      <text:p text:style-name="P1">EXTENDIDO: <text:span text:style-name="T2">Primera sección.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28">Número:</text:p>
          </table:table-cell>
          <table:table-cell table:style-name="Tabla7.B1" office:value-type="string">
            <text:p text:style-name="P38">CU<text:span text:style-name="T19">E</text:span>0<text:span text:style-name="T7">02</text:span></text:p>
          </table:table-cell>
        </table:table-row>
        <table:table-row>
          <table:table-cell table:style-name="Tabla7.A2" office:value-type="string">
            <text:p text:style-name="P28">Caso de Uso:</text:p>
          </table:table-cell>
          <table:table-cell table:style-name="Tabla7.B2" office:value-type="string">
            <text:p text:style-name="P56">Verificar usuario</text:p>
          </table:table-cell>
        </table:table-row>
        <table:table-row>
          <table:table-cell table:style-name="Tabla7.A2" office:value-type="string">
            <text:p text:style-name="P28">Actores:</text:p>
          </table:table-cell>
          <table:table-cell table:style-name="Tabla7.B2" office:value-type="string">
            <text:p text:style-name="P58">Usuario (paciente, laboratorista, doctor, administrador).</text:p>
          </table:table-cell>
        </table:table-row>
        <table:table-row>
          <table:table-cell table:style-name="Tabla7.A2" office:value-type="string">
            <text:p text:style-name="P28">Propósito:</text:p>
          </table:table-cell>
          <table:table-cell table:style-name="Tabla7.B2" office:value-type="string">
            <text:p text:style-name="P58">Verificar la existencia del usuario dentro de los registros así como verificar la contraseña.</text:p>
          </table:table-cell>
        </table:table-row>
        <table:table-row>
          <table:table-cell table:style-name="Tabla7.A2" office:value-type="string">
            <text:p text:style-name="P28">Resumen:</text:p>
          </table:table-cell>
          <table:table-cell table:style-name="Tabla7.B2" office:value-type="string">
            <text:p text:style-name="P55">Se verifica la existencia <text:span text:style-name="T6">del usuario dentro de los registros de la base de datos de MySQL así como la verificación de la contraseña ingresada .</text:span></text:p>
          </table:table-cell>
        </table:table-row>
        <table:table-row>
          <table:table-cell table:style-name="Tabla7.A2" office:value-type="string">
            <text:p text:style-name="P28">Tipo:</text:p>
          </table:table-cell>
          <table:table-cell table:style-name="Tabla7.B2" office:value-type="string">
            <text:p text:style-name="P58">Primario y Real</text:p>
          </table:table-cell>
        </table:table-row>
        <table:table-row>
          <table:table-cell table:style-name="Tabla7.A2" office:value-type="string">
            <text:p text:style-name="P28">Referencias:</text:p>
          </table:table-cell>
          <table:table-cell table:style-name="Tabla7.B2" office:value-type="string">
            <text:p text:style-name="P58">CU001</text:p>
          </table:table-cell>
        </table:table-row>
      </table:table>
      <text:p text:style-name="P15"/>
      <text:p text:style-name="P6">Segunda sección: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33">Acción de los actores</text:p>
          </table:table-cell>
          <table:table-cell table:style-name="Tabla8.B1" office:value-type="string">
            <text:p text:style-name="P33">Respuestas del sistema</text:p>
          </table:table-cell>
        </table:table-row>
        <table:table-row>
          <table:table-cell table:style-name="Tabla8.A2" office:value-type="string">
            <text:p text:style-name="P44"/>
          </table:table-cell>
          <table:table-cell table:style-name="Tabla8.B2" office:value-type="string">
            <text:p text:style-name="P62">1. Se busca la existencia del <text:span text:style-name="T11">codigo</text:span> ingresado al sistema dentro de la base de datos <text:span text:style-name="T14">de MySQL.</text:span></text:p>
          </table:table-cell>
        </table:table-row>
        <table:table-row>
          <table:table-cell table:style-name="Tabla8.A2" office:value-type="string">
            <text:p text:style-name="P44"/>
          </table:table-cell>
          <table:table-cell table:style-name="Tabla8.B2" office:value-type="string">
            <text:p text:style-name="P62">2. Se verifica la veracidad de la contraseña ingresada con la base de datos.</text:p>
          </table:table-cell>
        </table:table-row>
        <table:table-row>
          <table:table-cell table:style-name="Tabla8.A2" office:value-type="string">
            <text:p text:style-name="P44"/>
          </table:table-cell>
          <table:table-cell table:style-name="Tabla8.B2" office:value-type="string">
            <text:p text:style-name="P62">3. Se retorna el formulario de “home” .</text:p>
          </table:table-cell>
        </table:table-row>
      </table:table>
      <text:p text:style-name="P11"/>
      <text:p text:style-name="P6">Tercera sección: Casos alternos.</text:p>
      <text:p text:style-name="P27">3. Los datos ingresados no se encuentran en la base de datos, se retorna una pagina que les da ese mensaje.</text:p>
      <text:p text:style-name="P72"/>
      <text:p text:style-name="P72">CASO DE USO DE ALTO NIVEL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0">Número:</text:p>
          </table:table-cell>
          <table:table-cell table:style-name="Tabla3.B1" office:value-type="string">
            <text:p text:style-name="P41">CU0<text:span text:style-name="T5">03</text:span></text:p>
          </table:table-cell>
        </table:table-row>
        <table:table-row>
          <table:table-cell table:style-name="Tabla3.A2" office:value-type="string">
            <text:p text:style-name="P30">Caso de Uso:</text:p>
          </table:table-cell>
          <table:table-cell table:style-name="Tabla3.B2" office:value-type="string">
            <text:p text:style-name="P63">Logout.</text:p>
          </table:table-cell>
        </table:table-row>
        <table:table-row>
          <table:table-cell table:style-name="Tabla3.A2" office:value-type="string">
            <text:p text:style-name="P30">Actores:</text:p>
          </table:table-cell>
          <table:table-cell table:style-name="Tabla3.B2" office:value-type="string">
            <text:p text:style-name="P53">Usuario (paciente, laboratorista, doctor, administrador).</text:p>
          </table:table-cell>
        </table:table-row>
        <table:table-row>
          <table:table-cell table:style-name="Tabla3.A2" office:value-type="string">
            <text:p text:style-name="P30"><text:span text:style-name="T1">Descripción</text:span>:</text:p>
          </table:table-cell>
          <table:table-cell table:style-name="Tabla3.B2" office:value-type="string">
            <text:p text:style-name="P57">S<text:span text:style-name="T12">e cierra la sesión dentro del sistema.</text:span></text:p>
          </table:table-cell>
        </table:table-row>
        <table:table-row>
          <table:table-cell table:style-name="Tabla3.A2" office:value-type="string">
            <text:p text:style-name="P30">Tipo:</text:p>
          </table:table-cell>
          <table:table-cell table:style-name="Tabla3.B2" office:value-type="string">
            <text:p text:style-name="P60">Primario.</text:p>
          </table:table-cell>
        </table:table-row>
      </table:table>
      <text:p text:style-name="P20"/>
      <text:p text:style-name="P3">EXTENDIDO: <text:span text:style-name="T2">Primera sección.</text:span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0">Número:</text:p>
          </table:table-cell>
          <table:table-cell table:style-name="Tabla4.B1" office:value-type="string">
            <text:p text:style-name="P41">CU<text:span text:style-name="T19">E</text:span>0<text:span text:style-name="T7">03</text:span></text:p>
          </table:table-cell>
        </table:table-row>
        <table:table-row>
          <table:table-cell table:style-name="Tabla4.A2" office:value-type="string">
            <text:p text:style-name="P30">Caso de Uso:</text:p>
          </table:table-cell>
          <table:table-cell table:style-name="Tabla4.B2" office:value-type="string">
            <text:p text:style-name="P63">Logout</text:p>
          </table:table-cell>
        </table:table-row>
        <text:soft-page-break/>
        <table:table-row>
          <table:table-cell table:style-name="Tabla4.A2" office:value-type="string">
            <text:p text:style-name="P30">Actores:</text:p>
          </table:table-cell>
          <table:table-cell table:style-name="Tabla4.B2" office:value-type="string">
            <text:p text:style-name="P60">Usuario (paciente, laboratorista, doctor, administrador).</text:p>
          </table:table-cell>
        </table:table-row>
        <table:table-row>
          <table:table-cell table:style-name="Tabla4.A2" office:value-type="string">
            <text:p text:style-name="P30">Propósito:</text:p>
          </table:table-cell>
          <table:table-cell table:style-name="Tabla4.B2" office:value-type="string">
            <text:p text:style-name="P63">Cerrar la sesión del sistema.</text:p>
          </table:table-cell>
        </table:table-row>
        <table:table-row>
          <table:table-cell table:style-name="Tabla4.A2" office:value-type="string">
            <text:p text:style-name="P30">Resumen:</text:p>
          </table:table-cell>
          <table:table-cell table:style-name="Tabla4.B2" office:value-type="string">
            <text:p text:style-name="P63">Se cierra la sesión dentro del sistema.</text:p>
          </table:table-cell>
        </table:table-row>
        <table:table-row>
          <table:table-cell table:style-name="Tabla4.A2" office:value-type="string">
            <text:p text:style-name="P30">Tipo:</text:p>
          </table:table-cell>
          <table:table-cell table:style-name="Tabla4.B2" office:value-type="string">
            <text:p text:style-name="P60">Primario y Real</text:p>
          </table:table-cell>
        </table:table-row>
        <table:table-row>
          <table:table-cell table:style-name="Tabla4.A2" office:value-type="string">
            <text:p text:style-name="P30">Referencias:</text:p>
          </table:table-cell>
          <table:table-cell table:style-name="Tabla4.B2" office:value-type="string">
            <text:p text:style-name="P60">CU00<text:span text:style-name="T12">1</text:span></text:p>
          </table:table-cell>
        </table:table-row>
      </table:table>
      <text:p text:style-name="P16"/>
      <text:p text:style-name="P8">Segunda sección: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35">Acción de los actores</text:p>
          </table:table-cell>
          <table:table-cell table:style-name="Tabla5.B1" office:value-type="string">
            <text:p text:style-name="P35">Respuestas del sistema</text:p>
          </table:table-cell>
        </table:table-row>
        <table:table-row>
          <table:table-cell table:style-name="Tabla5.A2" office:value-type="string">
            <text:p text:style-name="P63">1. Se clickea al botón de “cerrar sesión”</text:p>
          </table:table-cell>
          <table:table-cell table:style-name="Tabla5.B2" office:value-type="string">
            <text:p text:style-name="P63">2. Se cierra la sesión de los servers.</text:p>
          </table:table-cell>
        </table:table-row>
        <table:table-row>
          <table:table-cell table:style-name="Tabla5.A2" office:value-type="string">
            <text:p text:style-name="P46"/>
          </table:table-cell>
          <table:table-cell table:style-name="Tabla5.B2" office:value-type="string">
            <text:p text:style-name="P63">3. Se retorna el formulario “login”.</text:p>
          </table:table-cell>
        </table:table-row>
      </table:table>
      <text:p text:style-name="P20"/>
      <text:p text:style-name="P8">Tercera sección: Casos alternos.</text:p>
      <text:p text:style-name="P13">Ninguno.</text:p>
      <text:p text:style-name="P21"/>
      <text:p text:style-name="P71">CASO DE USO DE ALTO NIVEL: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31">Número:</text:p>
          </table:table-cell>
          <table:table-cell table:style-name="Tabla9.B1" office:value-type="string">
            <text:p text:style-name="P42">CU0<text:span text:style-name="T5">04</text:span></text:p>
          </table:table-cell>
        </table:table-row>
        <table:table-row>
          <table:table-cell table:style-name="Tabla9.A2" office:value-type="string">
            <text:p text:style-name="P31">Caso de Uso:</text:p>
          </table:table-cell>
          <table:table-cell table:style-name="Tabla9.B2" office:value-type="string">
            <text:p text:style-name="P64">Cargar archivo xml.</text:p>
          </table:table-cell>
        </table:table-row>
        <table:table-row>
          <table:table-cell table:style-name="Tabla9.A2" office:value-type="string">
            <text:p text:style-name="P31">Actores:</text:p>
          </table:table-cell>
          <table:table-cell table:style-name="Tabla9.B2" office:value-type="string">
            <text:p text:style-name="P54">Usuario (paciente, laboratorista, doctor, administrador).</text:p>
          </table:table-cell>
        </table:table-row>
        <table:table-row>
          <table:table-cell table:style-name="Tabla9.A2" office:value-type="string">
            <text:p text:style-name="P31"><text:span text:style-name="T1">Descripción</text:span>:</text:p>
          </table:table-cell>
          <table:table-cell table:style-name="Tabla9.B2" office:value-type="string">
            <text:p text:style-name="P64"><text:bookmark-start text:name="__DdeLink__318_687654348"/>Se carga un archivo xml, se lee y se registra dentro de la base de datos del sistema.<text:bookmark-end text:name="__DdeLink__318_687654348"/></text:p>
          </table:table-cell>
        </table:table-row>
        <table:table-row>
          <table:table-cell table:style-name="Tabla9.A2" office:value-type="string">
            <text:p text:style-name="P31">Tipo:</text:p>
          </table:table-cell>
          <table:table-cell table:style-name="Tabla9.B2" office:value-type="string">
            <text:p text:style-name="P64">Secundario, <text:span text:style-name="T13">Real.</text:span></text:p>
          </table:table-cell>
        </table:table-row>
      </table:table>
      <text:p text:style-name="P22"/>
      <text:p text:style-name="P4">EXTENDIDO: <text:span text:style-name="T2">Primera sección.</text:span></text:p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31">Número:</text:p>
          </table:table-cell>
          <table:table-cell table:style-name="Tabla10.B1" office:value-type="string">
            <text:p text:style-name="P42">CU<text:span text:style-name="T19">E</text:span>0<text:span text:style-name="T7">04</text:span></text:p>
          </table:table-cell>
        </table:table-row>
        <table:table-row>
          <table:table-cell table:style-name="Tabla10.A2" office:value-type="string">
            <text:p text:style-name="P31">Caso de Uso:</text:p>
          </table:table-cell>
          <table:table-cell table:style-name="Tabla10.B2" office:value-type="string">
            <text:p text:style-name="P66">Cargar archivo xml.</text:p>
          </table:table-cell>
        </table:table-row>
        <table:table-row>
          <table:table-cell table:style-name="Tabla10.A2" office:value-type="string">
            <text:p text:style-name="P31">Actores:</text:p>
          </table:table-cell>
          <table:table-cell table:style-name="Tabla10.B2" office:value-type="string">
            <text:p text:style-name="P61">Usuario (paciente, laboratorista, doctor, administrador).</text:p>
          </table:table-cell>
        </table:table-row>
        <table:table-row>
          <table:table-cell table:style-name="Tabla10.A2" office:value-type="string">
            <text:p text:style-name="P31">Propósito:</text:p>
          </table:table-cell>
          <table:table-cell table:style-name="Tabla10.B2" office:value-type="string">
            <text:p text:style-name="P64">Cargar un archivo en extensión xml, el cual alimentará la base de datos con información previo a la creación de la página web.</text:p>
          </table:table-cell>
        </table:table-row>
        <table:table-row>
          <table:table-cell table:style-name="Tabla10.A2" office:value-type="string">
            <text:p text:style-name="P31">Resumen:</text:p>
          </table:table-cell>
          <table:table-cell table:style-name="Tabla10.B2" office:value-type="string">
            <text:p text:style-name="P64">Se carga un archivo xml, se lee y se registra dentro de la base de datos del sistema.</text:p>
          </table:table-cell>
        </table:table-row>
        <table:table-row>
          <table:table-cell table:style-name="Tabla10.A2" office:value-type="string">
            <text:p text:style-name="P31">Tipo:</text:p>
          </table:table-cell>
          <table:table-cell table:style-name="Tabla10.B2" office:value-type="string">
            <text:p text:style-name="P64">Secundario, <text:span text:style-name="T13">Real.</text:span></text:p>
          </table:table-cell>
        </table:table-row>
        <table:table-row>
          <table:table-cell table:style-name="Tabla10.A2" office:value-type="string">
            <text:p text:style-name="P31">Referencias:</text:p>
          </table:table-cell>
          <table:table-cell table:style-name="Tabla10.B2" office:value-type="string">
            <text:p text:style-name="P64">Ninguno</text:p>
          </table:table-cell>
        </table:table-row>
      </table:table>
      <text:p text:style-name="P17"/>
      <text:p text:style-name="P9">Segunda sección: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36">Acción de los actores</text:p>
          </table:table-cell>
          <table:table-cell table:style-name="Tabla11.B1" office:value-type="string">
            <text:p text:style-name="P36">Respuestas del sistema</text:p>
          </table:table-cell>
        </table:table-row>
        <table:table-row>
          <table:table-cell table:style-name="Tabla11.A2" office:value-type="string">
            <text:p text:style-name="P64">1. Se clickea el botón de “cargar archivo” en la pantalla de login.</text:p>
          </table:table-cell>
          <table:table-cell table:style-name="Tabla11.B2" office:value-type="string">
            <text:p text:style-name="P65">2. Se muestra una ventana para seleccionar el archivo a leer.</text:p>
          </table:table-cell>
        </table:table-row>
        <table:table-row>
          <table:table-cell table:style-name="Tabla11.A2" office:value-type="string">
            <text:p text:style-name="P65">3. Se selecciona el archivo y le damos a “aceptar”.</text:p>
          </table:table-cell>
          <table:table-cell table:style-name="Tabla11.B2" office:value-type="string">
            <text:p text:style-name="P65">4. Se recibe el archivo y se envía al servlet.</text:p>
          </table:table-cell>
        </table:table-row>
        <table:table-row>
          <table:table-cell table:style-name="Tabla11.A2" office:value-type="string">
            <text:p text:style-name="P47"/>
          </table:table-cell>
          <table:table-cell table:style-name="Tabla11.B2" office:value-type="string">
            <text:p text:style-name="P65">5. El archivo tipo “file” se analiza.</text:p>
          </table:table-cell>
        </table:table-row>
        <table:table-row>
          <table:table-cell table:style-name="Tabla11.A2" office:value-type="string">
            <text:p text:style-name="P47"/>
          </table:table-cell>
          <table:table-cell table:style-name="Tabla11.B2" office:value-type="string">
            <text:p text:style-name="P65">6. Se guardan los datos dentro de la base de datos.</text:p>
          </table:table-cell>
        </table:table-row>
        <table:table-row>
          <table:table-cell table:style-name="Tabla11.A2" office:value-type="string">
            <text:p text:style-name="P47"/>
          </table:table-cell>
          <table:table-cell table:style-name="Tabla11.B2" office:value-type="string">
            <text:p text:style-name="P65">7. <text:s/>Se muestran los archivos guardados <text:soft-page-break/>exitosamente y los fallidos.</text:p>
          </table:table-cell>
        </table:table-row>
        <table:table-row>
          <table:table-cell table:style-name="Tabla11.A2" office:value-type="string">
            <text:p text:style-name="P47"/>
          </table:table-cell>
          <table:table-cell table:style-name="Tabla11.B2" office:value-type="string">
            <text:p text:style-name="P65">8. Se retorna nuevamente a la pagina de “login”.</text:p>
          </table:table-cell>
        </table:table-row>
      </table:table>
      <text:p text:style-name="P22"/>
      <text:p text:style-name="P9">Tercera sección: Casos alternos.</text:p>
      <text:p text:style-name="P23">3. No se selecciona ningún archivo y se cancela la carga del archivo.</text:p>
      <text:p text:style-name="P23"/>
      <text:p text:style-name="P73">CASO DE USO DE ALTO NIVEL:</text:p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32">Número:</text:p>
          </table:table-cell>
          <table:table-cell table:style-name="Tabla12.B1" office:value-type="string">
            <text:p text:style-name="P43">CU0<text:span text:style-name="T5">05</text:span></text:p>
          </table:table-cell>
        </table:table-row>
        <table:table-row>
          <table:table-cell table:style-name="Tabla12.A2" office:value-type="string">
            <text:p text:style-name="P32">Caso de Uso:</text:p>
          </table:table-cell>
          <table:table-cell table:style-name="Tabla12.B2" office:value-type="string">
            <text:p text:style-name="P67">Crear cuenta</text:p>
          </table:table-cell>
        </table:table-row>
        <table:table-row>
          <table:table-cell table:style-name="Tabla12.A2" office:value-type="string">
            <text:p text:style-name="P32">Actores:</text:p>
          </table:table-cell>
          <table:table-cell table:style-name="Tabla12.B2" office:value-type="string">
            <text:p text:style-name="P66">Paciente.</text:p>
          </table:table-cell>
        </table:table-row>
        <table:table-row>
          <table:table-cell table:style-name="Tabla12.A2" office:value-type="string">
            <text:p text:style-name="P32"><text:span text:style-name="T1">Descripción</text:span>:</text:p>
          </table:table-cell>
          <table:table-cell table:style-name="Tabla12.B2" office:value-type="string">
            <text:p text:style-name="P68">El paciente sin previo registro decide crearse una cuenta en la pagina web y se crea su cuenta ingresando los siguientes datos (<text:bookmark-start text:name="__DdeLink__593_3267420844"/>nombre, genero, cumpleaños, DPI, teléfono, peso, tipo de sangre, correo y la contraseña)<text:bookmark-end text:name="__DdeLink__593_3267420844"/>.</text:p>
          </table:table-cell>
        </table:table-row>
        <table:table-row>
          <table:table-cell table:style-name="Tabla12.A2" office:value-type="string">
            <text:p text:style-name="P32">Tipo:</text:p>
          </table:table-cell>
          <table:table-cell table:style-name="Tabla12.B2" office:value-type="string">
            <text:p text:style-name="P67">Primario.</text:p>
          </table:table-cell>
        </table:table-row>
      </table:table>
      <text:p text:style-name="P26"/>
      <text:p text:style-name="P5">EXTENDIDO: <text:span text:style-name="T2">Primera sección.</text:span></text:p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32">Número:</text:p>
          </table:table-cell>
          <table:table-cell table:style-name="Tabla13.B1" office:value-type="string">
            <text:p text:style-name="P43">CU<text:span text:style-name="T19">E</text:span>0<text:span text:style-name="T7">05</text:span></text:p>
          </table:table-cell>
        </table:table-row>
        <table:table-row>
          <table:table-cell table:style-name="Tabla13.A2" office:value-type="string">
            <text:p text:style-name="P32">Caso de Uso:</text:p>
          </table:table-cell>
          <table:table-cell table:style-name="Tabla13.B2" office:value-type="string">
            <text:p text:style-name="P67">Crear cuenta</text:p>
          </table:table-cell>
        </table:table-row>
        <table:table-row>
          <table:table-cell table:style-name="Tabla13.A2" office:value-type="string">
            <text:p text:style-name="P32">Actores:</text:p>
          </table:table-cell>
          <table:table-cell table:style-name="Tabla13.B2" office:value-type="string">
            <text:p text:style-name="P67">Paciente</text:p>
          </table:table-cell>
        </table:table-row>
        <table:table-row>
          <table:table-cell table:style-name="Tabla13.A2" office:value-type="string">
            <text:p text:style-name="P32">Propósito:</text:p>
          </table:table-cell>
          <table:table-cell table:style-name="Tabla13.B2" office:value-type="string">
            <text:p text:style-name="P68">Crear un nuevo registro para un paciente.</text:p>
          </table:table-cell>
        </table:table-row>
        <table:table-row>
          <table:table-cell table:style-name="Tabla13.A2" office:value-type="string">
            <text:p text:style-name="P32">Resumen:</text:p>
          </table:table-cell>
          <table:table-cell table:style-name="Tabla13.B2" office:value-type="string">
            <text:p text:style-name="P68">El paciente sin previo registro decide crearse una cuenta en la pagina web y se crea su cuenta ingresando los siguientes datos (nombre, genero, cumpleaños, DPI, teléfono, peso, tipo de sangre, correo y la contraseña).</text:p>
          </table:table-cell>
        </table:table-row>
        <table:table-row>
          <table:table-cell table:style-name="Tabla13.A2" office:value-type="string">
            <text:p text:style-name="P32">Tipo:</text:p>
          </table:table-cell>
          <table:table-cell table:style-name="Tabla13.B2" office:value-type="string">
            <text:p text:style-name="P68">Primario y real.</text:p>
          </table:table-cell>
        </table:table-row>
        <table:table-row>
          <table:table-cell table:style-name="Tabla13.A2" office:value-type="string">
            <text:p text:style-name="P32">Referencias:</text:p>
          </table:table-cell>
          <table:table-cell table:style-name="Tabla13.B2" office:value-type="string">
            <text:p text:style-name="P68">Ninguno</text:p>
          </table:table-cell>
        </table:table-row>
      </table:table>
      <text:p text:style-name="P18"/>
      <text:p text:style-name="P10">Segunda sección:</text:p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37">Acción de los actores</text:p>
          </table:table-cell>
          <table:table-cell table:style-name="Tabla14.B1" office:value-type="string">
            <text:p text:style-name="P37">Respuestas del sistema</text:p>
          </table:table-cell>
        </table:table-row>
        <table:table-row>
          <table:table-cell table:style-name="Tabla14.A2" office:value-type="string">
            <text:p text:style-name="P68">1. Inicia cuando se clickea el botón de “crear cuenta” en la pantalla de “Login”.</text:p>
          </table:table-cell>
          <table:table-cell table:style-name="Tabla14.B2" office:value-type="string">
            <text:p text:style-name="P68">2. Se retorna un formulario con la información que el paciente debe proporcionar al sistema.</text:p>
          </table:table-cell>
        </table:table-row>
        <table:table-row>
          <table:table-cell table:style-name="Tabla14.A2" office:value-type="string">
            <text:p text:style-name="P68">3. El usuario rellena los campos de nombre, genero, cumpleaños, DPI, teléfono, peso, tipo de sangre, correo y la contraseña).</text:p>
          </table:table-cell>
          <table:table-cell table:style-name="Tabla14.B2" office:value-type="string">
            <text:p text:style-name="P69"/>
          </table:table-cell>
        </table:table-row>
        <table:table-row table:style-name="Tabla14.4">
          <table:table-cell table:style-name="Tabla14.A2" office:value-type="string">
            <text:p text:style-name="P68">4. El usuario clickea el botón “crear cuenta”.</text:p>
          </table:table-cell>
          <table:table-cell table:style-name="Tabla14.B2" office:value-type="string">
            <text:p text:style-name="P69">5. Se verifica el tipo y el ingreso de los datos.</text:p>
          </table:table-cell>
        </table:table-row>
        <table:table-row>
          <table:table-cell table:style-name="Tabla14.A2" office:value-type="string">
            <text:p text:style-name="P48"/>
          </table:table-cell>
          <table:table-cell table:style-name="Tabla14.B2" office:value-type="string">
            <text:p text:style-name="P68"><text:span text:style-name="T15">6</text:span>. <text:span text:style-name="T15">Se envían los datos introducidos al servlet “ControladorCrearUsuario”.</text:span></text:p>
          </table:table-cell>
        </table:table-row>
        <table:table-row>
          <table:table-cell table:style-name="Tabla14.A2" office:value-type="string">
            <text:p text:style-name="P48"/>
          </table:table-cell>
          <table:table-cell table:style-name="Tabla14.B2" office:value-type="string">
            <text:p text:style-name="P69">7. Se registra un nuevo paciente en la base de datos del sistema.</text:p>
          </table:table-cell>
        </table:table-row>
        <table:table-row>
          <table:table-cell table:style-name="Tabla14.A2" office:value-type="string">
            <text:p text:style-name="P48"/>
          </table:table-cell>
          <table:table-cell table:style-name="Tabla14.B2" office:value-type="string">
            <text:p text:style-name="P69">8. Se inicia sesión y se retorna el formulario “home”.</text:p>
          </table:table-cell>
        </table:table-row>
      </table:table>
      <text:p text:style-name="P26"/>
      <text:p text:style-name="P10">Tercera sección: Casos alternos.</text:p>
      <text:p text:style-name="P24">5. <text:span text:style-name="T16">Los campos obligatorios no se rellenan y el sistema notifica que dichos campos son obligatorios.</text:span></text:p>
      <text:p text:style-name="P25"><text:soft-page-break/>5. Hay conflicto entre los tipos de datos solicitados, se le notifica que tipo de datos pide cada campo.</text:p>
      <text:p text:style-name="P25"/>
      <text:p text:style-name="P227">CASO DE USO DE ALTO NIVEL:</text:p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260">Número:</text:p>
          </table:table-cell>
          <table:table-cell table:style-name="Tabla15.B1" office:value-type="string">
            <text:p text:style-name="P324">CU00<text:span text:style-name="T17">6</text:span></text:p>
          </table:table-cell>
        </table:table-row>
        <table:table-row>
          <table:table-cell table:style-name="Tabla15.A2" office:value-type="string">
            <text:p text:style-name="P260">Caso de Uso:</text:p>
          </table:table-cell>
          <table:table-cell table:style-name="Tabla15.B2" office:value-type="string">
            <text:p text:style-name="P428"><text:span text:style-name="T18">M</text:span>ostrar listado de <text:span text:style-name="T18">médicos.</text:span></text:p>
          </table:table-cell>
        </table:table-row>
        <table:table-row>
          <table:table-cell table:style-name="Tabla15.A2" office:value-type="string">
            <text:p text:style-name="P260">Actores:</text:p>
          </table:table-cell>
          <table:table-cell table:style-name="Tabla15.B2" office:value-type="string">
            <text:p text:style-name="P356">Usuario (paciente, <text:span text:style-name="T21">administrador</text:span><text:span text:style-name="T20">)</text:span>.</text:p>
          </table:table-cell>
        </table:table-row>
        <table:table-row>
          <table:table-cell table:style-name="Tabla15.A2" office:value-type="string">
            <text:p text:style-name="P260"><text:span text:style-name="T1">Descripción</text:span>:</text:p>
          </table:table-cell>
          <table:table-cell table:style-name="Tabla15.B2" office:value-type="string">
            <text:p text:style-name="P454">Se muestra una tabla con el listado de todos los médicos disponibles en el sistema</text:p>
          </table:table-cell>
        </table:table-row>
        <table:table-row>
          <table:table-cell table:style-name="Tabla15.A2" office:value-type="string">
            <text:p text:style-name="P260">Tipo:</text:p>
          </table:table-cell>
          <table:table-cell table:style-name="Tabla15.B2" office:value-type="string">
            <text:p text:style-name="P359">Primario.</text:p>
          </table:table-cell>
        </table:table-row>
      </table:table>
      <text:p text:style-name="P181"/>
      <text:p text:style-name="P116">EXTENDIDO: <text:span text:style-name="T2">Primera sección.</text:span></text:p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260">Número:</text:p>
          </table:table-cell>
          <table:table-cell table:style-name="Tabla16.B1" office:value-type="string">
            <text:p text:style-name="P324">CU<text:span text:style-name="T19">E</text:span>00<text:span text:style-name="T18">6</text:span></text:p>
          </table:table-cell>
        </table:table-row>
        <table:table-row>
          <table:table-cell table:style-name="Tabla16.A2" office:value-type="string">
            <text:p text:style-name="P260">Caso de Uso:</text:p>
          </table:table-cell>
          <table:table-cell table:style-name="Tabla16.B2" office:value-type="string">
            <text:p text:style-name="P429"><text:span text:style-name="T18">M</text:span>ostrar listado de <text:span text:style-name="T18">médicos.</text:span></text:p>
          </table:table-cell>
        </table:table-row>
        <table:table-row>
          <table:table-cell table:style-name="Tabla16.A2" office:value-type="string">
            <text:p text:style-name="P260">Actores:</text:p>
          </table:table-cell>
          <table:table-cell table:style-name="Tabla16.B2" office:value-type="string">
            <text:p text:style-name="P324"><text:s/><text:span text:style-name="T18">Paciente/administrador</text:span>.</text:p>
          </table:table-cell>
        </table:table-row>
        <table:table-row>
          <table:table-cell table:style-name="Tabla16.A2" office:value-type="string">
            <text:p text:style-name="P260">Propósito:</text:p>
          </table:table-cell>
          <table:table-cell table:style-name="Tabla16.B2" office:value-type="string">
            <text:p text:style-name="P466">Enlistar a los medicos dentro del sistema. </text:p>
          </table:table-cell>
        </table:table-row>
        <table:table-row>
          <table:table-cell table:style-name="Tabla16.A2" office:value-type="string">
            <text:p text:style-name="P260">Resumen:</text:p>
          </table:table-cell>
          <table:table-cell table:style-name="Tabla16.B2" office:value-type="string">
            <text:p text:style-name="P455">Se muestra una tabla con el listado de todos los médicos disponibles en el sistema.</text:p>
          </table:table-cell>
        </table:table-row>
        <table:table-row>
          <table:table-cell table:style-name="Tabla16.A2" office:value-type="string">
            <text:p text:style-name="P260">Tipo:</text:p>
          </table:table-cell>
          <table:table-cell table:style-name="Tabla16.B2" office:value-type="string">
            <text:p text:style-name="P359">Primario <text:span text:style-name="T14">y</text:span> <text:span text:style-name="T18">Real.</text:span></text:p>
          </table:table-cell>
        </table:table-row>
        <table:table-row>
          <table:table-cell table:style-name="Tabla16.A2" office:value-type="string">
            <text:p text:style-name="P260">Referencias:</text:p>
          </table:table-cell>
          <table:table-cell table:style-name="Tabla16.B2" office:value-type="string">
            <text:p text:style-name="P386">Ninguno.</text:p>
          </table:table-cell>
        </table:table-row>
      </table:table>
      <text:p text:style-name="P181"/>
      <text:p text:style-name="P148">Segunda sección:</text:p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292">Acción de los actores</text:p>
          </table:table-cell>
          <table:table-cell table:style-name="Tabla17.B1" office:value-type="string">
            <text:p text:style-name="P292">Respuestas del sistema</text:p>
          </table:table-cell>
        </table:table-row>
        <table:table-row>
          <table:table-cell table:style-name="Tabla17.A2" office:value-type="string">
            <text:p text:style-name="P394">1. Comienza cuando <text:span text:style-name="T4">el</text:span> usuario <text:span text:style-name="T18">presiona un boton dentro de la barra de navegación llamado “ver medicos”,”agendar cita” o alguno de los reportes.</text:span></text:p>
          </table:table-cell>
          <table:table-cell table:style-name="Tabla17.B2" office:value-type="string">
            <text:p text:style-name="P466">2. Se <text:span text:style-name="T22">obtiene</text:span> <text:span text:style-name="T22">la</text:span> conexión con la base de datos</text:p>
          </table:table-cell>
        </table:table-row>
        <table:table-row>
          <table:table-cell table:style-name="Tabla17.A2" office:value-type="string">
            <text:p text:style-name="P394"/>
          </table:table-cell>
          <table:table-cell table:style-name="Tabla17.B2" office:value-type="string">
            <text:p text:style-name="P466">3. Se hace una query para obtener los datos de los médicos, los cuales son: “codigo”,”nombre”,”colegiado”,”dpi”,”correo”,”trabajo”.</text:p>
          </table:table-cell>
        </table:table-row>
        <table:table-row>
          <table:table-cell table:style-name="Tabla17.A2" office:value-type="string">
            <text:p text:style-name="P394"/>
          </table:table-cell>
          <table:table-cell table:style-name="Tabla17.B2" office:value-type="string">
            <text:p text:style-name="P466">4. Se colocan los datos obtenidos mediante 2 ciclos for dentro de un &lt;table&gt;.</text:p>
          </table:table-cell>
        </table:table-row>
        <table:table-row table:style-name="Tabla17.5">
          <table:table-cell table:style-name="Tabla17.A2" office:value-type="string">
            <text:p text:style-name="P405"/>
          </table:table-cell>
          <table:table-cell table:style-name="Tabla17.B2" office:value-type="string">
            <text:p text:style-name="P474">5. Se agrega un &lt;select&gt; para que el usuario realice otra acción, <text:span text:style-name="T34">con el codigo de medico.</text:span></text:p>
          </table:table-cell>
        </table:table-row>
        <table:table-row table:style-name="Tabla17.5">
          <table:table-cell table:style-name="Tabla17.A2" office:value-type="string">
            <text:p text:style-name="P534">6. El usuario presiona el boton “siguiente”</text:p>
          </table:table-cell>
          <table:table-cell table:style-name="Tabla17.B2" office:value-type="string">
            <text:p text:style-name="P534">7. Se direcciona a otra pagina.</text:p>
          </table:table-cell>
        </table:table-row>
      </table:table>
      <text:p text:style-name="P182"/>
      <text:p text:style-name="P148">Tercera sección: Casos alternos.</text:p>
      <text:p text:style-name="P75">Ninguno.</text:p>
      <text:p text:style-name="P75"/>
      <text:p text:style-name="P228">CASO DE USO DE ALTO NIVEL:</text:p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261">Número:</text:p>
          </table:table-cell>
          <table:table-cell table:style-name="Tabla18.B1" office:value-type="string">
            <text:p text:style-name="P325">CU00<text:span text:style-name="T19">7</text:span></text:p>
          </table:table-cell>
        </table:table-row>
        <table:table-row>
          <table:table-cell table:style-name="Tabla18.A2" office:value-type="string">
            <text:p text:style-name="P261">Caso de Uso:</text:p>
          </table:table-cell>
          <table:table-cell table:style-name="Tabla18.B2" office:value-type="string">
            <text:p text:style-name="P433">Agendar cita</text:p>
          </table:table-cell>
        </table:table-row>
        <text:soft-page-break/>
        <table:table-row>
          <table:table-cell table:style-name="Tabla18.A2" office:value-type="string">
            <text:p text:style-name="P261">Actores:</text:p>
          </table:table-cell>
          <table:table-cell table:style-name="Tabla18.B2" office:value-type="string">
            <text:p text:style-name="P493">Paciente</text:p>
          </table:table-cell>
        </table:table-row>
        <table:table-row>
          <table:table-cell table:style-name="Tabla18.A2" office:value-type="string">
            <text:p text:style-name="P261"><text:span text:style-name="T1">Descripción</text:span>:</text:p>
          </table:table-cell>
          <table:table-cell table:style-name="Tabla18.B2" office:value-type="string">
            <text:p text:style-name="P493">Se registra una cita médica del paciente.</text:p>
          </table:table-cell>
        </table:table-row>
        <table:table-row>
          <table:table-cell table:style-name="Tabla18.A2" office:value-type="string">
            <text:p text:style-name="P261">Tipo:</text:p>
          </table:table-cell>
          <table:table-cell table:style-name="Tabla18.B2" office:value-type="string">
            <text:p text:style-name="P360">Primario.</text:p>
          </table:table-cell>
        </table:table-row>
      </table:table>
      <text:p text:style-name="P191"/>
      <text:p text:style-name="P117">EXTENDIDO: <text:span text:style-name="T2">Primera sección.</text:span></text:p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261">Número:</text:p>
          </table:table-cell>
          <table:table-cell table:style-name="Tabla19.B1" office:value-type="string">
            <text:p text:style-name="P325">CU<text:span text:style-name="T19">E</text:span>00<text:span text:style-name="T19">7</text:span></text:p>
          </table:table-cell>
        </table:table-row>
        <table:table-row>
          <table:table-cell table:style-name="Tabla19.A2" office:value-type="string">
            <text:p text:style-name="P261">Caso de Uso:</text:p>
          </table:table-cell>
          <table:table-cell table:style-name="Tabla19.B2" office:value-type="string">
            <text:p text:style-name="P435">Agendar cita.</text:p>
          </table:table-cell>
        </table:table-row>
        <table:table-row>
          <table:table-cell table:style-name="Tabla19.A2" office:value-type="string">
            <text:p text:style-name="P261">Actores:</text:p>
          </table:table-cell>
          <table:table-cell table:style-name="Tabla19.B2" office:value-type="string">
            <text:p text:style-name="P325"><text:s/><text:span text:style-name="T18">Paciente.</text:span></text:p>
          </table:table-cell>
        </table:table-row>
        <table:table-row>
          <table:table-cell table:style-name="Tabla19.A2" office:value-type="string">
            <text:p text:style-name="P261">Propósito:</text:p>
          </table:table-cell>
          <table:table-cell table:style-name="Tabla19.B2" office:value-type="string">
            <text:p text:style-name="P493">Registrar una cita medica dentro de la base de datos del sistema.</text:p>
          </table:table-cell>
        </table:table-row>
        <table:table-row>
          <table:table-cell table:style-name="Tabla19.A2" office:value-type="string">
            <text:p text:style-name="P261">Resumen:</text:p>
          </table:table-cell>
          <table:table-cell table:style-name="Tabla19.B2" office:value-type="string">
            <text:p text:style-name="P493">Se registra una cita médica del paciente.</text:p>
          </table:table-cell>
        </table:table-row>
        <table:table-row>
          <table:table-cell table:style-name="Tabla19.A2" office:value-type="string">
            <text:p text:style-name="P261">Tipo:</text:p>
          </table:table-cell>
          <table:table-cell table:style-name="Tabla19.B2" office:value-type="string">
            <text:p text:style-name="P360">Primario <text:span text:style-name="T14">y</text:span> <text:span text:style-name="T18">Real.</text:span></text:p>
          </table:table-cell>
        </table:table-row>
        <table:table-row>
          <table:table-cell table:style-name="Tabla19.A2" office:value-type="string">
            <text:p text:style-name="P261">Referencias:</text:p>
          </table:table-cell>
          <table:table-cell table:style-name="Tabla19.B2" office:value-type="string">
            <text:p text:style-name="P493">CU006</text:p>
          </table:table-cell>
        </table:table-row>
      </table:table>
      <text:p text:style-name="P191"/>
      <text:p text:style-name="P149">Segunda sección:</text:p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293">Acción de los actores</text:p>
          </table:table-cell>
          <table:table-cell table:style-name="Tabla20.B1" office:value-type="string">
            <text:p text:style-name="P293">Respuestas del sistema</text:p>
          </table:table-cell>
        </table:table-row>
        <table:table-row>
          <table:table-cell table:style-name="Tabla20.A2" office:value-type="string">
            <text:p text:style-name="P395">1. Comienza cuando <text:span text:style-name="T4">el</text:span> <text:span text:style-name="T19">paciente presiona el botón de “siguiente” dentro del listado de médicos. (CU006)</text:span></text:p>
          </table:table-cell>
          <table:table-cell table:style-name="Tabla20.B2" office:value-type="string">
            <text:p text:style-name="P467"/>
            <text:p text:style-name="P493">2. Se obtienen el codigo del medico seleccionado.</text:p>
          </table:table-cell>
        </table:table-row>
        <table:table-row>
          <table:table-cell table:style-name="Tabla20.A2" office:value-type="string">
            <text:p text:style-name="P395"/>
          </table:table-cell>
          <table:table-cell table:style-name="Tabla20.B2" office:value-type="string">
            <text:p text:style-name="P467"><text:span text:style-name="T19">3</text:span>. Se <text:span text:style-name="T19">realiza una query con la base de datos para obtener la información del médico seleccionado.</text:span></text:p>
          </table:table-cell>
        </table:table-row>
        <table:table-row>
          <table:table-cell table:style-name="Tabla20.A2" office:value-type="string">
            <text:p text:style-name="P395"/>
          </table:table-cell>
          <table:table-cell table:style-name="Tabla20.B2" office:value-type="string">
            <text:p text:style-name="P493">4. Muestra el código del médico que eligió.</text:p>
          </table:table-cell>
        </table:table-row>
        <table:table-row>
          <table:table-cell table:style-name="Tabla20.A2" office:value-type="string">
            <text:p text:style-name="P395"/>
          </table:table-cell>
          <table:table-cell table:style-name="Tabla20.B2" office:value-type="string">
            <text:p text:style-name="P493">5. Muestra el código del paciente.</text:p>
          </table:table-cell>
        </table:table-row>
        <table:table-row table:style-name="Tabla20.6">
          <table:table-cell table:style-name="Tabla20.A2" office:value-type="string">
            <text:p text:style-name="P395"/>
          </table:table-cell>
          <table:table-cell table:style-name="Tabla20.B2" office:value-type="string">
            <text:p text:style-name="P493">6. Muestra las especialidades que tiene el médico seleccionado.</text:p>
          </table:table-cell>
        </table:table-row>
        <table:table-row table:style-name="Tabla20.6">
          <table:table-cell table:style-name="Tabla20.A2" office:value-type="string">
            <text:p text:style-name="P395"/>
          </table:table-cell>
          <table:table-cell table:style-name="Tabla20.B2" office:value-type="string">
            <text:p text:style-name="P493">7. Se agrega la caja de texto para ingresar la fecha a la cual se programará la cita.</text:p>
          </table:table-cell>
        </table:table-row>
        <table:table-row table:style-name="Tabla20.6">
          <table:table-cell table:style-name="Tabla20.A2" office:value-type="string">
            <text:p text:style-name="P395"/>
          </table:table-cell>
          <table:table-cell table:style-name="Tabla20.B2" office:value-type="string">
            <text:p text:style-name="P493">8. Muestra en pantalla el horario de trabajo del medico,</text:p>
          </table:table-cell>
        </table:table-row>
        <table:table-row table:style-name="Tabla20.6">
          <table:table-cell table:style-name="Tabla20.A2" office:value-type="string">
            <text:p text:style-name="P395"/>
          </table:table-cell>
          <table:table-cell table:style-name="Tabla20.B2" office:value-type="string">
            <text:p text:style-name="P493">9. Se agrega la caja de texto para ingresar la hora a la cual se programará la cita.</text:p>
          </table:table-cell>
        </table:table-row>
        <table:table-row table:style-name="Tabla20.6">
          <table:table-cell table:style-name="Tabla20.A2" office:value-type="string">
            <text:p text:style-name="P493">10. El paciente ingresa la fecha y la hora a la que se reservará la cita.</text:p>
          </table:table-cell>
          <table:table-cell table:style-name="Tabla20.B2" office:value-type="string">
            <text:p text:style-name="P493"/>
          </table:table-cell>
        </table:table-row>
        <table:table-row table:style-name="Tabla20.6">
          <table:table-cell table:style-name="Tabla20.A2" office:value-type="string">
            <text:p text:style-name="P493">11, El paciente <text:span text:style-name="T20">presiona el botón de “registrar”.</text:span></text:p>
          </table:table-cell>
          <table:table-cell table:style-name="Tabla20.B2" office:value-type="string">
            <text:p text:style-name="P495">12, Se obtiene la conexión con la base de datos y se registra una nueva reservación de una cita médica.</text:p>
          </table:table-cell>
        </table:table-row>
        <table:table-row table:style-name="Tabla20.6">
          <table:table-cell table:style-name="Tabla20.A2" office:value-type="string">
            <text:p text:style-name="P493"/>
          </table:table-cell>
          <table:table-cell table:style-name="Tabla20.B2" office:value-type="string">
            <text:p text:style-name="P495">13, Se realiza una query para revisar si la cita agendada si se registro dentro de la base de datos</text:p>
            <text:p text:style-name="P495"/>
          </table:table-cell>
        </table:table-row>
        <table:table-row table:style-name="Tabla20.6">
          <table:table-cell table:style-name="Tabla20.A2" office:value-type="string">
            <text:p text:style-name="P493"/>
          </table:table-cell>
          <table:table-cell table:style-name="Tabla20.B2" office:value-type="string">
            <text:p text:style-name="P495">13, Se muestra un pantalla que se realizó el registro.</text:p>
          </table:table-cell>
        </table:table-row>
      </table:table>
      <text:p text:style-name="P182"><text:soft-page-break/></text:p>
      <text:p text:style-name="P149">Tercera sección: Casos alternos.</text:p>
      <text:p text:style-name="P99">12. El medico no ingresa ni fecha ni la hora, se muestra en pantalla que deben de ingresar dichos datos.</text:p>
      <text:p text:style-name="P99">14, Hay un error en la reservación y no se registra, se muestra en pantalla que no se realizó dicho registro.</text:p>
      <text:p text:style-name="P99"/>
      <text:p text:style-name="P229">CASO DE USO DE ALTO NIVEL:</text:p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262">Número:</text:p>
          </table:table-cell>
          <table:table-cell table:style-name="Tabla21.B1" office:value-type="string">
            <text:p text:style-name="P326">CU00<text:span text:style-name="T20">8.</text:span></text:p>
          </table:table-cell>
        </table:table-row>
        <table:table-row>
          <table:table-cell table:style-name="Tabla21.A2" office:value-type="string">
            <text:p text:style-name="P262">Caso de Uso:</text:p>
          </table:table-cell>
          <table:table-cell table:style-name="Tabla21.B2" office:value-type="string">
            <text:p text:style-name="P430"><text:span text:style-name="T18">M</text:span>ostrar <text:span text:style-name="T20">exámenes de laboratorio.</text:span></text:p>
          </table:table-cell>
        </table:table-row>
        <table:table-row>
          <table:table-cell table:style-name="Tabla21.A2" office:value-type="string">
            <text:p text:style-name="P262">Actores:</text:p>
          </table:table-cell>
          <table:table-cell table:style-name="Tabla21.B2" office:value-type="string">
            <text:p text:style-name="P357">Usuario (paciente, <text:span text:style-name="T20">administrador)</text:span>.</text:p>
          </table:table-cell>
        </table:table-row>
        <table:table-row>
          <table:table-cell table:style-name="Tabla21.A2" office:value-type="string">
            <text:p text:style-name="P262"><text:span text:style-name="T1">Descripción</text:span>:</text:p>
          </table:table-cell>
          <table:table-cell table:style-name="Tabla21.B2" office:value-type="string">
            <text:p text:style-name="P456">Se muestra una tabla con el listado de todos los <text:span text:style-name="T20">exámenes médicos</text:span> disponibles en el sistema</text:p>
          </table:table-cell>
        </table:table-row>
        <table:table-row>
          <table:table-cell table:style-name="Tabla21.A2" office:value-type="string">
            <text:p text:style-name="P262">Tipo:</text:p>
          </table:table-cell>
          <table:table-cell table:style-name="Tabla21.B2" office:value-type="string">
            <text:p text:style-name="P361">Primario.</text:p>
          </table:table-cell>
        </table:table-row>
      </table:table>
      <text:p text:style-name="P192"/>
      <text:p text:style-name="P118">EXTENDIDO: <text:span text:style-name="T2">Primera sección.</text:span></text:p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262">Número:</text:p>
          </table:table-cell>
          <table:table-cell table:style-name="Tabla22.B1" office:value-type="string">
            <text:p text:style-name="P326">CU<text:span text:style-name="T26">E</text:span>00<text:span text:style-name="T20">8.</text:span></text:p>
          </table:table-cell>
        </table:table-row>
        <table:table-row>
          <table:table-cell table:style-name="Tabla22.A2" office:value-type="string">
            <text:p text:style-name="P262">Caso de Uso:</text:p>
          </table:table-cell>
          <table:table-cell table:style-name="Tabla22.B2" office:value-type="string">
            <text:p text:style-name="P430"><text:span text:style-name="T18">M</text:span>ostrar <text:span text:style-name="T20">exámenes de laboratorio.</text:span></text:p>
          </table:table-cell>
        </table:table-row>
        <table:table-row>
          <table:table-cell table:style-name="Tabla22.A2" office:value-type="string">
            <text:p text:style-name="P262">Actores:</text:p>
          </table:table-cell>
          <table:table-cell table:style-name="Tabla22.B2" office:value-type="string">
            <text:p text:style-name="P357">Usuario (paciente, <text:span text:style-name="T20">administrador)</text:span>.</text:p>
          </table:table-cell>
        </table:table-row>
        <table:table-row>
          <table:table-cell table:style-name="Tabla22.A2" office:value-type="string">
            <text:p text:style-name="P262">Propósito:</text:p>
          </table:table-cell>
          <table:table-cell table:style-name="Tabla22.B2" office:value-type="string">
            <text:p text:style-name="P468">Enlistar <text:span text:style-name="T20">en pantalla todos los exámenes de laboratorio</text:span> <text:span text:style-name="T20">disponibles en el</text:span> sistema. </text:p>
          </table:table-cell>
        </table:table-row>
        <table:table-row>
          <table:table-cell table:style-name="Tabla22.A2" office:value-type="string">
            <text:p text:style-name="P262">Resumen:</text:p>
          </table:table-cell>
          <table:table-cell table:style-name="Tabla22.B2" office:value-type="string">
            <text:p text:style-name="P456">Se muestra una tabla con el listado de todos los <text:span text:style-name="T20">exámenes médicos</text:span> disponibles en el sistema.</text:p>
          </table:table-cell>
        </table:table-row>
        <table:table-row>
          <table:table-cell table:style-name="Tabla22.A2" office:value-type="string">
            <text:p text:style-name="P262">Tipo:</text:p>
          </table:table-cell>
          <table:table-cell table:style-name="Tabla22.B2" office:value-type="string">
            <text:p text:style-name="P361">Primario <text:span text:style-name="T14">y</text:span> <text:span text:style-name="T18">Real.</text:span></text:p>
          </table:table-cell>
        </table:table-row>
        <table:table-row>
          <table:table-cell table:style-name="Tabla22.A2" office:value-type="string">
            <text:p text:style-name="P262">Referencias:</text:p>
          </table:table-cell>
          <table:table-cell table:style-name="Tabla22.B2" office:value-type="string">
            <text:p text:style-name="P387">Ninguno.</text:p>
          </table:table-cell>
        </table:table-row>
      </table:table>
      <text:p text:style-name="P192"/>
      <text:p text:style-name="P150">Segunda sección:</text:p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294">Acción de los actores</text:p>
          </table:table-cell>
          <table:table-cell table:style-name="Tabla23.B1" office:value-type="string">
            <text:p text:style-name="P294">Respuestas del sistema</text:p>
          </table:table-cell>
        </table:table-row>
        <table:table-row>
          <table:table-cell table:style-name="Tabla23.A2" office:value-type="string">
            <text:p text:style-name="P396">1. Comienza cuando <text:span text:style-name="T4">el</text:span> usuario <text:span text:style-name="T18">presiona un boton dentro de la barra de navegación llamado “ver examenes” o ”agendar examenes de laboratorio”.</text:span></text:p>
          </table:table-cell>
          <table:table-cell table:style-name="Tabla23.B2" office:value-type="string">
            <text:p text:style-name="P469">2. Se <text:span text:style-name="T22">obtiene</text:span> <text:span text:style-name="T22">la</text:span> conexión con la base de datos</text:p>
          </table:table-cell>
        </table:table-row>
        <table:table-row>
          <table:table-cell table:style-name="Tabla23.A2" office:value-type="string">
            <text:p text:style-name="P396"/>
          </table:table-cell>
          <table:table-cell table:style-name="Tabla23.B2" office:value-type="string">
            <text:p text:style-name="P468">3. Se hace una query para obtener los datos de los <text:span text:style-name="T22">examenes</text:span>, los cuales son: “codigo”,”nombre”,”<text:span text:style-name="T23">necesita orden</text:span>”,”<text:span text:style-name="T23">descripcion</text:span>”,”<text:span text:style-name="T23">costo</text:span>”,”<text:span text:style-name="T23">extension orden</text:span>”.</text:p>
          </table:table-cell>
        </table:table-row>
        <table:table-row>
          <table:table-cell table:style-name="Tabla23.A2" office:value-type="string">
            <text:p text:style-name="P396"/>
          </table:table-cell>
          <table:table-cell table:style-name="Tabla23.B2" office:value-type="string">
            <text:p text:style-name="P468">4. Se colocan los datos obtenidos mediante 2 ciclos for dentro de un &lt;table&gt;.</text:p>
          </table:table-cell>
        </table:table-row>
        <table:table-row table:style-name="Tabla23.5">
          <table:table-cell table:style-name="Tabla23.A2" office:value-type="string">
            <text:p text:style-name="P405"/>
          </table:table-cell>
          <table:table-cell table:style-name="Tabla23.B2" office:value-type="string">
            <text:p text:style-name="P474">5. Se agrega un &lt;select&gt; para que el usuario realice otra acción, <text:span text:style-name="T34">con el codigo de examen de laboratorio.</text:span></text:p>
          </table:table-cell>
        </table:table-row>
        <table:table-row table:style-name="Tabla23.5">
          <table:table-cell table:style-name="Tabla23.A2" office:value-type="string">
            <text:p text:style-name="P534">6. El usuario presiona el boton “siguiente”</text:p>
          </table:table-cell>
          <table:table-cell table:style-name="Tabla23.B2" office:value-type="string">
            <text:p text:style-name="P534">7. Se direcciona a otra pagina.</text:p>
          </table:table-cell>
        </table:table-row>
      </table:table>
      <text:p text:style-name="P183"/>
      <text:p text:style-name="P150">Tercera sección: Casos alternos.</text:p>
      <text:p text:style-name="P76"><text:soft-page-break/>Ninguno.</text:p>
      <text:p text:style-name="P76"/>
      <text:p text:style-name="P229">CASO DE USO DE ALTO NIVEL:</text:p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262">Número:</text:p>
          </table:table-cell>
          <table:table-cell table:style-name="Tabla24.B1" office:value-type="string">
            <text:p text:style-name="P326">CU00<text:span text:style-name="T23">9</text:span></text:p>
          </table:table-cell>
        </table:table-row>
        <table:table-row>
          <table:table-cell table:style-name="Tabla24.A2" office:value-type="string">
            <text:p text:style-name="P262">Caso de Uso:</text:p>
          </table:table-cell>
          <table:table-cell table:style-name="Tabla24.B2" office:value-type="string">
            <text:p text:style-name="P434">Agendar <text:span text:style-name="T23">examen de laboratorio.</text:span></text:p>
          </table:table-cell>
        </table:table-row>
        <table:table-row>
          <table:table-cell table:style-name="Tabla24.A2" office:value-type="string">
            <text:p text:style-name="P262">Actores:</text:p>
          </table:table-cell>
          <table:table-cell table:style-name="Tabla24.B2" office:value-type="string">
            <text:p text:style-name="P494">Paciente</text:p>
          </table:table-cell>
        </table:table-row>
        <table:table-row>
          <table:table-cell table:style-name="Tabla24.A2" office:value-type="string">
            <text:p text:style-name="P262"><text:span text:style-name="T1">Descripción</text:span>:</text:p>
          </table:table-cell>
          <table:table-cell table:style-name="Tabla24.B2" office:value-type="string">
            <text:p text:style-name="P494">Se registra una cita <text:span text:style-name="T23">de examen de laboratorio </text:span>del paciente.</text:p>
          </table:table-cell>
        </table:table-row>
        <table:table-row>
          <table:table-cell table:style-name="Tabla24.A2" office:value-type="string">
            <text:p text:style-name="P262">Tipo:</text:p>
          </table:table-cell>
          <table:table-cell table:style-name="Tabla24.B2" office:value-type="string">
            <text:p text:style-name="P361">Primario.</text:p>
          </table:table-cell>
        </table:table-row>
      </table:table>
      <text:p text:style-name="P192"/>
      <text:p text:style-name="P118">EXTENDIDO: <text:span text:style-name="T2">Primera sección.</text:span></text:p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262">Número:</text:p>
          </table:table-cell>
          <table:table-cell table:style-name="Tabla25.B1" office:value-type="string">
            <text:p text:style-name="P326">CU<text:span text:style-name="T19">E</text:span>00<text:span text:style-name="T23">9</text:span></text:p>
          </table:table-cell>
        </table:table-row>
        <table:table-row>
          <table:table-cell table:style-name="Tabla25.A2" office:value-type="string">
            <text:p text:style-name="P262">Caso de Uso:</text:p>
          </table:table-cell>
          <table:table-cell table:style-name="Tabla25.B2" office:value-type="string">
            <text:p text:style-name="P434">Agendar <text:span text:style-name="T23">examen de laboratorio.</text:span></text:p>
          </table:table-cell>
        </table:table-row>
        <table:table-row>
          <table:table-cell table:style-name="Tabla25.A2" office:value-type="string">
            <text:p text:style-name="P262">Actores:</text:p>
          </table:table-cell>
          <table:table-cell table:style-name="Tabla25.B2" office:value-type="string">
            <text:p text:style-name="P494">Paciente.</text:p>
          </table:table-cell>
        </table:table-row>
        <table:table-row>
          <table:table-cell table:style-name="Tabla25.A2" office:value-type="string">
            <text:p text:style-name="P262">Propósito:</text:p>
          </table:table-cell>
          <table:table-cell table:style-name="Tabla25.B2" office:value-type="string">
            <text:p text:style-name="P494">Registrar una cita <text:span text:style-name="T23">de examen de laboratorio</text:span> dentro de la base de datos del sistema.</text:p>
          </table:table-cell>
        </table:table-row>
        <table:table-row>
          <table:table-cell table:style-name="Tabla25.A2" office:value-type="string">
            <text:p text:style-name="P262">Resumen:</text:p>
          </table:table-cell>
          <table:table-cell table:style-name="Tabla25.B2" office:value-type="string">
            <text:p text:style-name="P494">Se registra una cita <text:span text:style-name="T23">de examen de laboratorio </text:span>del paciente.</text:p>
          </table:table-cell>
        </table:table-row>
        <table:table-row>
          <table:table-cell table:style-name="Tabla25.A2" office:value-type="string">
            <text:p text:style-name="P262">Tipo:</text:p>
          </table:table-cell>
          <table:table-cell table:style-name="Tabla25.B2" office:value-type="string">
            <text:p text:style-name="P361">Primario <text:span text:style-name="T14">y</text:span> <text:span text:style-name="T18">Real.</text:span></text:p>
          </table:table-cell>
        </table:table-row>
        <table:table-row>
          <table:table-cell table:style-name="Tabla25.A2" office:value-type="string">
            <text:p text:style-name="P262">Referencias:</text:p>
          </table:table-cell>
          <table:table-cell table:style-name="Tabla25.B2" office:value-type="string">
            <text:p text:style-name="P494">CU00<text:span text:style-name="T23">8</text:span></text:p>
          </table:table-cell>
        </table:table-row>
      </table:table>
      <text:p text:style-name="P192"/>
      <text:p text:style-name="P150">Segunda sección:</text:p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294">Acción de los actores</text:p>
          </table:table-cell>
          <table:table-cell table:style-name="Tabla26.B1" office:value-type="string">
            <text:p text:style-name="P294">Respuestas del sistema</text:p>
          </table:table-cell>
        </table:table-row>
        <table:table-row>
          <table:table-cell table:style-name="Tabla26.A2" office:value-type="string">
            <text:p text:style-name="P396">1. Comienza cuando <text:span text:style-name="T4">el</text:span> <text:span text:style-name="T19">paciente presiona el botón de “siguiente” dentro del listado de exámenes de laboratorio. (CU008)</text:span></text:p>
          </table:table-cell>
          <table:table-cell table:style-name="Tabla26.B2" office:value-type="string">
            <text:p text:style-name="P494">2. Se obtienen el <text:span text:style-name="T23">código</text:span> del medico seleccionado.</text:p>
          </table:table-cell>
        </table:table-row>
        <table:table-row>
          <table:table-cell table:style-name="Tabla26.A2" office:value-type="string">
            <text:p text:style-name="P396"/>
          </table:table-cell>
          <table:table-cell table:style-name="Tabla26.B2" office:value-type="string">
            <text:p text:style-name="P468"><text:span text:style-name="T19">3</text:span>. Se <text:span text:style-name="T19">realiza una query con la base de datos para obtener la información del médico seleccionado.</text:span></text:p>
          </table:table-cell>
        </table:table-row>
        <table:table-row>
          <table:table-cell table:style-name="Tabla26.A2" office:value-type="string">
            <text:p text:style-name="P396"/>
          </table:table-cell>
          <table:table-cell table:style-name="Tabla26.B2" office:value-type="string">
            <text:p text:style-name="P494">4. Muestra el código del <text:span text:style-name="T23">examen</text:span> que eligió.</text:p>
          </table:table-cell>
        </table:table-row>
        <table:table-row>
          <table:table-cell table:style-name="Tabla26.A2" office:value-type="string">
            <text:p text:style-name="P396"/>
          </table:table-cell>
          <table:table-cell table:style-name="Tabla26.B2" office:value-type="string">
            <text:p text:style-name="P494">5. Muestra el código del paciente.</text:p>
          </table:table-cell>
        </table:table-row>
        <table:table-row>
          <table:table-cell table:style-name="Tabla26.A2" office:value-type="string">
            <text:p text:style-name="P396"/>
          </table:table-cell>
          <table:table-cell table:style-name="Tabla26.B2" office:value-type="string">
            <text:p text:style-name="P496">6. Se revisa si el examen seleccionado necesita de una orden médica.</text:p>
          </table:table-cell>
        </table:table-row>
        <table:table-row table:style-name="Tabla26.7">
          <table:table-cell table:style-name="Tabla26.A2" office:value-type="string">
            <text:p text:style-name="P396"/>
          </table:table-cell>
          <table:table-cell table:style-name="Tabla26.B2" office:value-type="string">
            <text:p text:style-name="P494"><text:span text:style-name="T24">7</text:span>. <text:span text:style-name="T24">Se agrega una caja de texto para obtener el nombre del archivo perteneciente e la orden médica.</text:span></text:p>
          </table:table-cell>
        </table:table-row>
        <table:table-row table:style-name="Tabla26.7">
          <table:table-cell table:style-name="Tabla26.A2" office:value-type="string">
            <text:p text:style-name="P396"/>
          </table:table-cell>
          <table:table-cell table:style-name="Tabla26.B2" office:value-type="string">
            <text:p text:style-name="P496">8. Se agrega un &lt;select&gt; para que el usuario elija que médico le dio la orden médica.</text:p>
          </table:table-cell>
        </table:table-row>
        <table:table-row table:style-name="Tabla26.7">
          <table:table-cell table:style-name="Tabla26.A2" office:value-type="string">
            <text:p text:style-name="P396"/>
          </table:table-cell>
          <table:table-cell table:style-name="Tabla26.B2" office:value-type="string">
            <text:p text:style-name="P494"><text:span text:style-name="T24">9</text:span>. Se agrega la caja de texto para ingresar la fecha a la cual se programará la cita <text:span text:style-name="T24">del examen de laboratorio.</text:span></text:p>
          </table:table-cell>
        </table:table-row>
        <table:table-row table:style-name="Tabla26.7">
          <table:table-cell table:style-name="Tabla26.A2" office:value-type="string">
            <text:p text:style-name="P494"><text:span text:style-name="T24">10.</text:span> El paciente <text:span text:style-name="T24">selecciona la orden médica, el codigo del medico que le dió la orden y la fecha a programar.</text:span></text:p>
          </table:table-cell>
          <table:table-cell table:style-name="Tabla26.B2" office:value-type="string">
            <text:p text:style-name="P494"/>
          </table:table-cell>
        </table:table-row>
        <table:table-row table:style-name="Tabla26.7">
          <table:table-cell table:style-name="Tabla26.A2" office:value-type="string">
            <text:p text:style-name="P494">1<text:span text:style-name="T24">1</text:span>, El paciente <text:span text:style-name="T20">presiona el botón de “registrar”.</text:span></text:p>
          </table:table-cell>
          <table:table-cell table:style-name="Tabla26.B2" office:value-type="string">
            <text:p text:style-name="P495">1<text:span text:style-name="T24">2</text:span>, Se obtiene la conexión con la base de datos y se registra una nueva reservación de una cita <text:span text:style-name="T24">de </text:span><text:soft-page-break/><text:span text:style-name="T24">examen de laboratorio</text:span>.</text:p>
          </table:table-cell>
        </table:table-row>
        <table:table-row table:style-name="Tabla26.7">
          <table:table-cell table:style-name="Tabla26.A2" office:value-type="string">
            <text:p text:style-name="P494"/>
          </table:table-cell>
          <table:table-cell table:style-name="Tabla26.B2" office:value-type="string">
            <text:p text:style-name="P495">1<text:span text:style-name="T24">3</text:span>, Se realiza una query para revisar si la cita agendada si se registro dentro de la base de datos</text:p>
            <text:p text:style-name="P495"/>
          </table:table-cell>
        </table:table-row>
        <table:table-row table:style-name="Tabla26.7">
          <table:table-cell table:style-name="Tabla26.A2" office:value-type="string">
            <text:p text:style-name="P494"/>
          </table:table-cell>
          <table:table-cell table:style-name="Tabla26.B2" office:value-type="string">
            <text:p text:style-name="P495">1<text:span text:style-name="T24">4</text:span>, Se muestra un pantalla que se realizó el registro.</text:p>
          </table:table-cell>
        </table:table-row>
      </table:table>
      <text:p text:style-name="P183"/>
      <text:p text:style-name="P150">Tercera sección: Casos alternos.</text:p>
      <text:p text:style-name="P100">7. No se requiere de una orden médica, no se agrega el seleccionador del archivo.</text:p>
      <text:p text:style-name="P100">8. No se requiere de una orden médica, no se agrega el select que tiene el listado del codigo de los médicos en el sistema.</text:p>
      <text:p text:style-name="P100">10, No se ingresa la fecha a programar la cita, se muestra en pantalla que rellene el campo.</text:p>
      <text:p text:style-name="P100">10. Se requiere de una orden médica y no seleccionó el archivo donde se encuentra la orden médica, se muestra en pantalla que seleccione un archivo.</text:p>
      <text:p text:style-name="P100"/>
      <text:p text:style-name="P230">CASO DE USO DE ALTO NIVEL:</text:p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263">Número:</text:p>
          </table:table-cell>
          <table:table-cell table:style-name="Tabla27.B1" office:value-type="string">
            <text:p text:style-name="P327">CU0<text:span text:style-name="T25">10</text:span></text:p>
          </table:table-cell>
        </table:table-row>
        <table:table-row>
          <table:table-cell table:style-name="Tabla27.A2" office:value-type="string">
            <text:p text:style-name="P263">Caso de Uso:</text:p>
          </table:table-cell>
          <table:table-cell table:style-name="Tabla27.B2" office:value-type="string">
            <text:p text:style-name="P436">Ultimos 5 examenes realizados.</text:p>
          </table:table-cell>
        </table:table-row>
        <table:table-row>
          <table:table-cell table:style-name="Tabla27.A2" office:value-type="string">
            <text:p text:style-name="P263">Actores:</text:p>
          </table:table-cell>
          <table:table-cell table:style-name="Tabla27.B2" office:value-type="string">
            <text:p text:style-name="P497">Paciente</text:p>
          </table:table-cell>
        </table:table-row>
        <table:table-row>
          <table:table-cell table:style-name="Tabla27.A2" office:value-type="string">
            <text:p text:style-name="P263"><text:span text:style-name="T1">Descripción</text:span>:</text:p>
          </table:table-cell>
          <table:table-cell table:style-name="Tabla27.B2" office:value-type="string">
            <text:p text:style-name="P457">Se muestra una tabla con el listado de <text:span text:style-name="T25">los últimos exámenes de laboratorio hechos por el paciente.</text:span></text:p>
          </table:table-cell>
        </table:table-row>
        <table:table-row>
          <table:table-cell table:style-name="Tabla27.A2" office:value-type="string">
            <text:p text:style-name="P263">Tipo:</text:p>
          </table:table-cell>
          <table:table-cell table:style-name="Tabla27.B2" office:value-type="string">
            <text:p text:style-name="P497">Secundario.</text:p>
          </table:table-cell>
        </table:table-row>
      </table:table>
      <text:p text:style-name="P193"/>
      <text:p text:style-name="P119">EXTENDIDO: <text:span text:style-name="T2">Primera sección.</text:span></text:p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263">Número:</text:p>
          </table:table-cell>
          <table:table-cell table:style-name="Tabla28.B1" office:value-type="string">
            <text:p text:style-name="P327">CU<text:span text:style-name="T19">E</text:span>0<text:span text:style-name="T25">10</text:span></text:p>
          </table:table-cell>
        </table:table-row>
        <table:table-row>
          <table:table-cell table:style-name="Tabla28.A2" office:value-type="string">
            <text:p text:style-name="P263">Caso de Uso:</text:p>
          </table:table-cell>
          <table:table-cell table:style-name="Tabla28.B2" office:value-type="string">
            <text:p text:style-name="P436">Ultimos 5 examenes realizados.</text:p>
          </table:table-cell>
        </table:table-row>
        <table:table-row>
          <table:table-cell table:style-name="Tabla28.A2" office:value-type="string">
            <text:p text:style-name="P263">Actores:</text:p>
          </table:table-cell>
          <table:table-cell table:style-name="Tabla28.B2" office:value-type="string">
            <text:p text:style-name="P497">Paciente</text:p>
          </table:table-cell>
        </table:table-row>
        <table:table-row>
          <table:table-cell table:style-name="Tabla28.A2" office:value-type="string">
            <text:p text:style-name="P263">Propósito:</text:p>
          </table:table-cell>
          <table:table-cell table:style-name="Tabla28.B2" office:value-type="string">
            <text:p text:style-name="P497">Mostrar una tabla con la información de los últimos 5 exámenes de laboratorio realizados por el usuario.</text:p>
          </table:table-cell>
        </table:table-row>
        <table:table-row>
          <table:table-cell table:style-name="Tabla28.A2" office:value-type="string">
            <text:p text:style-name="P263">Resumen:</text:p>
          </table:table-cell>
          <table:table-cell table:style-name="Tabla28.B2" office:value-type="string">
            <text:p text:style-name="P457">Se muestra una tabla con el listado de <text:span text:style-name="T25">los últimos exámenes de laboratorio hechos por el paciente.</text:span></text:p>
          </table:table-cell>
        </table:table-row>
        <table:table-row>
          <table:table-cell table:style-name="Tabla28.A2" office:value-type="string">
            <text:p text:style-name="P263">Tipo:</text:p>
          </table:table-cell>
          <table:table-cell table:style-name="Tabla28.B2" office:value-type="string">
            <text:p text:style-name="P362"><text:span text:style-name="T25">Secundario</text:span> <text:span text:style-name="T14">y</text:span> <text:span text:style-name="T18">Real.</text:span></text:p>
          </table:table-cell>
        </table:table-row>
        <table:table-row>
          <table:table-cell table:style-name="Tabla28.A2" office:value-type="string">
            <text:p text:style-name="P263">Referencias:</text:p>
          </table:table-cell>
          <table:table-cell table:style-name="Tabla28.B2" office:value-type="string">
            <text:p text:style-name="P388">Ninguno.</text:p>
          </table:table-cell>
        </table:table-row>
      </table:table>
      <text:p text:style-name="P193"/>
      <text:p text:style-name="P151">Segunda sección:</text:p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295">Acción de los actores</text:p>
          </table:table-cell>
          <table:table-cell table:style-name="Tabla29.B1" office:value-type="string">
            <text:p text:style-name="P295">Respuestas del sistema</text:p>
          </table:table-cell>
        </table:table-row>
        <table:table-row>
          <table:table-cell table:style-name="Tabla29.A2" office:value-type="string">
            <text:p text:style-name="P397">1. Comienza cuando <text:span text:style-name="T4">el</text:span> usuario <text:span text:style-name="T18">presiona un boton dentro de la barra de navegación llamado “Utimos 5 examenes de laboratorio realizados”.</text:span></text:p>
          </table:table-cell>
          <table:table-cell table:style-name="Tabla29.B2" office:value-type="string">
            <text:p text:style-name="P470">2. Se <text:span text:style-name="T22">obtiene</text:span> <text:span text:style-name="T22">la</text:span> conexión con la base de datos</text:p>
          </table:table-cell>
        </table:table-row>
        <table:table-row>
          <table:table-cell table:style-name="Tabla29.A2" office:value-type="string">
            <text:p text:style-name="P397"/>
          </table:table-cell>
          <table:table-cell table:style-name="Tabla29.B2" office:value-type="string">
            <text:p text:style-name="P470">3. Se hace una query para obtener los datos de los <text:span text:style-name="T25">últimos exámenes de laboratorio realizados</text:span>, los cuales son: <text:span text:style-name="T25">Nomre del examen del laboratorio, fecha, codigo del medico a cargo (si </text:span><text:soft-page-break/><text:span text:style-name="T25">tiene) y estado del examen.</text:span></text:p>
          </table:table-cell>
        </table:table-row>
        <table:table-row>
          <table:table-cell table:style-name="Tabla29.A2" office:value-type="string">
            <text:p text:style-name="P397"/>
          </table:table-cell>
          <table:table-cell table:style-name="Tabla29.B2" office:value-type="string">
            <text:p text:style-name="P470">4. Se colocan los datos obtenidos mediante 2 ciclos for dentro de un &lt;table&gt;.</text:p>
          </table:table-cell>
        </table:table-row>
      </table:table>
      <text:p text:style-name="P184"/>
      <text:p text:style-name="P151">Tercera sección: Casos alternos.</text:p>
      <text:p text:style-name="P77">Ninguno.</text:p>
      <text:p text:style-name="P77"/>
      <text:p text:style-name="P231">CASO DE USO DE ALTO NIVEL:</text:p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264">Número:</text:p>
          </table:table-cell>
          <table:table-cell table:style-name="Tabla30.B1" office:value-type="string">
            <text:p text:style-name="P328">CU0<text:span text:style-name="T26">11.</text:span></text:p>
          </table:table-cell>
        </table:table-row>
        <table:table-row>
          <table:table-cell table:style-name="Tabla30.A2" office:value-type="string">
            <text:p text:style-name="P264">Caso de Uso:</text:p>
          </table:table-cell>
          <table:table-cell table:style-name="Tabla30.B2" office:value-type="string">
            <text:p text:style-name="P438">Ingresar intervalo de tiempo.</text:p>
          </table:table-cell>
        </table:table-row>
        <table:table-row>
          <table:table-cell table:style-name="Tabla30.A2" office:value-type="string">
            <text:p text:style-name="P264">Actores:</text:p>
          </table:table-cell>
          <table:table-cell table:style-name="Tabla30.B2" office:value-type="string">
            <text:p text:style-name="P358">Usuario (paciente, <text:span text:style-name="T20">administrador, laboratorista, doctor)</text:span>.</text:p>
          </table:table-cell>
        </table:table-row>
        <table:table-row>
          <table:table-cell table:style-name="Tabla30.A2" office:value-type="string">
            <text:p text:style-name="P264"><text:span text:style-name="T1">Descripción</text:span>:</text:p>
          </table:table-cell>
          <table:table-cell table:style-name="Tabla30.B2" office:value-type="string">
            <text:p text:style-name="P500">Se ingresa un intervalo de tiempo.</text:p>
          </table:table-cell>
        </table:table-row>
        <table:table-row>
          <table:table-cell table:style-name="Tabla30.A2" office:value-type="string">
            <text:p text:style-name="P264">Tipo:</text:p>
          </table:table-cell>
          <table:table-cell table:style-name="Tabla30.B2" office:value-type="string">
            <text:p text:style-name="P502">Primario.</text:p>
          </table:table-cell>
        </table:table-row>
      </table:table>
      <text:p text:style-name="P194"/>
      <text:p text:style-name="P120">EXTENDIDO: <text:span text:style-name="T2">Primera sección.</text:span></text:p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264">Número:</text:p>
          </table:table-cell>
          <table:table-cell table:style-name="Tabla31.B1" office:value-type="string">
            <text:p text:style-name="P328">CU<text:span text:style-name="T26">E</text:span>0<text:span text:style-name="T26">11.</text:span></text:p>
          </table:table-cell>
        </table:table-row>
        <table:table-row>
          <table:table-cell table:style-name="Tabla31.A2" office:value-type="string">
            <text:p text:style-name="P264">Caso de Uso:</text:p>
          </table:table-cell>
          <table:table-cell table:style-name="Tabla31.B2" office:value-type="string">
            <text:p text:style-name="P438">Ingresar intervalo de tiempo.</text:p>
          </table:table-cell>
        </table:table-row>
        <table:table-row>
          <table:table-cell table:style-name="Tabla31.A2" office:value-type="string">
            <text:p text:style-name="P264">Actores:</text:p>
          </table:table-cell>
          <table:table-cell table:style-name="Tabla31.B2" office:value-type="string">
            <text:p text:style-name="P358">Usuario (paciente, <text:span text:style-name="T20">administrador, laboratorista, doctor)</text:span>.</text:p>
          </table:table-cell>
        </table:table-row>
        <table:table-row>
          <table:table-cell table:style-name="Tabla31.A2" office:value-type="string">
            <text:p text:style-name="P264">Propósito:</text:p>
          </table:table-cell>
          <table:table-cell table:style-name="Tabla31.B2" office:value-type="string">
            <text:p text:style-name="P502">Ingresar un intervalo de tiempo que se usará para otros CU. </text:p>
          </table:table-cell>
        </table:table-row>
        <table:table-row>
          <table:table-cell table:style-name="Tabla31.A2" office:value-type="string">
            <text:p text:style-name="P264">Resumen:</text:p>
          </table:table-cell>
          <table:table-cell table:style-name="Tabla31.B2" office:value-type="string">
            <text:p text:style-name="P501">Se ingresa un intervalo de tiempo.</text:p>
          </table:table-cell>
        </table:table-row>
        <table:table-row>
          <table:table-cell table:style-name="Tabla31.A2" office:value-type="string">
            <text:p text:style-name="P264">Tipo:</text:p>
          </table:table-cell>
          <table:table-cell table:style-name="Tabla31.B2" office:value-type="string">
            <text:p text:style-name="P363">Primario <text:span text:style-name="T27">y escencial</text:span>.</text:p>
          </table:table-cell>
        </table:table-row>
        <table:table-row>
          <table:table-cell table:style-name="Tabla31.A2" office:value-type="string">
            <text:p text:style-name="P264">Referencias:</text:p>
          </table:table-cell>
          <table:table-cell table:style-name="Tabla31.B2" office:value-type="string">
            <text:p text:style-name="P389">Ninguno.</text:p>
          </table:table-cell>
        </table:table-row>
      </table:table>
      <text:p text:style-name="P194"/>
      <text:p text:style-name="P152">Segunda sección:</text:p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296">Acción de los actores</text:p>
          </table:table-cell>
          <table:table-cell table:style-name="Tabla32.B1" office:value-type="string">
            <text:p text:style-name="P296">Respuestas del sistema</text:p>
          </table:table-cell>
        </table:table-row>
        <table:table-row>
          <table:table-cell table:style-name="Tabla32.A2" office:value-type="string">
            <text:p text:style-name="P398">1. Comienza cuando <text:span text:style-name="T4">el</text:span> usuario <text:span text:style-name="T18">presiona un boton dentro de la barra de navegación algún reporte que sea en un intervalo de tiempo</text:span></text:p>
          </table:table-cell>
          <table:table-cell table:style-name="Tabla32.B2" office:value-type="string">
            <text:p text:style-name="P502">2. Se coloca una caja de texto para ingresar la fecha de inicio del intervalo.</text:p>
          </table:table-cell>
        </table:table-row>
        <table:table-row>
          <table:table-cell table:style-name="Tabla32.A2" office:value-type="string">
            <text:p text:style-name="P398"/>
          </table:table-cell>
          <table:table-cell table:style-name="Tabla32.B2" office:value-type="string">
            <text:p text:style-name="P502">3. Se coloca una caja de texto para ingresar la fecha de finalidad del intervalo.</text:p>
          </table:table-cell>
        </table:table-row>
        <table:table-row>
          <table:table-cell table:style-name="Tabla32.A2" office:value-type="string">
            <text:p text:style-name="P502">4. El paciente ingresa las 2 fechas.</text:p>
          </table:table-cell>
          <table:table-cell table:style-name="Tabla32.B2" office:value-type="string">
            <text:p text:style-name="P502"/>
          </table:table-cell>
        </table:table-row>
        <table:table-row table:style-name="Tabla32.5">
          <table:table-cell table:style-name="Tabla32.A2" office:value-type="string">
            <text:p text:style-name="P502">5. El paciente presiona el botón “siguiente”.</text:p>
          </table:table-cell>
          <table:table-cell table:style-name="Tabla32.B2" office:value-type="string">
            <text:p text:style-name="P502">6. Se traslada a otra página web.</text:p>
          </table:table-cell>
        </table:table-row>
      </table:table>
      <text:p text:style-name="P78"/>
      <text:p text:style-name="P152">Tercera sección: Casos alternos.</text:p>
      <text:p text:style-name="P101">5. El usuario no ingresa una de las dos fechas pedidas, se le indica que ambas fechas son obligatorias.</text:p>
      <text:p text:style-name="P101"/>
      <text:p text:style-name="P232">CASO DE USO DE ALTO NIVEL:</text:p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265">Número:</text:p>
          </table:table-cell>
          <table:table-cell table:style-name="Tabla33.B1" office:value-type="string">
            <text:p text:style-name="P329">CU0<text:span text:style-name="T26">12.</text:span></text:p>
          </table:table-cell>
        </table:table-row>
        <table:table-row>
          <table:table-cell table:style-name="Tabla33.A2" office:value-type="string">
            <text:p text:style-name="P265">Caso de Uso:</text:p>
          </table:table-cell>
          <table:table-cell table:style-name="Tabla33.B2" office:value-type="string">
            <text:p text:style-name="P439">Mostrar exámenes e intervalo.</text:p>
          </table:table-cell>
        </table:table-row>
        <table:table-row>
          <table:table-cell table:style-name="Tabla33.A2" office:value-type="string">
            <text:p text:style-name="P265">Actores:</text:p>
          </table:table-cell>
          <table:table-cell table:style-name="Tabla33.B2" office:value-type="string">
            <text:p text:style-name="P502">Paciente</text:p>
          </table:table-cell>
        </table:table-row>
        <text:soft-page-break/>
        <table:table-row>
          <table:table-cell table:style-name="Tabla33.A2" office:value-type="string">
            <text:p text:style-name="P265"><text:span text:style-name="T1">Descripción</text:span>:</text:p>
          </table:table-cell>
          <table:table-cell table:style-name="Tabla33.B2" office:value-type="string">
            <text:p text:style-name="P502">Se muestra en una tabla la información de los exámenes de laboratorio en un intervalo de tiempo.</text:p>
          </table:table-cell>
        </table:table-row>
        <table:table-row>
          <table:table-cell table:style-name="Tabla33.A2" office:value-type="string">
            <text:p text:style-name="P265">Tipo:</text:p>
          </table:table-cell>
          <table:table-cell table:style-name="Tabla33.B2" office:value-type="string">
            <text:p text:style-name="P502">Primario.</text:p>
          </table:table-cell>
        </table:table-row>
      </table:table>
      <text:p text:style-name="P195"/>
      <text:p text:style-name="P121">EXTENDIDO: <text:span text:style-name="T2">Primera sección.</text:span></text:p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265">Número:</text:p>
          </table:table-cell>
          <table:table-cell table:style-name="Tabla34.B1" office:value-type="string">
            <text:p text:style-name="P329">CU<text:span text:style-name="T26">E</text:span>0<text:span text:style-name="T26">12.</text:span></text:p>
          </table:table-cell>
        </table:table-row>
        <table:table-row>
          <table:table-cell table:style-name="Tabla34.A2" office:value-type="string">
            <text:p text:style-name="P265">Caso de Uso:</text:p>
          </table:table-cell>
          <table:table-cell table:style-name="Tabla34.B2" office:value-type="string">
            <text:p text:style-name="P439">Mostrar exámenes e intervalo.</text:p>
          </table:table-cell>
        </table:table-row>
        <table:table-row>
          <table:table-cell table:style-name="Tabla34.A2" office:value-type="string">
            <text:p text:style-name="P265">Actores:</text:p>
          </table:table-cell>
          <table:table-cell table:style-name="Tabla34.B2" office:value-type="string">
            <text:p text:style-name="P502">Paciente</text:p>
          </table:table-cell>
        </table:table-row>
        <table:table-row>
          <table:table-cell table:style-name="Tabla34.A2" office:value-type="string">
            <text:p text:style-name="P265">Propósito:</text:p>
          </table:table-cell>
          <table:table-cell table:style-name="Tabla34.B2" office:value-type="string">
            <text:p text:style-name="P502">Seleccionar un examen de laboratorio y un intervalo de tiempo.</text:p>
          </table:table-cell>
        </table:table-row>
        <table:table-row>
          <table:table-cell table:style-name="Tabla34.A2" office:value-type="string">
            <text:p text:style-name="P265">Resumen:</text:p>
          </table:table-cell>
          <table:table-cell table:style-name="Tabla34.B2" office:value-type="string">
            <text:p text:style-name="P502">Se muestra en una tabla la información de los exámenes de laboratorio en un intervalo de tiempo.</text:p>
          </table:table-cell>
        </table:table-row>
        <table:table-row>
          <table:table-cell table:style-name="Tabla34.A2" office:value-type="string">
            <text:p text:style-name="P265">Tipo:</text:p>
          </table:table-cell>
          <table:table-cell table:style-name="Tabla34.B2" office:value-type="string">
            <text:p text:style-name="P364">Primario <text:span text:style-name="T27">y escencial</text:span>.</text:p>
          </table:table-cell>
        </table:table-row>
        <table:table-row>
          <table:table-cell table:style-name="Tabla34.A2" office:value-type="string">
            <text:p text:style-name="P265">Referencias:</text:p>
          </table:table-cell>
          <table:table-cell table:style-name="Tabla34.B2" office:value-type="string">
            <text:p text:style-name="P502">CU008, CU011</text:p>
          </table:table-cell>
        </table:table-row>
      </table:table>
      <text:p text:style-name="P195"/>
      <text:p text:style-name="P153">Segunda sección:</text:p>
      <table:table table:name="Tabla35" table:style-name="Tabla35">
        <table:table-column table:style-name="Tabla35.A"/>
        <table:table-column table:style-name="Tabla35.B"/>
        <table:table-row>
          <table:table-cell table:style-name="Tabla35.A1" office:value-type="string">
            <text:p text:style-name="P297">Acción de los actores</text:p>
          </table:table-cell>
          <table:table-cell table:style-name="Tabla35.B1" office:value-type="string">
            <text:p text:style-name="P297">Respuestas del sistema</text:p>
          </table:table-cell>
        </table:table-row>
        <table:table-row>
          <table:table-cell table:style-name="Tabla35.A2" office:value-type="string">
            <text:p text:style-name="P399">1. Comienza cuando <text:span text:style-name="T4">el</text:span> <text:span text:style-name="T27">paciente</text:span> <text:span text:style-name="T18">presiona el botón “Examenes realizados de un tipo en especifico dentro de un intervalo de tiempo”</text:span></text:p>
          </table:table-cell>
          <table:table-cell table:style-name="Tabla35.B2" office:value-type="string">
            <text:p text:style-name="P502">2. S<text:span text:style-name="T28">e ejecuta el CU008 mostrando el listado de exámenes de laboratorio pendientes.</text:span></text:p>
          </table:table-cell>
        </table:table-row>
        <table:table-row>
          <table:table-cell table:style-name="Tabla35.A2" office:value-type="string">
            <text:p text:style-name="P399"/>
          </table:table-cell>
          <table:table-cell table:style-name="Tabla35.B2" office:value-type="string">
            <text:p text:style-name="P502">3. Se <text:span text:style-name="T28">ejecuta el CU011 mostrando los campos para ingresar el intervalo de tiempo</text:span></text:p>
          </table:table-cell>
        </table:table-row>
        <table:table-row table:style-name="Tabla35.4">
          <table:table-cell table:style-name="Tabla35.A2" office:value-type="string">
            <text:p text:style-name="P502">5. El paciente presiona el botón “siguiente”.</text:p>
          </table:table-cell>
          <table:table-cell table:style-name="Tabla35.B2" office:value-type="string">
            <text:p text:style-name="P502">6. Se traslada a <text:span text:style-name="T28">otra pagina web.</text:span></text:p>
          </table:table-cell>
        </table:table-row>
      </table:table>
      <text:p text:style-name="P79"/>
      <text:p text:style-name="P153">Tercera sección: Casos alternos.</text:p>
      <text:p text:style-name="P79">Ninguno.</text:p>
      <text:p text:style-name="P78"/>
      <text:p text:style-name="P233">CASO DE USO DE ALTO NIVEL:</text:p>
      <table:table table:name="Tabla36" table:style-name="Tabla36">
        <table:table-column table:style-name="Tabla36.A"/>
        <table:table-column table:style-name="Tabla36.B"/>
        <table:table-row>
          <table:table-cell table:style-name="Tabla36.A1" office:value-type="string">
            <text:p text:style-name="P266">Número:</text:p>
          </table:table-cell>
          <table:table-cell table:style-name="Tabla36.B1" office:value-type="string">
            <text:p text:style-name="P330">CU0<text:span text:style-name="T25">13</text:span></text:p>
          </table:table-cell>
        </table:table-row>
        <table:table-row>
          <table:table-cell table:style-name="Tabla36.A2" office:value-type="string">
            <text:p text:style-name="P266">Caso de Uso:</text:p>
          </table:table-cell>
          <table:table-cell table:style-name="Tabla36.B2" office:value-type="string">
            <text:p text:style-name="P440">Exámenes de un tipo en un intervalo de tiempo.</text:p>
          </table:table-cell>
        </table:table-row>
        <table:table-row>
          <table:table-cell table:style-name="Tabla36.A2" office:value-type="string">
            <text:p text:style-name="P266">Actores:</text:p>
          </table:table-cell>
          <table:table-cell table:style-name="Tabla36.B2" office:value-type="string">
            <text:p text:style-name="P498">Paciente</text:p>
          </table:table-cell>
        </table:table-row>
        <table:table-row>
          <table:table-cell table:style-name="Tabla36.A2" office:value-type="string">
            <text:p text:style-name="P266"><text:span text:style-name="T1">Descripción</text:span>:</text:p>
          </table:table-cell>
          <table:table-cell table:style-name="Tabla36.B2" office:value-type="string">
            <text:p text:style-name="P458">Se muestra <text:span text:style-name="T28">el reporte de exámenes de un tipo realizados dentro de un intervalo de tiempo, los datos se muestran en una tabla. </text:span></text:p>
          </table:table-cell>
        </table:table-row>
        <table:table-row>
          <table:table-cell table:style-name="Tabla36.A2" office:value-type="string">
            <text:p text:style-name="P266">Tipo:</text:p>
          </table:table-cell>
          <table:table-cell table:style-name="Tabla36.B2" office:value-type="string">
            <text:p text:style-name="P498">Secundario.</text:p>
          </table:table-cell>
        </table:table-row>
      </table:table>
      <text:p text:style-name="P196"/>
      <text:p text:style-name="P122">EXTENDIDO: <text:span text:style-name="T2">Primera sección.</text:span></text:p>
      <table:table table:name="Tabla37" table:style-name="Tabla37">
        <table:table-column table:style-name="Tabla37.A"/>
        <table:table-column table:style-name="Tabla37.B"/>
        <table:table-row>
          <table:table-cell table:style-name="Tabla37.A1" office:value-type="string">
            <text:p text:style-name="P266">Número:</text:p>
          </table:table-cell>
          <table:table-cell table:style-name="Tabla37.B1" office:value-type="string">
            <text:p text:style-name="P330">CU<text:span text:style-name="T19">E</text:span>0<text:span text:style-name="T25">13</text:span></text:p>
          </table:table-cell>
        </table:table-row>
        <table:table-row>
          <table:table-cell table:style-name="Tabla37.A2" office:value-type="string">
            <text:p text:style-name="P266">Caso de Uso:</text:p>
          </table:table-cell>
          <table:table-cell table:style-name="Tabla37.B2" office:value-type="string">
            <text:p text:style-name="P440">Exámenes de un tipo en un intervalo de tiempo.</text:p>
          </table:table-cell>
        </table:table-row>
        <table:table-row>
          <table:table-cell table:style-name="Tabla37.A2" office:value-type="string">
            <text:p text:style-name="P266">Actores:</text:p>
          </table:table-cell>
          <table:table-cell table:style-name="Tabla37.B2" office:value-type="string">
            <text:p text:style-name="P498">Paciente</text:p>
          </table:table-cell>
        </table:table-row>
        <table:table-row>
          <table:table-cell table:style-name="Tabla37.A2" office:value-type="string">
            <text:p text:style-name="P266">Propósito:</text:p>
          </table:table-cell>
          <table:table-cell table:style-name="Tabla37.B2" office:value-type="string">
            <text:p text:style-name="P517">Mostrar una tabla con la información del reporte de obtener cantidad de exámenes por tipo realizados en un intervalo de tiempo.</text:p>
          </table:table-cell>
        </table:table-row>
        <table:table-row>
          <table:table-cell table:style-name="Tabla37.A2" office:value-type="string">
            <text:p text:style-name="P266">Resumen:</text:p>
          </table:table-cell>
          <table:table-cell table:style-name="Tabla37.B2" office:value-type="string">
            <text:p text:style-name="P458">Se muestra <text:span text:style-name="T28">el reporte de exámenes de un tipo realizados dentro de un intervalo de </text:span><text:soft-page-break/><text:span text:style-name="T28">tiempo, los datos se muestran en una tabla. </text:span></text:p>
          </table:table-cell>
        </table:table-row>
        <table:table-row>
          <table:table-cell table:style-name="Tabla37.A2" office:value-type="string">
            <text:p text:style-name="P266">Tipo:</text:p>
          </table:table-cell>
          <table:table-cell table:style-name="Tabla37.B2" office:value-type="string">
            <text:p text:style-name="P365"><text:span text:style-name="T25">Secundario</text:span> <text:span text:style-name="T14">y</text:span> <text:span text:style-name="T18">Real.</text:span></text:p>
          </table:table-cell>
        </table:table-row>
        <table:table-row>
          <table:table-cell table:style-name="Tabla37.A2" office:value-type="string">
            <text:p text:style-name="P266">Referencias:</text:p>
          </table:table-cell>
          <table:table-cell table:style-name="Tabla37.B2" office:value-type="string">
            <text:p text:style-name="P390"><text:span text:style-name="T28">CU012</text:span>.</text:p>
          </table:table-cell>
        </table:table-row>
      </table:table>
      <text:p text:style-name="P196"/>
      <text:p text:style-name="P154">Segunda sección:</text:p>
      <table:table table:name="Tabla38" table:style-name="Tabla38">
        <table:table-column table:style-name="Tabla38.A"/>
        <table:table-column table:style-name="Tabla38.B"/>
        <table:table-row>
          <table:table-cell table:style-name="Tabla38.A1" office:value-type="string">
            <text:p text:style-name="P298">Acción de los actores</text:p>
          </table:table-cell>
          <table:table-cell table:style-name="Tabla38.B1" office:value-type="string">
            <text:p text:style-name="P298">Respuestas del sistema</text:p>
          </table:table-cell>
        </table:table-row>
        <table:table-row>
          <table:table-cell table:style-name="Tabla38.A2" office:value-type="string">
            <text:p text:style-name="P400">1. Comienza cuando <text:span text:style-name="T4">el</text:span> usuario <text:span text:style-name="T18">presiona un boton “siguiente” dentro del CU012.</text:span></text:p>
          </table:table-cell>
          <table:table-cell table:style-name="Tabla38.B2" office:value-type="string">
            <text:p text:style-name="P471">2. Se <text:span text:style-name="T22">obtiene</text:span> <text:span text:style-name="T22">la</text:span> conexión con la base de datos</text:p>
          </table:table-cell>
        </table:table-row>
        <table:table-row>
          <table:table-cell table:style-name="Tabla38.A2" office:value-type="string">
            <text:p text:style-name="P400"/>
          </table:table-cell>
          <table:table-cell table:style-name="Tabla38.B2" office:value-type="string">
            <text:p text:style-name="P471">3. Se hace una query para obtener los datos de los <text:span text:style-name="T25">exámenes de laboratorio realizados por tipo en un intervalo de tiempo</text:span>, los cuales son: “<text:span text:style-name="T28">Nombre del examen de laboratorio</text:span>”<text:span text:style-name="T28">.”Fecha”, “Codigo del medico a cargo (opcional)”, “estado de la consulta de laboratorio”.</text:span></text:p>
          </table:table-cell>
        </table:table-row>
        <table:table-row>
          <table:table-cell table:style-name="Tabla38.A2" office:value-type="string">
            <text:p text:style-name="P400"/>
          </table:table-cell>
          <table:table-cell table:style-name="Tabla38.B2" office:value-type="string">
            <text:p text:style-name="P471">4. Se colocan los datos obtenidos mediante 2 ciclos for dentro de un &lt;table&gt;.</text:p>
          </table:table-cell>
        </table:table-row>
      </table:table>
      <text:p text:style-name="P80"/>
      <text:p text:style-name="P154">Tercera sección: Casos alternos.</text:p>
      <text:p text:style-name="P80">Ninguno.</text:p>
      <text:p text:style-name="P80"/>
      <text:p text:style-name="P234">CASO DE USO DE ALTO NIVEL:</text:p>
      <table:table table:name="Tabla39" table:style-name="Tabla39">
        <table:table-column table:style-name="Tabla39.A"/>
        <table:table-column table:style-name="Tabla39.B"/>
        <table:table-row>
          <table:table-cell table:style-name="Tabla39.A1" office:value-type="string">
            <text:p text:style-name="P267">Número:</text:p>
          </table:table-cell>
          <table:table-cell table:style-name="Tabla39.B1" office:value-type="string">
            <text:p text:style-name="P331">CU0<text:span text:style-name="T25">14</text:span></text:p>
          </table:table-cell>
        </table:table-row>
        <table:table-row>
          <table:table-cell table:style-name="Tabla39.A2" office:value-type="string">
            <text:p text:style-name="P267">Caso de Uso:</text:p>
          </table:table-cell>
          <table:table-cell table:style-name="Tabla39.B2" office:value-type="string">
            <text:p text:style-name="P437">Ultimos 5 <text:span text:style-name="T29">consultas</text:span> realizad<text:span text:style-name="T29">a</text:span>s.</text:p>
          </table:table-cell>
        </table:table-row>
        <table:table-row>
          <table:table-cell table:style-name="Tabla39.A2" office:value-type="string">
            <text:p text:style-name="P267">Actores:</text:p>
          </table:table-cell>
          <table:table-cell table:style-name="Tabla39.B2" office:value-type="string">
            <text:p text:style-name="P499">Paciente</text:p>
          </table:table-cell>
        </table:table-row>
        <table:table-row>
          <table:table-cell table:style-name="Tabla39.A2" office:value-type="string">
            <text:p text:style-name="P267"><text:span text:style-name="T1">Descripción</text:span>:</text:p>
          </table:table-cell>
          <table:table-cell table:style-name="Tabla39.B2" office:value-type="string">
            <text:p text:style-name="P459">Se muestra una tabla con el listado de <text:span text:style-name="T25">las últimas 5 consultas médicas hechos por el paciente.</text:span></text:p>
          </table:table-cell>
        </table:table-row>
        <table:table-row>
          <table:table-cell table:style-name="Tabla39.A2" office:value-type="string">
            <text:p text:style-name="P267">Tipo:</text:p>
          </table:table-cell>
          <table:table-cell table:style-name="Tabla39.B2" office:value-type="string">
            <text:p text:style-name="P499">Secundario.</text:p>
          </table:table-cell>
        </table:table-row>
      </table:table>
      <text:p text:style-name="P197"/>
      <text:p text:style-name="P123">EXTENDIDO: <text:span text:style-name="T2">Primera sección.</text:span></text:p>
      <table:table table:name="Tabla40" table:style-name="Tabla40">
        <table:table-column table:style-name="Tabla40.A"/>
        <table:table-column table:style-name="Tabla40.B"/>
        <table:table-row>
          <table:table-cell table:style-name="Tabla40.A1" office:value-type="string">
            <text:p text:style-name="P267">Número:</text:p>
          </table:table-cell>
          <table:table-cell table:style-name="Tabla40.B1" office:value-type="string">
            <text:p text:style-name="P331">CU<text:span text:style-name="T19">E</text:span>0<text:span text:style-name="T25">14</text:span></text:p>
          </table:table-cell>
        </table:table-row>
        <table:table-row>
          <table:table-cell table:style-name="Tabla40.A2" office:value-type="string">
            <text:p text:style-name="P267">Caso de Uso:</text:p>
          </table:table-cell>
          <table:table-cell table:style-name="Tabla40.B2" office:value-type="string">
            <text:p text:style-name="P437">Ultimos 5 examenes realizados.</text:p>
          </table:table-cell>
        </table:table-row>
        <table:table-row>
          <table:table-cell table:style-name="Tabla40.A2" office:value-type="string">
            <text:p text:style-name="P267">Actores:</text:p>
          </table:table-cell>
          <table:table-cell table:style-name="Tabla40.B2" office:value-type="string">
            <text:p text:style-name="P499">Paciente</text:p>
          </table:table-cell>
        </table:table-row>
        <table:table-row>
          <table:table-cell table:style-name="Tabla40.A2" office:value-type="string">
            <text:p text:style-name="P267">Propósito:</text:p>
          </table:table-cell>
          <table:table-cell table:style-name="Tabla40.B2" office:value-type="string">
            <text:p text:style-name="P499">Mostrar una tabla con la información de l<text:span text:style-name="T29">a</text:span>s últim<text:span text:style-name="T29">a</text:span>s 5 <text:span text:style-name="T29">citas médicas</text:span> realizados por el usuario.</text:p>
          </table:table-cell>
        </table:table-row>
        <table:table-row>
          <table:table-cell table:style-name="Tabla40.A2" office:value-type="string">
            <text:p text:style-name="P267">Resumen:</text:p>
          </table:table-cell>
          <table:table-cell table:style-name="Tabla40.B2" office:value-type="string">
            <text:p text:style-name="P459">Se muestra una tabla con el listado de <text:span text:style-name="T25">los últimos 5 <text:s/>consultas médicas hechos por el paciente.</text:span></text:p>
          </table:table-cell>
        </table:table-row>
        <table:table-row>
          <table:table-cell table:style-name="Tabla40.A2" office:value-type="string">
            <text:p text:style-name="P267">Tipo:</text:p>
          </table:table-cell>
          <table:table-cell table:style-name="Tabla40.B2" office:value-type="string">
            <text:p text:style-name="P366"><text:span text:style-name="T25">Secundario</text:span> <text:span text:style-name="T14">y</text:span> <text:span text:style-name="T18">Real.</text:span></text:p>
          </table:table-cell>
        </table:table-row>
        <table:table-row>
          <table:table-cell table:style-name="Tabla40.A2" office:value-type="string">
            <text:p text:style-name="P267">Referencias:</text:p>
          </table:table-cell>
          <table:table-cell table:style-name="Tabla40.B2" office:value-type="string">
            <text:p text:style-name="P391">Ninguno.</text:p>
          </table:table-cell>
        </table:table-row>
      </table:table>
      <text:p text:style-name="P197"/>
      <text:p text:style-name="P155">Segunda sección:</text:p>
      <table:table table:name="Tabla41" table:style-name="Tabla41">
        <table:table-column table:style-name="Tabla41.A"/>
        <table:table-column table:style-name="Tabla41.B"/>
        <table:table-row>
          <table:table-cell table:style-name="Tabla41.A1" office:value-type="string">
            <text:p text:style-name="P299">Acción de los actores</text:p>
          </table:table-cell>
          <table:table-cell table:style-name="Tabla41.B1" office:value-type="string">
            <text:p text:style-name="P299">Respuestas del sistema</text:p>
          </table:table-cell>
        </table:table-row>
        <table:table-row>
          <table:table-cell table:style-name="Tabla41.A2" office:value-type="string">
            <text:p text:style-name="P401">1. Comienza cuando <text:span text:style-name="T4">el</text:span> usuario <text:span text:style-name="T18">presiona un boton dentro de la barra de navegación llamado </text:span><text:soft-page-break/><text:span text:style-name="T18">“Utimos 5 consultas realizados”.</text:span></text:p>
          </table:table-cell>
          <table:table-cell table:style-name="Tabla41.B2" office:value-type="string">
            <text:p text:style-name="P472">2. Se <text:span text:style-name="T22">obtiene</text:span> <text:span text:style-name="T22">la</text:span> conexión con la base de datos</text:p>
          </table:table-cell>
        </table:table-row>
        <table:table-row>
          <table:table-cell table:style-name="Tabla41.A2" office:value-type="string">
            <text:p text:style-name="P401"/>
          </table:table-cell>
          <table:table-cell table:style-name="Tabla41.B2" office:value-type="string">
            <text:p text:style-name="P472">3. Se hace una query para obtener los datos de los <text:span text:style-name="T25">últimos 5 consultas realizadas</text:span>, los cuales son: “<text:span text:style-name="T29">Fecha</text:span>”.”<text:span text:style-name="T29">Hora</text:span>”,”<text:span text:style-name="T29">Codigo consulta</text:span>”,”<text:span text:style-name="T29">Cod. Medico</text:span>”, “<text:span text:style-name="T29">Especialidad de consulta</text:span>”,”<text:span text:style-name="T29">Estado</text:span>”</text:p>
          </table:table-cell>
        </table:table-row>
        <table:table-row>
          <table:table-cell table:style-name="Tabla41.A2" office:value-type="string">
            <text:p text:style-name="P401"/>
          </table:table-cell>
          <table:table-cell table:style-name="Tabla41.B2" office:value-type="string">
            <text:p text:style-name="P472">4. Se colocan los datos obtenidos mediante 2 ciclos for dentro de un &lt;table&gt;.</text:p>
          </table:table-cell>
        </table:table-row>
      </table:table>
      <text:p text:style-name="P185"/>
      <text:p text:style-name="P155">Tercera sección: Casos alternos.</text:p>
      <text:p text:style-name="P81">Ninguno.</text:p>
      <text:p text:style-name="P81"/>
      <text:p text:style-name="P235">CASO DE USO DE ALTO NIVEL:</text:p>
      <table:table table:name="Tabla42" table:style-name="Tabla42">
        <table:table-column table:style-name="Tabla42.A"/>
        <table:table-column table:style-name="Tabla42.B"/>
        <table:table-row>
          <table:table-cell table:style-name="Tabla42.A1" office:value-type="string">
            <text:p text:style-name="P268">Número:</text:p>
          </table:table-cell>
          <table:table-cell table:style-name="Tabla42.B1" office:value-type="string">
            <text:p text:style-name="P332">CU0<text:span text:style-name="T26">15.</text:span></text:p>
          </table:table-cell>
        </table:table-row>
        <table:table-row>
          <table:table-cell table:style-name="Tabla42.A2" office:value-type="string">
            <text:p text:style-name="P268">Caso de Uso:</text:p>
          </table:table-cell>
          <table:table-cell table:style-name="Tabla42.B2" office:value-type="string">
            <text:p text:style-name="P441">Consultas con un medico en un intervalo de tiempo.</text:p>
          </table:table-cell>
        </table:table-row>
        <table:table-row>
          <table:table-cell table:style-name="Tabla42.A2" office:value-type="string">
            <text:p text:style-name="P268">Actores:</text:p>
          </table:table-cell>
          <table:table-cell table:style-name="Tabla42.B2" office:value-type="string">
            <text:p text:style-name="P503">Paciente</text:p>
          </table:table-cell>
        </table:table-row>
        <table:table-row>
          <table:table-cell table:style-name="Tabla42.A2" office:value-type="string">
            <text:p text:style-name="P268"><text:span text:style-name="T1">Descripción</text:span>:</text:p>
          </table:table-cell>
          <table:table-cell table:style-name="Tabla42.B2" office:value-type="string">
            <text:p text:style-name="P503">Se muestra en una tabla la información de l<text:span text:style-name="T30">as citas realizadas con un medico</text:span> en un intervalo de tiempo.</text:p>
          </table:table-cell>
        </table:table-row>
        <table:table-row>
          <table:table-cell table:style-name="Tabla42.A2" office:value-type="string">
            <text:p text:style-name="P268">Tipo:</text:p>
          </table:table-cell>
          <table:table-cell table:style-name="Tabla42.B2" office:value-type="string">
            <text:p text:style-name="P503"><text:span text:style-name="T30">Secundario</text:span>.</text:p>
          </table:table-cell>
        </table:table-row>
      </table:table>
      <text:p text:style-name="P198"/>
      <text:p text:style-name="P124">EXTENDIDO: <text:span text:style-name="T2">Primera sección.</text:span></text:p>
      <table:table table:name="Tabla43" table:style-name="Tabla43">
        <table:table-column table:style-name="Tabla43.A"/>
        <table:table-column table:style-name="Tabla43.B"/>
        <table:table-row>
          <table:table-cell table:style-name="Tabla43.A1" office:value-type="string">
            <text:p text:style-name="P268">Número:</text:p>
          </table:table-cell>
          <table:table-cell table:style-name="Tabla43.B1" office:value-type="string">
            <text:p text:style-name="P332">CU<text:span text:style-name="T26">E</text:span>0<text:span text:style-name="T26">15.</text:span></text:p>
          </table:table-cell>
        </table:table-row>
        <table:table-row>
          <table:table-cell table:style-name="Tabla43.A2" office:value-type="string">
            <text:p text:style-name="P268">Caso de Uso:</text:p>
          </table:table-cell>
          <table:table-cell table:style-name="Tabla43.B2" office:value-type="string">
            <text:p text:style-name="P441">Consultas con un medico en un intervalo de tiempo.</text:p>
          </table:table-cell>
        </table:table-row>
        <table:table-row>
          <table:table-cell table:style-name="Tabla43.A2" office:value-type="string">
            <text:p text:style-name="P268">Actores:</text:p>
          </table:table-cell>
          <table:table-cell table:style-name="Tabla43.B2" office:value-type="string">
            <text:p text:style-name="P503">Paciente</text:p>
          </table:table-cell>
        </table:table-row>
        <table:table-row>
          <table:table-cell table:style-name="Tabla43.A2" office:value-type="string">
            <text:p text:style-name="P268">Propósito:</text:p>
          </table:table-cell>
          <table:table-cell table:style-name="Tabla43.B2" office:value-type="string">
            <text:p text:style-name="P518">Mostrar las consultas realizadas con un medico en un intervalo de tiempo.</text:p>
          </table:table-cell>
        </table:table-row>
        <table:table-row>
          <table:table-cell table:style-name="Tabla43.A2" office:value-type="string">
            <text:p text:style-name="P268">Resumen:</text:p>
          </table:table-cell>
          <table:table-cell table:style-name="Tabla43.B2" office:value-type="string">
            <text:p text:style-name="P503">Se muestra en una tabla la información de l<text:span text:style-name="T30">as citas realizadas con un medico</text:span> en un intervalo de tiempo.</text:p>
          </table:table-cell>
        </table:table-row>
        <table:table-row>
          <table:table-cell table:style-name="Tabla43.A2" office:value-type="string">
            <text:p text:style-name="P268">Tipo:</text:p>
          </table:table-cell>
          <table:table-cell table:style-name="Tabla43.B2" office:value-type="string">
            <text:p text:style-name="P367"><text:span text:style-name="T30">Secundario</text:span> <text:span text:style-name="T27">y real</text:span>.</text:p>
          </table:table-cell>
        </table:table-row>
        <table:table-row>
          <table:table-cell table:style-name="Tabla43.A2" office:value-type="string">
            <text:p text:style-name="P268">Referencias:</text:p>
          </table:table-cell>
          <table:table-cell table:style-name="Tabla43.B2" office:value-type="string">
            <text:p text:style-name="P503">CU00<text:span text:style-name="T30">6</text:span>, CU011</text:p>
          </table:table-cell>
        </table:table-row>
      </table:table>
      <text:p text:style-name="P198"/>
      <text:p text:style-name="P156">Segunda sección:</text:p>
      <table:table table:name="Tabla44" table:style-name="Tabla44">
        <table:table-column table:style-name="Tabla44.A"/>
        <table:table-column table:style-name="Tabla44.B"/>
        <table:table-row>
          <table:table-cell table:style-name="Tabla44.A1" office:value-type="string">
            <text:p text:style-name="P300">Acción de los actores</text:p>
          </table:table-cell>
          <table:table-cell table:style-name="Tabla44.B1" office:value-type="string">
            <text:p text:style-name="P300">Respuestas del sistema</text:p>
          </table:table-cell>
        </table:table-row>
        <table:table-row>
          <table:table-cell table:style-name="Tabla44.A2" office:value-type="string">
            <text:p text:style-name="P402">1. Comienza cuando <text:span text:style-name="T4">el</text:span> <text:span text:style-name="T27">paciente</text:span> <text:span text:style-name="T18">presiona el botón “Consultas realizadas con un medico en especifico dentro de un intervalo de tiempo”.</text:span></text:p>
          </table:table-cell>
          <table:table-cell table:style-name="Tabla44.B2" office:value-type="string">
            <text:p text:style-name="P503">2. S<text:span text:style-name="T28">e ejecuta el CU006 mostrando el listado de médicos disponibles.</text:span></text:p>
          </table:table-cell>
        </table:table-row>
        <table:table-row>
          <table:table-cell table:style-name="Tabla44.A2" office:value-type="string">
            <text:p text:style-name="P402"/>
          </table:table-cell>
          <table:table-cell table:style-name="Tabla44.B2" office:value-type="string">
            <text:p text:style-name="P503">3. Se <text:span text:style-name="T28">ejecuta el CU011 mostrando los campos para ingresar el intervalo de tiempo</text:span></text:p>
          </table:table-cell>
        </table:table-row>
        <table:table-row table:style-name="Tabla44.4">
          <table:table-cell table:style-name="Tabla44.A2" office:value-type="string">
            <text:p text:style-name="P503"><text:span text:style-name="T30">4.</text:span> El paciente presiona el botón “siguiente”.</text:p>
          </table:table-cell>
          <table:table-cell table:style-name="Tabla44.B2" office:value-type="string">
            <text:p text:style-name="P471"><text:span text:style-name="T30">5.</text:span> Se <text:span text:style-name="T22">obtiene</text:span> <text:span text:style-name="T22">la</text:span> conexión con la base de datos</text:p>
          </table:table-cell>
        </table:table-row>
        <table:table-row table:style-name="Tabla44.4">
          <table:table-cell table:style-name="Tabla44.A2" office:value-type="string">
            <text:p text:style-name="P503"/>
          </table:table-cell>
          <table:table-cell table:style-name="Tabla44.B2" office:value-type="string">
            <text:p text:style-name="P471"><text:span text:style-name="T30">6</text:span>. Se hace una query para obtener los datos de l<text:span text:style-name="T30">as consultas realizadas con un medico en un intervalo de tiempo</text:span>, los cuales son: “<text:span text:style-name="T30">fecha”, “Hora”, “Codigo consulta”, “Codigo medico”, “Especialidad de consulta”, “estado”.</text:span></text:p>
          </table:table-cell>
        </table:table-row>
        <text:soft-page-break/>
        <table:table-row table:style-name="Tabla44.4">
          <table:table-cell table:style-name="Tabla44.A2" office:value-type="string">
            <text:p text:style-name="P503"/>
          </table:table-cell>
          <table:table-cell table:style-name="Tabla44.B2" office:value-type="string">
            <text:p text:style-name="P471"><text:span text:style-name="T31">7</text:span>. Se colocan los datos obtenidos mediante 2 ciclos for dentro de un &lt;table&gt;.</text:p>
          </table:table-cell>
        </table:table-row>
      </table:table>
      <text:p text:style-name="P82"/>
      <text:p text:style-name="P156">Tercera sección: Casos alternos.</text:p>
      <text:p text:style-name="P82">Ninguno.</text:p>
      <text:p text:style-name="P82"/>
      <text:p text:style-name="P83"/>
      <text:p text:style-name="P236">CASO DE USO DE ALTO NIVEL:</text:p>
      <table:table table:name="Tabla45" table:style-name="Tabla45">
        <table:table-column table:style-name="Tabla45.A"/>
        <table:table-column table:style-name="Tabla45.B"/>
        <table:table-row>
          <table:table-cell table:style-name="Tabla45.A1" office:value-type="string">
            <text:p text:style-name="P269">Número:</text:p>
          </table:table-cell>
          <table:table-cell table:style-name="Tabla45.B1" office:value-type="string">
            <text:p text:style-name="P333">CU0<text:span text:style-name="T26">16.</text:span></text:p>
          </table:table-cell>
        </table:table-row>
        <table:table-row>
          <table:table-cell table:style-name="Tabla45.A2" office:value-type="string">
            <text:p text:style-name="P269">Caso de Uso:</text:p>
          </table:table-cell>
          <table:table-cell table:style-name="Tabla45.B2" office:value-type="string">
            <text:p text:style-name="P443">Ver historial medico</text:p>
          </table:table-cell>
        </table:table-row>
        <table:table-row>
          <table:table-cell table:style-name="Tabla45.A2" office:value-type="string">
            <text:p text:style-name="P269">Actores:</text:p>
          </table:table-cell>
          <table:table-cell table:style-name="Tabla45.B2" office:value-type="string">
            <text:p text:style-name="P519">Usuario (paciente, doctor)</text:p>
          </table:table-cell>
        </table:table-row>
        <table:table-row>
          <table:table-cell table:style-name="Tabla45.A2" office:value-type="string">
            <text:p text:style-name="P269"><text:span text:style-name="T1">Descripción</text:span>:</text:p>
          </table:table-cell>
          <table:table-cell table:style-name="Tabla45.B2" office:value-type="string">
            <text:p text:style-name="P519">Se muestran 2 tablas, uno con el historial de las citas medicas del pacientes, sean atendidas o en proceso, y el otro es el historial de los exámenes de laboratorio, en proceso o atendidas también.</text:p>
          </table:table-cell>
        </table:table-row>
        <table:table-row>
          <table:table-cell table:style-name="Tabla45.A2" office:value-type="string">
            <text:p text:style-name="P269">Tipo:</text:p>
          </table:table-cell>
          <table:table-cell table:style-name="Tabla45.B2" office:value-type="string">
            <text:p text:style-name="P504"><text:span text:style-name="T31">Primario</text:span>.</text:p>
          </table:table-cell>
        </table:table-row>
      </table:table>
      <text:p text:style-name="P199"/>
      <text:p text:style-name="P125">EXTENDIDO: <text:span text:style-name="T2">Primera sección.</text:span></text:p>
      <table:table table:name="Tabla46" table:style-name="Tabla46">
        <table:table-column table:style-name="Tabla46.A"/>
        <table:table-column table:style-name="Tabla46.B"/>
        <table:table-row>
          <table:table-cell table:style-name="Tabla46.A1" office:value-type="string">
            <text:p text:style-name="P269">Número:</text:p>
          </table:table-cell>
          <table:table-cell table:style-name="Tabla46.B1" office:value-type="string">
            <text:p text:style-name="P333">CU<text:span text:style-name="T26">E</text:span>0<text:span text:style-name="T26">16.</text:span></text:p>
          </table:table-cell>
        </table:table-row>
        <table:table-row>
          <table:table-cell table:style-name="Tabla46.A2" office:value-type="string">
            <text:p text:style-name="P269">Caso de Uso:</text:p>
          </table:table-cell>
          <table:table-cell table:style-name="Tabla46.B2" office:value-type="string">
            <text:p text:style-name="P442">Consultas con un medico en un intervalo de tiempo.</text:p>
          </table:table-cell>
        </table:table-row>
        <table:table-row>
          <table:table-cell table:style-name="Tabla46.A2" office:value-type="string">
            <text:p text:style-name="P269">Actores:</text:p>
          </table:table-cell>
          <table:table-cell table:style-name="Tabla46.B2" office:value-type="string">
            <text:p text:style-name="P504">Paciente</text:p>
          </table:table-cell>
        </table:table-row>
        <table:table-row>
          <table:table-cell table:style-name="Tabla46.A2" office:value-type="string">
            <text:p text:style-name="P269">Propósito:</text:p>
          </table:table-cell>
          <table:table-cell table:style-name="Tabla46.B2" office:value-type="string">
            <text:p text:style-name="P519">Mostrar el historial médico de consultas y exámenes de un paciente.</text:p>
          </table:table-cell>
        </table:table-row>
        <table:table-row>
          <table:table-cell table:style-name="Tabla46.A2" office:value-type="string">
            <text:p text:style-name="P269">Resumen:</text:p>
          </table:table-cell>
          <table:table-cell table:style-name="Tabla46.B2" office:value-type="string">
            <text:p text:style-name="P504">Se muestra en una tabla la información de l<text:span text:style-name="T30">as citas realizadas con un medico</text:span> en un intervalo de tiempo.</text:p>
          </table:table-cell>
        </table:table-row>
        <table:table-row>
          <table:table-cell table:style-name="Tabla46.A2" office:value-type="string">
            <text:p text:style-name="P269">Tipo:</text:p>
          </table:table-cell>
          <table:table-cell table:style-name="Tabla46.B2" office:value-type="string">
            <text:p text:style-name="P368"><text:span text:style-name="T31">Primario</text:span> <text:span text:style-name="T27">y real</text:span>.</text:p>
          </table:table-cell>
        </table:table-row>
        <table:table-row>
          <table:table-cell table:style-name="Tabla46.A2" office:value-type="string">
            <text:p text:style-name="P269">Referencias:</text:p>
          </table:table-cell>
          <table:table-cell table:style-name="Tabla46.B2" office:value-type="string">
            <text:p text:style-name="P519">Ninguno.</text:p>
          </table:table-cell>
        </table:table-row>
      </table:table>
      <text:p text:style-name="P199"/>
      <text:p text:style-name="P157">Segunda sección:</text:p>
      <table:table table:name="Tabla47" table:style-name="Tabla47">
        <table:table-column table:style-name="Tabla47.A"/>
        <table:table-column table:style-name="Tabla47.B"/>
        <table:table-row>
          <table:table-cell table:style-name="Tabla47.A1" office:value-type="string">
            <text:p text:style-name="P301">Acción de los actores</text:p>
          </table:table-cell>
          <table:table-cell table:style-name="Tabla47.B1" office:value-type="string">
            <text:p text:style-name="P301">Respuestas del sistema</text:p>
          </table:table-cell>
        </table:table-row>
        <table:table-row>
          <table:table-cell table:style-name="Tabla47.A2" office:value-type="string">
            <text:p text:style-name="P403">1. Comienza cuando <text:span text:style-name="T4">el</text:span> <text:span text:style-name="T27">paciente</text:span> <text:span text:style-name="T18">presiona el botón “ver historial medico” dentro de la barra de navegación.</text:span></text:p>
          </table:table-cell>
          <table:table-cell table:style-name="Tabla47.B2" office:value-type="string">
            <text:p text:style-name="P473"><text:span text:style-name="T31">2.</text:span> Se <text:span text:style-name="T22">obtiene</text:span> <text:span text:style-name="T22">la</text:span> conexión con la base de datos</text:p>
          </table:table-cell>
        </table:table-row>
        <table:table-row>
          <table:table-cell table:style-name="Tabla47.A2" office:value-type="string">
            <text:p text:style-name="P403"/>
          </table:table-cell>
          <table:table-cell table:style-name="Tabla47.B2" office:value-type="string">
            <text:p text:style-name="P473"><text:span text:style-name="T31">3</text:span>. Se hace una query para obtener los datos de l<text:span text:style-name="T30">as consultas del paciente, </text:span>los cuales son: “<text:span text:style-name="T32">codigo</text:span>”, “<text:span text:style-name="T32">paciente</text:span>”, “<text:span text:style-name="T32">medico</text:span>”, “<text:span text:style-name="T32">especialidad</text:span>”, “<text:span text:style-name="T32">fecha</text:span>”, “<text:span text:style-name="T32">hora</text:span>”, “<text:span text:style-name="T32">estado</text:span>”</text:p>
          </table:table-cell>
        </table:table-row>
        <table:table-row table:style-name="Tabla47.4">
          <table:table-cell table:style-name="Tabla47.A2" office:value-type="string">
            <text:p text:style-name="P504"/>
          </table:table-cell>
          <table:table-cell table:style-name="Tabla47.B2" office:value-type="string">
            <text:p text:style-name="P473">4. Se colocan los datos obtenidos mediante 2 ciclos for dentro de un &lt;table&gt;.</text:p>
          </table:table-cell>
        </table:table-row>
        <table:table-row table:style-name="Tabla47.4">
          <table:table-cell table:style-name="Tabla47.A2" office:value-type="string">
            <text:p text:style-name="P504"/>
          </table:table-cell>
          <table:table-cell table:style-name="Tabla47.B2" office:value-type="string">
            <text:p text:style-name="P473"><text:span text:style-name="T32">5</text:span>. Se hace una <text:span text:style-name="T32">segunda </text:span>query para obtener los datos de l<text:span text:style-name="T32">os exámenes de laboratorio del paciente, </text:span>los cuales son: “<text:span text:style-name="T32">codigo”,”examen”,”fecha”,”estado”, “medico”, “paciente”, “orden”</text:span></text:p>
          </table:table-cell>
        </table:table-row>
        <table:table-row table:style-name="Tabla47.4">
          <table:table-cell table:style-name="Tabla47.A2" office:value-type="string">
            <text:p text:style-name="P504"/>
          </table:table-cell>
          <table:table-cell table:style-name="Tabla47.B2" office:value-type="string">
            <text:p text:style-name="P473"><text:span text:style-name="T32">6</text:span>. Se colocan los datos obtenidos mediante 2 <text:soft-page-break/>ciclos for dentro de un &lt;table&gt;.</text:p>
          </table:table-cell>
        </table:table-row>
      </table:table>
      <text:p text:style-name="P83"/>
      <text:p text:style-name="P157">Tercera sección: Casos alternos.</text:p>
      <text:p text:style-name="P83">Ninguno.</text:p>
      <text:p text:style-name="P83"/>
      <text:p text:style-name="P83"/>
      <text:p text:style-name="P83"/>
      <text:p text:style-name="P238">CASO DE USO DE ALTO NIVEL:</text:p>
      <table:table table:name="Tabla51" table:style-name="Tabla51">
        <table:table-column table:style-name="Tabla51.A"/>
        <table:table-column table:style-name="Tabla51.B"/>
        <table:table-row>
          <table:table-cell table:style-name="Tabla51.A1" office:value-type="string">
            <text:p text:style-name="P271">Número:</text:p>
          </table:table-cell>
          <table:table-cell table:style-name="Tabla51.B1" office:value-type="string">
            <text:p text:style-name="P335">CU0<text:span text:style-name="T34">17</text:span></text:p>
          </table:table-cell>
        </table:table-row>
        <table:table-row>
          <table:table-cell table:style-name="Tabla51.A2" office:value-type="string">
            <text:p text:style-name="P271">Caso de Uso:</text:p>
          </table:table-cell>
          <table:table-cell table:style-name="Tabla51.B2" office:value-type="string">
            <text:p text:style-name="P431"><text:span text:style-name="T18">M</text:span>ostrar listado de <text:span text:style-name="T34">paciente.</text:span></text:p>
          </table:table-cell>
        </table:table-row>
        <table:table-row>
          <table:table-cell table:style-name="Tabla51.A2" office:value-type="string">
            <text:p text:style-name="P271">Actores:</text:p>
          </table:table-cell>
          <table:table-cell table:style-name="Tabla51.B2" office:value-type="string">
            <text:p text:style-name="P534">Doctor, Administrador</text:p>
          </table:table-cell>
        </table:table-row>
        <table:table-row>
          <table:table-cell table:style-name="Tabla51.A2" office:value-type="string">
            <text:p text:style-name="P271"><text:span text:style-name="T1">Descripción</text:span>:</text:p>
          </table:table-cell>
          <table:table-cell table:style-name="Tabla51.B2" office:value-type="string">
            <text:p text:style-name="P460"><text:bookmark-start text:name="__DdeLink__768_909322629"/>Se muestra una tabla con el listado de todos los <text:span text:style-name="T34">paciente</text:span> disponibles en el sistema<text:bookmark-end text:name="__DdeLink__768_909322629"/></text:p>
          </table:table-cell>
        </table:table-row>
        <table:table-row>
          <table:table-cell table:style-name="Tabla51.A2" office:value-type="string">
            <text:p text:style-name="P271">Tipo:</text:p>
          </table:table-cell>
          <table:table-cell table:style-name="Tabla51.B2" office:value-type="string">
            <text:p text:style-name="P370">Primario.</text:p>
          </table:table-cell>
        </table:table-row>
      </table:table>
      <text:p text:style-name="P201"/>
      <text:p text:style-name="P127">EXTENDIDO: <text:span text:style-name="T2">Primera sección.</text:span></text:p>
      <table:table table:name="Tabla52" table:style-name="Tabla52">
        <table:table-column table:style-name="Tabla52.A"/>
        <table:table-column table:style-name="Tabla52.B"/>
        <table:table-row>
          <table:table-cell table:style-name="Tabla52.A1" office:value-type="string">
            <text:p text:style-name="P271">Número:</text:p>
          </table:table-cell>
          <table:table-cell table:style-name="Tabla52.B1" office:value-type="string">
            <text:p text:style-name="P335">CU<text:span text:style-name="T19">E</text:span>0<text:span text:style-name="T34">17</text:span></text:p>
          </table:table-cell>
        </table:table-row>
        <table:table-row>
          <table:table-cell table:style-name="Tabla52.A2" office:value-type="string">
            <text:p text:style-name="P271">Caso de Uso:</text:p>
          </table:table-cell>
          <table:table-cell table:style-name="Tabla52.B2" office:value-type="string">
            <text:p text:style-name="P431"><text:span text:style-name="T18">M</text:span>ostrar listado de <text:span text:style-name="T34">paciente.</text:span></text:p>
          </table:table-cell>
        </table:table-row>
        <table:table-row>
          <table:table-cell table:style-name="Tabla52.A2" office:value-type="string">
            <text:p text:style-name="P271">Actores:</text:p>
          </table:table-cell>
          <table:table-cell table:style-name="Tabla52.B2" office:value-type="string">
            <text:p text:style-name="P534">Doctor, Administrador</text:p>
          </table:table-cell>
        </table:table-row>
        <table:table-row>
          <table:table-cell table:style-name="Tabla52.A2" office:value-type="string">
            <text:p text:style-name="P271">Propósito:</text:p>
          </table:table-cell>
          <table:table-cell table:style-name="Tabla52.B2" office:value-type="string">
            <text:p text:style-name="P474">Enlistar a los <text:span text:style-name="T34">pacientes</text:span> dentro del sistema. </text:p>
          </table:table-cell>
        </table:table-row>
        <table:table-row>
          <table:table-cell table:style-name="Tabla52.A2" office:value-type="string">
            <text:p text:style-name="P271">Resumen:</text:p>
          </table:table-cell>
          <table:table-cell table:style-name="Tabla52.B2" office:value-type="string">
            <text:p text:style-name="P460">Se muestra una tabla con el listado de todos los <text:span text:style-name="T34">paciente</text:span> disponibles en el sistema</text:p>
          </table:table-cell>
        </table:table-row>
        <table:table-row>
          <table:table-cell table:style-name="Tabla52.A2" office:value-type="string">
            <text:p text:style-name="P271">Tipo:</text:p>
          </table:table-cell>
          <table:table-cell table:style-name="Tabla52.B2" office:value-type="string">
            <text:p text:style-name="P370">Primario <text:span text:style-name="T14">y</text:span> <text:span text:style-name="T18">Real.</text:span></text:p>
          </table:table-cell>
        </table:table-row>
        <table:table-row>
          <table:table-cell table:style-name="Tabla52.A2" office:value-type="string">
            <text:p text:style-name="P271">Referencias:</text:p>
          </table:table-cell>
          <table:table-cell table:style-name="Tabla52.B2" office:value-type="string">
            <text:p text:style-name="P392">Ninguno.</text:p>
          </table:table-cell>
        </table:table-row>
      </table:table>
      <text:p text:style-name="P201"/>
      <text:p text:style-name="P159">Segunda sección:</text:p>
      <table:table table:name="Tabla53" table:style-name="Tabla53">
        <table:table-column table:style-name="Tabla53.A"/>
        <table:table-column table:style-name="Tabla53.B"/>
        <table:table-row>
          <table:table-cell table:style-name="Tabla53.A1" office:value-type="string">
            <text:p text:style-name="P303">Acción de los actores</text:p>
          </table:table-cell>
          <table:table-cell table:style-name="Tabla53.B1" office:value-type="string">
            <text:p text:style-name="P303">Respuestas del sistema</text:p>
          </table:table-cell>
        </table:table-row>
        <table:table-row>
          <table:table-cell table:style-name="Tabla53.A2" office:value-type="string">
            <text:p text:style-name="P405">1. Comienza cuando <text:span text:style-name="T4">el</text:span> usuario <text:span text:style-name="T18">presiona un boton dentro de la barra de navegación llamado “ver pacientes”, alguno de los reportes.</text:span></text:p>
          </table:table-cell>
          <table:table-cell table:style-name="Tabla53.B2" office:value-type="string">
            <text:p text:style-name="P474">2. Se <text:span text:style-name="T22">obtiene</text:span> <text:span text:style-name="T22">la</text:span> conexión con la base de datos</text:p>
          </table:table-cell>
        </table:table-row>
        <table:table-row>
          <table:table-cell table:style-name="Tabla53.A2" office:value-type="string">
            <text:p text:style-name="P405"/>
          </table:table-cell>
          <table:table-cell table:style-name="Tabla53.B2" office:value-type="string">
            <text:p text:style-name="P474">3. Se hace una query para obtener los datos de los <text:span text:style-name="T34">pacientes</text:span>, los cuales son: “<text:span text:style-name="T34">codigo”,”nombre”,”sexo”,”fecha nacimiento”,”dpi”,”telefono”,”peso”,”sangre”,”correo”</text:span></text:p>
          </table:table-cell>
        </table:table-row>
        <table:table-row>
          <table:table-cell table:style-name="Tabla53.A2" office:value-type="string">
            <text:p text:style-name="P405"/>
          </table:table-cell>
          <table:table-cell table:style-name="Tabla53.B2" office:value-type="string">
            <text:p text:style-name="P474">4. Se colocan los datos obtenidos mediante 2 ciclos for dentro de un &lt;table&gt;.</text:p>
          </table:table-cell>
        </table:table-row>
        <table:table-row table:style-name="Tabla53.5">
          <table:table-cell table:style-name="Tabla53.A2" office:value-type="string">
            <text:p text:style-name="P405"/>
          </table:table-cell>
          <table:table-cell table:style-name="Tabla53.B2" office:value-type="string">
            <text:p text:style-name="P474">5. Se agrega un &lt;select&gt; para que el usuario realice otra acción, <text:span text:style-name="T34">con el codigo de paciene.</text:span></text:p>
          </table:table-cell>
        </table:table-row>
        <table:table-row table:style-name="Tabla53.5">
          <table:table-cell table:style-name="Tabla53.A2" office:value-type="string">
            <text:p text:style-name="P534">6. El usuario presiona el boton “siguiente”</text:p>
          </table:table-cell>
          <table:table-cell table:style-name="Tabla53.B2" office:value-type="string">
            <text:p text:style-name="P534">7. Se direcciona a otra pagina.</text:p>
          </table:table-cell>
        </table:table-row>
      </table:table>
      <text:p text:style-name="P186"/>
      <text:p text:style-name="P159">Tercera sección: Casos alternos.</text:p>
      <text:p text:style-name="P85">Ninguno.</text:p>
      <text:p text:style-name="P180"/>
      <text:p text:style-name="P237"><text:soft-page-break/>CASO DE USO DE ALTO NIVEL:</text:p>
      <table:table table:name="Tabla48" table:style-name="Tabla48">
        <table:table-column table:style-name="Tabla48.A"/>
        <table:table-column table:style-name="Tabla48.B"/>
        <table:table-row>
          <table:table-cell table:style-name="Tabla48.A1" office:value-type="string">
            <text:p text:style-name="P270">Número:</text:p>
          </table:table-cell>
          <table:table-cell table:style-name="Tabla48.B1" office:value-type="string">
            <text:p text:style-name="P334">CU0<text:span text:style-name="T26">18.</text:span></text:p>
          </table:table-cell>
        </table:table-row>
        <table:table-row>
          <table:table-cell table:style-name="Tabla48.A2" office:value-type="string">
            <text:p text:style-name="P270">Caso de Uso:</text:p>
          </table:table-cell>
          <table:table-cell table:style-name="Tabla48.B2" office:value-type="string">
            <text:p text:style-name="P444">Ver historial medico de un paciente.</text:p>
          </table:table-cell>
        </table:table-row>
        <table:table-row>
          <table:table-cell table:style-name="Tabla48.A2" office:value-type="string">
            <text:p text:style-name="P270">Actores:</text:p>
          </table:table-cell>
          <table:table-cell table:style-name="Tabla48.B2" office:value-type="string">
            <text:p text:style-name="P520"><text:span text:style-name="T33">D</text:span>octor.</text:p>
          </table:table-cell>
        </table:table-row>
        <table:table-row>
          <table:table-cell table:style-name="Tabla48.A2" office:value-type="string">
            <text:p text:style-name="P270"><text:span text:style-name="T1">Descripción</text:span>:</text:p>
          </table:table-cell>
          <table:table-cell table:style-name="Tabla48.B2" office:value-type="string">
            <text:p text:style-name="P520">S<text:span text:style-name="T33">e muestra el historial médico de un paciente.</text:span></text:p>
          </table:table-cell>
        </table:table-row>
        <table:table-row>
          <table:table-cell table:style-name="Tabla48.A2" office:value-type="string">
            <text:p text:style-name="P270">Tipo:</text:p>
          </table:table-cell>
          <table:table-cell table:style-name="Tabla48.B2" office:value-type="string">
            <text:p text:style-name="P505"><text:span text:style-name="T31">Primario</text:span>.</text:p>
          </table:table-cell>
        </table:table-row>
      </table:table>
      <text:p text:style-name="P200"/>
      <text:p text:style-name="P126">EXTENDIDO: <text:span text:style-name="T2">Primera sección.</text:span></text:p>
      <table:table table:name="Tabla49" table:style-name="Tabla49">
        <table:table-column table:style-name="Tabla49.A"/>
        <table:table-column table:style-name="Tabla49.B"/>
        <table:table-row>
          <table:table-cell table:style-name="Tabla49.A1" office:value-type="string">
            <text:p text:style-name="P270">Número:</text:p>
          </table:table-cell>
          <table:table-cell table:style-name="Tabla49.B1" office:value-type="string">
            <text:p text:style-name="P334">CU<text:span text:style-name="T26">E</text:span>0<text:span text:style-name="T26">18.</text:span></text:p>
          </table:table-cell>
        </table:table-row>
        <table:table-row>
          <table:table-cell table:style-name="Tabla49.A2" office:value-type="string">
            <text:p text:style-name="P270">Caso de Uso:</text:p>
          </table:table-cell>
          <table:table-cell table:style-name="Tabla49.B2" office:value-type="string">
            <text:p text:style-name="P444">Ver historial medico de un paciente.</text:p>
          </table:table-cell>
        </table:table-row>
        <table:table-row>
          <table:table-cell table:style-name="Tabla49.A2" office:value-type="string">
            <text:p text:style-name="P270">Actores:</text:p>
          </table:table-cell>
          <table:table-cell table:style-name="Tabla49.B2" office:value-type="string">
            <text:p text:style-name="P520"><text:span text:style-name="T33">D</text:span>octor.</text:p>
          </table:table-cell>
        </table:table-row>
        <table:table-row>
          <table:table-cell table:style-name="Tabla49.A2" office:value-type="string">
            <text:p text:style-name="P270">Propósito:</text:p>
          </table:table-cell>
          <table:table-cell table:style-name="Tabla49.B2" office:value-type="string">
            <text:p text:style-name="P520">Mostrar el historial médico de consultas y exámenes de un paciente.</text:p>
          </table:table-cell>
        </table:table-row>
        <table:table-row>
          <table:table-cell table:style-name="Tabla49.A2" office:value-type="string">
            <text:p text:style-name="P270">Resumen:</text:p>
          </table:table-cell>
          <table:table-cell table:style-name="Tabla49.B2" office:value-type="string">
            <text:p text:style-name="P520">S<text:span text:style-name="T33">e muestra el historial médico de un paciente.</text:span></text:p>
          </table:table-cell>
        </table:table-row>
        <table:table-row>
          <table:table-cell table:style-name="Tabla49.A2" office:value-type="string">
            <text:p text:style-name="P270">Tipo:</text:p>
          </table:table-cell>
          <table:table-cell table:style-name="Tabla49.B2" office:value-type="string">
            <text:p text:style-name="P369"><text:span text:style-name="T31">Primario</text:span> <text:span text:style-name="T27">y real</text:span>.</text:p>
          </table:table-cell>
        </table:table-row>
        <table:table-row>
          <table:table-cell table:style-name="Tabla49.A2" office:value-type="string">
            <text:p text:style-name="P270">Referencias:</text:p>
          </table:table-cell>
          <table:table-cell table:style-name="Tabla49.B2" office:value-type="string">
            <text:p text:style-name="P532">CU016, <text:span text:style-name="T34">CU017</text:span></text:p>
          </table:table-cell>
        </table:table-row>
      </table:table>
      <text:p text:style-name="P200"/>
      <text:p text:style-name="P158">Segunda sección:</text:p>
      <table:table table:name="Tabla50" table:style-name="Tabla50">
        <table:table-column table:style-name="Tabla50.A"/>
        <table:table-column table:style-name="Tabla50.B"/>
        <table:table-row>
          <table:table-cell table:style-name="Tabla50.A1" office:value-type="string">
            <text:p text:style-name="P302">Acción de los actores</text:p>
          </table:table-cell>
          <table:table-cell table:style-name="Tabla50.B1" office:value-type="string">
            <text:p text:style-name="P302">Respuestas del sistema</text:p>
          </table:table-cell>
        </table:table-row>
        <table:table-row>
          <table:table-cell table:style-name="Tabla50.A2" office:value-type="string">
            <text:p text:style-name="P404">1. Comienza cuando <text:span text:style-name="T4">el</text:span> <text:span text:style-name="T33">doctor</text:span> <text:span text:style-name="T18">presiona el botón “ver historial medico de un paciente” dentro de la barra de navegación.</text:span></text:p>
          </table:table-cell>
          <table:table-cell table:style-name="Tabla50.B2" office:value-type="string">
            <text:p text:style-name="P534">2. Se ejecuta el CU017.</text:p>
          </table:table-cell>
        </table:table-row>
        <table:table-row>
          <table:table-cell table:style-name="Tabla50.A2" office:value-type="string">
            <text:p text:style-name="P534"/>
          </table:table-cell>
          <table:table-cell table:style-name="Tabla50.B2" office:value-type="string">
            <text:p text:style-name="P534">3. Se recibe el codigo del paciente elegido</text:p>
          </table:table-cell>
        </table:table-row>
        <table:table-row table:style-name="Tabla50.4">
          <table:table-cell table:style-name="Tabla50.A2" office:value-type="string">
            <text:p text:style-name="P505"/>
          </table:table-cell>
          <table:table-cell table:style-name="Tabla50.B2" office:value-type="string">
            <text:p text:style-name="P533"><text:span text:style-name="T34">4</text:span>. Se ejecuta el CU016.</text:p>
          </table:table-cell>
        </table:table-row>
      </table:table>
      <text:p text:style-name="P84"/>
      <text:p text:style-name="P158">Tercera sección: Casos alternos.</text:p>
      <text:p text:style-name="P84">Ninguno.</text:p>
      <text:p text:style-name="P84"/>
      <text:p text:style-name="P239">CASO DE USO DE ALTO NIVEL:</text:p>
      <table:table table:name="Tabla54" table:style-name="Tabla54">
        <table:table-column table:style-name="Tabla54.A"/>
        <table:table-column table:style-name="Tabla54.B"/>
        <table:table-row>
          <table:table-cell table:style-name="Tabla54.A1" office:value-type="string">
            <text:p text:style-name="P272">Número:</text:p>
          </table:table-cell>
          <table:table-cell table:style-name="Tabla54.B1" office:value-type="string">
            <text:p text:style-name="P336">CU0<text:span text:style-name="T26">19.</text:span></text:p>
          </table:table-cell>
        </table:table-row>
        <table:table-row>
          <table:table-cell table:style-name="Tabla54.A2" office:value-type="string">
            <text:p text:style-name="P272">Caso de Uso:</text:p>
          </table:table-cell>
          <table:table-cell table:style-name="Tabla54.B2" office:value-type="string">
            <text:p text:style-name="P445">Ver <text:span text:style-name="T35">citas en un intervalo de tiempo</text:span></text:p>
          </table:table-cell>
        </table:table-row>
        <table:table-row>
          <table:table-cell table:style-name="Tabla54.A2" office:value-type="string">
            <text:p text:style-name="P272">Actores:</text:p>
          </table:table-cell>
          <table:table-cell table:style-name="Tabla54.B2" office:value-type="string">
            <text:p text:style-name="P521"><text:span text:style-name="T33">D</text:span>octor.</text:p>
          </table:table-cell>
        </table:table-row>
        <table:table-row>
          <table:table-cell table:style-name="Tabla54.A2" office:value-type="string">
            <text:p text:style-name="P272"><text:span text:style-name="T1">Descripción</text:span>:</text:p>
          </table:table-cell>
          <table:table-cell table:style-name="Tabla54.B2" office:value-type="string">
            <text:p text:style-name="P550">Se muestran las citas asignadas al medico en un intervalo de tiempo</text:p>
          </table:table-cell>
        </table:table-row>
        <table:table-row>
          <table:table-cell table:style-name="Tabla54.A2" office:value-type="string">
            <text:p text:style-name="P272">Tipo:</text:p>
          </table:table-cell>
          <table:table-cell table:style-name="Tabla54.B2" office:value-type="string">
            <text:p text:style-name="P506"><text:span text:style-name="T35">Secundario</text:span>.</text:p>
          </table:table-cell>
        </table:table-row>
      </table:table>
      <text:p text:style-name="P202"/>
      <text:p text:style-name="P128">EXTENDIDO: <text:span text:style-name="T2">Primera sección.</text:span></text:p>
      <table:table table:name="Tabla55" table:style-name="Tabla55">
        <table:table-column table:style-name="Tabla55.A"/>
        <table:table-column table:style-name="Tabla55.B"/>
        <table:table-row>
          <table:table-cell table:style-name="Tabla55.A1" office:value-type="string">
            <text:p text:style-name="P272">Número:</text:p>
          </table:table-cell>
          <table:table-cell table:style-name="Tabla55.B1" office:value-type="string">
            <text:p text:style-name="P336">CU<text:span text:style-name="T26">E</text:span>0<text:span text:style-name="T26">19.</text:span></text:p>
          </table:table-cell>
        </table:table-row>
        <table:table-row>
          <table:table-cell table:style-name="Tabla55.A2" office:value-type="string">
            <text:p text:style-name="P272">Caso de Uso:</text:p>
          </table:table-cell>
          <table:table-cell table:style-name="Tabla55.B2" office:value-type="string">
            <text:p text:style-name="P445">Ver <text:span text:style-name="T35">citas en un intervalo de tiempo</text:span></text:p>
          </table:table-cell>
        </table:table-row>
        <table:table-row>
          <table:table-cell table:style-name="Tabla55.A2" office:value-type="string">
            <text:p text:style-name="P272">Actores:</text:p>
          </table:table-cell>
          <table:table-cell table:style-name="Tabla55.B2" office:value-type="string">
            <text:p text:style-name="P521"><text:span text:style-name="T33">D</text:span>octor.</text:p>
          </table:table-cell>
        </table:table-row>
        <table:table-row>
          <table:table-cell table:style-name="Tabla55.A2" office:value-type="string">
            <text:p text:style-name="P272">Propósito:</text:p>
          </table:table-cell>
          <table:table-cell table:style-name="Tabla55.B2" office:value-type="string">
            <text:p text:style-name="P550">Mostrar las citas médicas que el doctor tiene que atender en un intervalo de tiempo.</text:p>
          </table:table-cell>
        </table:table-row>
        <text:soft-page-break/>
        <table:table-row>
          <table:table-cell table:style-name="Tabla55.A2" office:value-type="string">
            <text:p text:style-name="P272">Resumen:</text:p>
          </table:table-cell>
          <table:table-cell table:style-name="Tabla55.B2" office:value-type="string">
            <text:p text:style-name="P550">Se muestran las citas asignadas al medico en un intervalo de tiempo</text:p>
          </table:table-cell>
        </table:table-row>
        <table:table-row>
          <table:table-cell table:style-name="Tabla55.A2" office:value-type="string">
            <text:p text:style-name="P272">Tipo:</text:p>
          </table:table-cell>
          <table:table-cell table:style-name="Tabla55.B2" office:value-type="string">
            <text:p text:style-name="P371"><text:span text:style-name="T35">Secundario</text:span> <text:span text:style-name="T27">y real</text:span>.</text:p>
          </table:table-cell>
        </table:table-row>
        <table:table-row>
          <table:table-cell table:style-name="Tabla55.A2" office:value-type="string">
            <text:p text:style-name="P272">Referencias:</text:p>
          </table:table-cell>
          <table:table-cell table:style-name="Tabla55.B2" office:value-type="string">
            <text:p text:style-name="P550">CU011</text:p>
          </table:table-cell>
        </table:table-row>
      </table:table>
      <text:p text:style-name="P202"/>
      <text:p text:style-name="P160">Segunda sección:</text:p>
      <table:table table:name="Tabla56" table:style-name="Tabla56">
        <table:table-column table:style-name="Tabla56.A"/>
        <table:table-column table:style-name="Tabla56.B"/>
        <table:table-row>
          <table:table-cell table:style-name="Tabla56.A1" office:value-type="string">
            <text:p text:style-name="P304">Acción de los actores</text:p>
          </table:table-cell>
          <table:table-cell table:style-name="Tabla56.B1" office:value-type="string">
            <text:p text:style-name="P304">Respuestas del sistema</text:p>
          </table:table-cell>
        </table:table-row>
        <table:table-row>
          <table:table-cell table:style-name="Tabla56.A2" office:value-type="string">
            <text:p text:style-name="P406">1. Comienza cuando <text:span text:style-name="T4">el</text:span> <text:span text:style-name="T33">doctor</text:span> <text:span text:style-name="T18">presiona el botón “citas en un intervalo de tiempo” dentro de la barra de navegación.</text:span></text:p>
          </table:table-cell>
          <table:table-cell table:style-name="Tabla56.B2" office:value-type="string">
            <text:p text:style-name="P535">2. Se ejecuta el CU01<text:span text:style-name="T35">1</text:span></text:p>
          </table:table-cell>
        </table:table-row>
        <table:table-row>
          <table:table-cell table:style-name="Tabla56.A2" office:value-type="string">
            <text:p text:style-name="P406"/>
          </table:table-cell>
          <table:table-cell table:style-name="Tabla56.B2" office:value-type="string">
            <text:p text:style-name="P550">3. Se obtienen las fechas de intervalo.</text:p>
          </table:table-cell>
        </table:table-row>
        <table:table-row>
          <table:table-cell table:style-name="Tabla56.A2" office:value-type="string">
            <text:p text:style-name="P535"/>
          </table:table-cell>
          <table:table-cell table:style-name="Tabla56.B2" office:value-type="string">
            <text:p text:style-name="P474"><text:span text:style-name="T35">4</text:span>. Se <text:span text:style-name="T22">obtiene</text:span> <text:span text:style-name="T22">la</text:span> conexión con la base de datos</text:p>
          </table:table-cell>
        </table:table-row>
        <table:table-row table:style-name="Tabla56.5">
          <table:table-cell table:style-name="Tabla56.A2" office:value-type="string">
            <text:p text:style-name="P506"/>
          </table:table-cell>
          <table:table-cell table:style-name="Tabla56.B2" office:value-type="string">
            <text:p text:style-name="P474"><text:span text:style-name="T35">5</text:span>. Se hace una query para obtener los datos de los <text:span text:style-name="T34">pacientes</text:span>, los cuales son: “<text:span text:style-name="T34">codigo”,”paciente”,”medico”,”especialidad”, “fecha”,”hora”,”estado”.</text:span></text:p>
          </table:table-cell>
        </table:table-row>
        <table:table-row table:style-name="Tabla56.5">
          <table:table-cell table:style-name="Tabla56.A2" office:value-type="string">
            <text:p text:style-name="P506"/>
          </table:table-cell>
          <table:table-cell table:style-name="Tabla56.B2" office:value-type="string">
            <text:p text:style-name="P474">4. Se colocan los datos obtenidos mediante 2 ciclos for dentro de un &lt;table&gt;.</text:p>
          </table:table-cell>
        </table:table-row>
      </table:table>
      <text:p text:style-name="P86"/>
      <text:p text:style-name="P160">Tercera sección: Casos alternos.</text:p>
      <text:p text:style-name="P86">Ninguno.</text:p>
      <text:p text:style-name="P86"/>
      <text:p text:style-name="P240">CASO DE USO DE ALTO NIVEL:</text:p>
      <table:table table:name="Tabla57" table:style-name="Tabla57">
        <table:table-column table:style-name="Tabla57.A"/>
        <table:table-column table:style-name="Tabla57.B"/>
        <table:table-row>
          <table:table-cell table:style-name="Tabla57.A1" office:value-type="string">
            <text:p text:style-name="P273">Número:</text:p>
          </table:table-cell>
          <table:table-cell table:style-name="Tabla57.B1" office:value-type="string">
            <text:p text:style-name="P337">CU0<text:span text:style-name="T36">20.</text:span></text:p>
          </table:table-cell>
        </table:table-row>
        <table:table-row>
          <table:table-cell table:style-name="Tabla57.A2" office:value-type="string">
            <text:p text:style-name="P273">Caso de Uso:</text:p>
          </table:table-cell>
          <table:table-cell table:style-name="Tabla57.B2" office:value-type="string">
            <text:p text:style-name="P446">Ver <text:span text:style-name="T35">citas del día en curso.</text:span></text:p>
          </table:table-cell>
        </table:table-row>
        <table:table-row>
          <table:table-cell table:style-name="Tabla57.A2" office:value-type="string">
            <text:p text:style-name="P273">Actores:</text:p>
          </table:table-cell>
          <table:table-cell table:style-name="Tabla57.B2" office:value-type="string">
            <text:p text:style-name="P522"><text:span text:style-name="T33">D</text:span>octor.</text:p>
          </table:table-cell>
        </table:table-row>
        <table:table-row>
          <table:table-cell table:style-name="Tabla57.A2" office:value-type="string">
            <text:p text:style-name="P273"><text:span text:style-name="T1">Descripción</text:span>:</text:p>
          </table:table-cell>
          <table:table-cell table:style-name="Tabla57.B2" office:value-type="string">
            <text:p text:style-name="P551">Se muestran las citas asignadas al medico en <text:span text:style-name="T36">el día en curso.</text:span></text:p>
          </table:table-cell>
        </table:table-row>
        <table:table-row>
          <table:table-cell table:style-name="Tabla57.A2" office:value-type="string">
            <text:p text:style-name="P273">Tipo:</text:p>
          </table:table-cell>
          <table:table-cell table:style-name="Tabla57.B2" office:value-type="string">
            <text:p text:style-name="P507"><text:span text:style-name="T36">Primario</text:span>.</text:p>
          </table:table-cell>
        </table:table-row>
      </table:table>
      <text:p text:style-name="P203"/>
      <text:p text:style-name="P129">EXTENDIDO: <text:span text:style-name="T2">Primera sección.</text:span></text:p>
      <table:table table:name="Tabla58" table:style-name="Tabla58">
        <table:table-column table:style-name="Tabla58.A"/>
        <table:table-column table:style-name="Tabla58.B"/>
        <table:table-row>
          <table:table-cell table:style-name="Tabla58.A1" office:value-type="string">
            <text:p text:style-name="P273">Número:</text:p>
          </table:table-cell>
          <table:table-cell table:style-name="Tabla58.B1" office:value-type="string">
            <text:p text:style-name="P337">CU<text:span text:style-name="T26">E</text:span>0<text:span text:style-name="T36">20.</text:span></text:p>
          </table:table-cell>
        </table:table-row>
        <table:table-row>
          <table:table-cell table:style-name="Tabla58.A2" office:value-type="string">
            <text:p text:style-name="P273">Caso de Uso:</text:p>
          </table:table-cell>
          <table:table-cell table:style-name="Tabla58.B2" office:value-type="string">
            <text:p text:style-name="P446">Ver <text:span text:style-name="T35">citas del día en curso.</text:span></text:p>
          </table:table-cell>
        </table:table-row>
        <table:table-row>
          <table:table-cell table:style-name="Tabla58.A2" office:value-type="string">
            <text:p text:style-name="P273">Actores:</text:p>
          </table:table-cell>
          <table:table-cell table:style-name="Tabla58.B2" office:value-type="string">
            <text:p text:style-name="P522"><text:span text:style-name="T33">D</text:span>octor.</text:p>
          </table:table-cell>
        </table:table-row>
        <table:table-row>
          <table:table-cell table:style-name="Tabla58.A2" office:value-type="string">
            <text:p text:style-name="P273">Propósito:</text:p>
          </table:table-cell>
          <table:table-cell table:style-name="Tabla58.B2" office:value-type="string">
            <text:p text:style-name="P551">Mostrar las citas médicas que el doctor tiene que atender en <text:span text:style-name="T36">el día en curso.</text:span></text:p>
          </table:table-cell>
        </table:table-row>
        <table:table-row>
          <table:table-cell table:style-name="Tabla58.A2" office:value-type="string">
            <text:p text:style-name="P273">Resumen:</text:p>
          </table:table-cell>
          <table:table-cell table:style-name="Tabla58.B2" office:value-type="string">
            <text:p text:style-name="P551">Se muestran las citas asignadas al medico en <text:span text:style-name="T36">el día en curso.</text:span></text:p>
          </table:table-cell>
        </table:table-row>
        <table:table-row>
          <table:table-cell table:style-name="Tabla58.A2" office:value-type="string">
            <text:p text:style-name="P273">Tipo:</text:p>
          </table:table-cell>
          <table:table-cell table:style-name="Tabla58.B2" office:value-type="string">
            <text:p text:style-name="P372"><text:span text:style-name="T36">Primario</text:span> <text:span text:style-name="T27">y real</text:span>.</text:p>
          </table:table-cell>
        </table:table-row>
        <table:table-row>
          <table:table-cell table:style-name="Tabla58.A2" office:value-type="string">
            <text:p text:style-name="P273">Referencias:</text:p>
          </table:table-cell>
          <table:table-cell table:style-name="Tabla58.B2" office:value-type="string">
            <text:p text:style-name="P561">Ninguno.</text:p>
          </table:table-cell>
        </table:table-row>
      </table:table>
      <text:p text:style-name="P203"/>
      <text:p text:style-name="P161">Segunda sección:</text:p>
      <table:table table:name="Tabla59" table:style-name="Tabla59">
        <table:table-column table:style-name="Tabla59.A"/>
        <table:table-column table:style-name="Tabla59.B"/>
        <table:table-row>
          <table:table-cell table:style-name="Tabla59.A1" office:value-type="string">
            <text:p text:style-name="P305">Acción de los actores</text:p>
          </table:table-cell>
          <table:table-cell table:style-name="Tabla59.B1" office:value-type="string">
            <text:p text:style-name="P305">Respuestas del sistema</text:p>
          </table:table-cell>
        </table:table-row>
        <table:table-row>
          <table:table-cell table:style-name="Tabla59.A2" office:value-type="string">
            <text:p text:style-name="P407">1. Comienza cuando <text:span text:style-name="T4">el</text:span> <text:span text:style-name="T33">doctor</text:span> <text:span text:style-name="T18">presiona el botón “citas pendientes dia actual” dentro de la barra de navegación.</text:span></text:p>
          </table:table-cell>
          <table:table-cell table:style-name="Tabla59.B2" office:value-type="string">
            <text:p text:style-name="P551">3. Se obtienen las fech<text:span text:style-name="T36">a del día.</text:span></text:p>
          </table:table-cell>
        </table:table-row>
        <text:soft-page-break/>
        <table:table-row>
          <table:table-cell table:style-name="Tabla59.A2" office:value-type="string">
            <text:p text:style-name="P407"/>
          </table:table-cell>
          <table:table-cell table:style-name="Tabla59.B2" office:value-type="string">
            <text:p text:style-name="P475"><text:span text:style-name="T35">4</text:span>. Se <text:span text:style-name="T22">obtiene</text:span> <text:span text:style-name="T22">la</text:span> conexión con la base de datos</text:p>
          </table:table-cell>
        </table:table-row>
        <table:table-row>
          <table:table-cell table:style-name="Tabla59.A2" office:value-type="string">
            <text:p text:style-name="P536"/>
          </table:table-cell>
          <table:table-cell table:style-name="Tabla59.B2" office:value-type="string">
            <text:p text:style-name="P475"><text:span text:style-name="T35">5</text:span>. Se hace una query para obtener los datos de los <text:span text:style-name="T34">pacientes</text:span>, los cuales son: “<text:span text:style-name="T34">codigo”,”paciente”,”medico”,”especialidad”, “fecha”,”hora”,”estado”.</text:span></text:p>
          </table:table-cell>
        </table:table-row>
        <table:table-row table:style-name="Tabla59.5">
          <table:table-cell table:style-name="Tabla59.A2" office:value-type="string">
            <text:p text:style-name="P507"/>
          </table:table-cell>
          <table:table-cell table:style-name="Tabla59.B2" office:value-type="string">
            <text:p text:style-name="P475"><text:span text:style-name="T36">6</text:span>. Se colocan los datos obtenidos mediante 2 ciclos for dentro de un &lt;table&gt;.</text:p>
          </table:table-cell>
        </table:table-row>
        <table:table-row table:style-name="Tabla59.5">
          <table:table-cell table:style-name="Tabla59.A2" office:value-type="string">
            <text:p text:style-name="P567">7. El doctor selecciona el codigo de <text:span text:style-name="T39">la cita a </text:span>atender</text:p>
          </table:table-cell>
          <table:table-cell table:style-name="Tabla59.B2" office:value-type="string">
            <text:p text:style-name="P475"/>
          </table:table-cell>
        </table:table-row>
        <table:table-row table:style-name="Tabla59.5">
          <table:table-cell table:style-name="Tabla59.A2" office:value-type="string">
            <text:p text:style-name="P570">8. El doctor presiona el boton “siguiente”.</text:p>
          </table:table-cell>
          <table:table-cell table:style-name="Tabla59.B2" office:value-type="string">
            <text:p text:style-name="P570">9. Se redirige la pagina.</text:p>
          </table:table-cell>
        </table:table-row>
      </table:table>
      <text:p text:style-name="P87"/>
      <text:p text:style-name="P161">Tercera sección: Casos alternos.</text:p>
      <text:p text:style-name="P87">Ninguno.</text:p>
      <text:p text:style-name="P87"/>
      <text:p text:style-name="P240">CASO DE USO DE ALTO NIVEL:</text:p>
      <table:table table:name="Tabla60" table:style-name="Tabla60">
        <table:table-column table:style-name="Tabla60.A"/>
        <table:table-column table:style-name="Tabla60.B"/>
        <table:table-row>
          <table:table-cell table:style-name="Tabla60.A1" office:value-type="string">
            <text:p text:style-name="P273">Número:</text:p>
          </table:table-cell>
          <table:table-cell table:style-name="Tabla60.B1" office:value-type="string">
            <text:p text:style-name="P337">CU0<text:span text:style-name="T36">21.</text:span></text:p>
          </table:table-cell>
        </table:table-row>
        <table:table-row>
          <table:table-cell table:style-name="Tabla60.A2" office:value-type="string">
            <text:p text:style-name="P273">Caso de Uso:</text:p>
          </table:table-cell>
          <table:table-cell table:style-name="Tabla60.B2" office:value-type="string">
            <text:p text:style-name="P566"><text:span text:style-name="T36">P</text:span>acientes con mayor cantidad de informes médicos en el tiempo</text:p>
          </table:table-cell>
        </table:table-row>
        <table:table-row>
          <table:table-cell table:style-name="Tabla60.A2" office:value-type="string">
            <text:p text:style-name="P273">Actores:</text:p>
          </table:table-cell>
          <table:table-cell table:style-name="Tabla60.B2" office:value-type="string">
            <text:p text:style-name="P522"><text:span text:style-name="T33">D</text:span>octor.</text:p>
          </table:table-cell>
        </table:table-row>
        <table:table-row>
          <table:table-cell table:style-name="Tabla60.A2" office:value-type="string">
            <text:p text:style-name="P273"><text:span text:style-name="T1">Descripción</text:span>:</text:p>
          </table:table-cell>
          <table:table-cell table:style-name="Tabla60.B2" office:value-type="string">
            <text:p text:style-name="P551">Se muestran l<text:span text:style-name="T36">os pacientes con mayor cantidad de informes médicos en el tiempo.</text:span></text:p>
          </table:table-cell>
        </table:table-row>
        <table:table-row>
          <table:table-cell table:style-name="Tabla60.A2" office:value-type="string">
            <text:p text:style-name="P273">Tipo:</text:p>
          </table:table-cell>
          <table:table-cell table:style-name="Tabla60.B2" office:value-type="string">
            <text:p text:style-name="P507"><text:span text:style-name="T36">Secundario</text:span>.</text:p>
          </table:table-cell>
        </table:table-row>
      </table:table>
      <text:p text:style-name="P203"/>
      <text:p text:style-name="P129">EXTENDIDO: <text:span text:style-name="T2">Primera sección.</text:span></text:p>
      <table:table table:name="Tabla61" table:style-name="Tabla61">
        <table:table-column table:style-name="Tabla61.A"/>
        <table:table-column table:style-name="Tabla61.B"/>
        <table:table-row>
          <table:table-cell table:style-name="Tabla61.A1" office:value-type="string">
            <text:p text:style-name="P273">Número:</text:p>
          </table:table-cell>
          <table:table-cell table:style-name="Tabla61.B1" office:value-type="string">
            <text:p text:style-name="P337">CU<text:span text:style-name="T26">E</text:span>0<text:span text:style-name="T36">21.</text:span></text:p>
          </table:table-cell>
        </table:table-row>
        <table:table-row>
          <table:table-cell table:style-name="Tabla61.A2" office:value-type="string">
            <text:p text:style-name="P273">Caso de Uso:</text:p>
          </table:table-cell>
          <table:table-cell table:style-name="Tabla61.B2" office:value-type="string">
            <text:p text:style-name="P566"><text:span text:style-name="T36">P</text:span>acientes con mayor cantidad de informes médicos en el tiempo</text:p>
          </table:table-cell>
        </table:table-row>
        <table:table-row>
          <table:table-cell table:style-name="Tabla61.A2" office:value-type="string">
            <text:p text:style-name="P273">Actores:</text:p>
          </table:table-cell>
          <table:table-cell table:style-name="Tabla61.B2" office:value-type="string">
            <text:p text:style-name="P522"><text:span text:style-name="T33">D</text:span>octor.</text:p>
          </table:table-cell>
        </table:table-row>
        <table:table-row>
          <table:table-cell table:style-name="Tabla61.A2" office:value-type="string">
            <text:p text:style-name="P273">Propósito:</text:p>
          </table:table-cell>
          <table:table-cell table:style-name="Tabla61.B2" office:value-type="string">
            <text:p text:style-name="P561">Mostrar los pacientes con mayor cantidad de informes médicos en el tiempo.</text:p>
          </table:table-cell>
        </table:table-row>
        <table:table-row>
          <table:table-cell table:style-name="Tabla61.A2" office:value-type="string">
            <text:p text:style-name="P273">Resumen:</text:p>
          </table:table-cell>
          <table:table-cell table:style-name="Tabla61.B2" office:value-type="string">
            <text:p text:style-name="P551">Se muestran l<text:span text:style-name="T36">os pacientes con mayor cantidad de informes médicos en el tiempo</text:span></text:p>
          </table:table-cell>
        </table:table-row>
        <table:table-row>
          <table:table-cell table:style-name="Tabla61.A2" office:value-type="string">
            <text:p text:style-name="P273">Tipo:</text:p>
          </table:table-cell>
          <table:table-cell table:style-name="Tabla61.B2" office:value-type="string">
            <text:p text:style-name="P372"><text:span text:style-name="T36">Primario</text:span> <text:span text:style-name="T27">y real</text:span>.</text:p>
          </table:table-cell>
        </table:table-row>
        <table:table-row>
          <table:table-cell table:style-name="Tabla61.A2" office:value-type="string">
            <text:p text:style-name="P273">Referencias:</text:p>
          </table:table-cell>
          <table:table-cell table:style-name="Tabla61.B2" office:value-type="string">
            <text:p text:style-name="P539">CU01<text:span text:style-name="T35">1</text:span></text:p>
          </table:table-cell>
        </table:table-row>
      </table:table>
      <text:p text:style-name="P203"/>
      <text:p text:style-name="P161">Segunda sección:</text:p>
      <table:table table:name="Tabla62" table:style-name="Tabla62">
        <table:table-column table:style-name="Tabla62.A"/>
        <table:table-column table:style-name="Tabla62.B"/>
        <table:table-row>
          <table:table-cell table:style-name="Tabla62.A1" office:value-type="string">
            <text:p text:style-name="P305">Acción de los actores</text:p>
          </table:table-cell>
          <table:table-cell table:style-name="Tabla62.B1" office:value-type="string">
            <text:p text:style-name="P305">Respuestas del sistema</text:p>
          </table:table-cell>
        </table:table-row>
        <table:table-row>
          <table:table-cell table:style-name="Tabla62.A2" office:value-type="string">
            <text:p text:style-name="P407">1. Comienza cuando <text:span text:style-name="T4">el</text:span> <text:span text:style-name="T33">doctor</text:span> <text:span text:style-name="T18">presiona el botón “Pacientes con mayor cantidad de informes médicos en un intervalo de tiempo” dentro de la barra de navegación.</text:span></text:p>
          </table:table-cell>
          <table:table-cell table:style-name="Tabla62.B2" office:value-type="string">
            <text:p text:style-name="P535">2. Se ejecuta el CU01<text:span text:style-name="T35">1</text:span></text:p>
          </table:table-cell>
        </table:table-row>
        <table:table-row>
          <table:table-cell table:style-name="Tabla62.A2" office:value-type="string">
            <text:p text:style-name="P407"/>
          </table:table-cell>
          <table:table-cell table:style-name="Tabla62.B2" office:value-type="string">
            <text:p text:style-name="P550">3. Se obtienen las fechas de intervalo.</text:p>
          </table:table-cell>
        </table:table-row>
        <table:table-row>
          <table:table-cell table:style-name="Tabla62.A2" office:value-type="string">
            <text:p text:style-name="P535"/>
          </table:table-cell>
          <table:table-cell table:style-name="Tabla62.B2" office:value-type="string">
            <text:p text:style-name="P466"><text:span text:style-name="T38">4.</text:span> Se <text:span text:style-name="T22">obtiene</text:span> <text:span text:style-name="T22">la</text:span> conexión con la base de datos</text:p>
          </table:table-cell>
        </table:table-row>
        <table:table-row table:style-name="Tabla62.5">
          <table:table-cell table:style-name="Tabla62.A2" office:value-type="string">
            <text:p text:style-name="P550"/>
          </table:table-cell>
          <table:table-cell table:style-name="Tabla62.B2" office:value-type="string">
            <text:p text:style-name="P466"><text:span text:style-name="T38">5.</text:span> Se hace una query para obtener <text:span text:style-name="T38">la lista de los pacientes con mas informes entre un intervalo de tiempo</text:span>, <text:span text:style-name="T38">luego se obtienen los datos, </text:span>los cuales <text:soft-page-break/>son: “<text:span text:style-name="T38">paciente”,”cantidad de informes”.</text:span></text:p>
          </table:table-cell>
        </table:table-row>
        <table:table-row table:style-name="Tabla62.5">
          <table:table-cell table:style-name="Tabla62.A2" office:value-type="string">
            <text:p text:style-name="P550"/>
          </table:table-cell>
          <table:table-cell table:style-name="Tabla62.B2" office:value-type="string">
            <text:p text:style-name="P466"><text:span text:style-name="T38">6</text:span>. Se colocan los datos obtenidos mediante 2 ciclos for dentro de un &lt;table&gt;.</text:p>
          </table:table-cell>
        </table:table-row>
      </table:table>
      <text:p text:style-name="P87"/>
      <text:p text:style-name="P161">Tercera sección: Casos alternos.</text:p>
      <text:p text:style-name="P87">Ninguno.</text:p>
      <text:p text:style-name="P87"/>
      <text:p text:style-name="P241">CASO DE USO DE ALTO NIVEL:</text:p>
      <table:table table:name="Tabla63" table:style-name="Tabla63">
        <table:table-column table:style-name="Tabla63.A"/>
        <table:table-column table:style-name="Tabla63.B"/>
        <table:table-row>
          <table:table-cell table:style-name="Tabla63.A1" office:value-type="string">
            <text:p text:style-name="P274">Número:</text:p>
          </table:table-cell>
          <table:table-cell table:style-name="Tabla63.B1" office:value-type="string">
            <text:p text:style-name="P338">CU0<text:span text:style-name="T36">22.</text:span></text:p>
          </table:table-cell>
        </table:table-row>
        <table:table-row>
          <table:table-cell table:style-name="Tabla63.A2" office:value-type="string">
            <text:p text:style-name="P274">Caso de Uso:</text:p>
          </table:table-cell>
          <table:table-cell table:style-name="Tabla63.B2" office:value-type="string">
            <text:p text:style-name="P567">Ingresar informe</text:p>
          </table:table-cell>
        </table:table-row>
        <table:table-row>
          <table:table-cell table:style-name="Tabla63.A2" office:value-type="string">
            <text:p text:style-name="P274">Actores:</text:p>
          </table:table-cell>
          <table:table-cell table:style-name="Tabla63.B2" office:value-type="string">
            <text:p text:style-name="P523"><text:span text:style-name="T33">D</text:span>octor.</text:p>
          </table:table-cell>
        </table:table-row>
        <table:table-row>
          <table:table-cell table:style-name="Tabla63.A2" office:value-type="string">
            <text:p text:style-name="P274"><text:span text:style-name="T1">Descripción</text:span>:</text:p>
          </table:table-cell>
          <table:table-cell table:style-name="Tabla63.B2" office:value-type="string">
            <text:p text:style-name="P567">Ingresamos un informe</text:p>
          </table:table-cell>
        </table:table-row>
        <table:table-row>
          <table:table-cell table:style-name="Tabla63.A2" office:value-type="string">
            <text:p text:style-name="P274">Tipo:</text:p>
          </table:table-cell>
          <table:table-cell table:style-name="Tabla63.B2" office:value-type="string">
            <text:p text:style-name="P508"><text:span text:style-name="T39">Primario</text:span>.</text:p>
          </table:table-cell>
        </table:table-row>
      </table:table>
      <text:p text:style-name="P204"/>
      <text:p text:style-name="P130">EXTENDIDO: <text:span text:style-name="T2">Primera sección.</text:span></text:p>
      <table:table table:name="Tabla64" table:style-name="Tabla64">
        <table:table-column table:style-name="Tabla64.A"/>
        <table:table-column table:style-name="Tabla64.B"/>
        <table:table-row>
          <table:table-cell table:style-name="Tabla64.A1" office:value-type="string">
            <text:p text:style-name="P274">Número:</text:p>
          </table:table-cell>
          <table:table-cell table:style-name="Tabla64.B1" office:value-type="string">
            <text:p text:style-name="P338">CU<text:span text:style-name="T26">E</text:span>0<text:span text:style-name="T36">22.</text:span></text:p>
          </table:table-cell>
        </table:table-row>
        <table:table-row>
          <table:table-cell table:style-name="Tabla64.A2" office:value-type="string">
            <text:p text:style-name="P274">Caso de Uso:</text:p>
          </table:table-cell>
          <table:table-cell table:style-name="Tabla64.B2" office:value-type="string">
            <text:p text:style-name="P567">Ingresar informe</text:p>
          </table:table-cell>
        </table:table-row>
        <table:table-row>
          <table:table-cell table:style-name="Tabla64.A2" office:value-type="string">
            <text:p text:style-name="P274">Actores:</text:p>
          </table:table-cell>
          <table:table-cell table:style-name="Tabla64.B2" office:value-type="string">
            <text:p text:style-name="P523"><text:span text:style-name="T33">D</text:span>octor.</text:p>
          </table:table-cell>
        </table:table-row>
        <table:table-row>
          <table:table-cell table:style-name="Tabla64.A2" office:value-type="string">
            <text:p text:style-name="P274">Propósito:</text:p>
          </table:table-cell>
          <table:table-cell table:style-name="Tabla64.B2" office:value-type="string">
            <text:p text:style-name="P570">Ingresar un informe de una cita.</text:p>
          </table:table-cell>
        </table:table-row>
        <table:table-row>
          <table:table-cell table:style-name="Tabla64.A2" office:value-type="string">
            <text:p text:style-name="P274">Resumen:</text:p>
          </table:table-cell>
          <table:table-cell table:style-name="Tabla64.B2" office:value-type="string">
            <text:p text:style-name="P567">Ingresamos un informe</text:p>
          </table:table-cell>
        </table:table-row>
        <table:table-row>
          <table:table-cell table:style-name="Tabla64.A2" office:value-type="string">
            <text:p text:style-name="P274">Tipo:</text:p>
          </table:table-cell>
          <table:table-cell table:style-name="Tabla64.B2" office:value-type="string">
            <text:p text:style-name="P373"><text:span text:style-name="T36">Primario</text:span> <text:span text:style-name="T27">y real</text:span>.</text:p>
          </table:table-cell>
        </table:table-row>
        <table:table-row>
          <table:table-cell table:style-name="Tabla64.A2" office:value-type="string">
            <text:p text:style-name="P274">Referencias:</text:p>
          </table:table-cell>
          <table:table-cell table:style-name="Tabla64.B2" office:value-type="string">
            <text:p text:style-name="P562">Ninguno.</text:p>
          </table:table-cell>
        </table:table-row>
      </table:table>
      <text:p text:style-name="P204"/>
      <text:p text:style-name="P162">Segunda sección:</text:p>
      <table:table table:name="Tabla65" table:style-name="Tabla65">
        <table:table-column table:style-name="Tabla65.A"/>
        <table:table-column table:style-name="Tabla65.B"/>
        <table:table-row>
          <table:table-cell table:style-name="Tabla65.A1" office:value-type="string">
            <text:p text:style-name="P306">Acción de los actores</text:p>
          </table:table-cell>
          <table:table-cell table:style-name="Tabla65.B1" office:value-type="string">
            <text:p text:style-name="P306">Respuestas del sistema</text:p>
          </table:table-cell>
        </table:table-row>
        <table:table-row>
          <table:table-cell table:style-name="Tabla65.A2" office:value-type="string">
            <text:p text:style-name="P408">1. Comienza cuando <text:span text:style-name="T4">el</text:span> <text:span text:style-name="T33">doctor</text:span> <text:span text:style-name="T18">presiona el botón “Pacientes con mayor cantidad de informes médicos en un intervalo de tiempo” dentro de la barra de navegación.</text:span></text:p>
          </table:table-cell>
          <table:table-cell table:style-name="Tabla65.B2" office:value-type="string">
            <text:p text:style-name="P537">2. Se ejecuta el CU0<text:span text:style-name="T39">20</text:span></text:p>
          </table:table-cell>
        </table:table-row>
        <table:table-row>
          <table:table-cell table:style-name="Tabla65.A2" office:value-type="string">
            <text:p text:style-name="P408"/>
          </table:table-cell>
          <table:table-cell table:style-name="Tabla65.B2" office:value-type="string">
            <text:p text:style-name="P552">3. Se obtienen <text:span text:style-name="T39">el codigo de la cita a atender.</text:span></text:p>
          </table:table-cell>
        </table:table-row>
        <table:table-row>
          <table:table-cell table:style-name="Tabla65.A2" office:value-type="string">
            <text:p text:style-name="P537"/>
          </table:table-cell>
          <table:table-cell table:style-name="Tabla65.B2" office:value-type="string">
            <text:p text:style-name="P570">4. Se obtiene la conexión con la base de datos.</text:p>
          </table:table-cell>
        </table:table-row>
        <table:table-row table:style-name="Tabla65.5">
          <table:table-cell table:style-name="Tabla65.A2" office:value-type="string">
            <text:p text:style-name="P476"/>
          </table:table-cell>
          <table:table-cell table:style-name="Tabla65.B2" office:value-type="string">
            <text:p text:style-name="P476"><text:span text:style-name="T38">5.</text:span> Se hace una query para obtener <text:span text:style-name="T38">la lista de los pacientes con mas informes entre un intervalo de tiempo</text:span>, <text:span text:style-name="T38">luego se obtienen los datos, </text:span>los cuales son: “<text:span text:style-name="T38">paciente”,”cantidad de informes”.</text:span></text:p>
          </table:table-cell>
        </table:table-row>
        <table:table-row table:style-name="Tabla65.5">
          <table:table-cell table:style-name="Tabla65.A2" office:value-type="string">
            <text:p text:style-name="P476"/>
          </table:table-cell>
          <table:table-cell table:style-name="Tabla65.B2" office:value-type="string">
            <text:p text:style-name="P476"><text:span text:style-name="T38">6</text:span>. Se colocan los datos obtenidos mediante 2 ciclos for dentro de un &lt;table&gt;.</text:p>
          </table:table-cell>
        </table:table-row>
      </table:table>
      <text:p text:style-name="P88"/>
      <text:p text:style-name="P162">Tercera sección: Casos alternos.</text:p>
      <text:p text:style-name="P88">Ninguno.</text:p>
      <text:p text:style-name="P88"/>
      <text:p text:style-name="P88"/>
      <text:p text:style-name="P88"/>
      <text:p text:style-name="P242"><text:soft-page-break/>CASO DE USO DE ALTO NIVEL:</text:p>
      <table:table table:name="Tabla66" table:style-name="Tabla66">
        <table:table-column table:style-name="Tabla66.A"/>
        <table:table-column table:style-name="Tabla66.B"/>
        <table:table-row>
          <table:table-cell table:style-name="Tabla66.A1" office:value-type="string">
            <text:p text:style-name="P275">Número:</text:p>
          </table:table-cell>
          <table:table-cell table:style-name="Tabla66.B1" office:value-type="string">
            <text:p text:style-name="P339">CU0<text:span text:style-name="T36">23.</text:span></text:p>
          </table:table-cell>
        </table:table-row>
        <table:table-row>
          <table:table-cell table:style-name="Tabla66.A2" office:value-type="string">
            <text:p text:style-name="P275">Caso de Uso:</text:p>
          </table:table-cell>
          <table:table-cell table:style-name="Tabla66.B2" office:value-type="string">
            <text:p text:style-name="P570"><text:bookmark-start text:name="__DdeLink__777_909322629"/>Utilización de días de trabajo.<text:bookmark-end text:name="__DdeLink__777_909322629"/></text:p>
          </table:table-cell>
        </table:table-row>
        <table:table-row>
          <table:table-cell table:style-name="Tabla66.A2" office:value-type="string">
            <text:p text:style-name="P275">Actores:</text:p>
          </table:table-cell>
          <table:table-cell table:style-name="Tabla66.B2" office:value-type="string">
            <text:p text:style-name="P525"><text:span text:style-name="T41">Laboratorista</text:span>.</text:p>
          </table:table-cell>
        </table:table-row>
        <table:table-row>
          <table:table-cell table:style-name="Tabla66.A2" office:value-type="string">
            <text:p text:style-name="P275"><text:span text:style-name="T1">Descripción</text:span>:</text:p>
          </table:table-cell>
          <table:table-cell table:style-name="Tabla66.B2" office:value-type="string">
            <text:p text:style-name="P570">Muestra <text:span text:style-name="T40">cuantos exámenes de laboratorio realizó cada dia un intervalo de tiempo</text:span></text:p>
          </table:table-cell>
        </table:table-row>
        <table:table-row>
          <table:table-cell table:style-name="Tabla66.A2" office:value-type="string">
            <text:p text:style-name="P275">Tipo:</text:p>
          </table:table-cell>
          <table:table-cell table:style-name="Tabla66.B2" office:value-type="string">
            <text:p text:style-name="P509"><text:span text:style-name="T36">Secundario</text:span>.</text:p>
          </table:table-cell>
        </table:table-row>
      </table:table>
      <text:p text:style-name="P205"/>
      <text:p text:style-name="P131">EXTENDIDO: <text:span text:style-name="T2">Primera sección.</text:span></text:p>
      <table:table table:name="Tabla67" table:style-name="Tabla67">
        <table:table-column table:style-name="Tabla67.A"/>
        <table:table-column table:style-name="Tabla67.B"/>
        <table:table-row>
          <table:table-cell table:style-name="Tabla67.A1" office:value-type="string">
            <text:p text:style-name="P275">Número:</text:p>
          </table:table-cell>
          <table:table-cell table:style-name="Tabla67.B1" office:value-type="string">
            <text:p text:style-name="P339">CU<text:span text:style-name="T26">E</text:span>0<text:span text:style-name="T36">23.</text:span></text:p>
          </table:table-cell>
        </table:table-row>
        <table:table-row>
          <table:table-cell table:style-name="Tabla67.A2" office:value-type="string">
            <text:p text:style-name="P275">Caso de Uso:</text:p>
          </table:table-cell>
          <table:table-cell table:style-name="Tabla67.B2" office:value-type="string">
            <text:p text:style-name="P570">Utilización de días de trabajo.</text:p>
          </table:table-cell>
        </table:table-row>
        <table:table-row>
          <table:table-cell table:style-name="Tabla67.A2" office:value-type="string">
            <text:p text:style-name="P275">Actores:</text:p>
          </table:table-cell>
          <table:table-cell table:style-name="Tabla67.B2" office:value-type="string">
            <text:p text:style-name="P525"><text:span text:style-name="T41">Laboratorista</text:span>.</text:p>
          </table:table-cell>
        </table:table-row>
        <table:table-row>
          <table:table-cell table:style-name="Tabla67.A2" office:value-type="string">
            <text:p text:style-name="P275">Propósito:</text:p>
          </table:table-cell>
          <table:table-cell table:style-name="Tabla67.B2" office:value-type="string">
            <text:p text:style-name="P575">Mostrar una tabla mostrando la cantidad de días de trabajo realizados por día en un intervalo de tiempo;</text:p>
          </table:table-cell>
        </table:table-row>
        <table:table-row>
          <table:table-cell table:style-name="Tabla67.A2" office:value-type="string">
            <text:p text:style-name="P275">Resumen:</text:p>
          </table:table-cell>
          <table:table-cell table:style-name="Tabla67.B2" office:value-type="string">
            <text:p text:style-name="P570">Muestra <text:span text:style-name="T40">cuantos exámenes de laboratorio realizó cada dia un intervalo de tiempo</text:span></text:p>
          </table:table-cell>
        </table:table-row>
        <table:table-row>
          <table:table-cell table:style-name="Tabla67.A2" office:value-type="string">
            <text:p text:style-name="P275">Tipo:</text:p>
          </table:table-cell>
          <table:table-cell table:style-name="Tabla67.B2" office:value-type="string">
            <text:p text:style-name="P374"><text:span text:style-name="T40">Secundario</text:span> <text:span text:style-name="T27">y real</text:span>.</text:p>
          </table:table-cell>
        </table:table-row>
        <table:table-row>
          <table:table-cell table:style-name="Tabla67.A2" office:value-type="string">
            <text:p text:style-name="P275">Referencias:</text:p>
          </table:table-cell>
          <table:table-cell table:style-name="Tabla67.B2" office:value-type="string">
            <text:p text:style-name="P539">CU01<text:span text:style-name="T35">1</text:span></text:p>
          </table:table-cell>
        </table:table-row>
      </table:table>
      <text:p text:style-name="P205"/>
      <text:p text:style-name="P163">Segunda sección:</text:p>
      <table:table table:name="Tabla68" table:style-name="Tabla68">
        <table:table-column table:style-name="Tabla68.A"/>
        <table:table-column table:style-name="Tabla68.B"/>
        <table:table-row>
          <table:table-cell table:style-name="Tabla68.A1" office:value-type="string">
            <text:p text:style-name="P307">Acción de los actores</text:p>
          </table:table-cell>
          <table:table-cell table:style-name="Tabla68.B1" office:value-type="string">
            <text:p text:style-name="P307">Respuestas del sistema</text:p>
          </table:table-cell>
        </table:table-row>
        <table:table-row>
          <table:table-cell table:style-name="Tabla68.A2" office:value-type="string">
            <text:p text:style-name="P409">1. Comienza cuando <text:span text:style-name="T4">el</text:span> <text:span text:style-name="T41">laboratorista</text:span> <text:span text:style-name="T18">presiona el botón “utilización de días de trabajo” dentro de la barra de navegación.</text:span></text:p>
          </table:table-cell>
          <table:table-cell table:style-name="Tabla68.B2" office:value-type="string">
            <text:p text:style-name="P535">2. Se ejecuta el CU01<text:span text:style-name="T35">1</text:span></text:p>
          </table:table-cell>
        </table:table-row>
        <table:table-row>
          <table:table-cell table:style-name="Tabla68.A2" office:value-type="string">
            <text:p text:style-name="P409"/>
          </table:table-cell>
          <table:table-cell table:style-name="Tabla68.B2" office:value-type="string">
            <text:p text:style-name="P550">3. Se obtienen las fechas de intervalo.</text:p>
          </table:table-cell>
        </table:table-row>
        <table:table-row>
          <table:table-cell table:style-name="Tabla68.A2" office:value-type="string">
            <text:p text:style-name="P538"/>
          </table:table-cell>
          <table:table-cell table:style-name="Tabla68.B2" office:value-type="string">
            <text:p text:style-name="P466"><text:span text:style-name="T38">4.</text:span> Se <text:span text:style-name="T22">obtiene</text:span> <text:span text:style-name="T22">la</text:span> conexión con la base de datos</text:p>
          </table:table-cell>
        </table:table-row>
        <table:table-row table:style-name="Tabla68.5">
          <table:table-cell table:style-name="Tabla68.A2" office:value-type="string">
            <text:p text:style-name="P477"/>
          </table:table-cell>
          <table:table-cell table:style-name="Tabla68.B2" office:value-type="string">
            <text:p text:style-name="P466"><text:span text:style-name="T38">5.</text:span> Se hace una query para obtener <text:span text:style-name="T38">la lista de la cantidad de trabajo realizado por día en un intervalo de tiempo</text:span>, <text:span text:style-name="T38">luego se obtienen los datos, </text:span>los cuales son: “<text:span text:style-name="T40">Fecha”, “Cantidad de exámenes realizados”.</text:span></text:p>
          </table:table-cell>
        </table:table-row>
        <table:table-row table:style-name="Tabla68.5">
          <table:table-cell table:style-name="Tabla68.A2" office:value-type="string">
            <text:p text:style-name="P477"/>
          </table:table-cell>
          <table:table-cell table:style-name="Tabla68.B2" office:value-type="string">
            <text:p text:style-name="P466"><text:span text:style-name="T38">6</text:span>. Se colocan los datos obtenidos mediante 2 ciclos for dentro de un &lt;table&gt;.</text:p>
          </table:table-cell>
        </table:table-row>
      </table:table>
      <text:p text:style-name="P89"/>
      <text:p text:style-name="P163">Tercera sección: Casos alternos.</text:p>
      <text:p text:style-name="P89">Ninguno.</text:p>
      <text:p text:style-name="P89"/>
      <text:p text:style-name="P243">CASO DE USO DE ALTO NIVEL:</text:p>
      <table:table table:name="Tabla69" table:style-name="Tabla69">
        <table:table-column table:style-name="Tabla69.A"/>
        <table:table-column table:style-name="Tabla69.B"/>
        <table:table-row>
          <table:table-cell table:style-name="Tabla69.A1" office:value-type="string">
            <text:p text:style-name="P276">Número:</text:p>
          </table:table-cell>
          <table:table-cell table:style-name="Tabla69.B1" office:value-type="string">
            <text:p text:style-name="P340">CU0<text:span text:style-name="T36">24.</text:span></text:p>
          </table:table-cell>
        </table:table-row>
        <table:table-row>
          <table:table-cell table:style-name="Tabla69.A2" office:value-type="string">
            <text:p text:style-name="P276">Caso de Uso:</text:p>
          </table:table-cell>
          <table:table-cell table:style-name="Tabla69.B2" office:value-type="string">
            <text:p text:style-name="P447">Exámenes a realizar en su turno del día.</text:p>
          </table:table-cell>
        </table:table-row>
        <table:table-row>
          <table:table-cell table:style-name="Tabla69.A2" office:value-type="string">
            <text:p text:style-name="P276">Actores:</text:p>
          </table:table-cell>
          <table:table-cell table:style-name="Tabla69.B2" office:value-type="string">
            <text:p text:style-name="P525"><text:span text:style-name="T41">Laboratorista</text:span>.</text:p>
          </table:table-cell>
        </table:table-row>
        <table:table-row>
          <table:table-cell table:style-name="Tabla69.A2" office:value-type="string">
            <text:p text:style-name="P276"><text:span text:style-name="T1">Descripción</text:span>:</text:p>
          </table:table-cell>
          <table:table-cell table:style-name="Tabla69.B2" office:value-type="string">
            <text:p text:style-name="P553">Se muestran las citas <text:span text:style-name="T40">de examen de laboratorio </text:span>asignadas en <text:span text:style-name="T36">el día en curso.</text:span></text:p>
          </table:table-cell>
        </table:table-row>
        <table:table-row>
          <table:table-cell table:style-name="Tabla69.A2" office:value-type="string">
            <text:p text:style-name="P276">Tipo:</text:p>
          </table:table-cell>
          <table:table-cell table:style-name="Tabla69.B2" office:value-type="string">
            <text:p text:style-name="P510"><text:span text:style-name="T36">Primario</text:span>.</text:p>
          </table:table-cell>
        </table:table-row>
      </table:table>
      <text:p text:style-name="P206"><text:soft-page-break/></text:p>
      <text:p text:style-name="P132">EXTENDIDO: <text:span text:style-name="T2">Primera sección.</text:span></text:p>
      <table:table table:name="Tabla70" table:style-name="Tabla70">
        <table:table-column table:style-name="Tabla70.A"/>
        <table:table-column table:style-name="Tabla70.B"/>
        <table:table-row>
          <table:table-cell table:style-name="Tabla70.A1" office:value-type="string">
            <text:p text:style-name="P276">Número:</text:p>
          </table:table-cell>
          <table:table-cell table:style-name="Tabla70.B1" office:value-type="string">
            <text:p text:style-name="P340">CU<text:span text:style-name="T26">E</text:span>0<text:span text:style-name="T36">24.</text:span></text:p>
          </table:table-cell>
        </table:table-row>
        <table:table-row>
          <table:table-cell table:style-name="Tabla70.A2" office:value-type="string">
            <text:p text:style-name="P276">Caso de Uso:</text:p>
          </table:table-cell>
          <table:table-cell table:style-name="Tabla70.B2" office:value-type="string">
            <text:p text:style-name="P447">Exámenes a realizar en su turno del día.</text:p>
          </table:table-cell>
        </table:table-row>
        <table:table-row>
          <table:table-cell table:style-name="Tabla70.A2" office:value-type="string">
            <text:p text:style-name="P276">Actores:</text:p>
          </table:table-cell>
          <table:table-cell table:style-name="Tabla70.B2" office:value-type="string">
            <text:p text:style-name="P524"><text:span text:style-name="T41">Laboratorista</text:span>.</text:p>
          </table:table-cell>
        </table:table-row>
        <table:table-row>
          <table:table-cell table:style-name="Tabla70.A2" office:value-type="string">
            <text:p text:style-name="P276">Propósito:</text:p>
          </table:table-cell>
          <table:table-cell table:style-name="Tabla70.B2" office:value-type="string">
            <text:p text:style-name="P576">Mostrar los exámenes a atender en el día.</text:p>
          </table:table-cell>
        </table:table-row>
        <table:table-row>
          <table:table-cell table:style-name="Tabla70.A2" office:value-type="string">
            <text:p text:style-name="P276">Resumen:</text:p>
          </table:table-cell>
          <table:table-cell table:style-name="Tabla70.B2" office:value-type="string">
            <text:p text:style-name="P554">Se muestran las citas <text:span text:style-name="T40">de examen de laboratorio </text:span>asignadas en <text:span text:style-name="T36">el día en curso.</text:span></text:p>
          </table:table-cell>
        </table:table-row>
        <table:table-row>
          <table:table-cell table:style-name="Tabla70.A2" office:value-type="string">
            <text:p text:style-name="P276">Tipo:</text:p>
          </table:table-cell>
          <table:table-cell table:style-name="Tabla70.B2" office:value-type="string">
            <text:p text:style-name="P375"><text:span text:style-name="T36">Primario</text:span> <text:span text:style-name="T27">y real</text:span>.</text:p>
          </table:table-cell>
        </table:table-row>
        <table:table-row>
          <table:table-cell table:style-name="Tabla70.A2" office:value-type="string">
            <text:p text:style-name="P276">Referencias:</text:p>
          </table:table-cell>
          <table:table-cell table:style-name="Tabla70.B2" office:value-type="string">
            <text:p text:style-name="P563">Ninguno.</text:p>
          </table:table-cell>
        </table:table-row>
      </table:table>
      <text:p text:style-name="P206"/>
      <text:p text:style-name="P164">Segunda sección:</text:p>
      <table:table table:name="Tabla71" table:style-name="Tabla71">
        <table:table-column table:style-name="Tabla71.A"/>
        <table:table-column table:style-name="Tabla71.B"/>
        <table:table-row>
          <table:table-cell table:style-name="Tabla71.A1" office:value-type="string">
            <text:p text:style-name="P308">Acción de los actores</text:p>
          </table:table-cell>
          <table:table-cell table:style-name="Tabla71.B1" office:value-type="string">
            <text:p text:style-name="P308">Respuestas del sistema</text:p>
          </table:table-cell>
        </table:table-row>
        <table:table-row>
          <table:table-cell table:style-name="Tabla71.A2" office:value-type="string">
            <text:p text:style-name="P410">1. Comienza cuando <text:span text:style-name="T4">el</text:span> <text:span text:style-name="T41">laboratorista</text:span> <text:span text:style-name="T18">presiona el botón “examenes a realizar en su turno del día” dentro de la barra de navegación.</text:span></text:p>
          </table:table-cell>
          <table:table-cell table:style-name="Tabla71.B2" office:value-type="string">
            <text:p text:style-name="P553">3. Se obtienen la fech<text:span text:style-name="T36">a del día.</text:span></text:p>
          </table:table-cell>
        </table:table-row>
        <table:table-row>
          <table:table-cell table:style-name="Tabla71.A2" office:value-type="string">
            <text:p text:style-name="P410"/>
          </table:table-cell>
          <table:table-cell table:style-name="Tabla71.B2" office:value-type="string">
            <text:p text:style-name="P478"><text:span text:style-name="T35">4</text:span>. Se <text:span text:style-name="T22">obtiene</text:span> <text:span text:style-name="T22">la</text:span> conexión con la base de datos</text:p>
          </table:table-cell>
        </table:table-row>
        <table:table-row>
          <table:table-cell table:style-name="Tabla71.A2" office:value-type="string">
            <text:p text:style-name="P539"/>
          </table:table-cell>
          <table:table-cell table:style-name="Tabla71.B2" office:value-type="string">
            <text:p text:style-name="P576">5. Se verifica si el laboratorista trabaja ese día.</text:p>
          </table:table-cell>
        </table:table-row>
        <table:table-row>
          <table:table-cell table:style-name="Tabla71.A2" office:value-type="string">
            <text:p text:style-name="P539"/>
          </table:table-cell>
          <table:table-cell table:style-name="Tabla71.B2" office:value-type="string">
            <text:p text:style-name="P479"><text:span text:style-name="T41">6</text:span>. Se hace una query para obtener los datos de los <text:span text:style-name="T41">los examenes a realizar en el día</text:span>, <text:span text:style-name="T41">luego se obtienen los datos, </text:span>los cuales son: “<text:span text:style-name="T41">Codigo de la reserva”. “cod examen”, “fecha”, ”estado”,”cod. Medico”, “cod. Paciente”, “archivo orden”</text:span></text:p>
          </table:table-cell>
        </table:table-row>
        <table:table-row table:style-name="Tabla71.6">
          <table:table-cell table:style-name="Tabla71.A2" office:value-type="string">
            <text:p text:style-name="P510"/>
          </table:table-cell>
          <table:table-cell table:style-name="Tabla71.B2" office:value-type="string">
            <text:p text:style-name="P478"><text:span text:style-name="T41">7</text:span>. Se colocan los datos obtenidos mediante 2 ciclos for dentro de un &lt;table&gt;.</text:p>
          </table:table-cell>
        </table:table-row>
        <table:table-row table:style-name="Tabla71.6">
          <table:table-cell table:style-name="Tabla71.A2" office:value-type="string">
            <text:p text:style-name="P569"><text:span text:style-name="T41">8</text:span>. El <text:span text:style-name="T41">laboratorista</text:span> selecciona el codigo de <text:span text:style-name="T41">la cita de examen de laboratorio a </text:span>atender</text:p>
          </table:table-cell>
          <table:table-cell table:style-name="Tabla71.B2" office:value-type="string">
            <text:p text:style-name="P478"/>
          </table:table-cell>
        </table:table-row>
        <table:table-row table:style-name="Tabla71.6">
          <table:table-cell table:style-name="Tabla71.A2" office:value-type="string">
            <text:p text:style-name="P573"><text:span text:style-name="T41">9</text:span>. El <text:span text:style-name="T41">laboratorista</text:span> presiona el boton “siguiente”.</text:p>
          </table:table-cell>
          <table:table-cell table:style-name="Tabla71.B2" office:value-type="string">
            <text:p text:style-name="P571"><text:span text:style-name="T41">10</text:span>. Se redirige la pagina.</text:p>
          </table:table-cell>
        </table:table-row>
      </table:table>
      <text:p text:style-name="P90"/>
      <text:p text:style-name="P165">Tercera sección: Casos alternos.</text:p>
      <text:p text:style-name="P91">Ninguno.</text:p>
      <text:p text:style-name="P91"/>
      <text:p text:style-name="P91"/>
      <text:p text:style-name="P244">CASO DE USO DE ALTO NIVEL:</text:p>
      <table:table table:name="Tabla72" table:style-name="Tabla72">
        <table:table-column table:style-name="Tabla72.A"/>
        <table:table-column table:style-name="Tabla72.B"/>
        <table:table-row>
          <table:table-cell table:style-name="Tabla72.A1" office:value-type="string">
            <text:p text:style-name="P277">Número:</text:p>
          </table:table-cell>
          <table:table-cell table:style-name="Tabla72.B1" office:value-type="string">
            <text:p text:style-name="P341">CU0<text:span text:style-name="T36">25.</text:span></text:p>
          </table:table-cell>
        </table:table-row>
        <table:table-row>
          <table:table-cell table:style-name="Tabla72.A2" office:value-type="string">
            <text:p text:style-name="P277">Caso de Uso:</text:p>
          </table:table-cell>
          <table:table-cell table:style-name="Tabla72.B2" office:value-type="string">
            <text:p text:style-name="P449">Agregar resultado de examen.</text:p>
          </table:table-cell>
        </table:table-row>
        <table:table-row>
          <table:table-cell table:style-name="Tabla72.A2" office:value-type="string">
            <text:p text:style-name="P277">Actores:</text:p>
          </table:table-cell>
          <table:table-cell table:style-name="Tabla72.B2" office:value-type="string">
            <text:p text:style-name="P526"><text:span text:style-name="T41">Laboratorista</text:span>.</text:p>
          </table:table-cell>
        </table:table-row>
        <table:table-row>
          <table:table-cell table:style-name="Tabla72.A2" office:value-type="string">
            <text:p text:style-name="P277"><text:span text:style-name="T1">Descripción</text:span>:</text:p>
          </table:table-cell>
          <table:table-cell table:style-name="Tabla72.B2" office:value-type="string">
            <text:p text:style-name="P554">Se <text:span text:style-name="T42">agregan los resultados a </text:span>la cita <text:span text:style-name="T40">de examen de laboratorio elegida.</text:span></text:p>
          </table:table-cell>
        </table:table-row>
        <table:table-row>
          <table:table-cell table:style-name="Tabla72.A2" office:value-type="string">
            <text:p text:style-name="P277">Tipo:</text:p>
          </table:table-cell>
          <table:table-cell table:style-name="Tabla72.B2" office:value-type="string">
            <text:p text:style-name="P511"><text:span text:style-name="T36">Primario</text:span>.</text:p>
          </table:table-cell>
        </table:table-row>
      </table:table>
      <text:p text:style-name="P207"/>
      <text:p text:style-name="P133">EXTENDIDO: <text:span text:style-name="T2">Primera sección.</text:span></text:p>
      <table:table table:name="Tabla73" table:style-name="Tabla73">
        <table:table-column table:style-name="Tabla73.A"/>
        <table:table-column table:style-name="Tabla73.B"/>
        <table:table-row>
          <table:table-cell table:style-name="Tabla73.A1" office:value-type="string">
            <text:p text:style-name="P277">Número:</text:p>
          </table:table-cell>
          <table:table-cell table:style-name="Tabla73.B1" office:value-type="string">
            <text:p text:style-name="P341">CU<text:span text:style-name="T26">E</text:span>0<text:span text:style-name="T36">25.</text:span></text:p>
          </table:table-cell>
        </table:table-row>
        <text:soft-page-break/>
        <table:table-row>
          <table:table-cell table:style-name="Tabla73.A2" office:value-type="string">
            <text:p text:style-name="P277">Caso de Uso:</text:p>
          </table:table-cell>
          <table:table-cell table:style-name="Tabla73.B2" office:value-type="string">
            <text:p text:style-name="P449">Agregar resultado de examen.</text:p>
          </table:table-cell>
        </table:table-row>
        <table:table-row>
          <table:table-cell table:style-name="Tabla73.A2" office:value-type="string">
            <text:p text:style-name="P277">Actores:</text:p>
          </table:table-cell>
          <table:table-cell table:style-name="Tabla73.B2" office:value-type="string">
            <text:p text:style-name="P526"><text:span text:style-name="T41">Laboratorista</text:span>.</text:p>
          </table:table-cell>
        </table:table-row>
        <table:table-row>
          <table:table-cell table:style-name="Tabla73.A2" office:value-type="string">
            <text:p text:style-name="P277">Propósito:</text:p>
          </table:table-cell>
          <table:table-cell table:style-name="Tabla73.B2" office:value-type="string">
            <text:p text:style-name="P578">Ingresar un resultadao de un examen de laboratorio.</text:p>
          </table:table-cell>
        </table:table-row>
        <table:table-row>
          <table:table-cell table:style-name="Tabla73.A2" office:value-type="string">
            <text:p text:style-name="P277">Resumen:</text:p>
          </table:table-cell>
          <table:table-cell table:style-name="Tabla73.B2" office:value-type="string">
            <text:p text:style-name="P555">Se <text:span text:style-name="T42">agregan los resultados a </text:span>la cita <text:span text:style-name="T40">de examen de laboratorio elegida.</text:span></text:p>
          </table:table-cell>
        </table:table-row>
        <table:table-row>
          <table:table-cell table:style-name="Tabla73.A2" office:value-type="string">
            <text:p text:style-name="P277">Tipo:</text:p>
          </table:table-cell>
          <table:table-cell table:style-name="Tabla73.B2" office:value-type="string">
            <text:p text:style-name="P376"><text:span text:style-name="T36">Primario</text:span> <text:span text:style-name="T27">y real</text:span>.</text:p>
          </table:table-cell>
        </table:table-row>
        <table:table-row>
          <table:table-cell table:style-name="Tabla73.A2" office:value-type="string">
            <text:p text:style-name="P277">Referencias:</text:p>
          </table:table-cell>
          <table:table-cell table:style-name="Tabla73.B2" office:value-type="string">
            <text:p text:style-name="P564">Ninguno.</text:p>
          </table:table-cell>
        </table:table-row>
      </table:table>
      <text:p text:style-name="P207"/>
      <text:p text:style-name="P165">Segunda sección:</text:p>
      <table:table table:name="Tabla74" table:style-name="Tabla74">
        <table:table-column table:style-name="Tabla74.A"/>
        <table:table-column table:style-name="Tabla74.B"/>
        <table:table-row>
          <table:table-cell table:style-name="Tabla74.A1" office:value-type="string">
            <text:p text:style-name="P309">Acción de los actores</text:p>
          </table:table-cell>
          <table:table-cell table:style-name="Tabla74.B1" office:value-type="string">
            <text:p text:style-name="P309">Respuestas del sistema</text:p>
          </table:table-cell>
        </table:table-row>
        <table:table-row>
          <table:table-cell table:style-name="Tabla74.A2" office:value-type="string">
            <text:p text:style-name="P411">1. Comienza cuando <text:span text:style-name="T4">el</text:span> <text:span text:style-name="T41">laboratorista</text:span> <text:span text:style-name="T18">presiona el botón “siguiente” desde el CU024.</text:span></text:p>
          </table:table-cell>
          <table:table-cell table:style-name="Tabla74.B2" office:value-type="string">
            <text:p text:style-name="P554"><text:span text:style-name="T42">2</text:span>. Se obtienen <text:span text:style-name="T42">el código de la cita de examen de laboratorio del día.</text:span></text:p>
          </table:table-cell>
        </table:table-row>
        <table:table-row>
          <table:table-cell table:style-name="Tabla74.A2" office:value-type="string">
            <text:p text:style-name="P411"/>
          </table:table-cell>
          <table:table-cell table:style-name="Tabla74.B2" office:value-type="string">
            <text:p text:style-name="P479"><text:span text:style-name="T42">3</text:span>. Se <text:span text:style-name="T22">obtiene</text:span> <text:span text:style-name="T22">la</text:span> conexión con la base de datos</text:p>
          </table:table-cell>
        </table:table-row>
        <table:table-row>
          <table:table-cell table:style-name="Tabla74.A2" office:value-type="string">
            <text:p text:style-name="P540"/>
          </table:table-cell>
          <table:table-cell table:style-name="Tabla74.B2" office:value-type="string">
            <text:p text:style-name="P479"><text:span text:style-name="T42">4</text:span>. Se hace una query para obtener los datos de<text:span text:style-name="T42">l examen a realizar.</text:span></text:p>
          </table:table-cell>
        </table:table-row>
        <table:table-row table:style-name="Tabla74.5">
          <table:table-cell table:style-name="Tabla74.A2" office:value-type="string">
            <text:p text:style-name="P578"/>
          </table:table-cell>
          <table:table-cell table:style-name="Tabla74.B2" office:value-type="string">
            <text:p text:style-name="P479"><text:span text:style-name="T42">5</text:span>. Se colocan los datos obtenidos <text:span text:style-name="T42">entre varios select.</text:span></text:p>
          </table:table-cell>
        </table:table-row>
        <table:table-row table:style-name="Tabla74.5">
          <table:table-cell table:style-name="Tabla74.A2" office:value-type="string">
            <text:p text:style-name="P578"/>
          </table:table-cell>
          <table:table-cell table:style-name="Tabla74.B2" office:value-type="string">
            <text:p text:style-name="P578">6. Se agrega la opción para subir el archivo del resultado, la fecha y la hora.</text:p>
          </table:table-cell>
        </table:table-row>
        <table:table-row table:style-name="Tabla74.5">
          <table:table-cell table:style-name="Tabla74.A2" office:value-type="string">
            <text:p text:style-name="P568"><text:span text:style-name="T41">8</text:span>. El doctor <text:span text:style-name="T42">ingresa los datos faltantes.</text:span></text:p>
          </table:table-cell>
          <table:table-cell table:style-name="Tabla74.B2" office:value-type="string">
            <text:p text:style-name="P479"/>
          </table:table-cell>
        </table:table-row>
        <table:table-row table:style-name="Tabla74.5">
          <table:table-cell table:style-name="Tabla74.A2" office:value-type="string">
            <text:p text:style-name="P572"><text:span text:style-name="T41">9</text:span>. El doctor presiona el boton “<text:span text:style-name="T42">registrara”</text:span></text:p>
          </table:table-cell>
          <table:table-cell table:style-name="Tabla74.B2" office:value-type="string">
            <text:p text:style-name="P572"><text:span text:style-name="T41">10</text:span>. S<text:span text:style-name="T42">e realiza el registro dentro de la base de datos.</text:span></text:p>
          </table:table-cell>
        </table:table-row>
        <table:table-row table:style-name="Tabla74.5">
          <table:table-cell table:style-name="Tabla74.A2" office:value-type="string">
            <text:p text:style-name="P572"/>
          </table:table-cell>
          <table:table-cell table:style-name="Tabla74.B2" office:value-type="string">
            <text:p text:style-name="P578">11. Se verifica si se realizo el registro.</text:p>
          </table:table-cell>
        </table:table-row>
        <table:table-row table:style-name="Tabla74.5">
          <table:table-cell table:style-name="Tabla74.A2" office:value-type="string">
            <text:p text:style-name="P572"/>
          </table:table-cell>
          <table:table-cell table:style-name="Tabla74.B2" office:value-type="string">
            <text:p text:style-name="P578">12. Se muestra si se realizó el registro en la pagina. </text:p>
          </table:table-cell>
        </table:table-row>
      </table:table>
      <text:p text:style-name="P91"/>
      <text:p text:style-name="P165">Tercera sección: Casos alternos.</text:p>
      <text:p text:style-name="P102">9. No llena los campos requeridos, se le indica al laboratorista que tiene que llenar todos los datos.</text:p>
      <text:p text:style-name="P102">12. No se realiza el registro, se le muestra que no se realizó el registro.</text:p>
      <text:p text:style-name="P102"/>
      <text:p text:style-name="P245">CASO DE USO DE ALTO NIVEL:</text:p>
      <table:table table:name="Tabla75" table:style-name="Tabla75">
        <table:table-column table:style-name="Tabla75.A"/>
        <table:table-column table:style-name="Tabla75.B"/>
        <table:table-row>
          <table:table-cell table:style-name="Tabla75.A1" office:value-type="string">
            <text:p text:style-name="P278">Número:</text:p>
          </table:table-cell>
          <table:table-cell table:style-name="Tabla75.B1" office:value-type="string">
            <text:p text:style-name="P342">CU0<text:span text:style-name="T36">26.</text:span></text:p>
          </table:table-cell>
        </table:table-row>
        <table:table-row>
          <table:table-cell table:style-name="Tabla75.A2" office:value-type="string">
            <text:p text:style-name="P278">Caso de Uso:</text:p>
          </table:table-cell>
          <table:table-cell table:style-name="Tabla75.B2" office:value-type="string">
            <text:p text:style-name="P448">Exámenes a r<text:span text:style-name="T43">ealizados en</text:span> su turno del día.</text:p>
          </table:table-cell>
        </table:table-row>
        <table:table-row>
          <table:table-cell table:style-name="Tabla75.A2" office:value-type="string">
            <text:p text:style-name="P278">Actores:</text:p>
          </table:table-cell>
          <table:table-cell table:style-name="Tabla75.B2" office:value-type="string">
            <text:p text:style-name="P527"><text:span text:style-name="T41">Laboratorista</text:span>.</text:p>
          </table:table-cell>
        </table:table-row>
        <table:table-row>
          <table:table-cell table:style-name="Tabla75.A2" office:value-type="string">
            <text:p text:style-name="P278"><text:span text:style-name="T1">Descripción</text:span>:</text:p>
          </table:table-cell>
          <table:table-cell table:style-name="Tabla75.B2" office:value-type="string">
            <text:p text:style-name="P579">Exámenes realizados en su turno del día.</text:p>
          </table:table-cell>
        </table:table-row>
        <table:table-row>
          <table:table-cell table:style-name="Tabla75.A2" office:value-type="string">
            <text:p text:style-name="P278">Tipo:</text:p>
          </table:table-cell>
          <table:table-cell table:style-name="Tabla75.B2" office:value-type="string">
            <text:p text:style-name="P512"><text:span text:style-name="T43">Secundario</text:span>.</text:p>
          </table:table-cell>
        </table:table-row>
      </table:table>
      <text:p text:style-name="P208"/>
      <text:p text:style-name="P134">EXTENDIDO: <text:span text:style-name="T2">Primera sección.</text:span></text:p>
      <table:table table:name="Tabla76" table:style-name="Tabla76">
        <table:table-column table:style-name="Tabla76.A"/>
        <table:table-column table:style-name="Tabla76.B"/>
        <table:table-row>
          <table:table-cell table:style-name="Tabla76.A1" office:value-type="string">
            <text:p text:style-name="P278">Número:</text:p>
          </table:table-cell>
          <table:table-cell table:style-name="Tabla76.B1" office:value-type="string">
            <text:p text:style-name="P342">CU<text:span text:style-name="T26">E</text:span>0<text:span text:style-name="T36">26.</text:span></text:p>
          </table:table-cell>
        </table:table-row>
        <text:soft-page-break/>
        <table:table-row>
          <table:table-cell table:style-name="Tabla76.A2" office:value-type="string">
            <text:p text:style-name="P278">Caso de Uso:</text:p>
          </table:table-cell>
          <table:table-cell table:style-name="Tabla76.B2" office:value-type="string">
            <text:p text:style-name="P448">Exámenes a r<text:span text:style-name="T43">ealizados en</text:span> su turno del día.</text:p>
          </table:table-cell>
        </table:table-row>
        <table:table-row>
          <table:table-cell table:style-name="Tabla76.A2" office:value-type="string">
            <text:p text:style-name="P278">Actores:</text:p>
          </table:table-cell>
          <table:table-cell table:style-name="Tabla76.B2" office:value-type="string">
            <text:p text:style-name="P527"><text:span text:style-name="T41">Laboratorista</text:span>.</text:p>
          </table:table-cell>
        </table:table-row>
        <table:table-row>
          <table:table-cell table:style-name="Tabla76.A2" office:value-type="string">
            <text:p text:style-name="P278">Propósito:</text:p>
          </table:table-cell>
          <table:table-cell table:style-name="Tabla76.B2" office:value-type="string">
            <text:p text:style-name="P579">Mostrar los examenes de laboratorio atendidos en el día.</text:p>
          </table:table-cell>
        </table:table-row>
        <table:table-row>
          <table:table-cell table:style-name="Tabla76.A2" office:value-type="string">
            <text:p text:style-name="P278">Resumen:</text:p>
          </table:table-cell>
          <table:table-cell table:style-name="Tabla76.B2" office:value-type="string">
            <text:p text:style-name="P579">Exámenes realizados en su turno del día.</text:p>
          </table:table-cell>
        </table:table-row>
        <table:table-row>
          <table:table-cell table:style-name="Tabla76.A2" office:value-type="string">
            <text:p text:style-name="P278">Tipo:</text:p>
          </table:table-cell>
          <table:table-cell table:style-name="Tabla76.B2" office:value-type="string">
            <text:p text:style-name="P377"><text:span text:style-name="T43">Secundario</text:span> <text:span text:style-name="T27">y real</text:span>.</text:p>
          </table:table-cell>
        </table:table-row>
        <table:table-row>
          <table:table-cell table:style-name="Tabla76.A2" office:value-type="string">
            <text:p text:style-name="P278">Referencias:</text:p>
          </table:table-cell>
          <table:table-cell table:style-name="Tabla76.B2" office:value-type="string">
            <text:p text:style-name="P565">Ninguno.</text:p>
          </table:table-cell>
        </table:table-row>
      </table:table>
      <text:p text:style-name="P208"/>
      <text:p text:style-name="P166">Segunda sección:</text:p>
      <table:table table:name="Tabla77" table:style-name="Tabla77">
        <table:table-column table:style-name="Tabla77.A"/>
        <table:table-column table:style-name="Tabla77.B"/>
        <table:table-row>
          <table:table-cell table:style-name="Tabla77.A1" office:value-type="string">
            <text:p text:style-name="P310">Acción de los actores</text:p>
          </table:table-cell>
          <table:table-cell table:style-name="Tabla77.B1" office:value-type="string">
            <text:p text:style-name="P310">Respuestas del sistema</text:p>
          </table:table-cell>
        </table:table-row>
        <table:table-row>
          <table:table-cell table:style-name="Tabla77.A2" office:value-type="string">
            <text:p text:style-name="P412">1. Comienza cuando <text:span text:style-name="T4">el</text:span> <text:span text:style-name="T41">laboratorista</text:span> <text:span text:style-name="T18">presiona el botón “examenes realizados en su turno del día” dentro de la barra de navegación.</text:span></text:p>
          </table:table-cell>
          <table:table-cell table:style-name="Tabla77.B2" office:value-type="string">
            <text:p text:style-name="P556">3. Se obtienen la fech<text:span text:style-name="T36">a del día.</text:span></text:p>
          </table:table-cell>
        </table:table-row>
        <table:table-row>
          <table:table-cell table:style-name="Tabla77.A2" office:value-type="string">
            <text:p text:style-name="P412"/>
          </table:table-cell>
          <table:table-cell table:style-name="Tabla77.B2" office:value-type="string">
            <text:p text:style-name="P480"><text:span text:style-name="T35">4</text:span>. Se <text:span text:style-name="T22">obtiene</text:span> <text:span text:style-name="T22">la</text:span> conexión con la base de datos</text:p>
          </table:table-cell>
        </table:table-row>
        <table:table-row>
          <table:table-cell table:style-name="Tabla77.A2" office:value-type="string">
            <text:p text:style-name="P541"/>
          </table:table-cell>
          <table:table-cell table:style-name="Tabla77.B2" office:value-type="string">
            <text:p text:style-name="P577">5. Se verifica si el laboratorista trabaja ese día.</text:p>
          </table:table-cell>
        </table:table-row>
        <table:table-row>
          <table:table-cell table:style-name="Tabla77.A2" office:value-type="string">
            <text:p text:style-name="P541"/>
          </table:table-cell>
          <table:table-cell table:style-name="Tabla77.B2" office:value-type="string">
            <text:p text:style-name="P480"><text:span text:style-name="T41">6</text:span>. Se hace una query para obtener los datos de los <text:span text:style-name="T41">los examenes realizados en el día</text:span>, <text:span text:style-name="T41">luego se obtienen los datos, </text:span>los cuales son: “<text:span text:style-name="T41">Codigo de la reserva”. “cod examen”, “fecha”, ”estado”,”cod. Medico”, “cod. Paciente”, “archivo orden”</text:span></text:p>
          </table:table-cell>
        </table:table-row>
        <table:table-row table:style-name="Tabla77.6">
          <table:table-cell table:style-name="Tabla77.A2" office:value-type="string">
            <text:p text:style-name="P512"/>
          </table:table-cell>
          <table:table-cell table:style-name="Tabla77.B2" office:value-type="string">
            <text:p text:style-name="P480"><text:span text:style-name="T41">7</text:span>. Se colocan los datos obtenidos mediante 2 ciclos for dentro de un &lt;table&gt;.</text:p>
          </table:table-cell>
        </table:table-row>
      </table:table>
      <text:p text:style-name="P92"/>
      <text:p text:style-name="P166">Tercera sección: Casos alternos.</text:p>
      <text:p text:style-name="P92">Ninguno.</text:p>
      <text:p text:style-name="P92"/>
      <text:p text:style-name="P245">CASO DE USO DE ALTO NIVEL:</text:p>
      <table:table table:name="Tabla78" table:style-name="Tabla78">
        <table:table-column table:style-name="Tabla78.A"/>
        <table:table-column table:style-name="Tabla78.B"/>
        <table:table-row>
          <table:table-cell table:style-name="Tabla78.A1" office:value-type="string">
            <text:p text:style-name="P278">Número:</text:p>
          </table:table-cell>
          <table:table-cell table:style-name="Tabla78.B1" office:value-type="string">
            <text:p text:style-name="P342">CU0<text:span text:style-name="T36">27.</text:span></text:p>
          </table:table-cell>
        </table:table-row>
        <table:table-row>
          <table:table-cell table:style-name="Tabla78.A2" office:value-type="string">
            <text:p text:style-name="P278">Caso de Uso:</text:p>
          </table:table-cell>
          <table:table-cell table:style-name="Tabla78.B2" office:value-type="string">
            <text:p text:style-name="P450">10 fechas con más trabajo realizado.</text:p>
          </table:table-cell>
        </table:table-row>
        <table:table-row>
          <table:table-cell table:style-name="Tabla78.A2" office:value-type="string">
            <text:p text:style-name="P278">Actores:</text:p>
          </table:table-cell>
          <table:table-cell table:style-name="Tabla78.B2" office:value-type="string">
            <text:p text:style-name="P527"><text:span text:style-name="T41">Laboratorista</text:span>.</text:p>
          </table:table-cell>
        </table:table-row>
        <table:table-row>
          <table:table-cell table:style-name="Tabla78.A2" office:value-type="string">
            <text:p text:style-name="P278"><text:span text:style-name="T1">Descripción</text:span>:</text:p>
          </table:table-cell>
          <table:table-cell table:style-name="Tabla78.B2" office:value-type="string">
            <text:p text:style-name="P579">Mostrar la cantidad de exámenes realizados por fechas.</text:p>
          </table:table-cell>
        </table:table-row>
        <table:table-row>
          <table:table-cell table:style-name="Tabla78.A2" office:value-type="string">
            <text:p text:style-name="P278">Tipo:</text:p>
          </table:table-cell>
          <table:table-cell table:style-name="Tabla78.B2" office:value-type="string">
            <text:p text:style-name="P512"><text:span text:style-name="T43">Secundario</text:span>.</text:p>
          </table:table-cell>
        </table:table-row>
      </table:table>
      <text:p text:style-name="P208"/>
      <text:p text:style-name="P134">EXTENDIDO: <text:span text:style-name="T2">Primera sección.</text:span></text:p>
      <table:table table:name="Tabla79" table:style-name="Tabla79">
        <table:table-column table:style-name="Tabla79.A"/>
        <table:table-column table:style-name="Tabla79.B"/>
        <table:table-row>
          <table:table-cell table:style-name="Tabla79.A1" office:value-type="string">
            <text:p text:style-name="P278">Número:</text:p>
          </table:table-cell>
          <table:table-cell table:style-name="Tabla79.B1" office:value-type="string">
            <text:p text:style-name="P342">CU<text:span text:style-name="T26">E</text:span>0<text:span text:style-name="T36">27.</text:span></text:p>
          </table:table-cell>
        </table:table-row>
        <table:table-row>
          <table:table-cell table:style-name="Tabla79.A2" office:value-type="string">
            <text:p text:style-name="P278">Caso de Uso:</text:p>
          </table:table-cell>
          <table:table-cell table:style-name="Tabla79.B2" office:value-type="string">
            <text:p text:style-name="P448"><text:span text:style-name="T43">10 fechas con más trabajo realizado.</text:span></text:p>
          </table:table-cell>
        </table:table-row>
        <table:table-row>
          <table:table-cell table:style-name="Tabla79.A2" office:value-type="string">
            <text:p text:style-name="P278">Actores:</text:p>
          </table:table-cell>
          <table:table-cell table:style-name="Tabla79.B2" office:value-type="string">
            <text:p text:style-name="P527"><text:span text:style-name="T41">Laboratorista</text:span>.</text:p>
          </table:table-cell>
        </table:table-row>
        <table:table-row>
          <table:table-cell table:style-name="Tabla79.A2" office:value-type="string">
            <text:p text:style-name="P278">Propósito:</text:p>
          </table:table-cell>
          <table:table-cell table:style-name="Tabla79.B2" office:value-type="string">
            <text:p text:style-name="P579">Mostrar la cantidad de exámenes realizados por fechas.</text:p>
          </table:table-cell>
        </table:table-row>
        <table:table-row>
          <table:table-cell table:style-name="Tabla79.A2" office:value-type="string">
            <text:p text:style-name="P278">Resumen:</text:p>
          </table:table-cell>
          <table:table-cell table:style-name="Tabla79.B2" office:value-type="string">
            <text:p text:style-name="P579">Muestra la cantidad de exámenes realizados <text:span text:style-name="T44">por día, ordenados de forma descendente</text:span>.</text:p>
          </table:table-cell>
        </table:table-row>
        <table:table-row>
          <table:table-cell table:style-name="Tabla79.A2" office:value-type="string">
            <text:p text:style-name="P278">Tipo:</text:p>
          </table:table-cell>
          <table:table-cell table:style-name="Tabla79.B2" office:value-type="string">
            <text:p text:style-name="P377"><text:span text:style-name="T43">Secundario</text:span> <text:span text:style-name="T27">y real</text:span>.</text:p>
          </table:table-cell>
        </table:table-row>
        <table:table-row>
          <table:table-cell table:style-name="Tabla79.A2" office:value-type="string">
            <text:p text:style-name="P278">Referencias:</text:p>
          </table:table-cell>
          <table:table-cell table:style-name="Tabla79.B2" office:value-type="string">
            <text:p text:style-name="P565">Ninguno.</text:p>
          </table:table-cell>
        </table:table-row>
      </table:table>
      <text:p text:style-name="P208"/>
      <text:p text:style-name="P166"><text:soft-page-break/>Segunda sección:</text:p>
      <table:table table:name="Tabla80" table:style-name="Tabla80">
        <table:table-column table:style-name="Tabla80.A"/>
        <table:table-column table:style-name="Tabla80.B"/>
        <table:table-row>
          <table:table-cell table:style-name="Tabla80.A1" office:value-type="string">
            <text:p text:style-name="P310">Acción de los actores</text:p>
          </table:table-cell>
          <table:table-cell table:style-name="Tabla80.B1" office:value-type="string">
            <text:p text:style-name="P310">Respuestas del sistema</text:p>
          </table:table-cell>
        </table:table-row>
        <table:table-row>
          <table:table-cell table:style-name="Tabla80.A2" office:value-type="string">
            <text:p text:style-name="P413">1. Comienza cuando <text:span text:style-name="T4">el</text:span> <text:span text:style-name="T41">laboratorista</text:span> <text:span text:style-name="T18">presiona el botón “</text:span><text:span text:style-name="T37">10 fechas con más trabajo realizado.</text:span><text:span text:style-name="T18">” dentro de la barra de navegación.</text:span></text:p>
          </table:table-cell>
          <table:table-cell table:style-name="Tabla80.B2" office:value-type="string">
            <text:p text:style-name="P480"><text:span text:style-name="T44">2</text:span>. Se <text:span text:style-name="T22">obtiene</text:span> <text:span text:style-name="T22">la</text:span> conexión con la base de datos</text:p>
          </table:table-cell>
        </table:table-row>
        <table:table-row>
          <table:table-cell table:style-name="Tabla80.A2" office:value-type="string">
            <text:p text:style-name="P541"/>
          </table:table-cell>
          <table:table-cell table:style-name="Tabla80.B3" office:value-type="string">
            <text:p text:style-name="P480"><text:span text:style-name="T44">3.</text:span> Se hace una query para obtener los datos de <text:span text:style-name="T44">los 10 dias con más trabajo realizado</text:span>, <text:span text:style-name="T41">luego se obtienen los datos, </text:span>los cuales son: “<text:span text:style-name="T44">Fecha”, “cantidad de exámenes realizados”. </text:span></text:p>
          </table:table-cell>
        </table:table-row>
        <table:table-row>
          <table:table-cell table:style-name="Tabla80.A2" office:value-type="string">
            <text:p text:style-name="P541"/>
          </table:table-cell>
          <table:table-cell table:style-name="Tabla80.B4" office:value-type="string">
            <text:p text:style-name="P480"><text:span text:style-name="T44">4</text:span>. Se colocan los datos obtenidos mediante 2 ciclos for dentro de un &lt;table&gt;.</text:p>
          </table:table-cell>
        </table:table-row>
      </table:table>
      <text:p text:style-name="P92"/>
      <text:p text:style-name="P166">Tercera sección: Casos alternos.</text:p>
      <text:p text:style-name="P92">Ninguno.</text:p>
      <text:p text:style-name="P92"/>
      <text:p text:style-name="P246">CASO DE USO DE ALTO NIVEL:</text:p>
      <table:table table:name="Tabla81" table:style-name="Tabla81">
        <table:table-column table:style-name="Tabla81.A"/>
        <table:table-column table:style-name="Tabla81.B"/>
        <table:table-row>
          <table:table-cell table:style-name="Tabla81.A1" office:value-type="string">
            <text:p text:style-name="P279">Número:</text:p>
          </table:table-cell>
          <table:table-cell table:style-name="Tabla81.B1" office:value-type="string">
            <text:p text:style-name="P343">CU<text:span text:style-name="T45">028</text:span></text:p>
          </table:table-cell>
        </table:table-row>
        <table:table-row>
          <table:table-cell table:style-name="Tabla81.A2" office:value-type="string">
            <text:p text:style-name="P279">Caso de Uso:</text:p>
          </table:table-cell>
          <table:table-cell table:style-name="Tabla81.B2" office:value-type="string">
            <text:p text:style-name="P601">Ingresar laboratorista</text:p>
          </table:table-cell>
        </table:table-row>
        <table:table-row>
          <table:table-cell table:style-name="Tabla81.A2" office:value-type="string">
            <text:p text:style-name="P279">Actores:</text:p>
          </table:table-cell>
          <table:table-cell table:style-name="Tabla81.B2" office:value-type="string">
            <text:p text:style-name="P585"><text:span text:style-name="T45">Administrador</text:span>.</text:p>
          </table:table-cell>
        </table:table-row>
        <table:table-row>
          <table:table-cell table:style-name="Tabla81.A2" office:value-type="string">
            <text:p text:style-name="P279"><text:span text:style-name="T1">Descripción</text:span>:</text:p>
          </table:table-cell>
          <table:table-cell table:style-name="Tabla81.B2" office:value-type="string">
            <text:p text:style-name="P591">El <text:span text:style-name="T45">administrador ingresa un nuevo laboratorista ingresando los siguientes datos (“nombre”,”registro ante el ministerio publico”, “DPI”, “Telefono”, “examen”, “correo”, “correo”, “password”)</text:span></text:p>
          </table:table-cell>
        </table:table-row>
        <table:table-row>
          <table:table-cell table:style-name="Tabla81.A2" office:value-type="string">
            <text:p text:style-name="P279">Tipo:</text:p>
          </table:table-cell>
          <table:table-cell table:style-name="Tabla81.B2" office:value-type="string">
            <text:p text:style-name="P580">Primario.</text:p>
          </table:table-cell>
        </table:table-row>
      </table:table>
      <text:p text:style-name="P214"/>
      <text:p text:style-name="P135">EXTENDIDO: <text:span text:style-name="T2">Primera sección.</text:span></text:p>
      <table:table table:name="Tabla82" table:style-name="Tabla82">
        <table:table-column table:style-name="Tabla82.A"/>
        <table:table-column table:style-name="Tabla82.B"/>
        <table:table-row>
          <table:table-cell table:style-name="Tabla82.A1" office:value-type="string">
            <text:p text:style-name="P279">Número:</text:p>
          </table:table-cell>
          <table:table-cell table:style-name="Tabla82.B1" office:value-type="string">
            <text:p text:style-name="P343">CU<text:span text:style-name="T19">E</text:span>0<text:span text:style-name="T45">28</text:span></text:p>
          </table:table-cell>
        </table:table-row>
        <table:table-row>
          <table:table-cell table:style-name="Tabla82.A2" office:value-type="string">
            <text:p text:style-name="P279">Caso de Uso:</text:p>
          </table:table-cell>
          <table:table-cell table:style-name="Tabla82.B2" office:value-type="string">
            <text:p text:style-name="P601">Ingresar laboratorista</text:p>
          </table:table-cell>
        </table:table-row>
        <table:table-row>
          <table:table-cell table:style-name="Tabla82.A2" office:value-type="string">
            <text:p text:style-name="P279">Actores:</text:p>
          </table:table-cell>
          <table:table-cell table:style-name="Tabla82.B2" office:value-type="string">
            <text:p text:style-name="P585"><text:span text:style-name="T45">Administrador</text:span>.</text:p>
          </table:table-cell>
        </table:table-row>
        <table:table-row>
          <table:table-cell table:style-name="Tabla82.A2" office:value-type="string">
            <text:p text:style-name="P279">Propósito:</text:p>
          </table:table-cell>
          <table:table-cell table:style-name="Tabla82.B2" office:value-type="string">
            <text:p text:style-name="P590">Crear un nuevo registro para un <text:span text:style-name="T45">laboratorista.</text:span></text:p>
          </table:table-cell>
        </table:table-row>
        <table:table-row>
          <table:table-cell table:style-name="Tabla82.A2" office:value-type="string">
            <text:p text:style-name="P279">Resumen:</text:p>
          </table:table-cell>
          <table:table-cell table:style-name="Tabla82.B2" office:value-type="string">
            <text:p text:style-name="P590">El <text:span text:style-name="T45">administrador ingresa un nuevo laboratorista ingresando los siguientes datos (“nombre”,”registro ante el ministerio publico”, “DPI”, “Telefono”, “examen”, “correo”, “correo”, “password”)</text:span></text:p>
          </table:table-cell>
        </table:table-row>
        <table:table-row>
          <table:table-cell table:style-name="Tabla82.A2" office:value-type="string">
            <text:p text:style-name="P279">Tipo:</text:p>
          </table:table-cell>
          <table:table-cell table:style-name="Tabla82.B2" office:value-type="string">
            <text:p text:style-name="P590">Primario y real.</text:p>
          </table:table-cell>
        </table:table-row>
        <table:table-row>
          <table:table-cell table:style-name="Tabla82.A2" office:value-type="string">
            <text:p text:style-name="P279">Referencias:</text:p>
          </table:table-cell>
          <table:table-cell table:style-name="Tabla82.B2" office:value-type="string">
            <text:p text:style-name="P590">Ninguno</text:p>
          </table:table-cell>
        </table:table-row>
      </table:table>
      <text:p text:style-name="P209"/>
      <text:p text:style-name="P167">Segunda sección:</text:p>
      <table:table table:name="Tabla83" table:style-name="Tabla83">
        <table:table-column table:style-name="Tabla83.A"/>
        <table:table-column table:style-name="Tabla83.B"/>
        <table:table-row>
          <table:table-cell table:style-name="Tabla83.A1" office:value-type="string">
            <text:p text:style-name="P311">Acción de los actores</text:p>
          </table:table-cell>
          <table:table-cell table:style-name="Tabla83.B1" office:value-type="string">
            <text:p text:style-name="P311">Respuestas del sistema</text:p>
          </table:table-cell>
        </table:table-row>
        <table:table-row>
          <table:table-cell table:style-name="Tabla83.A2" office:value-type="string">
            <text:p text:style-name="P590">1. Inicia cuando se clickea el botón de “<text:span text:style-name="T46">ingresar laboratorista” en la barra de navegación</text:span>.</text:p>
          </table:table-cell>
          <table:table-cell table:style-name="Tabla83.B2" office:value-type="string">
            <text:p text:style-name="P591">2. Se retorna un formulario con la información que el <text:span text:style-name="T47">admini</text:span> debe proporcionar al sistema <text:span text:style-name="T47">para ingresar a un nuevo laboratorista</text:span>, <text:span text:style-name="T46">los cuales son “nombre”,”registro ante el ministerio publico”, “DPI”, “Telefono”, “examen”, “correo”, “correo”, “password”</text:span></text:p>
          </table:table-cell>
        </table:table-row>
        <table:table-row>
          <table:table-cell table:style-name="Tabla83.A2" office:value-type="string">
            <text:p text:style-name="P591">3. El <text:span text:style-name="T46">administrador</text:span> rellena los campos de <text:soft-page-break/><text:span text:style-name="T45">“nombre”,”registro ante el ministerio publico”, “DPI”, “Telefono”, “examen”, “correo”, “correo”, “password”</text:span></text:p>
          </table:table-cell>
          <table:table-cell table:style-name="Tabla83.B2" office:value-type="string">
            <text:p text:style-name="P596"/>
          </table:table-cell>
        </table:table-row>
        <table:table-row table:style-name="Tabla83.4">
          <table:table-cell table:style-name="Tabla83.A2" office:value-type="string">
            <text:p text:style-name="P590">4. El <text:bookmark-start text:name="__DdeLink__805_909322629"/><text:span text:style-name="T46">administrador</text:span><text:bookmark-end text:name="__DdeLink__805_909322629"/> clickea el botón “<text:span text:style-name="T46">registrar</text:span>”.</text:p>
          </table:table-cell>
          <table:table-cell table:style-name="Tabla83.B2" office:value-type="string">
            <text:p text:style-name="P596">5. Se verifica el tipo y el ingreso de los datos.</text:p>
          </table:table-cell>
        </table:table-row>
        <table:table-row>
          <table:table-cell table:style-name="Tabla83.A2" office:value-type="string">
            <text:p text:style-name="P414"/>
          </table:table-cell>
          <table:table-cell table:style-name="Tabla83.B2" office:value-type="string">
            <text:p text:style-name="P590"><text:span text:style-name="T15">6</text:span>. <text:span text:style-name="T15">Se envían los datos introducidos al servlet “ControladorIngresoRegistro”.</text:span></text:p>
          </table:table-cell>
        </table:table-row>
        <table:table-row>
          <table:table-cell table:style-name="Tabla83.A2" office:value-type="string">
            <text:p text:style-name="P414"/>
          </table:table-cell>
          <table:table-cell table:style-name="Tabla83.B2" office:value-type="string">
            <text:p text:style-name="P596">7. Se registra un nuevo <text:span text:style-name="T46">laboratorista</text:span> en la base de datos del sistema.</text:p>
          </table:table-cell>
        </table:table-row>
        <table:table-row>
          <table:table-cell table:style-name="Tabla83.A2" office:value-type="string">
            <text:p text:style-name="P414"/>
          </table:table-cell>
          <table:table-cell table:style-name="Tabla83.B2" office:value-type="string">
            <text:p text:style-name="P596">8. <text:span text:style-name="T46">Se verifica si se ingreso el registro</text:span></text:p>
          </table:table-cell>
        </table:table-row>
        <table:table-row>
          <table:table-cell table:style-name="Tabla83.A2" office:value-type="string">
            <text:p text:style-name="P414"/>
          </table:table-cell>
          <table:table-cell table:style-name="Tabla83.B2" office:value-type="string">
            <text:p text:style-name="P606">9. Se muestra en la pantalla que se realizo el registro de forma exitosa.</text:p>
          </table:table-cell>
        </table:table-row>
      </table:table>
      <text:p text:style-name="P214"/>
      <text:p text:style-name="P167">Tercera sección: Casos alternos.</text:p>
      <text:p text:style-name="P103"><text:span text:style-name="T46">4</text:span>. <text:span text:style-name="T16">Los campos obligatorios no se rellenan y el sistema notifica que dichos campos son obligatorios.</text:span></text:p>
      <text:p text:style-name="P108">5. Los datos no se rellenaron con su tipo de dato requerido, se le notifica al usuario que tipo de dato pide cada campo.</text:p>
      <text:p text:style-name="P108">9. No se realiza el registro, se muestra en la pantalla que no se realizo el registro.</text:p>
      <text:p text:style-name="P108"/>
      <text:p text:style-name="P247"><text:bookmark-start text:name="__DdeLink__822_909322629"/>CASO DE USO DE ALTO NIVEL:</text:p>
      <table:table table:name="Tabla84" table:style-name="Tabla84">
        <table:table-column table:style-name="Tabla84.A"/>
        <table:table-column table:style-name="Tabla84.B"/>
        <table:table-row>
          <table:table-cell table:style-name="Tabla84.A1" office:value-type="string">
            <text:p text:style-name="P280">Número:</text:p>
          </table:table-cell>
          <table:table-cell table:style-name="Tabla84.B1" office:value-type="string">
            <text:p text:style-name="P344">CU<text:span text:style-name="T45">029</text:span></text:p>
          </table:table-cell>
        </table:table-row>
        <table:table-row>
          <table:table-cell table:style-name="Tabla84.A2" office:value-type="string">
            <text:p text:style-name="P280">Caso de Uso:</text:p>
          </table:table-cell>
          <table:table-cell table:style-name="Tabla84.B2" office:value-type="string">
            <text:p text:style-name="P602">Ingresar <text:span text:style-name="T46">doctor</text:span></text:p>
          </table:table-cell>
        </table:table-row>
        <table:table-row>
          <table:table-cell table:style-name="Tabla84.A2" office:value-type="string">
            <text:p text:style-name="P280">Actores:</text:p>
          </table:table-cell>
          <table:table-cell table:style-name="Tabla84.B2" office:value-type="string">
            <text:p text:style-name="P586"><text:span text:style-name="T45">Administrador</text:span>.</text:p>
          </table:table-cell>
        </table:table-row>
        <table:table-row>
          <table:table-cell table:style-name="Tabla84.A2" office:value-type="string">
            <text:p text:style-name="P280"><text:span text:style-name="T1">Descripción</text:span>:</text:p>
          </table:table-cell>
          <table:table-cell table:style-name="Tabla84.B2" office:value-type="string">
            <text:p text:style-name="P592">El <text:span text:style-name="T45">administrador ingresa un nuevo laboratorista ingresando los siguientes datos (“nombre”,”colegiado”,”DPI”,”Telefono”,”correo”,”password”,”horario inicio jornada”, “horario fin jornada”).</text:span></text:p>
          </table:table-cell>
        </table:table-row>
        <table:table-row>
          <table:table-cell table:style-name="Tabla84.A2" office:value-type="string">
            <text:p text:style-name="P280">Tipo:</text:p>
          </table:table-cell>
          <table:table-cell table:style-name="Tabla84.B2" office:value-type="string">
            <text:p text:style-name="P581">Primario.</text:p>
          </table:table-cell>
        </table:table-row>
      </table:table>
      <text:p text:style-name="P215"/>
      <text:p text:style-name="P136">EXTENDIDO: <text:span text:style-name="T2">Primera sección.</text:span></text:p>
      <table:table table:name="Tabla85" table:style-name="Tabla85">
        <table:table-column table:style-name="Tabla85.A"/>
        <table:table-column table:style-name="Tabla85.B"/>
        <table:table-row>
          <table:table-cell table:style-name="Tabla85.A1" office:value-type="string">
            <text:p text:style-name="P280">Número:</text:p>
          </table:table-cell>
          <table:table-cell table:style-name="Tabla85.B1" office:value-type="string">
            <text:p text:style-name="P344">CU<text:span text:style-name="T19">E</text:span>0<text:span text:style-name="T45">29</text:span></text:p>
          </table:table-cell>
        </table:table-row>
        <table:table-row>
          <table:table-cell table:style-name="Tabla85.A2" office:value-type="string">
            <text:p text:style-name="P280">Caso de Uso:</text:p>
          </table:table-cell>
          <table:table-cell table:style-name="Tabla85.B2" office:value-type="string">
            <text:p text:style-name="P602">Ingresar <text:span text:style-name="T46">doctor</text:span></text:p>
          </table:table-cell>
        </table:table-row>
        <table:table-row>
          <table:table-cell table:style-name="Tabla85.A2" office:value-type="string">
            <text:p text:style-name="P280">Actores:</text:p>
          </table:table-cell>
          <table:table-cell table:style-name="Tabla85.B2" office:value-type="string">
            <text:p text:style-name="P586"><text:span text:style-name="T45">Administrador</text:span>.</text:p>
          </table:table-cell>
        </table:table-row>
        <table:table-row>
          <table:table-cell table:style-name="Tabla85.A2" office:value-type="string">
            <text:p text:style-name="P280">Propósito:</text:p>
          </table:table-cell>
          <table:table-cell table:style-name="Tabla85.B2" office:value-type="string">
            <text:p text:style-name="P591">Crear un nuevo registro para un <text:span text:style-name="T46">doctor.</text:span></text:p>
          </table:table-cell>
        </table:table-row>
        <table:table-row>
          <table:table-cell table:style-name="Tabla85.A2" office:value-type="string">
            <text:p text:style-name="P280">Resumen:</text:p>
          </table:table-cell>
          <table:table-cell table:style-name="Tabla85.B2" office:value-type="string">
            <text:p text:style-name="P591">El <text:span text:style-name="T45">administrador ingresa un nuevo laboratorista ingresando los siguientes datos </text:span><text:bookmark-start text:name="__DdeLink__818_909322629"/><text:span text:style-name="T45">(“nombre”,”colegiado”,”DPI”,”Telefono”,”correo”,”password”,”horario inicio jornada”, “horario fin jornada”).</text:span><text:bookmark-end text:name="__DdeLink__818_909322629"/></text:p>
          </table:table-cell>
        </table:table-row>
        <table:table-row>
          <table:table-cell table:style-name="Tabla85.A2" office:value-type="string">
            <text:p text:style-name="P280">Tipo:</text:p>
          </table:table-cell>
          <table:table-cell table:style-name="Tabla85.B2" office:value-type="string">
            <text:p text:style-name="P591">Primario y real.</text:p>
          </table:table-cell>
        </table:table-row>
        <table:table-row>
          <table:table-cell table:style-name="Tabla85.A2" office:value-type="string">
            <text:p text:style-name="P280">Referencias:</text:p>
          </table:table-cell>
          <table:table-cell table:style-name="Tabla85.B2" office:value-type="string">
            <text:p text:style-name="P591">Ninguno</text:p>
          </table:table-cell>
        </table:table-row>
      </table:table>
      <text:p text:style-name="P210"/>
      <text:p text:style-name="P168">Segunda sección:</text:p>
      <table:table table:name="Tabla86" table:style-name="Tabla86">
        <table:table-column table:style-name="Tabla86.A"/>
        <table:table-column table:style-name="Tabla86.B"/>
        <table:table-row>
          <table:table-cell table:style-name="Tabla86.A1" office:value-type="string">
            <text:p text:style-name="P312">Acción de los actores</text:p>
          </table:table-cell>
          <table:table-cell table:style-name="Tabla86.B1" office:value-type="string">
            <text:p text:style-name="P312">Respuestas del sistema</text:p>
          </table:table-cell>
        </table:table-row>
        <table:table-row>
          <table:table-cell table:style-name="Tabla86.A2" office:value-type="string">
            <text:p text:style-name="P591">1. Inicia cuando se clickea el botón de “<text:span text:style-name="T46">ingresar doctor” en la barra de navegación</text:span>.</text:p>
          </table:table-cell>
          <table:table-cell table:style-name="Tabla86.B2" office:value-type="string">
            <text:p text:style-name="P592">2. Se retorna un formulario con la información que el <text:span text:style-name="T47">administrador</text:span> debe proporcionar al <text:span text:style-name="T47">ingresar a un nuevo doctor al</text:span> sistema, <text:span text:style-name="T46">los cuales son “nombre”, ”colegiado”, ”DPI”, ”Telefono”, </text:span><text:soft-page-break/><text:span text:style-name="T46">”correo”, ”password”,”horario inicio jornada”, “horario fin jornada”).</text:span></text:p>
          </table:table-cell>
        </table:table-row>
        <table:table-row>
          <table:table-cell table:style-name="Tabla86.A2" office:value-type="string">
            <text:p text:style-name="P592">3. El <text:span text:style-name="T46">administrador</text:span> rellena los campos de <text:span text:style-name="T45">“nombre”,”colegiado”,”DPI”,”Telefono”,”correo”,”password”,”horario inicio jornada”, “horario fin jornada”.</text:span></text:p>
          </table:table-cell>
          <table:table-cell table:style-name="Tabla86.B2" office:value-type="string">
            <text:p text:style-name="P597"/>
          </table:table-cell>
        </table:table-row>
        <table:table-row table:style-name="Tabla86.4">
          <table:table-cell table:style-name="Tabla86.A2" office:value-type="string">
            <text:p text:style-name="P591">4. El <text:bookmark-start text:name="__DdeLink__805_9093226291"/><text:span text:style-name="T46">administrador</text:span><text:bookmark-end text:name="__DdeLink__805_9093226291"/> clickea el botón “<text:span text:style-name="T46">registrar</text:span>”.</text:p>
          </table:table-cell>
          <table:table-cell table:style-name="Tabla86.B2" office:value-type="string">
            <text:p text:style-name="P597">5. Se verifica el tipo y el ingreso de los datos.</text:p>
          </table:table-cell>
        </table:table-row>
        <table:table-row>
          <table:table-cell table:style-name="Tabla86.A2" office:value-type="string">
            <text:p text:style-name="P415"/>
          </table:table-cell>
          <table:table-cell table:style-name="Tabla86.B2" office:value-type="string">
            <text:p text:style-name="P591"><text:span text:style-name="T15">6</text:span>. <text:span text:style-name="T15">Se envían los datos introducidos al servlet “ControladorIngresoDoctor”.</text:span></text:p>
          </table:table-cell>
        </table:table-row>
        <table:table-row>
          <table:table-cell table:style-name="Tabla86.A2" office:value-type="string">
            <text:p text:style-name="P415"/>
          </table:table-cell>
          <table:table-cell table:style-name="Tabla86.B2" office:value-type="string">
            <text:p text:style-name="P597">7. Se registra un nuevo <text:span text:style-name="T47">doctor</text:span> en la base de datos del sistema.</text:p>
          </table:table-cell>
        </table:table-row>
        <table:table-row>
          <table:table-cell table:style-name="Tabla86.A2" office:value-type="string">
            <text:p text:style-name="P415"/>
          </table:table-cell>
          <table:table-cell table:style-name="Tabla86.B2" office:value-type="string">
            <text:p text:style-name="P597">8. <text:span text:style-name="T46">Se verifica si se ingreso el registro</text:span></text:p>
          </table:table-cell>
        </table:table-row>
        <table:table-row>
          <table:table-cell table:style-name="Tabla86.A2" office:value-type="string">
            <text:p text:style-name="P415"/>
          </table:table-cell>
          <table:table-cell table:style-name="Tabla86.B2" office:value-type="string">
            <text:p text:style-name="P606">9. Se muestra en la pantalla que se realizo el registro de forma exitosa.</text:p>
          </table:table-cell>
        </table:table-row>
      </table:table>
      <text:p text:style-name="P215"/>
      <text:p text:style-name="P168">Tercera sección: Casos alternos.</text:p>
      <text:p text:style-name="P104"><text:span text:style-name="T46">4</text:span>. <text:span text:style-name="T16">Los campos obligatorios no se rellenan y el sistema notifica que dichos campos son obligatorios.</text:span></text:p>
      <text:p text:style-name="P108">5. Los datos no se rellenaron con su tipo de dato requerido, se le notifica al usuario que tipo de dato pide cada campo.</text:p>
      <text:p text:style-name="P108">9. No se realiza el registro, se muestra en la pantalla que no se realizo el registro.<text:bookmark-end text:name="__DdeLink__822_909322629"/></text:p>
      <text:p text:style-name="P108"/>
      <text:p text:style-name="P248">CASO DE USO DE ALTO NIVEL:</text:p>
      <table:table table:name="Tabla87" table:style-name="Tabla87">
        <table:table-column table:style-name="Tabla87.A"/>
        <table:table-column table:style-name="Tabla87.B"/>
        <table:table-row>
          <table:table-cell table:style-name="Tabla87.A1" office:value-type="string">
            <text:p text:style-name="P281">Número:</text:p>
          </table:table-cell>
          <table:table-cell table:style-name="Tabla87.B1" office:value-type="string">
            <text:p text:style-name="P345">CU<text:span text:style-name="T45">030</text:span></text:p>
          </table:table-cell>
        </table:table-row>
        <table:table-row>
          <table:table-cell table:style-name="Tabla87.A2" office:value-type="string">
            <text:p text:style-name="P281">Caso de Uso:</text:p>
          </table:table-cell>
          <table:table-cell table:style-name="Tabla87.B2" office:value-type="string">
            <text:p text:style-name="P603">Ingresar <text:span text:style-name="T48">administrador</text:span></text:p>
          </table:table-cell>
        </table:table-row>
        <table:table-row>
          <table:table-cell table:style-name="Tabla87.A2" office:value-type="string">
            <text:p text:style-name="P281">Actores:</text:p>
          </table:table-cell>
          <table:table-cell table:style-name="Tabla87.B2" office:value-type="string">
            <text:p text:style-name="P587"><text:span text:style-name="T45">Administrador</text:span>.</text:p>
          </table:table-cell>
        </table:table-row>
        <table:table-row>
          <table:table-cell table:style-name="Tabla87.A2" office:value-type="string">
            <text:p text:style-name="P281"><text:span text:style-name="T1">Descripción</text:span>:</text:p>
          </table:table-cell>
          <table:table-cell table:style-name="Tabla87.B2" office:value-type="string">
            <text:p text:style-name="P593">El <text:span text:style-name="T45">administrador ingresa un nuevo administrador ingresando los siguientes datos (“nombre”, “DPI”, “password”).</text:span></text:p>
          </table:table-cell>
        </table:table-row>
        <table:table-row>
          <table:table-cell table:style-name="Tabla87.A2" office:value-type="string">
            <text:p text:style-name="P281">Tipo:</text:p>
          </table:table-cell>
          <table:table-cell table:style-name="Tabla87.B2" office:value-type="string">
            <text:p text:style-name="P582">Primario.</text:p>
          </table:table-cell>
        </table:table-row>
      </table:table>
      <text:p text:style-name="P216"/>
      <text:p text:style-name="P137">EXTENDIDO: <text:span text:style-name="T2">Primera sección.</text:span></text:p>
      <table:table table:name="Tabla88" table:style-name="Tabla88">
        <table:table-column table:style-name="Tabla88.A"/>
        <table:table-column table:style-name="Tabla88.B"/>
        <table:table-row>
          <table:table-cell table:style-name="Tabla88.A1" office:value-type="string">
            <text:p text:style-name="P281">Número:</text:p>
          </table:table-cell>
          <table:table-cell table:style-name="Tabla88.B1" office:value-type="string">
            <text:p text:style-name="P345">CU<text:span text:style-name="T19">E</text:span>0<text:span text:style-name="T47">30</text:span></text:p>
          </table:table-cell>
        </table:table-row>
        <table:table-row>
          <table:table-cell table:style-name="Tabla88.A2" office:value-type="string">
            <text:p text:style-name="P281">Caso de Uso:</text:p>
          </table:table-cell>
          <table:table-cell table:style-name="Tabla88.B2" office:value-type="string">
            <text:p text:style-name="P604">Ingresar <text:span text:style-name="T48">administrador</text:span></text:p>
          </table:table-cell>
        </table:table-row>
        <table:table-row>
          <table:table-cell table:style-name="Tabla88.A2" office:value-type="string">
            <text:p text:style-name="P281">Actores:</text:p>
          </table:table-cell>
          <table:table-cell table:style-name="Tabla88.B2" office:value-type="string">
            <text:p text:style-name="P587"><text:span text:style-name="T45">Administrador</text:span>.</text:p>
          </table:table-cell>
        </table:table-row>
        <table:table-row>
          <table:table-cell table:style-name="Tabla88.A2" office:value-type="string">
            <text:p text:style-name="P281">Propósito:</text:p>
          </table:table-cell>
          <table:table-cell table:style-name="Tabla88.B2" office:value-type="string">
            <text:p text:style-name="P592">Crear un nuevo registro para un <text:span text:style-name="T48">administrador.</text:span></text:p>
          </table:table-cell>
        </table:table-row>
        <table:table-row>
          <table:table-cell table:style-name="Tabla88.A2" office:value-type="string">
            <text:p text:style-name="P281">Resumen:</text:p>
          </table:table-cell>
          <table:table-cell table:style-name="Tabla88.B2" office:value-type="string">
            <text:p text:style-name="P593">El <text:span text:style-name="T45">administrador ingresa un nuevo administrador ingresando los siguientes datos </text:span><text:bookmark-start text:name="__DdeLink__828_909322629"/><text:span text:style-name="T45">(“nombre”, “DPI”, “password”).</text:span><text:bookmark-end text:name="__DdeLink__828_909322629"/></text:p>
          </table:table-cell>
        </table:table-row>
        <table:table-row>
          <table:table-cell table:style-name="Tabla88.A2" office:value-type="string">
            <text:p text:style-name="P281">Tipo:</text:p>
          </table:table-cell>
          <table:table-cell table:style-name="Tabla88.B2" office:value-type="string">
            <text:p text:style-name="P592">Primario y real.</text:p>
          </table:table-cell>
        </table:table-row>
        <table:table-row>
          <table:table-cell table:style-name="Tabla88.A2" office:value-type="string">
            <text:p text:style-name="P281">Referencias:</text:p>
          </table:table-cell>
          <table:table-cell table:style-name="Tabla88.B2" office:value-type="string">
            <text:p text:style-name="P592">Ninguno</text:p>
          </table:table-cell>
        </table:table-row>
      </table:table>
      <text:p text:style-name="P211"/>
      <text:p text:style-name="P169">Segunda sección:</text:p>
      <table:table table:name="Tabla89" table:style-name="Tabla89">
        <table:table-column table:style-name="Tabla89.A"/>
        <table:table-column table:style-name="Tabla89.B"/>
        <table:table-row>
          <table:table-cell table:style-name="Tabla89.A1" office:value-type="string">
            <text:p text:style-name="P313">Acción de los actores</text:p>
          </table:table-cell>
          <table:table-cell table:style-name="Tabla89.B1" office:value-type="string">
            <text:p text:style-name="P313">Respuestas del sistema</text:p>
          </table:table-cell>
        </table:table-row>
        <table:table-row>
          <table:table-cell table:style-name="Tabla89.A2" office:value-type="string">
            <text:p text:style-name="P592">1. Inicia cuando se clickea el botón de “<text:span text:style-name="T46">ingresar administrador” en la barra de navegación</text:span>.</text:p>
          </table:table-cell>
          <table:table-cell table:style-name="Tabla89.B2" office:value-type="string">
            <text:p text:style-name="P593">2. Se retorna un formulario con la información que el <text:span text:style-name="T47">administrador</text:span> debe proporcionar al <text:soft-page-break/><text:span text:style-name="T47">ingresar a un nuevo doctor al</text:span> sistema, <text:span text:style-name="T46">los cuales son (“nombre”, “DPI”, “password”).</text:span></text:p>
          </table:table-cell>
        </table:table-row>
        <table:table-row>
          <table:table-cell table:style-name="Tabla89.A2" office:value-type="string">
            <text:p text:style-name="P593">3. El <text:span text:style-name="T46">administrador</text:span> rellena los campos de <text:span text:style-name="T45">(“nombre”, “DPI”, “password”).</text:span></text:p>
          </table:table-cell>
          <table:table-cell table:style-name="Tabla89.B2" office:value-type="string">
            <text:p text:style-name="P598"/>
          </table:table-cell>
        </table:table-row>
        <table:table-row table:style-name="Tabla89.4">
          <table:table-cell table:style-name="Tabla89.A2" office:value-type="string">
            <text:p text:style-name="P592">4. El <text:bookmark-start text:name="__DdeLink__805_90932262911"/><text:span text:style-name="T46">administrador</text:span><text:bookmark-end text:name="__DdeLink__805_90932262911"/> clickea el botón “<text:span text:style-name="T46">registrar</text:span>”.</text:p>
          </table:table-cell>
          <table:table-cell table:style-name="Tabla89.B2" office:value-type="string">
            <text:p text:style-name="P598">5. Se verifica el tipo y el ingreso de los datos.</text:p>
          </table:table-cell>
        </table:table-row>
        <table:table-row>
          <table:table-cell table:style-name="Tabla89.A2" office:value-type="string">
            <text:p text:style-name="P416"/>
          </table:table-cell>
          <table:table-cell table:style-name="Tabla89.B2" office:value-type="string">
            <text:p text:style-name="P592"><text:span text:style-name="T15">6</text:span>. <text:span text:style-name="T15">Se envían los datos introducidos al servlet “ControladorIngresoRegistro”.</text:span></text:p>
          </table:table-cell>
        </table:table-row>
        <table:table-row>
          <table:table-cell table:style-name="Tabla89.A2" office:value-type="string">
            <text:p text:style-name="P416"/>
          </table:table-cell>
          <table:table-cell table:style-name="Tabla89.B2" office:value-type="string">
            <text:p text:style-name="P598">7. Se registra un nuevo <text:span text:style-name="T48">administrador</text:span> en la base de datos del sistema.</text:p>
          </table:table-cell>
        </table:table-row>
        <table:table-row>
          <table:table-cell table:style-name="Tabla89.A2" office:value-type="string">
            <text:p text:style-name="P416"/>
          </table:table-cell>
          <table:table-cell table:style-name="Tabla89.B2" office:value-type="string">
            <text:p text:style-name="P598">8. <text:span text:style-name="T46">Se verifica si se ingreso el registro</text:span></text:p>
          </table:table-cell>
        </table:table-row>
        <table:table-row>
          <table:table-cell table:style-name="Tabla89.A2" office:value-type="string">
            <text:p text:style-name="P416"/>
          </table:table-cell>
          <table:table-cell table:style-name="Tabla89.B2" office:value-type="string">
            <text:p text:style-name="P607">9. Se muestra en la pantalla que se realizo el registro de forma exitosa.</text:p>
          </table:table-cell>
        </table:table-row>
      </table:table>
      <text:p text:style-name="P216"/>
      <text:p text:style-name="P169">Tercera sección: Casos alternos.</text:p>
      <text:p text:style-name="P105"><text:span text:style-name="T46">4</text:span>. <text:span text:style-name="T16">Los campos obligatorios no se rellenan y el sistema notifica que dichos campos son obligatorios.</text:span></text:p>
      <text:p text:style-name="P109">5. Los datos no se rellenaron con su tipo de dato requerido, se le notifica al usuario que tipo de dato pide cada campo.</text:p>
      <text:p text:style-name="P109">9. No se realiza el registro, se muestra en la pantalla que no se realizo el registro.</text:p>
      <text:p text:style-name="P109"/>
      <text:p text:style-name="P249">CASO DE USO DE ALTO NIVEL:</text:p>
      <table:table table:name="Tabla90" table:style-name="Tabla90">
        <table:table-column table:style-name="Tabla90.A"/>
        <table:table-column table:style-name="Tabla90.B"/>
        <table:table-row>
          <table:table-cell table:style-name="Tabla90.A1" office:value-type="string">
            <text:p text:style-name="P282">Número:</text:p>
          </table:table-cell>
          <table:table-cell table:style-name="Tabla90.B1" office:value-type="string">
            <text:p text:style-name="P346">CU<text:span text:style-name="T45">031</text:span></text:p>
          </table:table-cell>
        </table:table-row>
        <table:table-row>
          <table:table-cell table:style-name="Tabla90.A2" office:value-type="string">
            <text:p text:style-name="P282">Caso de Uso:</text:p>
          </table:table-cell>
          <table:table-cell table:style-name="Tabla90.B2" office:value-type="string">
            <text:p text:style-name="P604">Ingresar <text:span text:style-name="T48">examen.</text:span></text:p>
          </table:table-cell>
        </table:table-row>
        <table:table-row>
          <table:table-cell table:style-name="Tabla90.A2" office:value-type="string">
            <text:p text:style-name="P282">Actores:</text:p>
          </table:table-cell>
          <table:table-cell table:style-name="Tabla90.B2" office:value-type="string">
            <text:p text:style-name="P588"><text:span text:style-name="T45">Administrador</text:span>.</text:p>
          </table:table-cell>
        </table:table-row>
        <table:table-row>
          <table:table-cell table:style-name="Tabla90.A2" office:value-type="string">
            <text:p text:style-name="P282"><text:span text:style-name="T1">Descripción</text:span>:</text:p>
          </table:table-cell>
          <table:table-cell table:style-name="Tabla90.B2" office:value-type="string">
            <text:p text:style-name="P593">El <text:span text:style-name="T45">administrador ingresa un nuevo examen ingresando los siguientes datos (“nombre del examen”,”requiere orden medico”, <text:s/>“Descripción del examen”, “costo”, “tipo de archivo a almacenar”).</text:span></text:p>
          </table:table-cell>
        </table:table-row>
        <table:table-row>
          <table:table-cell table:style-name="Tabla90.A2" office:value-type="string">
            <text:p text:style-name="P282">Tipo:</text:p>
          </table:table-cell>
          <table:table-cell table:style-name="Tabla90.B2" office:value-type="string">
            <text:p text:style-name="P583">Primario.</text:p>
          </table:table-cell>
        </table:table-row>
      </table:table>
      <text:p text:style-name="P217"/>
      <text:p text:style-name="P138">EXTENDIDO: <text:span text:style-name="T2">Primera sección.</text:span></text:p>
      <table:table table:name="Tabla91" table:style-name="Tabla91">
        <table:table-column table:style-name="Tabla91.A"/>
        <table:table-column table:style-name="Tabla91.B"/>
        <table:table-row>
          <table:table-cell table:style-name="Tabla91.A1" office:value-type="string">
            <text:p text:style-name="P282">Número:</text:p>
          </table:table-cell>
          <table:table-cell table:style-name="Tabla91.B1" office:value-type="string">
            <text:p text:style-name="P346">CU<text:span text:style-name="T19">E</text:span>0<text:span text:style-name="T47">31</text:span></text:p>
          </table:table-cell>
        </table:table-row>
        <table:table-row>
          <table:table-cell table:style-name="Tabla91.A2" office:value-type="string">
            <text:p text:style-name="P282">Caso de Uso:</text:p>
          </table:table-cell>
          <table:table-cell table:style-name="Tabla91.B2" office:value-type="string">
            <text:p text:style-name="P604">Ingresar <text:span text:style-name="T48">examen.</text:span></text:p>
          </table:table-cell>
        </table:table-row>
        <table:table-row>
          <table:table-cell table:style-name="Tabla91.A2" office:value-type="string">
            <text:p text:style-name="P282">Actores:</text:p>
          </table:table-cell>
          <table:table-cell table:style-name="Tabla91.B2" office:value-type="string">
            <text:p text:style-name="P588"><text:span text:style-name="T45">Administrador</text:span>.</text:p>
          </table:table-cell>
        </table:table-row>
        <table:table-row>
          <table:table-cell table:style-name="Tabla91.A2" office:value-type="string">
            <text:p text:style-name="P282">Propósito:</text:p>
          </table:table-cell>
          <table:table-cell table:style-name="Tabla91.B2" office:value-type="string">
            <text:p text:style-name="P593">Crear un nuevo registro para un <text:span text:style-name="T49">examen.</text:span></text:p>
          </table:table-cell>
        </table:table-row>
        <table:table-row>
          <table:table-cell table:style-name="Tabla91.A2" office:value-type="string">
            <text:p text:style-name="P282">Resumen:</text:p>
          </table:table-cell>
          <table:table-cell table:style-name="Tabla91.B2" office:value-type="string">
            <text:p text:style-name="P593">El <text:span text:style-name="T45">administrador ingresa un nuevo examen ingresando los siguientes datos </text:span><text:bookmark-start text:name="__DdeLink__844_909322629"/><text:span text:style-name="T45">(“nombre del examen”,”requiere orden medico”, <text:s/>“Descripción del examen”, “costo”, “tipo de archivo a almacenar”)</text:span><text:bookmark-end text:name="__DdeLink__844_909322629"/><text:span text:style-name="T45">.</text:span></text:p>
          </table:table-cell>
        </table:table-row>
        <table:table-row>
          <table:table-cell table:style-name="Tabla91.A2" office:value-type="string">
            <text:p text:style-name="P282">Tipo:</text:p>
          </table:table-cell>
          <table:table-cell table:style-name="Tabla91.B2" office:value-type="string">
            <text:p text:style-name="P593">Primario y real.</text:p>
          </table:table-cell>
        </table:table-row>
        <table:table-row>
          <table:table-cell table:style-name="Tabla91.A2" office:value-type="string">
            <text:p text:style-name="P282">Referencias:</text:p>
          </table:table-cell>
          <table:table-cell table:style-name="Tabla91.B2" office:value-type="string">
            <text:p text:style-name="P593">Ninguno</text:p>
          </table:table-cell>
        </table:table-row>
      </table:table>
      <text:p text:style-name="P212"/>
      <text:p text:style-name="P170">Segunda sección:</text:p>
      <table:table table:name="Tabla92" table:style-name="Tabla92">
        <table:table-column table:style-name="Tabla92.A"/>
        <table:table-column table:style-name="Tabla92.B"/>
        <table:table-row>
          <table:table-cell table:style-name="Tabla92.A1" office:value-type="string">
            <text:p text:style-name="P314">Acción de los actores</text:p>
          </table:table-cell>
          <table:table-cell table:style-name="Tabla92.B1" office:value-type="string">
            <text:p text:style-name="P314">Respuestas del sistema</text:p>
          </table:table-cell>
        </table:table-row>
        <table:table-row>
          <table:table-cell table:style-name="Tabla92.A2" office:value-type="string">
            <text:p text:style-name="P593">1. Inicia cuando se clickea el botón de “<text:span text:style-name="T46">ingresar examen” en la barra de navegación</text:span>.</text:p>
          </table:table-cell>
          <table:table-cell table:style-name="Tabla92.B2" office:value-type="string">
            <text:p text:style-name="P594">2. Se retorna un formulario con la información que el <text:span text:style-name="T47">administrador</text:span> debe proporcionar al <text:soft-page-break/><text:span text:style-name="T47">ingresar a un nuevo doctor al</text:span> sistema, <text:span text:style-name="T46">los cuales son (“nombre del examen”,”requiere orden medico”, <text:s/>“Descripción del examen”, “costo”, “tipo de archivo a almacenar”).</text:span></text:p>
          </table:table-cell>
        </table:table-row>
        <table:table-row>
          <table:table-cell table:style-name="Tabla92.A2" office:value-type="string">
            <text:p text:style-name="P594">3. El <text:span text:style-name="T46">administrador</text:span> rellena los campos de <text:span text:style-name="T45">(“nombre del examen”,”requiere orden medico”, <text:s/>“Descripción del examen”, “costo”, “tipo de archivo a almacenar”).</text:span></text:p>
          </table:table-cell>
          <table:table-cell table:style-name="Tabla92.B2" office:value-type="string">
            <text:p text:style-name="P599"/>
          </table:table-cell>
        </table:table-row>
        <table:table-row table:style-name="Tabla92.4">
          <table:table-cell table:style-name="Tabla92.A2" office:value-type="string">
            <text:p text:style-name="P593">4. El <text:bookmark-start text:name="__DdeLink__805_909322629112"/><text:span text:style-name="T46">administrador</text:span><text:bookmark-end text:name="__DdeLink__805_909322629112"/> clickea el botón “<text:span text:style-name="T46">registrar</text:span>”.</text:p>
          </table:table-cell>
          <table:table-cell table:style-name="Tabla92.B2" office:value-type="string">
            <text:p text:style-name="P599">5. Se verifica el tipo y el ingreso de los datos.</text:p>
          </table:table-cell>
        </table:table-row>
        <table:table-row>
          <table:table-cell table:style-name="Tabla92.A2" office:value-type="string">
            <text:p text:style-name="P417"/>
          </table:table-cell>
          <table:table-cell table:style-name="Tabla92.B2" office:value-type="string">
            <text:p text:style-name="P593"><text:span text:style-name="T15">6</text:span>. <text:span text:style-name="T15">Se envían los datos introducidos al servlet “ControladorIngresoRegistro”.</text:span></text:p>
          </table:table-cell>
        </table:table-row>
        <table:table-row>
          <table:table-cell table:style-name="Tabla92.A2" office:value-type="string">
            <text:p text:style-name="P417"/>
          </table:table-cell>
          <table:table-cell table:style-name="Tabla92.B2" office:value-type="string">
            <text:p text:style-name="P599">7. Se registra un nuevo <text:span text:style-name="T49">examen</text:span> en la base de datos del sistema.</text:p>
          </table:table-cell>
        </table:table-row>
        <table:table-row>
          <table:table-cell table:style-name="Tabla92.A2" office:value-type="string">
            <text:p text:style-name="P417"/>
          </table:table-cell>
          <table:table-cell table:style-name="Tabla92.B2" office:value-type="string">
            <text:p text:style-name="P599">8. <text:span text:style-name="T46">Se verifica si se ingreso el registro</text:span></text:p>
          </table:table-cell>
        </table:table-row>
        <table:table-row>
          <table:table-cell table:style-name="Tabla92.A2" office:value-type="string">
            <text:p text:style-name="P417"/>
          </table:table-cell>
          <table:table-cell table:style-name="Tabla92.B2" office:value-type="string">
            <text:p text:style-name="P608">9. Se muestra en la pantalla que se realizo el registro de forma exitosa.</text:p>
          </table:table-cell>
        </table:table-row>
      </table:table>
      <text:p text:style-name="P217"/>
      <text:p text:style-name="P170">Tercera sección: Casos alternos.</text:p>
      <text:p text:style-name="P106"><text:span text:style-name="T46">4</text:span>. <text:span text:style-name="T16">Los campos obligatorios no se rellenan y el sistema notifica que dichos campos son obligatorios.</text:span></text:p>
      <text:p text:style-name="P110">5. Los datos no se rellenaron con su tipo de dato requerido, se le notifica al usuario que tipo de dato pide cada campo.</text:p>
      <text:p text:style-name="P110">9. No se realiza el registro, se muestra en la pantalla que no se realizo el registro.</text:p>
      <text:p text:style-name="P110"/>
      <text:p text:style-name="P250">CASO DE USO DE ALTO NIVEL:</text:p>
      <table:table table:name="Tabla93" table:style-name="Tabla93">
        <table:table-column table:style-name="Tabla93.A"/>
        <table:table-column table:style-name="Tabla93.B"/>
        <table:table-row>
          <table:table-cell table:style-name="Tabla93.A1" office:value-type="string">
            <text:p text:style-name="P283">Número:</text:p>
          </table:table-cell>
          <table:table-cell table:style-name="Tabla93.B1" office:value-type="string">
            <text:p text:style-name="P347">CU<text:span text:style-name="T45">032</text:span></text:p>
          </table:table-cell>
        </table:table-row>
        <table:table-row>
          <table:table-cell table:style-name="Tabla93.A2" office:value-type="string">
            <text:p text:style-name="P283">Caso de Uso:</text:p>
          </table:table-cell>
          <table:table-cell table:style-name="Tabla93.B2" office:value-type="string">
            <text:p text:style-name="P605">Ingresar <text:span text:style-name="T49">consulta.</text:span></text:p>
          </table:table-cell>
        </table:table-row>
        <table:table-row>
          <table:table-cell table:style-name="Tabla93.A2" office:value-type="string">
            <text:p text:style-name="P283">Actores:</text:p>
          </table:table-cell>
          <table:table-cell table:style-name="Tabla93.B2" office:value-type="string">
            <text:p text:style-name="P589"><text:span text:style-name="T45">Administrador</text:span>.</text:p>
          </table:table-cell>
        </table:table-row>
        <table:table-row>
          <table:table-cell table:style-name="Tabla93.A2" office:value-type="string">
            <text:p text:style-name="P283"><text:span text:style-name="T1">Descripción</text:span>:</text:p>
          </table:table-cell>
          <table:table-cell table:style-name="Tabla93.B2" office:value-type="string">
            <text:p text:style-name="P594">El <text:span text:style-name="T45">administrador ingresa un nuevo examen ingresando los siguientes datos (“tipo/especialidad”, “costo consulta”).</text:span></text:p>
          </table:table-cell>
        </table:table-row>
        <table:table-row>
          <table:table-cell table:style-name="Tabla93.A2" office:value-type="string">
            <text:p text:style-name="P283">Tipo:</text:p>
          </table:table-cell>
          <table:table-cell table:style-name="Tabla93.B2" office:value-type="string">
            <text:p text:style-name="P584">Primario.</text:p>
          </table:table-cell>
        </table:table-row>
      </table:table>
      <text:p text:style-name="P218"/>
      <text:p text:style-name="P139">EXTENDIDO: <text:span text:style-name="T2">Primera sección.</text:span></text:p>
      <table:table table:name="Tabla94" table:style-name="Tabla94">
        <table:table-column table:style-name="Tabla94.A"/>
        <table:table-column table:style-name="Tabla94.B"/>
        <table:table-row>
          <table:table-cell table:style-name="Tabla94.A1" office:value-type="string">
            <text:p text:style-name="P283">Número:</text:p>
          </table:table-cell>
          <table:table-cell table:style-name="Tabla94.B1" office:value-type="string">
            <text:p text:style-name="P347">CU<text:span text:style-name="T19">E</text:span>0<text:span text:style-name="T47">32</text:span></text:p>
          </table:table-cell>
        </table:table-row>
        <table:table-row>
          <table:table-cell table:style-name="Tabla94.A2" office:value-type="string">
            <text:p text:style-name="P283">Caso de Uso:</text:p>
          </table:table-cell>
          <table:table-cell table:style-name="Tabla94.B2" office:value-type="string">
            <text:p text:style-name="P605">Ingresar <text:span text:style-name="T48">examen.</text:span></text:p>
          </table:table-cell>
        </table:table-row>
        <table:table-row>
          <table:table-cell table:style-name="Tabla94.A2" office:value-type="string">
            <text:p text:style-name="P283">Actores:</text:p>
          </table:table-cell>
          <table:table-cell table:style-name="Tabla94.B2" office:value-type="string">
            <text:p text:style-name="P589"><text:span text:style-name="T45">Administrador</text:span>.</text:p>
          </table:table-cell>
        </table:table-row>
        <table:table-row>
          <table:table-cell table:style-name="Tabla94.A2" office:value-type="string">
            <text:p text:style-name="P283">Propósito:</text:p>
          </table:table-cell>
          <table:table-cell table:style-name="Tabla94.B2" office:value-type="string">
            <text:p text:style-name="P594">Crear un nuevo registro para un<text:span text:style-name="T49">a consulta.</text:span></text:p>
          </table:table-cell>
        </table:table-row>
        <table:table-row>
          <table:table-cell table:style-name="Tabla94.A2" office:value-type="string">
            <text:p text:style-name="P283">Resumen:</text:p>
          </table:table-cell>
          <table:table-cell table:style-name="Tabla94.B2" office:value-type="string">
            <text:p text:style-name="P594">El <text:span text:style-name="T45">administrador ingresa un nuevo examen ingresando los siguientes datos (“especialidad”, “costo consulta”).</text:span></text:p>
          </table:table-cell>
        </table:table-row>
        <table:table-row>
          <table:table-cell table:style-name="Tabla94.A2" office:value-type="string">
            <text:p text:style-name="P283">Tipo:</text:p>
          </table:table-cell>
          <table:table-cell table:style-name="Tabla94.B2" office:value-type="string">
            <text:p text:style-name="P594">Primario y real.</text:p>
          </table:table-cell>
        </table:table-row>
        <table:table-row>
          <table:table-cell table:style-name="Tabla94.A2" office:value-type="string">
            <text:p text:style-name="P283">Referencias:</text:p>
          </table:table-cell>
          <table:table-cell table:style-name="Tabla94.B2" office:value-type="string">
            <text:p text:style-name="P594">Ninguno</text:p>
          </table:table-cell>
        </table:table-row>
      </table:table>
      <text:p text:style-name="P213"/>
      <text:p text:style-name="P171">Segunda sección:</text:p>
      <table:table table:name="Tabla95" table:style-name="Tabla95">
        <table:table-column table:style-name="Tabla95.A"/>
        <table:table-column table:style-name="Tabla95.B"/>
        <table:table-row>
          <table:table-cell table:style-name="Tabla95.A1" office:value-type="string">
            <text:p text:style-name="P315">Acción de los actores</text:p>
          </table:table-cell>
          <table:table-cell table:style-name="Tabla95.B1" office:value-type="string">
            <text:p text:style-name="P315">Respuestas del sistema</text:p>
          </table:table-cell>
        </table:table-row>
        <text:soft-page-break/>
        <table:table-row>
          <table:table-cell table:style-name="Tabla95.A2" office:value-type="string">
            <text:p text:style-name="P594">1. Inicia cuando se clickea el botón de “<text:span text:style-name="T46">ingresar consulta” en la barra de navegación</text:span>.</text:p>
          </table:table-cell>
          <table:table-cell table:style-name="Tabla95.B2" office:value-type="string">
            <text:p text:style-name="P595">2. Se retorna un formulario con la información que el <text:span text:style-name="T47">administrador</text:span> debe proporcionar al <text:span text:style-name="T47">ingresar a un nuevo doctor al</text:span> sistema, <text:span text:style-name="T46">los cuales son (“especialidad”, “costo consulta”).</text:span></text:p>
          </table:table-cell>
        </table:table-row>
        <table:table-row>
          <table:table-cell table:style-name="Tabla95.A2" office:value-type="string">
            <text:p text:style-name="P595">3. El <text:span text:style-name="T46">administrador</text:span> rellena los campos de <text:span text:style-name="T45">(“especialidad”, “costo consulta”).</text:span></text:p>
          </table:table-cell>
          <table:table-cell table:style-name="Tabla95.B2" office:value-type="string">
            <text:p text:style-name="P600"/>
          </table:table-cell>
        </table:table-row>
        <table:table-row table:style-name="Tabla95.4">
          <table:table-cell table:style-name="Tabla95.A2" office:value-type="string">
            <text:p text:style-name="P594">4. El <text:bookmark-start text:name="__DdeLink__805_9093226291121"/><text:span text:style-name="T46">administrador</text:span><text:bookmark-end text:name="__DdeLink__805_9093226291121"/> clickea el botón “<text:span text:style-name="T46">registrar</text:span>”.</text:p>
          </table:table-cell>
          <table:table-cell table:style-name="Tabla95.B2" office:value-type="string">
            <text:p text:style-name="P600">5. Se verifica el tipo y el ingreso de los datos.</text:p>
          </table:table-cell>
        </table:table-row>
        <table:table-row>
          <table:table-cell table:style-name="Tabla95.A2" office:value-type="string">
            <text:p text:style-name="P418"/>
          </table:table-cell>
          <table:table-cell table:style-name="Tabla95.B2" office:value-type="string">
            <text:p text:style-name="P594"><text:span text:style-name="T15">6</text:span>. <text:span text:style-name="T15">Se envían los datos introducidos al servlet “ControladorIngresoRegistro”.</text:span></text:p>
          </table:table-cell>
        </table:table-row>
        <table:table-row>
          <table:table-cell table:style-name="Tabla95.A2" office:value-type="string">
            <text:p text:style-name="P418"/>
          </table:table-cell>
          <table:table-cell table:style-name="Tabla95.B2" office:value-type="string">
            <text:p text:style-name="P600">7. Se registra un<text:span text:style-name="T50">a</text:span> nuev<text:span text:style-name="T50">a consulta</text:span> en la base de datos del sistema.</text:p>
          </table:table-cell>
        </table:table-row>
        <table:table-row>
          <table:table-cell table:style-name="Tabla95.A2" office:value-type="string">
            <text:p text:style-name="P418"/>
          </table:table-cell>
          <table:table-cell table:style-name="Tabla95.B2" office:value-type="string">
            <text:p text:style-name="P600">8. <text:span text:style-name="T46">Se verifica si se ingreso el registro</text:span></text:p>
          </table:table-cell>
        </table:table-row>
        <table:table-row>
          <table:table-cell table:style-name="Tabla95.A2" office:value-type="string">
            <text:p text:style-name="P418"/>
          </table:table-cell>
          <table:table-cell table:style-name="Tabla95.B2" office:value-type="string">
            <text:p text:style-name="P609">9. Se muestra en la pantalla que se realizo el registro de forma exitosa.</text:p>
          </table:table-cell>
        </table:table-row>
      </table:table>
      <text:p text:style-name="P218"/>
      <text:p text:style-name="P171">Tercera sección: Casos alternos.</text:p>
      <text:p text:style-name="P107"><text:span text:style-name="T46">4</text:span>. <text:span text:style-name="T16">Los campos obligatorios no se rellenan y el sistema notifica que dichos campos son obligatorios.</text:span></text:p>
      <text:p text:style-name="P111">5. Los datos no se rellenaron con su tipo de dato requerido, se le notifica al usuario que tipo de dato pide cada campo.</text:p>
      <text:p text:style-name="P111">9. No se realiza el registro, se muestra en la pantalla que no se realizo el registro.</text:p>
      <text:p text:style-name="P111"/>
      <text:p text:style-name="P251">CASO DE USO DE ALTO NIVEL:</text:p>
      <table:table table:name="Tabla96" table:style-name="Tabla96">
        <table:table-column table:style-name="Tabla96.A"/>
        <table:table-column table:style-name="Tabla96.B"/>
        <table:table-row>
          <table:table-cell table:style-name="Tabla96.A1" office:value-type="string">
            <text:p text:style-name="P284">Número:</text:p>
          </table:table-cell>
          <table:table-cell table:style-name="Tabla96.B1" office:value-type="string">
            <text:p text:style-name="P348">CU0<text:span text:style-name="T50">33.</text:span></text:p>
          </table:table-cell>
        </table:table-row>
        <table:table-row>
          <table:table-cell table:style-name="Tabla96.A2" office:value-type="string">
            <text:p text:style-name="P284">Caso de Uso:</text:p>
          </table:table-cell>
          <table:table-cell table:style-name="Tabla96.B2" office:value-type="string">
            <text:p text:style-name="P610"><text:bookmark-start text:name="__DdeLink__777_9093226291"/>1<text:bookmark-end text:name="__DdeLink__777_9093226291"/>0 Medicos que han hecho mas informes</text:p>
          </table:table-cell>
        </table:table-row>
        <table:table-row>
          <table:table-cell table:style-name="Tabla96.A2" office:value-type="string">
            <text:p text:style-name="P284">Actores:</text:p>
          </table:table-cell>
          <table:table-cell table:style-name="Tabla96.B2" office:value-type="string">
            <text:p text:style-name="P528"><text:span text:style-name="T51">Administrador</text:span>.</text:p>
          </table:table-cell>
        </table:table-row>
        <table:table-row>
          <table:table-cell table:style-name="Tabla96.A2" office:value-type="string">
            <text:p text:style-name="P284"><text:span text:style-name="T1">Descripción</text:span>:</text:p>
          </table:table-cell>
          <table:table-cell table:style-name="Tabla96.B2" office:value-type="string">
            <text:p text:style-name="P610">Muestra a los <text:bookmark-start text:name="__DdeLink__777_90932262912"/>1<text:bookmark-end text:name="__DdeLink__777_90932262912"/>0 Medicos que han hecho mas informes entre un intervalo de tiempo, muestra los siguientes datos (“Codigo medico”, “Nombre”, “DPI”, “correo”, “cantidad de informes realizados”).</text:p>
          </table:table-cell>
        </table:table-row>
        <table:table-row>
          <table:table-cell table:style-name="Tabla96.A2" office:value-type="string">
            <text:p text:style-name="P284">Tipo:</text:p>
          </table:table-cell>
          <table:table-cell table:style-name="Tabla96.B2" office:value-type="string">
            <text:p text:style-name="P513"><text:span text:style-name="T36">Secundario</text:span>.</text:p>
          </table:table-cell>
        </table:table-row>
      </table:table>
      <text:p text:style-name="P219"/>
      <text:p text:style-name="P140">EXTENDIDO: <text:span text:style-name="T2">Primera sección.</text:span></text:p>
      <table:table table:name="Tabla97" table:style-name="Tabla97">
        <table:table-column table:style-name="Tabla97.A"/>
        <table:table-column table:style-name="Tabla97.B"/>
        <table:table-row>
          <table:table-cell table:style-name="Tabla97.A1" office:value-type="string">
            <text:p text:style-name="P284">Número:</text:p>
          </table:table-cell>
          <table:table-cell table:style-name="Tabla97.B1" office:value-type="string">
            <text:p text:style-name="P348">CU<text:span text:style-name="T26">E</text:span>0<text:span text:style-name="T50">33.</text:span></text:p>
          </table:table-cell>
        </table:table-row>
        <table:table-row>
          <table:table-cell table:style-name="Tabla97.A2" office:value-type="string">
            <text:p text:style-name="P284">Caso de Uso:</text:p>
          </table:table-cell>
          <table:table-cell table:style-name="Tabla97.B2" office:value-type="string">
            <text:p text:style-name="P574"><text:bookmark-start text:name="__DdeLink__777_90932262913"/><text:span text:style-name="T50">1</text:span><text:bookmark-end text:name="__DdeLink__777_90932262913"/><text:span text:style-name="T50">0 Medicos que han hecho mas informes</text:span>.</text:p>
          </table:table-cell>
        </table:table-row>
        <table:table-row>
          <table:table-cell table:style-name="Tabla97.A2" office:value-type="string">
            <text:p text:style-name="P284">Actores:</text:p>
          </table:table-cell>
          <table:table-cell table:style-name="Tabla97.B2" office:value-type="string">
            <text:p text:style-name="P528"><text:span text:style-name="T51">Administrador</text:span>.</text:p>
          </table:table-cell>
        </table:table-row>
        <table:table-row>
          <table:table-cell table:style-name="Tabla97.A2" office:value-type="string">
            <text:p text:style-name="P284">Propósito:</text:p>
          </table:table-cell>
          <table:table-cell table:style-name="Tabla97.B2" office:value-type="string">
            <text:p text:style-name="P613">Mostrar a los <text:bookmark-start text:name="__DdeLink__777_90932262914"/><text:span text:style-name="T50">1</text:span><text:bookmark-end text:name="__DdeLink__777_90932262914"/><text:span text:style-name="T50">0 Medicos que han hecho mas informes </text:span>en un intervalo de tiempo.</text:p>
          </table:table-cell>
        </table:table-row>
        <table:table-row>
          <table:table-cell table:style-name="Tabla97.A2" office:value-type="string">
            <text:p text:style-name="P284">Resumen:</text:p>
          </table:table-cell>
          <table:table-cell table:style-name="Tabla97.B2" office:value-type="string">
            <text:p text:style-name="P610">Muestra a los <text:bookmark-start text:name="__DdeLink__777_909322629121"/>1<text:bookmark-end text:name="__DdeLink__777_909322629121"/>0 Medicos que han hecho mas informes entre un intervalo de tiempo, muestra los siguientes datos (“Codigo medico”, “Nombre”, “DPI”, “correo”, “cantidad de informes realizados”).</text:p>
          </table:table-cell>
        </table:table-row>
        <table:table-row>
          <table:table-cell table:style-name="Tabla97.A2" office:value-type="string">
            <text:p text:style-name="P284">Tipo:</text:p>
          </table:table-cell>
          <table:table-cell table:style-name="Tabla97.B2" office:value-type="string">
            <text:p text:style-name="P378"><text:span text:style-name="T40">Secundario</text:span> <text:span text:style-name="T27">y real</text:span>.</text:p>
          </table:table-cell>
        </table:table-row>
        <table:table-row>
          <table:table-cell table:style-name="Tabla97.A2" office:value-type="string">
            <text:p text:style-name="P284">Referencias:</text:p>
          </table:table-cell>
          <table:table-cell table:style-name="Tabla97.B2" office:value-type="string">
            <text:p text:style-name="P542">CU01<text:span text:style-name="T35">1</text:span></text:p>
          </table:table-cell>
        </table:table-row>
      </table:table>
      <text:p text:style-name="P219"/>
      <text:p text:style-name="P172">Segunda sección:</text:p>
      <table:table table:name="Tabla98" table:style-name="Tabla98">
        <table:table-column table:style-name="Tabla98.A"/>
        <table:table-column table:style-name="Tabla98.B"/>
        <table:table-row>
          <table:table-cell table:style-name="Tabla98.A1" office:value-type="string">
            <text:p text:style-name="P316">Acción de los actores</text:p>
          </table:table-cell>
          <table:table-cell table:style-name="Tabla98.B1" office:value-type="string">
            <text:p text:style-name="P316">Respuestas del sistema</text:p>
          </table:table-cell>
        </table:table-row>
        <text:soft-page-break/>
        <table:table-row>
          <table:table-cell table:style-name="Tabla98.A2" office:value-type="string">
            <text:p text:style-name="P420">1. Comienza cuando <text:span text:style-name="T4">el</text:span> <text:span text:style-name="T51">administrador</text:span> <text:span text:style-name="T18">presiona el botón “</text:span><text:bookmark-start text:name="__DdeLink__777_909322629131"/><text:span text:style-name="T18">1</text:span><text:bookmark-end text:name="__DdeLink__777_909322629131"/><text:span text:style-name="T18">0 Medicos que han hecho mas informes.” dentro de la barra de navegación.</text:span></text:p>
          </table:table-cell>
          <table:table-cell table:style-name="Tabla98.B2" office:value-type="string">
            <text:p text:style-name="P542">2. Se ejecuta el CU01<text:span text:style-name="T35">1</text:span></text:p>
          </table:table-cell>
        </table:table-row>
        <table:table-row>
          <table:table-cell table:style-name="Tabla98.A2" office:value-type="string">
            <text:p text:style-name="P419"/>
          </table:table-cell>
          <table:table-cell table:style-name="Tabla98.B2" office:value-type="string">
            <text:p text:style-name="P557">3. Se obtienen las fechas de intervalo.</text:p>
          </table:table-cell>
        </table:table-row>
        <table:table-row>
          <table:table-cell table:style-name="Tabla98.A2" office:value-type="string">
            <text:p text:style-name="P542"/>
          </table:table-cell>
          <table:table-cell table:style-name="Tabla98.B2" office:value-type="string">
            <text:p text:style-name="P481"><text:span text:style-name="T38">4.</text:span> Se <text:span text:style-name="T22">obtiene</text:span> <text:span text:style-name="T22">la</text:span> conexión con la base de datos</text:p>
          </table:table-cell>
        </table:table-row>
        <table:table-row table:style-name="Tabla98.5">
          <table:table-cell table:style-name="Tabla98.A2" office:value-type="string">
            <text:p text:style-name="P481"/>
          </table:table-cell>
          <table:table-cell table:style-name="Tabla98.B2" office:value-type="string">
            <text:p text:style-name="P482"><text:span text:style-name="T38">5.</text:span> Se hace una query para obtener <text:span text:style-name="T38">la lista de los </text:span><text:bookmark-start text:name="__DdeLink__777_909322629132"/><text:span text:style-name="T38">1</text:span><text:bookmark-end text:name="__DdeLink__777_909322629132"/><text:span text:style-name="T38">0 Medicos que han hecho mas informes. intervalo de tiempo</text:span>, <text:span text:style-name="T38">luego se obtienen los datos, </text:span>los cuales son: <text:span text:style-name="T50">(“Codigo medico”, “Nombre”, “DPI”, “correo”, “cantidad de informes realizados”).</text:span></text:p>
          </table:table-cell>
        </table:table-row>
        <table:table-row table:style-name="Tabla98.5">
          <table:table-cell table:style-name="Tabla98.A2" office:value-type="string">
            <text:p text:style-name="P481"/>
          </table:table-cell>
          <table:table-cell table:style-name="Tabla98.B2" office:value-type="string">
            <text:p text:style-name="P481"><text:span text:style-name="T38">6</text:span>. Se colocan los datos obtenidos mediante 2 ciclos for dentro de un &lt;table&gt;.</text:p>
          </table:table-cell>
        </table:table-row>
      </table:table>
      <text:p text:style-name="P93"/>
      <text:p text:style-name="P172">Tercera sección: Casos alternos.</text:p>
      <text:p text:style-name="P93">Ninguno.</text:p>
      <text:p text:style-name="P112"/>
      <text:p text:style-name="P252">CASO DE USO DE ALTO NIVEL:</text:p>
      <table:table table:name="Tabla99" table:style-name="Tabla99">
        <table:table-column table:style-name="Tabla99.A"/>
        <table:table-column table:style-name="Tabla99.B"/>
        <table:table-row>
          <table:table-cell table:style-name="Tabla99.A1" office:value-type="string">
            <text:p text:style-name="P285">Número:</text:p>
          </table:table-cell>
          <table:table-cell table:style-name="Tabla99.B1" office:value-type="string">
            <text:p text:style-name="P349">CU0<text:span text:style-name="T50">34.</text:span></text:p>
          </table:table-cell>
        </table:table-row>
        <table:table-row>
          <table:table-cell table:style-name="Tabla99.A2" office:value-type="string">
            <text:p text:style-name="P285">Caso de Uso:</text:p>
          </table:table-cell>
          <table:table-cell table:style-name="Tabla99.B2" office:value-type="string">
            <text:p text:style-name="P613">Ingresos obtenidos por medico.</text:p>
          </table:table-cell>
        </table:table-row>
        <table:table-row>
          <table:table-cell table:style-name="Tabla99.A2" office:value-type="string">
            <text:p text:style-name="P285">Actores:</text:p>
          </table:table-cell>
          <table:table-cell table:style-name="Tabla99.B2" office:value-type="string">
            <text:p text:style-name="P529"><text:span text:style-name="T51">Administrador</text:span>.</text:p>
          </table:table-cell>
        </table:table-row>
        <table:table-row>
          <table:table-cell table:style-name="Tabla99.A2" office:value-type="string">
            <text:p text:style-name="P285"><text:span text:style-name="T1">Descripción</text:span>:</text:p>
          </table:table-cell>
          <table:table-cell table:style-name="Tabla99.B2" office:value-type="string">
            <text:p text:style-name="P611">Muestra <text:span text:style-name="T51">los ingresos que se han obtenido por medico</text:span> entre un intervalo de tiempo, muestra los siguientes datos (“<text:span text:style-name="T51">Codigo medico</text:span>”, “<text:span text:style-name="T51">total</text:span>”, “<text:span text:style-name="T51">Nombre</text:span>”, “<text:span text:style-name="T51">colegiado</text:span>”, “<text:span text:style-name="T51">DPI</text:span>”, “<text:span text:style-name="T51">correo</text:span>”<text:span text:style-name="T51">)</text:span></text:p>
          </table:table-cell>
        </table:table-row>
        <table:table-row>
          <table:table-cell table:style-name="Tabla99.A2" office:value-type="string">
            <text:p text:style-name="P285">Tipo:</text:p>
          </table:table-cell>
          <table:table-cell table:style-name="Tabla99.B2" office:value-type="string">
            <text:p text:style-name="P514"><text:span text:style-name="T36">Secundario</text:span>.</text:p>
          </table:table-cell>
        </table:table-row>
      </table:table>
      <text:p text:style-name="P220"/>
      <text:p text:style-name="P141">EXTENDIDO: <text:span text:style-name="T2">Primera sección.</text:span></text:p>
      <table:table table:name="Tabla100" table:style-name="Tabla100">
        <table:table-column table:style-name="Tabla100.A"/>
        <table:table-column table:style-name="Tabla100.B"/>
        <table:table-row>
          <table:table-cell table:style-name="Tabla100.A1" office:value-type="string">
            <text:p text:style-name="P285">Número:</text:p>
          </table:table-cell>
          <table:table-cell table:style-name="Tabla100.B1" office:value-type="string">
            <text:p text:style-name="P349">CU<text:span text:style-name="T26">E</text:span>0<text:span text:style-name="T50">34.</text:span></text:p>
          </table:table-cell>
        </table:table-row>
        <table:table-row>
          <table:table-cell table:style-name="Tabla100.A2" office:value-type="string">
            <text:p text:style-name="P285">Caso de Uso:</text:p>
          </table:table-cell>
          <table:table-cell table:style-name="Tabla100.B2" office:value-type="string">
            <text:p text:style-name="P613">Ingresos obtenidos por medico.</text:p>
          </table:table-cell>
        </table:table-row>
        <table:table-row>
          <table:table-cell table:style-name="Tabla100.A2" office:value-type="string">
            <text:p text:style-name="P285">Actores:</text:p>
          </table:table-cell>
          <table:table-cell table:style-name="Tabla100.B2" office:value-type="string">
            <text:p text:style-name="P529"><text:span text:style-name="T51">Administrador</text:span>.</text:p>
          </table:table-cell>
        </table:table-row>
        <table:table-row>
          <table:table-cell table:style-name="Tabla100.A2" office:value-type="string">
            <text:p text:style-name="P285">Propósito:</text:p>
          </table:table-cell>
          <table:table-cell table:style-name="Tabla100.B2" office:value-type="string">
            <text:p text:style-name="P613">Mostrar los Ingresos obtenidos por medico en un intervalo de tiempo</text:p>
          </table:table-cell>
        </table:table-row>
        <table:table-row>
          <table:table-cell table:style-name="Tabla100.A2" office:value-type="string">
            <text:p text:style-name="P285">Resumen:</text:p>
          </table:table-cell>
          <table:table-cell table:style-name="Tabla100.B2" office:value-type="string">
            <text:p text:style-name="P611">Muestra <text:span text:style-name="T51">los ingresos que se han obtenido por medico</text:span> entre un intervalo de tiempo, muestra los siguientes datos (“<text:span text:style-name="T51">Codigo medico</text:span>”, “<text:span text:style-name="T51">total</text:span>”, “<text:span text:style-name="T51">Nombre</text:span>”, “<text:span text:style-name="T51">colegiado</text:span>”, “<text:span text:style-name="T51">DPI</text:span>”, “<text:span text:style-name="T51">correo</text:span>”<text:span text:style-name="T51">)</text:span></text:p>
          </table:table-cell>
        </table:table-row>
        <table:table-row>
          <table:table-cell table:style-name="Tabla100.A2" office:value-type="string">
            <text:p text:style-name="P285">Tipo:</text:p>
          </table:table-cell>
          <table:table-cell table:style-name="Tabla100.B2" office:value-type="string">
            <text:p text:style-name="P379"><text:span text:style-name="T40">Secundario</text:span> <text:span text:style-name="T27">y real</text:span>.</text:p>
          </table:table-cell>
        </table:table-row>
        <table:table-row>
          <table:table-cell table:style-name="Tabla100.A2" office:value-type="string">
            <text:p text:style-name="P285">Referencias:</text:p>
          </table:table-cell>
          <table:table-cell table:style-name="Tabla100.B2" office:value-type="string">
            <text:p text:style-name="P543">CU01<text:span text:style-name="T35">1</text:span></text:p>
          </table:table-cell>
        </table:table-row>
      </table:table>
      <text:p text:style-name="P220"/>
      <text:p text:style-name="P173">Segunda sección:</text:p>
      <table:table table:name="Tabla101" table:style-name="Tabla101">
        <table:table-column table:style-name="Tabla101.A"/>
        <table:table-column table:style-name="Tabla101.B"/>
        <table:table-row>
          <table:table-cell table:style-name="Tabla101.A1" office:value-type="string">
            <text:p text:style-name="P317">Acción de los actores</text:p>
          </table:table-cell>
          <table:table-cell table:style-name="Tabla101.B1" office:value-type="string">
            <text:p text:style-name="P317">Respuestas del sistema</text:p>
          </table:table-cell>
        </table:table-row>
        <table:table-row>
          <table:table-cell table:style-name="Tabla101.A2" office:value-type="string">
            <text:p text:style-name="P420">1. Comienza cuando <text:span text:style-name="T4">el</text:span> <text:span text:style-name="T51">administrador</text:span> <text:span text:style-name="T18">presiona el botón “Ingresos obtenidos por medico en un intervalo de tiempo.” dentro de la barra de navegación.</text:span></text:p>
          </table:table-cell>
          <table:table-cell table:style-name="Tabla101.B2" office:value-type="string">
            <text:p text:style-name="P543">2. Se ejecuta el CU01<text:span text:style-name="T35">1</text:span></text:p>
          </table:table-cell>
        </table:table-row>
        <text:soft-page-break/>
        <table:table-row>
          <table:table-cell table:style-name="Tabla101.A2" office:value-type="string">
            <text:p text:style-name="P420"/>
          </table:table-cell>
          <table:table-cell table:style-name="Tabla101.B2" office:value-type="string">
            <text:p text:style-name="P558">3. Se obtienen las fechas de intervalo.</text:p>
          </table:table-cell>
        </table:table-row>
        <table:table-row>
          <table:table-cell table:style-name="Tabla101.A2" office:value-type="string">
            <text:p text:style-name="P543"/>
          </table:table-cell>
          <table:table-cell table:style-name="Tabla101.B2" office:value-type="string">
            <text:p text:style-name="P482"><text:span text:style-name="T38">4.</text:span> Se <text:span text:style-name="T22">obtiene</text:span> <text:span text:style-name="T22">la</text:span> conexión con la base de datos</text:p>
          </table:table-cell>
        </table:table-row>
        <table:table-row table:style-name="Tabla101.5">
          <table:table-cell table:style-name="Tabla101.A2" office:value-type="string">
            <text:p text:style-name="P482"/>
          </table:table-cell>
          <table:table-cell table:style-name="Tabla101.B2" office:value-type="string">
            <text:p text:style-name="P482"><text:span text:style-name="T38">5.</text:span> Se hace una query para obtener <text:span text:style-name="T38">la lista de los <text:s/>Ingresos obtenidos por medico en un intervalo de tiempo, luego se obtienen los datos, </text:span>los cuales son: <text:span text:style-name="T50">(“Codigo medico”, “total”, “Nombre”, “colegiado”, “DPI”, “correo”).</text:span></text:p>
          </table:table-cell>
        </table:table-row>
        <table:table-row table:style-name="Tabla101.5">
          <table:table-cell table:style-name="Tabla101.A2" office:value-type="string">
            <text:p text:style-name="P482"/>
          </table:table-cell>
          <table:table-cell table:style-name="Tabla101.B2" office:value-type="string">
            <text:p text:style-name="P482"><text:span text:style-name="T38">6</text:span>. Se colocan los datos obtenidos mediante 2 ciclos for dentro de un &lt;table&gt;.</text:p>
          </table:table-cell>
        </table:table-row>
      </table:table>
      <text:p text:style-name="P94"/>
      <text:p text:style-name="P173">Tercera sección: Casos alternos.</text:p>
      <text:p text:style-name="P94">Ninguno.</text:p>
      <text:p text:style-name="P113"/>
      <text:p text:style-name="P253">CASO DE USO DE ALTO NIVEL:</text:p>
      <table:table table:name="Tabla102" table:style-name="Tabla102">
        <table:table-column table:style-name="Tabla102.A"/>
        <table:table-column table:style-name="Tabla102.B"/>
        <table:table-row>
          <table:table-cell table:style-name="Tabla102.A1" office:value-type="string">
            <text:p text:style-name="P286">Número:</text:p>
          </table:table-cell>
          <table:table-cell table:style-name="Tabla102.B1" office:value-type="string">
            <text:p text:style-name="P350">CU0<text:span text:style-name="T50">35.</text:span></text:p>
          </table:table-cell>
        </table:table-row>
        <table:table-row>
          <table:table-cell table:style-name="Tabla102.A2" office:value-type="string">
            <text:p text:style-name="P286">Caso de Uso:</text:p>
          </table:table-cell>
          <table:table-cell table:style-name="Tabla102.B2" office:value-type="string">
            <text:p text:style-name="P614">5 Médicos con menos cantidad de citas</text:p>
          </table:table-cell>
        </table:table-row>
        <table:table-row>
          <table:table-cell table:style-name="Tabla102.A2" office:value-type="string">
            <text:p text:style-name="P286">Actores:</text:p>
          </table:table-cell>
          <table:table-cell table:style-name="Tabla102.B2" office:value-type="string">
            <text:p text:style-name="P530"><text:span text:style-name="T51">Administrador</text:span>.</text:p>
          </table:table-cell>
        </table:table-row>
        <table:table-row>
          <table:table-cell table:style-name="Tabla102.A2" office:value-type="string">
            <text:p text:style-name="P286"><text:span text:style-name="T1">Descripción</text:span>:</text:p>
          </table:table-cell>
          <table:table-cell table:style-name="Tabla102.B2" office:value-type="string">
            <text:p text:style-name="P612">Muestra <text:span text:style-name="T52">un listado de los médicos con menos cantidad de citas en un intervalo de tiempo. Se muestran los siguientes datos: <text:s/>(“Codigo medico”, “Nombre”, “DPI”, “Correo”, “Cantidad de citas”).</text:span></text:p>
          </table:table-cell>
        </table:table-row>
        <table:table-row>
          <table:table-cell table:style-name="Tabla102.A2" office:value-type="string">
            <text:p text:style-name="P286">Tipo:</text:p>
          </table:table-cell>
          <table:table-cell table:style-name="Tabla102.B2" office:value-type="string">
            <text:p text:style-name="P515"><text:span text:style-name="T36">Secundario</text:span>.</text:p>
          </table:table-cell>
        </table:table-row>
      </table:table>
      <text:p text:style-name="P221"/>
      <text:p text:style-name="P142">EXTENDIDO: <text:span text:style-name="T2">Primera sección.</text:span></text:p>
      <table:table table:name="Tabla103" table:style-name="Tabla103">
        <table:table-column table:style-name="Tabla103.A"/>
        <table:table-column table:style-name="Tabla103.B"/>
        <table:table-row>
          <table:table-cell table:style-name="Tabla103.A1" office:value-type="string">
            <text:p text:style-name="P286">Número:</text:p>
          </table:table-cell>
          <table:table-cell table:style-name="Tabla103.B1" office:value-type="string">
            <text:p text:style-name="P350">CU<text:span text:style-name="T26">E</text:span>0<text:span text:style-name="T50">35.</text:span></text:p>
          </table:table-cell>
        </table:table-row>
        <table:table-row>
          <table:table-cell table:style-name="Tabla103.A2" office:value-type="string">
            <text:p text:style-name="P286">Caso de Uso:</text:p>
          </table:table-cell>
          <table:table-cell table:style-name="Tabla103.B2" office:value-type="string">
            <text:p text:style-name="P614">5 Médicos con menos cantidad de citas</text:p>
          </table:table-cell>
        </table:table-row>
        <table:table-row>
          <table:table-cell table:style-name="Tabla103.A2" office:value-type="string">
            <text:p text:style-name="P286">Actores:</text:p>
          </table:table-cell>
          <table:table-cell table:style-name="Tabla103.B2" office:value-type="string">
            <text:p text:style-name="P530"><text:span text:style-name="T51">Administrador</text:span>.</text:p>
          </table:table-cell>
        </table:table-row>
        <table:table-row>
          <table:table-cell table:style-name="Tabla103.A2" office:value-type="string">
            <text:p text:style-name="P286">Propósito:</text:p>
          </table:table-cell>
          <table:table-cell table:style-name="Tabla103.B2" office:value-type="string">
            <text:p text:style-name="P614">Mostrar los 5 médicos con menor cantidad de citas dentro de un intervalo <text:s/>de tiempo.</text:p>
          </table:table-cell>
        </table:table-row>
        <table:table-row>
          <table:table-cell table:style-name="Tabla103.A2" office:value-type="string">
            <text:p text:style-name="P286">Resumen:</text:p>
          </table:table-cell>
          <table:table-cell table:style-name="Tabla103.B2" office:value-type="string">
            <text:p text:style-name="P612">Muestra <text:span text:style-name="T52">un listado de los médicos con menos cantidad de citas en un intervalo de tiempo. Se muestran los siguientes datos: <text:s/>(“Codigo medico”, “Nombre”, “DPI”, “Correo”, “Cantidad de citas”).</text:span></text:p>
          </table:table-cell>
        </table:table-row>
        <table:table-row>
          <table:table-cell table:style-name="Tabla103.A2" office:value-type="string">
            <text:p text:style-name="P286">Tipo:</text:p>
          </table:table-cell>
          <table:table-cell table:style-name="Tabla103.B2" office:value-type="string">
            <text:p text:style-name="P380"><text:span text:style-name="T40">Secundario</text:span> <text:span text:style-name="T27">y real</text:span>.</text:p>
          </table:table-cell>
        </table:table-row>
        <table:table-row>
          <table:table-cell table:style-name="Tabla103.A2" office:value-type="string">
            <text:p text:style-name="P286">Referencias:</text:p>
          </table:table-cell>
          <table:table-cell table:style-name="Tabla103.B2" office:value-type="string">
            <text:p text:style-name="P544">CU01<text:span text:style-name="T35">1</text:span></text:p>
          </table:table-cell>
        </table:table-row>
      </table:table>
      <text:p text:style-name="P221"/>
      <text:p text:style-name="P174">Segunda sección:</text:p>
      <table:table table:name="Tabla104" table:style-name="Tabla104">
        <table:table-column table:style-name="Tabla104.A"/>
        <table:table-column table:style-name="Tabla104.B"/>
        <table:table-row>
          <table:table-cell table:style-name="Tabla104.A1" office:value-type="string">
            <text:p text:style-name="P318">Acción de los actores</text:p>
          </table:table-cell>
          <table:table-cell table:style-name="Tabla104.B1" office:value-type="string">
            <text:p text:style-name="P318">Respuestas del sistema</text:p>
          </table:table-cell>
        </table:table-row>
        <table:table-row>
          <table:table-cell table:style-name="Tabla104.A2" office:value-type="string">
            <text:p text:style-name="P421">1. Comienza cuando <text:span text:style-name="T4">el</text:span> <text:span text:style-name="T51">administrador</text:span> <text:span text:style-name="T18">presiona el botón “5 médicos con menor cantidad de citas dentro de un intervalo <text:s/>de tiempo” dentro de la barra de navegación.</text:span></text:p>
          </table:table-cell>
          <table:table-cell table:style-name="Tabla104.B2" office:value-type="string">
            <text:p text:style-name="P544">2. Se ejecuta el CU01<text:span text:style-name="T35">1</text:span></text:p>
          </table:table-cell>
        </table:table-row>
        <table:table-row>
          <table:table-cell table:style-name="Tabla104.A2" office:value-type="string">
            <text:p text:style-name="P421"/>
          </table:table-cell>
          <table:table-cell table:style-name="Tabla104.B2" office:value-type="string">
            <text:p text:style-name="P559">3. Se obtienen las fechas de intervalo.</text:p>
          </table:table-cell>
        </table:table-row>
        <table:table-row>
          <table:table-cell table:style-name="Tabla104.A2" office:value-type="string">
            <text:p text:style-name="P544"/>
          </table:table-cell>
          <table:table-cell table:style-name="Tabla104.B2" office:value-type="string">
            <text:p text:style-name="P483"><text:span text:style-name="T38">4.</text:span> Se <text:span text:style-name="T22">obtiene</text:span> <text:span text:style-name="T22">la</text:span> conexión con la base de datos</text:p>
          </table:table-cell>
        </table:table-row>
        <table:table-row table:style-name="Tabla104.5">
          <table:table-cell table:style-name="Tabla104.A2" office:value-type="string">
            <text:p text:style-name="P483"/>
          </table:table-cell>
          <table:table-cell table:style-name="Tabla104.B2" office:value-type="string">
            <text:p text:style-name="P483"><text:span text:style-name="T38">5.</text:span> Se hace una query para obtener <text:span text:style-name="T38">la lista de los <text:s/></text:span><text:soft-page-break/>5 médicos con menor cantidad de citas dentro de un intervalo <text:s/>de tiempo,<text:span text:style-name="T38"> luego se obtienen los datos, </text:span>los cuales son: <text:span text:style-name="T52">(“Codigo medico”, “Nombre”, “DPI”, “Correo”, “Cantidad de citas”).</text:span></text:p>
          </table:table-cell>
        </table:table-row>
        <table:table-row table:style-name="Tabla104.5">
          <table:table-cell table:style-name="Tabla104.A2" office:value-type="string">
            <text:p text:style-name="P483"/>
          </table:table-cell>
          <table:table-cell table:style-name="Tabla104.B2" office:value-type="string">
            <text:p text:style-name="P483"><text:span text:style-name="T38">6</text:span>. Se colocan los datos obtenidos mediante 2 ciclos for dentro de un &lt;table&gt;.</text:p>
          </table:table-cell>
        </table:table-row>
      </table:table>
      <text:p text:style-name="P95"/>
      <text:p text:style-name="P174">Tercera sección: Casos alternos.</text:p>
      <text:p text:style-name="P95">Ninguno.</text:p>
      <text:p text:style-name="P113"/>
      <text:p text:style-name="P253">CASO DE USO DE ALTO NIVEL:</text:p>
      <table:table table:name="Tabla105" table:style-name="Tabla105">
        <table:table-column table:style-name="Tabla105.A"/>
        <table:table-column table:style-name="Tabla105.B"/>
        <table:table-row>
          <table:table-cell table:style-name="Tabla105.A1" office:value-type="string">
            <text:p text:style-name="P286">Número:</text:p>
          </table:table-cell>
          <table:table-cell table:style-name="Tabla105.B1" office:value-type="string">
            <text:p text:style-name="P350">CU0<text:span text:style-name="T50">36.</text:span></text:p>
          </table:table-cell>
        </table:table-row>
        <table:table-row>
          <table:table-cell table:style-name="Tabla105.A2" office:value-type="string">
            <text:p text:style-name="P286">Caso de Uso:</text:p>
          </table:table-cell>
          <table:table-cell table:style-name="Tabla105.B2" office:value-type="string">
            <text:p text:style-name="P614">Exámenes de laboratorio más demandantes.</text:p>
          </table:table-cell>
        </table:table-row>
        <table:table-row>
          <table:table-cell table:style-name="Tabla105.A2" office:value-type="string">
            <text:p text:style-name="P286">Actores:</text:p>
          </table:table-cell>
          <table:table-cell table:style-name="Tabla105.B2" office:value-type="string">
            <text:p text:style-name="P530"><text:span text:style-name="T51">Administrador</text:span>.</text:p>
          </table:table-cell>
        </table:table-row>
        <table:table-row>
          <table:table-cell table:style-name="Tabla105.A2" office:value-type="string">
            <text:p text:style-name="P286"><text:span text:style-name="T1">Descripción</text:span>:</text:p>
          </table:table-cell>
          <table:table-cell table:style-name="Tabla105.B2" office:value-type="string">
            <text:p text:style-name="P612"><text:span text:style-name="T52">Se muestra un listado de los e</text:span><text:span text:style-name="T54">xámenes de laboratorio más demandados en un intervalo de tiempo</text:span><text:span text:style-name="T52">. Se muestran los siguientes datos: <text:s/>(“Codigo examen”, “nombre”, “costo”, “cantidad demandada”).</text:span></text:p>
          </table:table-cell>
        </table:table-row>
        <table:table-row>
          <table:table-cell table:style-name="Tabla105.A2" office:value-type="string">
            <text:p text:style-name="P286">Tipo:</text:p>
          </table:table-cell>
          <table:table-cell table:style-name="Tabla105.B2" office:value-type="string">
            <text:p text:style-name="P515"><text:span text:style-name="T36">Secundario</text:span>.</text:p>
          </table:table-cell>
        </table:table-row>
      </table:table>
      <text:p text:style-name="P221"/>
      <text:p text:style-name="P142">EXTENDIDO: <text:span text:style-name="T2">Primera sección.</text:span></text:p>
      <table:table table:name="Tabla106" table:style-name="Tabla106">
        <table:table-column table:style-name="Tabla106.A"/>
        <table:table-column table:style-name="Tabla106.B"/>
        <table:table-row>
          <table:table-cell table:style-name="Tabla106.A1" office:value-type="string">
            <text:p text:style-name="P286">Número:</text:p>
          </table:table-cell>
          <table:table-cell table:style-name="Tabla106.B1" office:value-type="string">
            <text:p text:style-name="P350">CU<text:span text:style-name="T26">E</text:span>0<text:span text:style-name="T50">36.</text:span></text:p>
          </table:table-cell>
        </table:table-row>
        <table:table-row>
          <table:table-cell table:style-name="Tabla106.A2" office:value-type="string">
            <text:p text:style-name="P286">Caso de Uso:</text:p>
          </table:table-cell>
          <table:table-cell table:style-name="Tabla106.B2" office:value-type="string">
            <text:p text:style-name="P614">Exámenes de laboratorio más demandantes.</text:p>
          </table:table-cell>
        </table:table-row>
        <table:table-row>
          <table:table-cell table:style-name="Tabla106.A2" office:value-type="string">
            <text:p text:style-name="P286">Actores:</text:p>
          </table:table-cell>
          <table:table-cell table:style-name="Tabla106.B2" office:value-type="string">
            <text:p text:style-name="P530"><text:span text:style-name="T51">Administrador</text:span>.</text:p>
          </table:table-cell>
        </table:table-row>
        <table:table-row>
          <table:table-cell table:style-name="Tabla106.A2" office:value-type="string">
            <text:p text:style-name="P286">Propósito:</text:p>
          </table:table-cell>
          <table:table-cell table:style-name="Tabla106.B2" office:value-type="string">
            <text:p text:style-name="P615"><text:span text:style-name="T52">Mostrar l</text:span><text:span text:style-name="T53">os exámenes de laboratorio más demandados en un intervalo de tiempo.</text:span></text:p>
          </table:table-cell>
        </table:table-row>
        <table:table-row>
          <table:table-cell table:style-name="Tabla106.A2" office:value-type="string">
            <text:p text:style-name="P286">Resumen:</text:p>
          </table:table-cell>
          <table:table-cell table:style-name="Tabla106.B2" office:value-type="string">
            <text:p text:style-name="P612"><text:span text:style-name="T52">Se muestra un listado de los e</text:span><text:span text:style-name="T54">xámenes de laboratorio más demandados en un intervalo de tiempo</text:span><text:span text:style-name="T52">. Se muestran los siguientes datos: <text:s/>(“Codigo examen”, “nombre”, “costo”, “cantidad demandada”).</text:span></text:p>
          </table:table-cell>
        </table:table-row>
        <table:table-row>
          <table:table-cell table:style-name="Tabla106.A2" office:value-type="string">
            <text:p text:style-name="P286">Tipo:</text:p>
          </table:table-cell>
          <table:table-cell table:style-name="Tabla106.B2" office:value-type="string">
            <text:p text:style-name="P380"><text:span text:style-name="T40">Secundario</text:span> <text:span text:style-name="T27">y real</text:span>.</text:p>
          </table:table-cell>
        </table:table-row>
        <table:table-row>
          <table:table-cell table:style-name="Tabla106.A2" office:value-type="string">
            <text:p text:style-name="P286">Referencias:</text:p>
          </table:table-cell>
          <table:table-cell table:style-name="Tabla106.B2" office:value-type="string">
            <text:p text:style-name="P544">CU01<text:span text:style-name="T35">1</text:span></text:p>
          </table:table-cell>
        </table:table-row>
      </table:table>
      <text:p text:style-name="P221"/>
      <text:p text:style-name="P174">Segunda sección:</text:p>
      <table:table table:name="Tabla107" table:style-name="Tabla107">
        <table:table-column table:style-name="Tabla107.A"/>
        <table:table-column table:style-name="Tabla107.B"/>
        <table:table-row>
          <table:table-cell table:style-name="Tabla107.A1" office:value-type="string">
            <text:p text:style-name="P318">Acción de los actores</text:p>
          </table:table-cell>
          <table:table-cell table:style-name="Tabla107.B1" office:value-type="string">
            <text:p text:style-name="P318">Respuestas del sistema</text:p>
          </table:table-cell>
        </table:table-row>
        <table:table-row>
          <table:table-cell table:style-name="Tabla107.A2" office:value-type="string">
            <text:p text:style-name="P422">1. Comienza cuando <text:span text:style-name="T4">el</text:span> <text:span text:style-name="T51">administrador</text:span> <text:span text:style-name="T18">presiona el botón “l</text:span><text:span text:style-name="T55">os exámenes de laboratorio más demandados en un intervalo de tiempo</text:span><text:span text:style-name="T18">” dentro de la barra de navegación.</text:span></text:p>
          </table:table-cell>
          <table:table-cell table:style-name="Tabla107.B2" office:value-type="string">
            <text:p text:style-name="P544">2. Se ejecuta el CU01<text:span text:style-name="T35">1</text:span></text:p>
          </table:table-cell>
        </table:table-row>
        <table:table-row>
          <table:table-cell table:style-name="Tabla107.A2" office:value-type="string">
            <text:p text:style-name="P421"/>
          </table:table-cell>
          <table:table-cell table:style-name="Tabla107.B2" office:value-type="string">
            <text:p text:style-name="P559">3. Se obtienen las fechas de intervalo.</text:p>
          </table:table-cell>
        </table:table-row>
        <table:table-row>
          <table:table-cell table:style-name="Tabla107.A2" office:value-type="string">
            <text:p text:style-name="P544"/>
          </table:table-cell>
          <table:table-cell table:style-name="Tabla107.B2" office:value-type="string">
            <text:p text:style-name="P483"><text:span text:style-name="T38">4.</text:span> Se <text:span text:style-name="T22">obtiene</text:span> <text:span text:style-name="T22">la</text:span> conexión con la base de datos</text:p>
          </table:table-cell>
        </table:table-row>
        <table:table-row table:style-name="Tabla107.5">
          <table:table-cell table:style-name="Tabla107.A2" office:value-type="string">
            <text:p text:style-name="P483"/>
          </table:table-cell>
          <table:table-cell table:style-name="Tabla107.B2" office:value-type="string">
            <text:p text:style-name="P484"><text:span text:style-name="T38">5.</text:span> Se hace una query para obtener <text:span text:style-name="T38">la lista de <text:s/>l</text:span><text:span text:style-name="T56">os exámenes de laboratorio más demandados en un intervalo de tiempo</text:span>,<text:span text:style-name="T38"> luego se obtienen los datos, </text:span>los cuales son: <text:span text:style-name="T52">(“Codigo examen”, </text:span><text:soft-page-break/><text:span text:style-name="T52">“nombre”, “costo”, “cantidad demandada”).</text:span></text:p>
          </table:table-cell>
        </table:table-row>
        <table:table-row table:style-name="Tabla107.5">
          <table:table-cell table:style-name="Tabla107.A2" office:value-type="string">
            <text:p text:style-name="P483"/>
          </table:table-cell>
          <table:table-cell table:style-name="Tabla107.B2" office:value-type="string">
            <text:p text:style-name="P483"><text:span text:style-name="T38">6</text:span>. Se colocan los datos obtenidos mediante 2 ciclos for dentro de un &lt;table&gt;.</text:p>
          </table:table-cell>
        </table:table-row>
      </table:table>
      <text:p text:style-name="P95"/>
      <text:p text:style-name="P174">Tercera sección: Casos alternos.</text:p>
      <text:p text:style-name="P95">Ninguno.</text:p>
      <text:p text:style-name="P254"/>
      <text:p text:style-name="P255">CASO DE USO DE ALTO NIVEL:</text:p>
      <table:table table:name="Tabla108" table:style-name="Tabla108">
        <table:table-column table:style-name="Tabla108.A"/>
        <table:table-column table:style-name="Tabla108.B"/>
        <table:table-row>
          <table:table-cell table:style-name="Tabla108.A1" office:value-type="string">
            <text:p text:style-name="P287">Número:</text:p>
          </table:table-cell>
          <table:table-cell table:style-name="Tabla108.B1" office:value-type="string">
            <text:p text:style-name="P351">CU0<text:span text:style-name="T50">37.</text:span></text:p>
          </table:table-cell>
        </table:table-row>
        <table:table-row>
          <table:table-cell table:style-name="Tabla108.A2" office:value-type="string">
            <text:p text:style-name="P287">Caso de Uso:</text:p>
          </table:table-cell>
          <table:table-cell table:style-name="Tabla108.B2" office:value-type="string">
            <text:p text:style-name="P616">Médicos con mayor cantidad de exámenes de laboratorio. </text:p>
          </table:table-cell>
        </table:table-row>
        <table:table-row>
          <table:table-cell table:style-name="Tabla108.A2" office:value-type="string">
            <text:p text:style-name="P287">Actores:</text:p>
          </table:table-cell>
          <table:table-cell table:style-name="Tabla108.B2" office:value-type="string">
            <text:p text:style-name="P531"><text:span text:style-name="T51">Administrador</text:span>.</text:p>
          </table:table-cell>
        </table:table-row>
        <table:table-row>
          <table:table-cell table:style-name="Tabla108.A2" office:value-type="string">
            <text:p text:style-name="P287"><text:span text:style-name="T1">Descripción</text:span>:</text:p>
          </table:table-cell>
          <table:table-cell table:style-name="Tabla108.B2" office:value-type="string">
            <text:p text:style-name="P617"><text:span text:style-name="T52">Se muestra un listado de l</text:span><text:span text:style-name="T53">os médicos con mayor cantidad de exámenes de laboratorio requeridos</text:span><text:span text:style-name="T52">. Se muestran los siguientes datos: (“Codigo medico”, “Nombre”, “N.Colegiado”, “DPI”, “Correo”, “Cantidad de examenes pedidos”). </text:span></text:p>
          </table:table-cell>
        </table:table-row>
        <table:table-row>
          <table:table-cell table:style-name="Tabla108.A2" office:value-type="string">
            <text:p text:style-name="P287">Tipo:</text:p>
          </table:table-cell>
          <table:table-cell table:style-name="Tabla108.B2" office:value-type="string">
            <text:p text:style-name="P516"><text:span text:style-name="T36">Secundario</text:span>.</text:p>
          </table:table-cell>
        </table:table-row>
      </table:table>
      <text:p text:style-name="P222"/>
      <text:p text:style-name="P143">EXTENDIDO: <text:span text:style-name="T2">Primera sección.</text:span></text:p>
      <table:table table:name="Tabla109" table:style-name="Tabla109">
        <table:table-column table:style-name="Tabla109.A"/>
        <table:table-column table:style-name="Tabla109.B"/>
        <table:table-row>
          <table:table-cell table:style-name="Tabla109.A1" office:value-type="string">
            <text:p text:style-name="P287">Número:</text:p>
          </table:table-cell>
          <table:table-cell table:style-name="Tabla109.B1" office:value-type="string">
            <text:p text:style-name="P351">CU<text:span text:style-name="T26">E</text:span>0<text:span text:style-name="T50">37.</text:span></text:p>
          </table:table-cell>
        </table:table-row>
        <table:table-row>
          <table:table-cell table:style-name="Tabla109.A2" office:value-type="string">
            <text:p text:style-name="P287">Caso de Uso:</text:p>
          </table:table-cell>
          <table:table-cell table:style-name="Tabla109.B2" office:value-type="string">
            <text:p text:style-name="P616">Médicos con mayor cantidad de exámenes de laboratorio. </text:p>
          </table:table-cell>
        </table:table-row>
        <table:table-row>
          <table:table-cell table:style-name="Tabla109.A2" office:value-type="string">
            <text:p text:style-name="P287">Actores:</text:p>
          </table:table-cell>
          <table:table-cell table:style-name="Tabla109.B2" office:value-type="string">
            <text:p text:style-name="P531"><text:span text:style-name="T51">Administrador</text:span>.</text:p>
          </table:table-cell>
        </table:table-row>
        <table:table-row>
          <table:table-cell table:style-name="Tabla109.A2" office:value-type="string">
            <text:p text:style-name="P287">Propósito:</text:p>
          </table:table-cell>
          <table:table-cell table:style-name="Tabla109.B2" office:value-type="string">
            <text:p text:style-name="P617"><text:span text:style-name="T52">Mostrar médicos</text:span> con mayor cantidad de <text:span text:style-name="T60">exámenes</text:span> de laboratorio requeridos en <text:span text:style-name="T60">un intervalo de tiempo.</text:span></text:p>
            <text:p text:style-name="P617"/>
          </table:table-cell>
        </table:table-row>
        <table:table-row>
          <table:table-cell table:style-name="Tabla109.A2" office:value-type="string">
            <text:p text:style-name="P287">Resumen:</text:p>
          </table:table-cell>
          <table:table-cell table:style-name="Tabla109.B2" office:value-type="string">
            <text:p text:style-name="P617"><text:span text:style-name="T52">Se muestra un listado de l</text:span><text:span text:style-name="T53">os médicos con mayor cantidad de exámenes de laboratorio requeridos</text:span><text:span text:style-name="T52">. Se muestran los siguientes datos: (“Codigo medico”, “Nombre”, “N.Colegiado”, “DPI”, “Correo”, “Cantidad de examenes pedidos”). </text:span></text:p>
          </table:table-cell>
        </table:table-row>
        <table:table-row>
          <table:table-cell table:style-name="Tabla109.A2" office:value-type="string">
            <text:p text:style-name="P287">Tipo:</text:p>
          </table:table-cell>
          <table:table-cell table:style-name="Tabla109.B2" office:value-type="string">
            <text:p text:style-name="P381"><text:span text:style-name="T40">Secundario</text:span> <text:span text:style-name="T27">y real</text:span>.</text:p>
          </table:table-cell>
        </table:table-row>
        <table:table-row>
          <table:table-cell table:style-name="Tabla109.A2" office:value-type="string">
            <text:p text:style-name="P287">Referencias:</text:p>
          </table:table-cell>
          <table:table-cell table:style-name="Tabla109.B2" office:value-type="string">
            <text:p text:style-name="P545">CU01<text:span text:style-name="T35">1</text:span></text:p>
          </table:table-cell>
        </table:table-row>
      </table:table>
      <text:p text:style-name="P222"/>
      <text:p text:style-name="P175">Segunda sección:</text:p>
      <table:table table:name="Tabla110" table:style-name="Tabla110">
        <table:table-column table:style-name="Tabla110.A"/>
        <table:table-column table:style-name="Tabla110.B"/>
        <table:table-row>
          <table:table-cell table:style-name="Tabla110.A1" office:value-type="string">
            <text:p text:style-name="P319">Acción de los actores</text:p>
          </table:table-cell>
          <table:table-cell table:style-name="Tabla110.B1" office:value-type="string">
            <text:p text:style-name="P319">Respuestas del sistema</text:p>
          </table:table-cell>
        </table:table-row>
        <table:table-row>
          <table:table-cell table:style-name="Tabla110.A2" office:value-type="string">
            <text:p text:style-name="P423">1. Comienza cuando <text:span text:style-name="T4">el</text:span> <text:span text:style-name="T51">administrador</text:span> <text:span text:style-name="T18">presiona el botón “Los médicos con mayor cantidad de exámenes de laboratorio requeridos” dentro de la barra de navegación.</text:span></text:p>
          </table:table-cell>
          <table:table-cell table:style-name="Tabla110.B2" office:value-type="string">
            <text:p text:style-name="P545">2. Se ejecuta el CU01<text:span text:style-name="T35">1</text:span></text:p>
          </table:table-cell>
        </table:table-row>
        <table:table-row>
          <table:table-cell table:style-name="Tabla110.A2" office:value-type="string">
            <text:p text:style-name="P423"/>
          </table:table-cell>
          <table:table-cell table:style-name="Tabla110.B2" office:value-type="string">
            <text:p text:style-name="P560">3. Se obtienen las fechas de intervalo.</text:p>
          </table:table-cell>
        </table:table-row>
        <table:table-row>
          <table:table-cell table:style-name="Tabla110.A2" office:value-type="string">
            <text:p text:style-name="P545"/>
          </table:table-cell>
          <table:table-cell table:style-name="Tabla110.B2" office:value-type="string">
            <text:p text:style-name="P485"><text:span text:style-name="T38">4.</text:span> Se <text:span text:style-name="T22">obtiene</text:span> <text:span text:style-name="T22">la</text:span> conexión con la base de datos</text:p>
          </table:table-cell>
        </table:table-row>
        <table:table-row table:style-name="Tabla110.5">
          <table:table-cell table:style-name="Tabla110.A2" office:value-type="string">
            <text:p text:style-name="P485"/>
          </table:table-cell>
          <table:table-cell table:style-name="Tabla110.B2" office:value-type="string">
            <text:p text:style-name="P485"><text:span text:style-name="T38">5.</text:span> Se hace una query para obtener <text:span text:style-name="T38">la lista de <text:s/>l</text:span><text:span text:style-name="T56">os </text:span><text:span text:style-name="T54">médicos</text:span><text:span text:style-name="T56"> con mayor cantidad de </text:span><text:span text:style-name="T57">exámenes</text:span><text:span text:style-name="T56"> de laboratorio requeridos en </text:span><text:span text:style-name="T57">un intervalo de tiempo</text:span>,<text:span text:style-name="T38"> luego se obtienen los datos, </text:span>los cuales son: <text:span text:style-name="T52"><text:s/>(“Codigo medico”, “Nombre”, “N.Colegiado”, “DPI”, “Correo”, “Cantidad de </text:span><text:soft-page-break/><text:span text:style-name="T52">examenes pedidos”).</text:span></text:p>
          </table:table-cell>
        </table:table-row>
        <table:table-row table:style-name="Tabla110.5">
          <table:table-cell table:style-name="Tabla110.A2" office:value-type="string">
            <text:p text:style-name="P485"/>
          </table:table-cell>
          <table:table-cell table:style-name="Tabla110.B2" office:value-type="string">
            <text:p text:style-name="P485"><text:span text:style-name="T38">6</text:span>. Se colocan los datos obtenidos mediante 2 ciclos for dentro de un &lt;table&gt;.</text:p>
          </table:table-cell>
        </table:table-row>
      </table:table>
      <text:p text:style-name="P97"/>
      <text:p text:style-name="P175">Tercera sección: Casos alternos.</text:p>
      <text:p text:style-name="P97">Ninguno.</text:p>
      <text:p text:style-name="P97"/>
      <text:p text:style-name="P255">CASO DE USO DE ALTO NIVEL:</text:p>
      <table:table table:name="Tabla111" table:style-name="Tabla111">
        <table:table-column table:style-name="Tabla111.A"/>
        <table:table-column table:style-name="Tabla111.B"/>
        <table:table-row>
          <table:table-cell table:style-name="Tabla111.A1" office:value-type="string">
            <text:p text:style-name="P287">Número:</text:p>
          </table:table-cell>
          <table:table-cell table:style-name="Tabla111.B1" office:value-type="string">
            <text:p text:style-name="P351">CU0<text:span text:style-name="T50">38.</text:span></text:p>
          </table:table-cell>
        </table:table-row>
        <table:table-row>
          <table:table-cell table:style-name="Tabla111.A2" office:value-type="string">
            <text:p text:style-name="P287">Caso de Uso:</text:p>
          </table:table-cell>
          <table:table-cell table:style-name="Tabla111.B2" office:value-type="string">
            <text:p text:style-name="P618">Ingresos obtenidos por paciente.</text:p>
          </table:table-cell>
        </table:table-row>
        <table:table-row>
          <table:table-cell table:style-name="Tabla111.A2" office:value-type="string">
            <text:p text:style-name="P287">Actores:</text:p>
          </table:table-cell>
          <table:table-cell table:style-name="Tabla111.B2" office:value-type="string">
            <text:p text:style-name="P531"><text:span text:style-name="T51">Administrador</text:span>.</text:p>
          </table:table-cell>
        </table:table-row>
        <table:table-row>
          <table:table-cell table:style-name="Tabla111.A2" office:value-type="string">
            <text:p text:style-name="P287"><text:span text:style-name="T1">Descripción</text:span>:</text:p>
          </table:table-cell>
          <table:table-cell table:style-name="Tabla111.B2" office:value-type="string">
            <text:p text:style-name="P619">Se muestran los ingresos obtenidos en un intervalo de tiempo, separados por ingresos totales obtenidos por paciente, los ingresos obtenidos por citas medicas, por de examen de laboratorio y sus respectivos detalles. </text:p>
            <text:p text:style-name="P619">Para los ingresos totales, <text:span text:style-name="T61">por citas y por examenes de laboratorio</text:span> se obtienen los datos (“<text:span text:style-name="T61">Codigo paciente</text:span>”, “<text:span text:style-name="T61">Total</text:span>”, “<text:span text:style-name="T61">Nombre</text:span>”, “<text:span text:style-name="T61">Sexo</text:span>”, “<text:span text:style-name="T61">DPI</text:span>”, “<text:span text:style-name="T61">Correo</text:span>”).</text:p>
            <text:p text:style-name="P620">Para los detalles de ingresos por citas se obtienen los datos (“Cod. Paciente”, “Especialidad”, “Costo”, “Cantidad”, “Subtotal”, “Nombre”, “Sexo”, “DPI”, “Correo”).</text:p>
            <text:p text:style-name="P620">Para los detalles de ingresos por exámenes se obtienen los datos (“Cod. Paciente”, “Cod. Examen”, “cantidad”, “costo”, “subtotal examen”, “Nombre”, “sexo”, “DPI”, “Correo”).</text:p>
            <text:p text:style-name="P620"/>
          </table:table-cell>
        </table:table-row>
        <table:table-row>
          <table:table-cell table:style-name="Tabla111.A2" office:value-type="string">
            <text:p text:style-name="P287">Tipo:</text:p>
          </table:table-cell>
          <table:table-cell table:style-name="Tabla111.B2" office:value-type="string">
            <text:p text:style-name="P516"><text:span text:style-name="T61">Primario</text:span>.</text:p>
          </table:table-cell>
        </table:table-row>
      </table:table>
      <text:p text:style-name="P222"/>
      <text:p text:style-name="P143">EXTENDIDO: <text:span text:style-name="T2">Primera sección.</text:span></text:p>
      <table:table table:name="Tabla112" table:style-name="Tabla112">
        <table:table-column table:style-name="Tabla112.A"/>
        <table:table-column table:style-name="Tabla112.B"/>
        <table:table-row>
          <table:table-cell table:style-name="Tabla112.A1" office:value-type="string">
            <text:p text:style-name="P287">Número:</text:p>
          </table:table-cell>
          <table:table-cell table:style-name="Tabla112.B1" office:value-type="string">
            <text:p text:style-name="P351">CU<text:span text:style-name="T26">E</text:span>0<text:span text:style-name="T50">38.</text:span></text:p>
          </table:table-cell>
        </table:table-row>
        <table:table-row>
          <table:table-cell table:style-name="Tabla112.A2" office:value-type="string">
            <text:p text:style-name="P287">Caso de Uso:</text:p>
          </table:table-cell>
          <table:table-cell table:style-name="Tabla112.B2" office:value-type="string">
            <text:p text:style-name="P619">Ingresos obtenidos por paciente.</text:p>
          </table:table-cell>
        </table:table-row>
        <table:table-row>
          <table:table-cell table:style-name="Tabla112.A2" office:value-type="string">
            <text:p text:style-name="P287">Actores:</text:p>
          </table:table-cell>
          <table:table-cell table:style-name="Tabla112.B2" office:value-type="string">
            <text:p text:style-name="P531"><text:span text:style-name="T51">Administrador</text:span>.</text:p>
          </table:table-cell>
        </table:table-row>
        <table:table-row>
          <table:table-cell table:style-name="Tabla112.A2" office:value-type="string">
            <text:p text:style-name="P287">Propósito:</text:p>
          </table:table-cell>
          <table:table-cell table:style-name="Tabla112.B2" office:value-type="string">
            <text:p text:style-name="P617"><text:span text:style-name="T52">Mostrar los ingresos obtenidos por pacientes, mostrando detalles de ingresos por citas, por exámenes y totales.</text:span></text:p>
            <text:p text:style-name="P617"/>
          </table:table-cell>
        </table:table-row>
        <table:table-row>
          <table:table-cell table:style-name="Tabla112.A2" office:value-type="string">
            <text:p text:style-name="P287">Resumen:</text:p>
          </table:table-cell>
          <table:table-cell table:style-name="Tabla112.B2" office:value-type="string">
            <text:p text:style-name="P619">Se muestran los ingresos obtenidos en un intervalo de tiempo, separados por ingresos totales obtenidos por paciente, los ingresos obtenidos por citas medicas, por de examen de laboratorio y sus respectivos detalles. </text:p>
            <text:p text:style-name="P619">Para los ingresos totales, <text:span text:style-name="T61">por citas y por examenes de laboratorio</text:span> se obtienen los datos (“<text:span text:style-name="T61">Codigo paciente</text:span>”, “<text:span text:style-name="T61">Total</text:span>”, “<text:span text:style-name="T61">Nombre</text:span>”, “<text:span text:style-name="T61">Sexo</text:span>”, “<text:span text:style-name="T61">DPI</text:span>”, “<text:span text:style-name="T61">Correo</text:span>”).</text:p>
            <text:p text:style-name="P620">Para los detalles de ingresos por citas se obtienen los datos (“Cod. Paciente”, “Especialidad”, “Costo”, “Cantidad”, “Subtotal”, “Nombre”, “Sexo”, “DPI”, “Correo”).</text:p>
            <text:p text:style-name="P620">Para los detalles de ingresos por exámenes se obtienen los datos <text:bookmark-start text:name="__DdeLink__921_909322629"/>(“Cod. Paciente”, “Cod. Examen”, “cantidad”, “costo”, “subtotal examen”, “Nombre”, “sexo”, “DPI”, “Correo”).<text:bookmark-end text:name="__DdeLink__921_909322629"/></text:p>
          </table:table-cell>
        </table:table-row>
        <table:table-row>
          <table:table-cell table:style-name="Tabla112.A2" office:value-type="string">
            <text:p text:style-name="P287">Tipo:</text:p>
          </table:table-cell>
          <table:table-cell table:style-name="Tabla112.B2" office:value-type="string">
            <text:p text:style-name="P381"><text:span text:style-name="T61">Primario</text:span> <text:span text:style-name="T27">y real</text:span>.</text:p>
          </table:table-cell>
        </table:table-row>
        <table:table-row>
          <table:table-cell table:style-name="Tabla112.A2" office:value-type="string">
            <text:p text:style-name="P287">Referencias:</text:p>
          </table:table-cell>
          <table:table-cell table:style-name="Tabla112.B2" office:value-type="string">
            <text:p text:style-name="P545">CU01<text:span text:style-name="T35">1</text:span></text:p>
          </table:table-cell>
        </table:table-row>
      </table:table>
      <text:p text:style-name="P222"/>
      <text:p text:style-name="P175"><text:soft-page-break/>Segunda sección:</text:p>
      <table:table table:name="Tabla113" table:style-name="Tabla113">
        <table:table-column table:style-name="Tabla113.A"/>
        <table:table-column table:style-name="Tabla113.B"/>
        <table:table-row>
          <table:table-cell table:style-name="Tabla113.A1" office:value-type="string">
            <text:p text:style-name="P319">Acción de los actores</text:p>
          </table:table-cell>
          <table:table-cell table:style-name="Tabla113.B1" office:value-type="string">
            <text:p text:style-name="P319">Respuestas del sistema</text:p>
          </table:table-cell>
        </table:table-row>
        <table:table-row>
          <table:table-cell table:style-name="Tabla113.A2" office:value-type="string">
            <text:p text:style-name="P423">1. Comienza cuando <text:span text:style-name="T4">el</text:span> <text:span text:style-name="T51">administrador</text:span> <text:span text:style-name="T18">presiona el botón “Ingresos obtenidos por paciente” dentro de la barra de navegación.</text:span></text:p>
          </table:table-cell>
          <table:table-cell table:style-name="Tabla113.B2" office:value-type="string">
            <text:p text:style-name="P545">2. Se ejecuta el CU01<text:span text:style-name="T35">1</text:span></text:p>
          </table:table-cell>
        </table:table-row>
        <table:table-row>
          <table:table-cell table:style-name="Tabla113.A2" office:value-type="string">
            <text:p text:style-name="P423"/>
          </table:table-cell>
          <table:table-cell table:style-name="Tabla113.B2" office:value-type="string">
            <text:p text:style-name="P560">3. Se obtienen las fechas de intervalo.</text:p>
          </table:table-cell>
        </table:table-row>
        <table:table-row>
          <table:table-cell table:style-name="Tabla113.A2" office:value-type="string">
            <text:p text:style-name="P545"/>
          </table:table-cell>
          <table:table-cell table:style-name="Tabla113.B2" office:value-type="string">
            <text:p text:style-name="P485"><text:span text:style-name="T38">4.</text:span> Se <text:span text:style-name="T22">obtiene</text:span> <text:span text:style-name="T22">la</text:span> conexión con la base de datos</text:p>
          </table:table-cell>
        </table:table-row>
        <table:table-row table:style-name="Tabla113.5">
          <table:table-cell table:style-name="Tabla113.A2" office:value-type="string">
            <text:p text:style-name="P485"/>
          </table:table-cell>
          <table:table-cell table:style-name="Tabla113.B2" office:value-type="string">
            <text:p text:style-name="P486"><text:span text:style-name="T38">5.</text:span> Se hace una query para obtener <text:span text:style-name="T38">la lista de <text:s/>l</text:span><text:span text:style-name="T56">os </text:span><text:span text:style-name="T58">ingresos</text:span><text:span text:style-name="T56"> </text:span><text:span text:style-name="T58">totales obtenidos por paciente, se obtienen los datos </text:span><text:span text:style-name="T57"><text:s/>(“</text:span><text:span text:style-name="T58">Codigo paciente</text:span><text:span text:style-name="T57">”, “</text:span><text:span text:style-name="T58">Total</text:span><text:span text:style-name="T57">”, “</text:span><text:span text:style-name="T58">Nombre</text:span><text:span text:style-name="T57">”, “</text:span><text:span text:style-name="T58">Sexo</text:span><text:span text:style-name="T57">”, “</text:span><text:span text:style-name="T58">DPI</text:span><text:span text:style-name="T57">”, “</text:span><text:span text:style-name="T58">Correo</text:span><text:span text:style-name="T57">”).</text:span></text:p>
          </table:table-cell>
        </table:table-row>
        <table:table-row table:style-name="Tabla113.5">
          <table:table-cell table:style-name="Tabla113.A2" office:value-type="string">
            <text:p text:style-name="P485"/>
          </table:table-cell>
          <table:table-cell table:style-name="Tabla113.B2" office:value-type="string">
            <text:p text:style-name="P485"><text:span text:style-name="T38">6</text:span>. Se colocan los datos obtenidos mediante 2 ciclos for dentro de un &lt;table&gt;.</text:p>
          </table:table-cell>
        </table:table-row>
        <table:table-row table:style-name="Tabla113.5">
          <table:table-cell table:style-name="Tabla113.A2" office:value-type="string">
            <text:p text:style-name="P485"/>
          </table:table-cell>
          <table:table-cell table:style-name="Tabla113.B2" office:value-type="string">
            <text:p text:style-name="P486"><text:span text:style-name="T61">7.</text:span> Se hace una query para obtener <text:span text:style-name="T38">la lista de <text:s/>l</text:span><text:span text:style-name="T56">os </text:span><text:span text:style-name="T58">ingresos</text:span><text:span text:style-name="T56"> </text:span><text:span text:style-name="T58">obtenidos por citas por paciente, se obtienen los datos </text:span><text:span text:style-name="T57"><text:s/>(“</text:span><text:span text:style-name="T58">Codigo paciente</text:span><text:span text:style-name="T57">”, “</text:span><text:span text:style-name="T58">Total</text:span><text:span text:style-name="T57">”, “</text:span><text:span text:style-name="T58">Nombre</text:span><text:span text:style-name="T57">”, “</text:span><text:span text:style-name="T58">Sexo</text:span><text:span text:style-name="T57">”, “</text:span><text:span text:style-name="T58">DPI</text:span><text:span text:style-name="T57">”, “</text:span><text:span text:style-name="T58">Correo</text:span><text:span text:style-name="T57">”).</text:span></text:p>
          </table:table-cell>
        </table:table-row>
        <table:table-row table:style-name="Tabla113.5">
          <table:table-cell table:style-name="Tabla113.A2" office:value-type="string">
            <text:p text:style-name="P485"/>
          </table:table-cell>
          <table:table-cell table:style-name="Tabla113.B2" office:value-type="string">
            <text:p text:style-name="P485"><text:span text:style-name="T61">8</text:span>. Se colocan los datos obtenidos mediante 2 ciclos for dentro de un &lt;table&gt;.</text:p>
          </table:table-cell>
        </table:table-row>
        <table:table-row table:style-name="Tabla113.5">
          <table:table-cell table:style-name="Tabla113.A2" office:value-type="string">
            <text:p text:style-name="P485"/>
          </table:table-cell>
          <table:table-cell table:style-name="Tabla113.B2" office:value-type="string">
            <text:p text:style-name="P486"><text:span text:style-name="T61">9.</text:span> Se hace una query para obtener <text:span text:style-name="T38">la lista de <text:s/>l</text:span><text:span text:style-name="T56">os </text:span><text:span text:style-name="T58">detalles de <text:s/>ingresos</text:span><text:span text:style-name="T56"> </text:span><text:span text:style-name="T58">obtenidos por citas por paciente, se obtienen los datos (“Cod. Paciente”, “Especialidad”, “Costo”, “Cantidad”, “Subtotal”, “Nombre”, “Sexo”, “DPI”, “Correo”).</text:span></text:p>
          </table:table-cell>
        </table:table-row>
        <table:table-row table:style-name="Tabla113.5">
          <table:table-cell table:style-name="Tabla113.A2" office:value-type="string">
            <text:p text:style-name="P485"/>
          </table:table-cell>
          <table:table-cell table:style-name="Tabla113.B2" office:value-type="string">
            <text:p text:style-name="P485"><text:span text:style-name="T61">10</text:span>. Se colocan los datos obtenidos mediante 2 ciclos for dentro de un &lt;table&gt;.</text:p>
          </table:table-cell>
        </table:table-row>
        <table:table-row table:style-name="Tabla113.5">
          <table:table-cell table:style-name="Tabla113.A2" office:value-type="string">
            <text:p text:style-name="P485"/>
          </table:table-cell>
          <table:table-cell table:style-name="Tabla113.B2" office:value-type="string">
            <text:p text:style-name="P487"><text:span text:style-name="T61">11.</text:span> Se hace una query para obtener <text:span text:style-name="T38">la lista de <text:s/>l</text:span><text:span text:style-name="T56">os</text:span><text:span text:style-name="T58"> <text:s/>ingresos</text:span><text:span text:style-name="T56"> </text:span><text:span text:style-name="T58">obtenidos por </text:span><text:span text:style-name="T59">examenes</text:span><text:span text:style-name="T58"> por paciente, se obtienen los datos </text:span><text:span text:style-name="T57">(“</text:span><text:span text:style-name="T58">Codigo paciente</text:span><text:span text:style-name="T57">”, “</text:span><text:span text:style-name="T58">Total</text:span><text:span text:style-name="T57">”, “</text:span><text:span text:style-name="T58">Nombre</text:span><text:span text:style-name="T57">”, “</text:span><text:span text:style-name="T58">Sexo</text:span><text:span text:style-name="T57">”, “</text:span><text:span text:style-name="T58">DPI</text:span><text:span text:style-name="T57">”, “</text:span><text:span text:style-name="T58">Correo</text:span><text:span text:style-name="T57">”).</text:span></text:p>
          </table:table-cell>
        </table:table-row>
        <table:table-row table:style-name="Tabla113.5">
          <table:table-cell table:style-name="Tabla113.A2" office:value-type="string">
            <text:p text:style-name="P485"/>
          </table:table-cell>
          <table:table-cell table:style-name="Tabla113.B2" office:value-type="string">
            <text:p text:style-name="P485"><text:span text:style-name="T61">12.</text:span> Se colocan los datos obtenidos mediante 2 ciclos for dentro de un &lt;table&gt;.</text:p>
          </table:table-cell>
        </table:table-row>
        <table:table-row table:style-name="Tabla113.5">
          <table:table-cell table:style-name="Tabla113.A2" office:value-type="string">
            <text:p text:style-name="P485"/>
          </table:table-cell>
          <table:table-cell table:style-name="Tabla113.B2" office:value-type="string">
            <text:p text:style-name="P487"><text:span text:style-name="T61">13.</text:span> Se hace una query para obtener <text:span text:style-name="T38">la lista de <text:s/>l</text:span><text:span text:style-name="T56">os</text:span><text:span text:style-name="T58"> <text:s/></text:span><text:span text:style-name="T59">detalles de </text:span><text:span text:style-name="T58">ingresos</text:span><text:span text:style-name="T56"> </text:span><text:span text:style-name="T58">obtenidos por </text:span><text:span text:style-name="T59">examenes</text:span><text:span text:style-name="T58"> por paciente, se obtienen los datos (“Cod. Paciente”, “Cod. Examen”, “cantidad”, “costo”, “subtotal examen”, “Nombre”, “sexo”, “DPI”, “Correo”).</text:span></text:p>
          </table:table-cell>
        </table:table-row>
        <table:table-row table:style-name="Tabla113.5">
          <table:table-cell table:style-name="Tabla113.A2" office:value-type="string">
            <text:p text:style-name="P485"/>
          </table:table-cell>
          <table:table-cell table:style-name="Tabla113.B2" office:value-type="string">
            <text:p text:style-name="P485"><text:span text:style-name="T61">14.</text:span> Se colocan los datos obtenidos mediante 2 ciclos for dentro de un &lt;table&gt;.</text:p>
          </table:table-cell>
        </table:table-row>
      </table:table>
      <text:p text:style-name="P97"/>
      <text:p text:style-name="P175">Tercera sección: Casos alternos.</text:p>
      <text:p text:style-name="P97">Ninguno.</text:p>
      <text:p text:style-name="P97"/>
      <text:p text:style-name="P96"/>
      <text:p text:style-name="P98"><text:soft-page-break/></text:p>
      <text:p text:style-name="P256">CASO DE USO DE ALTO NIVEL:</text:p>
      <table:table table:name="Tabla114" table:style-name="Tabla114">
        <table:table-column table:style-name="Tabla114.A"/>
        <table:table-column table:style-name="Tabla114.B"/>
        <table:table-row>
          <table:table-cell table:style-name="Tabla114.A1" office:value-type="string">
            <text:p text:style-name="P288">Número:</text:p>
          </table:table-cell>
          <table:table-cell table:style-name="Tabla114.B1" office:value-type="string">
            <text:p text:style-name="P352">CU0<text:span text:style-name="T62">39</text:span></text:p>
          </table:table-cell>
        </table:table-row>
        <table:table-row>
          <table:table-cell table:style-name="Tabla114.A2" office:value-type="string">
            <text:p text:style-name="P288">Caso de Uso:</text:p>
          </table:table-cell>
          <table:table-cell table:style-name="Tabla114.B2" office:value-type="string">
            <text:p text:style-name="P432"><text:span text:style-name="T18">M</text:span>ostrar listado de <text:span text:style-name="T62">laboratoristas.</text:span></text:p>
          </table:table-cell>
        </table:table-row>
        <table:table-row>
          <table:table-cell table:style-name="Tabla114.A2" office:value-type="string">
            <text:p text:style-name="P288">Actores:</text:p>
          </table:table-cell>
          <table:table-cell table:style-name="Tabla114.B2" office:value-type="string">
            <text:p text:style-name="P546">Administrador</text:p>
          </table:table-cell>
        </table:table-row>
        <table:table-row>
          <table:table-cell table:style-name="Tabla114.A2" office:value-type="string">
            <text:p text:style-name="P288"><text:span text:style-name="T1">Descripción</text:span>:</text:p>
          </table:table-cell>
          <table:table-cell table:style-name="Tabla114.B2" office:value-type="string">
            <text:p text:style-name="P461"><text:bookmark-start text:name="__DdeLink__768_9093226291"/>Se muestra una tabla con el listado de todos los <text:span text:style-name="T62">laboratoristas</text:span> disponibles en el sistema<text:bookmark-end text:name="__DdeLink__768_9093226291"/>, <text:span text:style-name="T62">se muestras los datos (“codigo”, ”nombre”, ”registro”, ”DPI”, ”telefono”, ”examen”, “correo”, “fecha de ingreso”).</text:span></text:p>
          </table:table-cell>
        </table:table-row>
        <table:table-row>
          <table:table-cell table:style-name="Tabla114.A2" office:value-type="string">
            <text:p text:style-name="P288">Tipo:</text:p>
          </table:table-cell>
          <table:table-cell table:style-name="Tabla114.B2" office:value-type="string">
            <text:p text:style-name="P382"><text:span text:style-name="T62">Secundario</text:span>.</text:p>
          </table:table-cell>
        </table:table-row>
      </table:table>
      <text:p text:style-name="P223"/>
      <text:p text:style-name="P144">EXTENDIDO: <text:span text:style-name="T2">Primera sección.</text:span></text:p>
      <table:table table:name="Tabla115" table:style-name="Tabla115">
        <table:table-column table:style-name="Tabla115.A"/>
        <table:table-column table:style-name="Tabla115.B"/>
        <table:table-row>
          <table:table-cell table:style-name="Tabla115.A1" office:value-type="string">
            <text:p text:style-name="P288">Número:</text:p>
          </table:table-cell>
          <table:table-cell table:style-name="Tabla115.B1" office:value-type="string">
            <text:p text:style-name="P352">CU<text:span text:style-name="T62">E</text:span>0<text:span text:style-name="T62">39</text:span></text:p>
          </table:table-cell>
        </table:table-row>
        <table:table-row>
          <table:table-cell table:style-name="Tabla115.A2" office:value-type="string">
            <text:p text:style-name="P288">Caso de Uso:</text:p>
          </table:table-cell>
          <table:table-cell table:style-name="Tabla115.B2" office:value-type="string">
            <text:p text:style-name="P432"><text:span text:style-name="T18">M</text:span>ostrar listado de <text:span text:style-name="T62">laboratoristas.</text:span></text:p>
          </table:table-cell>
        </table:table-row>
        <table:table-row>
          <table:table-cell table:style-name="Tabla115.A2" office:value-type="string">
            <text:p text:style-name="P288">Actores:</text:p>
          </table:table-cell>
          <table:table-cell table:style-name="Tabla115.B2" office:value-type="string">
            <text:p text:style-name="P546">Administrador</text:p>
          </table:table-cell>
        </table:table-row>
        <table:table-row>
          <table:table-cell table:style-name="Tabla115.A2" office:value-type="string">
            <text:p text:style-name="P288">Propósito:</text:p>
          </table:table-cell>
          <table:table-cell table:style-name="Tabla115.B2" office:value-type="string">
            <text:p text:style-name="P488"><text:span text:style-name="T63">Mostrar a todos los laboratoristas dentro del sistema.</text:span> </text:p>
          </table:table-cell>
        </table:table-row>
        <table:table-row>
          <table:table-cell table:style-name="Tabla115.A2" office:value-type="string">
            <text:p text:style-name="P288">Resumen:</text:p>
          </table:table-cell>
          <table:table-cell table:style-name="Tabla115.B2" office:value-type="string">
            <text:p text:style-name="P462">S<text:bookmark-start text:name="__DdeLink__768_90932262911"/>e muestra una tabla con el listado de todos los <text:span text:style-name="T62">laboratoristas</text:span> disponibles en el sistema<text:bookmark-end text:name="__DdeLink__768_90932262911"/>, <text:span text:style-name="T62">se muestras los datos </text:span><text:bookmark-start text:name="__DdeLink__929_909322629"/><text:span text:style-name="T62">(“codigo”, ”nombre”, ”registro”, ”DPI”, ”telefono”, ”examen”, “correo”, “fecha de ingreso”).</text:span><text:bookmark-end text:name="__DdeLink__929_909322629"/></text:p>
          </table:table-cell>
        </table:table-row>
        <table:table-row>
          <table:table-cell table:style-name="Tabla115.A2" office:value-type="string">
            <text:p text:style-name="P288">Tipo:</text:p>
          </table:table-cell>
          <table:table-cell table:style-name="Tabla115.B2" office:value-type="string">
            <text:p text:style-name="P382"><text:span text:style-name="T63">Secundario</text:span> <text:span text:style-name="T14">y</text:span> <text:span text:style-name="T18">Real.</text:span></text:p>
          </table:table-cell>
        </table:table-row>
        <table:table-row>
          <table:table-cell table:style-name="Tabla115.A2" office:value-type="string">
            <text:p text:style-name="P288">Referencias:</text:p>
          </table:table-cell>
          <table:table-cell table:style-name="Tabla115.B2" office:value-type="string">
            <text:p text:style-name="P393">Ninguno.</text:p>
          </table:table-cell>
        </table:table-row>
      </table:table>
      <text:p text:style-name="P223"/>
      <text:p text:style-name="P176">Segunda sección:</text:p>
      <table:table table:name="Tabla116" table:style-name="Tabla116">
        <table:table-column table:style-name="Tabla116.A"/>
        <table:table-column table:style-name="Tabla116.B"/>
        <table:table-row>
          <table:table-cell table:style-name="Tabla116.A1" office:value-type="string">
            <text:p text:style-name="P320">Acción de los actores</text:p>
          </table:table-cell>
          <table:table-cell table:style-name="Tabla116.B1" office:value-type="string">
            <text:p text:style-name="P320">Respuestas del sistema</text:p>
          </table:table-cell>
        </table:table-row>
        <table:table-row>
          <table:table-cell table:style-name="Tabla116.A2" office:value-type="string">
            <text:p text:style-name="P424">1. Comienza cuando <text:span text:style-name="T4">el</text:span> <text:span text:style-name="T63">administrador</text:span> <text:span text:style-name="T18">presiona un boton dentro de la barra de navegación llamado “Ver y modificar laboratoristas”.</text:span></text:p>
          </table:table-cell>
          <table:table-cell table:style-name="Tabla116.B2" office:value-type="string">
            <text:p text:style-name="P488">2. Se <text:span text:style-name="T22">obtiene</text:span> <text:span text:style-name="T22">la</text:span> conexión con la base de datos</text:p>
          </table:table-cell>
        </table:table-row>
        <table:table-row>
          <table:table-cell table:style-name="Tabla116.A2" office:value-type="string">
            <text:p text:style-name="P424"/>
          </table:table-cell>
          <table:table-cell table:style-name="Tabla116.B2" office:value-type="string">
            <text:p text:style-name="P489">3. Se hace una query para obtener <text:span text:style-name="T63">el listado completo de los laboratoristas, se obtienen datos</text:span>, los cuales son: <text:span text:style-name="T62">(“codigo”, ”nombre”, ”registro”, ”DPI”, ”telefono”, ”examen”, “correo”, “fecha de ingreso”).</text:span></text:p>
          </table:table-cell>
        </table:table-row>
        <table:table-row>
          <table:table-cell table:style-name="Tabla116.A2" office:value-type="string">
            <text:p text:style-name="P424"/>
          </table:table-cell>
          <table:table-cell table:style-name="Tabla116.B2" office:value-type="string">
            <text:p text:style-name="P488">4. Se colocan los datos obtenidos mediante 2 ciclos for dentro de un &lt;table&gt;.</text:p>
          </table:table-cell>
        </table:table-row>
        <table:table-row table:style-name="Tabla116.5">
          <table:table-cell table:style-name="Tabla116.A2" office:value-type="string">
            <text:p text:style-name="P424"/>
          </table:table-cell>
          <table:table-cell table:style-name="Tabla116.B2" office:value-type="string">
            <text:p text:style-name="P488">5. Se agrega un &lt;select&gt; para que el usuario realice otra acción, <text:span text:style-name="T34">con el codigo de laboratorista.</text:span></text:p>
          </table:table-cell>
        </table:table-row>
        <table:table-row table:style-name="Tabla116.5">
          <table:table-cell table:style-name="Tabla116.A2" office:value-type="string">
            <text:p text:style-name="P546">6. El usuario presiona el boton “siguiente”</text:p>
          </table:table-cell>
          <table:table-cell table:style-name="Tabla116.B2" office:value-type="string">
            <text:p text:style-name="P546">7. Se direcciona a otra pagina.</text:p>
          </table:table-cell>
        </table:table-row>
      </table:table>
      <text:p text:style-name="P187"/>
      <text:p text:style-name="P176">Tercera sección: Casos alternos.</text:p>
      <text:p text:style-name="P98">Ninguno.</text:p>
      <text:p text:style-name="P98"/>
      <text:p text:style-name="P98"/>
      <text:p text:style-name="P98"/>
      <text:p text:style-name="P257"><text:soft-page-break/>CASO DE USO DE ALTO NIVEL:</text:p>
      <table:table table:name="Tabla117" table:style-name="Tabla117">
        <table:table-column table:style-name="Tabla117.A"/>
        <table:table-column table:style-name="Tabla117.B"/>
        <table:table-row>
          <table:table-cell table:style-name="Tabla117.A1" office:value-type="string">
            <text:p text:style-name="P289">Número:</text:p>
          </table:table-cell>
          <table:table-cell table:style-name="Tabla117.B1" office:value-type="string">
            <text:p text:style-name="P353">CU0<text:span text:style-name="T63">40</text:span></text:p>
          </table:table-cell>
        </table:table-row>
        <table:table-row>
          <table:table-cell table:style-name="Tabla117.A2" office:value-type="string">
            <text:p text:style-name="P289">Caso de Uso:</text:p>
          </table:table-cell>
          <table:table-cell table:style-name="Tabla117.B2" office:value-type="string">
            <text:p text:style-name="P451">Modificar pacientes.</text:p>
          </table:table-cell>
        </table:table-row>
        <table:table-row>
          <table:table-cell table:style-name="Tabla117.A2" office:value-type="string">
            <text:p text:style-name="P289">Actores:</text:p>
          </table:table-cell>
          <table:table-cell table:style-name="Tabla117.B2" office:value-type="string">
            <text:p text:style-name="P547">Administrador, <text:span text:style-name="T64">Paciente</text:span></text:p>
          </table:table-cell>
        </table:table-row>
        <table:table-row>
          <table:table-cell table:style-name="Tabla117.A2" office:value-type="string">
            <text:p text:style-name="P289"><text:span text:style-name="T1">Descripción</text:span>:</text:p>
          </table:table-cell>
          <table:table-cell table:style-name="Tabla117.B2" office:value-type="string">
            <text:p text:style-name="P462"><text:bookmark-start text:name="__DdeLink__768_90932262912"/>Se muestra <text:bookmark-end text:name="__DdeLink__768_90932262912"/><text:span text:style-name="T64">cargan los siguientes datos del paciente seleccionado (“codigo”, “nombre”, “sexo”, “birth”, “DPI”, “telefono”, “tipo de sangre”, “correo”). Luego el usuario puede modificar los datos. </text:span></text:p>
          </table:table-cell>
        </table:table-row>
        <table:table-row>
          <table:table-cell table:style-name="Tabla117.A2" office:value-type="string">
            <text:p text:style-name="P289">Tipo:</text:p>
          </table:table-cell>
          <table:table-cell table:style-name="Tabla117.B2" office:value-type="string">
            <text:p text:style-name="P383"><text:span text:style-name="T62">Secundario</text:span>.</text:p>
          </table:table-cell>
        </table:table-row>
      </table:table>
      <text:p text:style-name="P224"/>
      <text:p text:style-name="P145">EXTENDIDO: <text:span text:style-name="T2">Primera sección.</text:span></text:p>
      <table:table table:name="Tabla118" table:style-name="Tabla118">
        <table:table-column table:style-name="Tabla118.A"/>
        <table:table-column table:style-name="Tabla118.B"/>
        <table:table-row>
          <table:table-cell table:style-name="Tabla118.A1" office:value-type="string">
            <text:p text:style-name="P289">Número:</text:p>
          </table:table-cell>
          <table:table-cell table:style-name="Tabla118.B1" office:value-type="string">
            <text:p text:style-name="P353">CU<text:span text:style-name="T62">E</text:span>0<text:span text:style-name="T65">40</text:span></text:p>
          </table:table-cell>
        </table:table-row>
        <table:table-row>
          <table:table-cell table:style-name="Tabla118.A2" office:value-type="string">
            <text:p text:style-name="P289">Caso de Uso:</text:p>
          </table:table-cell>
          <table:table-cell table:style-name="Tabla118.B2" office:value-type="string">
            <text:p text:style-name="P451">Modificar paciente<text:span text:style-name="T64">s</text:span>.</text:p>
          </table:table-cell>
        </table:table-row>
        <table:table-row>
          <table:table-cell table:style-name="Tabla118.A2" office:value-type="string">
            <text:p text:style-name="P289">Actores:</text:p>
          </table:table-cell>
          <table:table-cell table:style-name="Tabla118.B2" office:value-type="string">
            <text:p text:style-name="P547">Administrador, <text:span text:style-name="T64">Paciente</text:span></text:p>
          </table:table-cell>
        </table:table-row>
        <table:table-row>
          <table:table-cell table:style-name="Tabla118.A2" office:value-type="string">
            <text:p text:style-name="P289">Propósito:</text:p>
          </table:table-cell>
          <table:table-cell table:style-name="Tabla118.B2" office:value-type="string">
            <text:p text:style-name="P621">Modificar el registro de un paciente dentro del sistema.</text:p>
          </table:table-cell>
        </table:table-row>
        <table:table-row>
          <table:table-cell table:style-name="Tabla118.A2" office:value-type="string">
            <text:p text:style-name="P289">Resumen:</text:p>
          </table:table-cell>
          <table:table-cell table:style-name="Tabla118.B2" office:value-type="string">
            <text:p text:style-name="P463"><text:bookmark-start text:name="__DdeLink__768_909322629121"/>Se muestra <text:bookmark-end text:name="__DdeLink__768_909322629121"/><text:span text:style-name="T64">cargan los siguientes datos del paciente seleccionado </text:span><text:bookmark-start text:name="__DdeLink__941_909322629"/><text:span text:style-name="T64">(“codigo”, “nombre”, “sexo”, “birth”, “DPI”, “telefono”, “tipo de sangre”, “correo”).</text:span><text:bookmark-end text:name="__DdeLink__941_909322629"/><text:span text:style-name="T64"> Luego el usuario puede modificar los datos. </text:span></text:p>
          </table:table-cell>
        </table:table-row>
        <table:table-row>
          <table:table-cell table:style-name="Tabla118.A2" office:value-type="string">
            <text:p text:style-name="P289">Tipo:</text:p>
          </table:table-cell>
          <table:table-cell table:style-name="Tabla118.B2" office:value-type="string">
            <text:p text:style-name="P383"><text:span text:style-name="T63">Secundario</text:span> <text:span text:style-name="T14">y</text:span> <text:span text:style-name="T18">Real.</text:span></text:p>
          </table:table-cell>
        </table:table-row>
        <table:table-row>
          <table:table-cell table:style-name="Tabla118.A2" office:value-type="string">
            <text:p text:style-name="P289">Referencias:</text:p>
          </table:table-cell>
          <table:table-cell table:style-name="Tabla118.B2" office:value-type="string">
            <text:p text:style-name="P621">CU017</text:p>
          </table:table-cell>
        </table:table-row>
      </table:table>
      <text:p text:style-name="P224"/>
      <text:p text:style-name="P177">Segunda sección:</text:p>
      <table:table table:name="Tabla119" table:style-name="Tabla119">
        <table:table-column table:style-name="Tabla119.A"/>
        <table:table-column table:style-name="Tabla119.B"/>
        <table:table-row>
          <table:table-cell table:style-name="Tabla119.A1" office:value-type="string">
            <text:p text:style-name="P321">Acción de los actores</text:p>
          </table:table-cell>
          <table:table-cell table:style-name="Tabla119.B1" office:value-type="string">
            <text:p text:style-name="P321">Respuestas del sistema</text:p>
          </table:table-cell>
        </table:table-row>
        <table:table-row>
          <table:table-cell table:style-name="Tabla119.A2" office:value-type="string">
            <text:p text:style-name="P425">1. Comienza cuando <text:span text:style-name="T4">el</text:span> <text:span text:style-name="T63">administrador</text:span> <text:span text:style-name="T18">presiona un boton “siguiente” dentro del listado de pacientes.</text:span></text:p>
          </table:table-cell>
          <table:table-cell table:style-name="Tabla119.B2" office:value-type="string">
            <text:p text:style-name="P621">2. Se obtiene el código del paciente.</text:p>
          </table:table-cell>
        </table:table-row>
        <table:table-row>
          <table:table-cell table:style-name="Tabla119.A2" office:value-type="string">
            <text:p text:style-name="P425"/>
          </table:table-cell>
          <table:table-cell table:style-name="Tabla119.B2" office:value-type="string">
            <text:p text:style-name="P490"><text:span text:style-name="T64">3</text:span>. Se <text:span text:style-name="T22">obtiene</text:span> <text:span text:style-name="T22">la</text:span> conexión con la base de datos</text:p>
          </table:table-cell>
        </table:table-row>
        <table:table-row>
          <table:table-cell table:style-name="Tabla119.A2" office:value-type="string">
            <text:p text:style-name="P425"/>
          </table:table-cell>
          <table:table-cell table:style-name="Tabla119.B2" office:value-type="string">
            <text:p text:style-name="P490"><text:span text:style-name="T64">4</text:span>. Se hace una query para obtener <text:span text:style-name="T64">los datos del paciente seleccionado</text:span>, los cuales son: <text:span text:style-name="T64">(“codigo”, “nombre”, “sexo”, “birth”, “DPI”, “telefono”, “tipo de sangre”, “correo”).</text:span></text:p>
          </table:table-cell>
        </table:table-row>
        <table:table-row>
          <table:table-cell table:style-name="Tabla119.A2" office:value-type="string">
            <text:p text:style-name="P425"/>
          </table:table-cell>
          <table:table-cell table:style-name="Tabla119.B2" office:value-type="string">
            <text:p text:style-name="P489"><text:span text:style-name="T64">5</text:span>. Se colocan los datos obtenidos <text:span text:style-name="T64">en input de tipo texto, que posteriormente pueden ser modificados.</text:span></text:p>
          </table:table-cell>
        </table:table-row>
        <table:table-row>
          <table:table-cell table:style-name="Tabla119.A2" office:value-type="string">
            <text:p text:style-name="P425"/>
          </table:table-cell>
          <table:table-cell table:style-name="Tabla119.B2" office:value-type="string">
            <text:p text:style-name="P489"><text:span text:style-name="T64">6</text:span>. Se agrega un <text:span text:style-name="T64">campo de texto de tipo password, que estará vacío. </text:span></text:p>
          </table:table-cell>
        </table:table-row>
        <table:table-row table:style-name="Tabla119.7">
          <table:table-cell table:style-name="Tabla119.A2" office:value-type="string">
            <text:p text:style-name="P425"/>
          </table:table-cell>
          <table:table-cell table:style-name="Tabla119.B2" office:value-type="string">
            <text:p text:style-name="P621">7. Se agregan los botones de <text:span text:style-name="T65">restaurar y Actualizar.</text:span></text:p>
          </table:table-cell>
        </table:table-row>
        <table:table-row table:style-name="Tabla119.7">
          <table:table-cell table:style-name="Tabla119.A2" office:value-type="string">
            <text:p text:style-name="P624">8. El usuario cambia los campos a editar.</text:p>
          </table:table-cell>
          <table:table-cell table:style-name="Tabla119.B2" office:value-type="string">
            <text:p text:style-name="P547"/>
          </table:table-cell>
        </table:table-row>
        <table:table-row table:style-name="Tabla119.7">
          <table:table-cell table:style-name="Tabla119.A2" office:value-type="string">
            <text:p text:style-name="P624">9. Presiona el botón de “actualizar”.</text:p>
          </table:table-cell>
          <table:table-cell table:style-name="Tabla119.B2" office:value-type="string">
            <text:p text:style-name="P624">10. Se obtiene la conexión con la base de datos.</text:p>
          </table:table-cell>
        </table:table-row>
        <table:table-row table:style-name="Tabla119.7">
          <table:table-cell table:style-name="Tabla119.A2" office:value-type="string">
            <text:p text:style-name="P624"/>
          </table:table-cell>
          <table:table-cell table:style-name="Tabla119.B2" office:value-type="string">
            <text:p text:style-name="P624">11. Se envían los datos al servlet <text:soft-page-break/>ControladorActualizarRegistro.</text:p>
          </table:table-cell>
        </table:table-row>
        <table:table-row table:style-name="Tabla119.7">
          <table:table-cell table:style-name="Tabla119.A2" office:value-type="string">
            <text:p text:style-name="P624"/>
          </table:table-cell>
          <table:table-cell table:style-name="Tabla119.B2" office:value-type="string">
            <text:p text:style-name="P624">12. Se realiza la actualización.</text:p>
          </table:table-cell>
        </table:table-row>
        <table:table-row table:style-name="Tabla119.7">
          <table:table-cell table:style-name="Tabla119.A2" office:value-type="string">
            <text:p text:style-name="P624"/>
          </table:table-cell>
          <table:table-cell table:style-name="Tabla119.B2" office:value-type="string">
            <text:p text:style-name="P624">13. Se verifica si se realizó el registro.</text:p>
          </table:table-cell>
        </table:table-row>
        <table:table-row table:style-name="Tabla119.7">
          <table:table-cell table:style-name="Tabla119.A2" office:value-type="string">
            <text:p text:style-name="P624"/>
          </table:table-cell>
          <table:table-cell table:style-name="Tabla119.B2" office:value-type="string">
            <text:p text:style-name="P624">14. Se muestra en pantalla que se registro se realizó de forma correcta.</text:p>
          </table:table-cell>
        </table:table-row>
      </table:table>
      <text:p text:style-name="P188"/>
      <text:p text:style-name="P177">Tercera sección: Casos alternos.</text:p>
      <text:p text:style-name="P114">9. El usuario presiona actualizar pero deja campos de texto en blanco, se le notifica que debe de rellenar todos los campos.</text:p>
      <text:p text:style-name="P114">9. El usuario presiona el botón Restaurar, y se regresan los valores a sus valores originales.</text:p>
      <text:p text:style-name="P114">14. No se realiza el registro, se muestra al usuario que no se realizó el registro.</text:p>
      <text:p text:style-name="P114"/>
      <text:p text:style-name="P258">CASO DE USO DE ALTO NIVEL:</text:p>
      <table:table table:name="Tabla120" table:style-name="Tabla120">
        <table:table-column table:style-name="Tabla120.A"/>
        <table:table-column table:style-name="Tabla120.B"/>
        <table:table-row>
          <table:table-cell table:style-name="Tabla120.A1" office:value-type="string">
            <text:p text:style-name="P290">Número:</text:p>
          </table:table-cell>
          <table:table-cell table:style-name="Tabla120.B1" office:value-type="string">
            <text:p text:style-name="P354">CU0<text:span text:style-name="T63">41</text:span></text:p>
          </table:table-cell>
        </table:table-row>
        <table:table-row>
          <table:table-cell table:style-name="Tabla120.A2" office:value-type="string">
            <text:p text:style-name="P290">Caso de Uso:</text:p>
          </table:table-cell>
          <table:table-cell table:style-name="Tabla120.B2" office:value-type="string">
            <text:p text:style-name="P452">Modificar pacientes.</text:p>
          </table:table-cell>
        </table:table-row>
        <table:table-row>
          <table:table-cell table:style-name="Tabla120.A2" office:value-type="string">
            <text:p text:style-name="P290">Actores:</text:p>
          </table:table-cell>
          <table:table-cell table:style-name="Tabla120.B2" office:value-type="string">
            <text:p text:style-name="P548">Administrador, <text:span text:style-name="T65">Doctor</text:span></text:p>
          </table:table-cell>
        </table:table-row>
        <table:table-row>
          <table:table-cell table:style-name="Tabla120.A2" office:value-type="string">
            <text:p text:style-name="P290"><text:span text:style-name="T1">Descripción</text:span>:</text:p>
          </table:table-cell>
          <table:table-cell table:style-name="Tabla120.B2" office:value-type="string">
            <text:p text:style-name="P464"><text:bookmark-start text:name="__DdeLink__768_909322629122"/>Se muestra <text:bookmark-end text:name="__DdeLink__768_909322629122"/><text:span text:style-name="T64">cargan los siguientes datos del medico seleccionado (“codigo”, “nombre”, “colegiado”, “DPI”, “correo”, “trabajo”). Luego el usuario puede modificar los datos. </text:span></text:p>
          </table:table-cell>
        </table:table-row>
        <table:table-row>
          <table:table-cell table:style-name="Tabla120.A2" office:value-type="string">
            <text:p text:style-name="P290">Tipo:</text:p>
          </table:table-cell>
          <table:table-cell table:style-name="Tabla120.B2" office:value-type="string">
            <text:p text:style-name="P384"><text:span text:style-name="T62">Secundario</text:span>.</text:p>
          </table:table-cell>
        </table:table-row>
      </table:table>
      <text:p text:style-name="P225"/>
      <text:p text:style-name="P146">EXTENDIDO: <text:span text:style-name="T2">Primera sección.</text:span></text:p>
      <table:table table:name="Tabla121" table:style-name="Tabla121">
        <table:table-column table:style-name="Tabla121.A"/>
        <table:table-column table:style-name="Tabla121.B"/>
        <table:table-row>
          <table:table-cell table:style-name="Tabla121.A1" office:value-type="string">
            <text:p text:style-name="P290">Número:</text:p>
          </table:table-cell>
          <table:table-cell table:style-name="Tabla121.B1" office:value-type="string">
            <text:p text:style-name="P354">CU<text:span text:style-name="T62">E</text:span>0<text:span text:style-name="T65">41</text:span></text:p>
          </table:table-cell>
        </table:table-row>
        <table:table-row>
          <table:table-cell table:style-name="Tabla121.A2" office:value-type="string">
            <text:p text:style-name="P290">Caso de Uso:</text:p>
          </table:table-cell>
          <table:table-cell table:style-name="Tabla121.B2" office:value-type="string">
            <text:p text:style-name="P452">Modificar <text:span text:style-name="T65">medicos</text:span>.</text:p>
          </table:table-cell>
        </table:table-row>
        <table:table-row>
          <table:table-cell table:style-name="Tabla121.A2" office:value-type="string">
            <text:p text:style-name="P290">Actores:</text:p>
          </table:table-cell>
          <table:table-cell table:style-name="Tabla121.B2" office:value-type="string">
            <text:p text:style-name="P548">Administrador, <text:span text:style-name="T65">Doctor</text:span></text:p>
          </table:table-cell>
        </table:table-row>
        <table:table-row>
          <table:table-cell table:style-name="Tabla121.A2" office:value-type="string">
            <text:p text:style-name="P290">Propósito:</text:p>
          </table:table-cell>
          <table:table-cell table:style-name="Tabla121.B2" office:value-type="string">
            <text:p text:style-name="P622">Modificar el registro de un <text:span text:style-name="T65">doctor</text:span> dentro del sistema.</text:p>
          </table:table-cell>
        </table:table-row>
        <table:table-row>
          <table:table-cell table:style-name="Tabla121.A2" office:value-type="string">
            <text:p text:style-name="P290">Resumen:</text:p>
          </table:table-cell>
          <table:table-cell table:style-name="Tabla121.B2" office:value-type="string">
            <text:p text:style-name="P464"><text:bookmark-start text:name="__DdeLink__768_9093226291221"/>Se muestra <text:bookmark-end text:name="__DdeLink__768_9093226291221"/><text:span text:style-name="T64">cargan los siguientes datos del doctor seleccionado (“codigo”, “nombre”, “colegiado”, “DPI”, “correo”, “trabajo”). Luego el usuario puede modificar los datos. </text:span></text:p>
          </table:table-cell>
        </table:table-row>
        <table:table-row>
          <table:table-cell table:style-name="Tabla121.A2" office:value-type="string">
            <text:p text:style-name="P290">Tipo:</text:p>
          </table:table-cell>
          <table:table-cell table:style-name="Tabla121.B2" office:value-type="string">
            <text:p text:style-name="P384"><text:span text:style-name="T63">Secundario</text:span> <text:span text:style-name="T14">y</text:span> <text:span text:style-name="T18">Real.</text:span></text:p>
          </table:table-cell>
        </table:table-row>
        <table:table-row>
          <table:table-cell table:style-name="Tabla121.A2" office:value-type="string">
            <text:p text:style-name="P290">Referencias:</text:p>
          </table:table-cell>
          <table:table-cell table:style-name="Tabla121.B2" office:value-type="string">
            <text:p text:style-name="P622">CU0<text:span text:style-name="T65">06</text:span></text:p>
          </table:table-cell>
        </table:table-row>
      </table:table>
      <text:p text:style-name="P225"/>
      <text:p text:style-name="P178">Segunda sección:</text:p>
      <table:table table:name="Tabla122" table:style-name="Tabla122">
        <table:table-column table:style-name="Tabla122.A"/>
        <table:table-column table:style-name="Tabla122.B"/>
        <table:table-row>
          <table:table-cell table:style-name="Tabla122.A1" office:value-type="string">
            <text:p text:style-name="P322">Acción de los actores</text:p>
          </table:table-cell>
          <table:table-cell table:style-name="Tabla122.B1" office:value-type="string">
            <text:p text:style-name="P322">Respuestas del sistema</text:p>
          </table:table-cell>
        </table:table-row>
        <table:table-row>
          <table:table-cell table:style-name="Tabla122.A2" office:value-type="string">
            <text:p text:style-name="P426">1. Comienza cuando <text:span text:style-name="T4">el</text:span> <text:span text:style-name="T63">administrador</text:span> <text:span text:style-name="T18">presiona un boton “siguiente” dentro del listado de medicos.</text:span></text:p>
          </table:table-cell>
          <table:table-cell table:style-name="Tabla122.B2" office:value-type="string">
            <text:p text:style-name="P622">2. Se obtiene el código del <text:span text:style-name="T65">medico</text:span>.</text:p>
          </table:table-cell>
        </table:table-row>
        <table:table-row>
          <table:table-cell table:style-name="Tabla122.A2" office:value-type="string">
            <text:p text:style-name="P426"/>
          </table:table-cell>
          <table:table-cell table:style-name="Tabla122.B2" office:value-type="string">
            <text:p text:style-name="P491"><text:span text:style-name="T64">3</text:span>. Se <text:span text:style-name="T22">obtiene</text:span> <text:span text:style-name="T22">la</text:span> conexión con la base de datos</text:p>
          </table:table-cell>
        </table:table-row>
        <table:table-row>
          <table:table-cell table:style-name="Tabla122.A2" office:value-type="string">
            <text:p text:style-name="P426"/>
          </table:table-cell>
          <table:table-cell table:style-name="Tabla122.B2" office:value-type="string">
            <text:p text:style-name="P491"><text:span text:style-name="T64">4</text:span>. Se hace una query para obtener <text:span text:style-name="T64">los datos del medico seleccionado</text:span>, los cuales son: <text:span text:style-name="T64">(“codigo”, </text:span><text:soft-page-break/><text:span text:style-name="T64">“nombre”, “colegiado”, “DPI”, “correo”, “trabajo”).</text:span></text:p>
          </table:table-cell>
        </table:table-row>
        <table:table-row>
          <table:table-cell table:style-name="Tabla122.A2" office:value-type="string">
            <text:p text:style-name="P426"/>
          </table:table-cell>
          <table:table-cell table:style-name="Tabla122.B2" office:value-type="string">
            <text:p text:style-name="P491"><text:span text:style-name="T64">5</text:span>. Se colocan los datos obtenidos <text:span text:style-name="T64">en input de tipo texto, que posteriormente pueden ser modificados.</text:span></text:p>
          </table:table-cell>
        </table:table-row>
        <table:table-row>
          <table:table-cell table:style-name="Tabla122.A2" office:value-type="string">
            <text:p text:style-name="P426"/>
          </table:table-cell>
          <table:table-cell table:style-name="Tabla122.B2" office:value-type="string">
            <text:p text:style-name="P491"><text:span text:style-name="T64">6</text:span>. Se agrega un <text:span text:style-name="T64">campo de texto de tipo password, que estará vacío. </text:span></text:p>
          </table:table-cell>
        </table:table-row>
        <table:table-row table:style-name="Tabla122.7">
          <table:table-cell table:style-name="Tabla122.A2" office:value-type="string">
            <text:p text:style-name="P426"/>
          </table:table-cell>
          <table:table-cell table:style-name="Tabla122.B2" office:value-type="string">
            <text:p text:style-name="P622">7. Se agregan los botones de <text:span text:style-name="T65">restaurar y Actualizar.</text:span></text:p>
          </table:table-cell>
        </table:table-row>
        <table:table-row table:style-name="Tabla122.7">
          <table:table-cell table:style-name="Tabla122.A2" office:value-type="string">
            <text:p text:style-name="P624">8. El usuario cambia los campos a editar.</text:p>
          </table:table-cell>
          <table:table-cell table:style-name="Tabla122.B2" office:value-type="string">
            <text:p text:style-name="P548"/>
          </table:table-cell>
        </table:table-row>
        <table:table-row table:style-name="Tabla122.7">
          <table:table-cell table:style-name="Tabla122.A2" office:value-type="string">
            <text:p text:style-name="P624">9. Presiona el botón de “actualizar”.</text:p>
          </table:table-cell>
          <table:table-cell table:style-name="Tabla122.B2" office:value-type="string">
            <text:p text:style-name="P624">10. Se obtiene la conexión con la base de datos.</text:p>
          </table:table-cell>
        </table:table-row>
        <table:table-row table:style-name="Tabla122.7">
          <table:table-cell table:style-name="Tabla122.A2" office:value-type="string">
            <text:p text:style-name="P624"/>
          </table:table-cell>
          <table:table-cell table:style-name="Tabla122.B2" office:value-type="string">
            <text:p text:style-name="P624">11. Se envían los datos al servlet ControladorActualizarRegistro.</text:p>
          </table:table-cell>
        </table:table-row>
        <table:table-row table:style-name="Tabla122.7">
          <table:table-cell table:style-name="Tabla122.A2" office:value-type="string">
            <text:p text:style-name="P624"/>
          </table:table-cell>
          <table:table-cell table:style-name="Tabla122.B2" office:value-type="string">
            <text:p text:style-name="P624">12. Se realiza la actualización.</text:p>
          </table:table-cell>
        </table:table-row>
        <table:table-row table:style-name="Tabla122.7">
          <table:table-cell table:style-name="Tabla122.A2" office:value-type="string">
            <text:p text:style-name="P624"/>
          </table:table-cell>
          <table:table-cell table:style-name="Tabla122.B2" office:value-type="string">
            <text:p text:style-name="P624">13. Se verifica si se realizó el registro.</text:p>
          </table:table-cell>
        </table:table-row>
        <table:table-row table:style-name="Tabla122.7">
          <table:table-cell table:style-name="Tabla122.A2" office:value-type="string">
            <text:p text:style-name="P624"/>
          </table:table-cell>
          <table:table-cell table:style-name="Tabla122.B2" office:value-type="string">
            <text:p text:style-name="P624">14. Se muestra en pantalla que se registro se realizó de forma correcta.</text:p>
          </table:table-cell>
        </table:table-row>
      </table:table>
      <text:p text:style-name="P189"/>
      <text:p text:style-name="P178">Tercera sección: Casos alternos.</text:p>
      <text:p text:style-name="P114">9. El usuario presiona actualizar pero deja campos de texto en blanco, se le notifica que debe de rellenar todos los campos.</text:p>
      <text:p text:style-name="P114">9. El usuario presiona el botón Restaurar, y se regresan los valores a sus valores originales.</text:p>
      <text:p text:style-name="P114">14. No se realiza el registro, se muestra al usuario que no se realizó el registro.</text:p>
      <text:p text:style-name="P114"/>
      <text:p text:style-name="P259">CASO DE USO DE ALTO NIVEL:</text:p>
      <table:table table:name="Tabla123" table:style-name="Tabla123">
        <table:table-column table:style-name="Tabla123.A"/>
        <table:table-column table:style-name="Tabla123.B"/>
        <table:table-row>
          <table:table-cell table:style-name="Tabla123.A1" office:value-type="string">
            <text:p text:style-name="P291">Número:</text:p>
          </table:table-cell>
          <table:table-cell table:style-name="Tabla123.B1" office:value-type="string">
            <text:p text:style-name="P355">CU0<text:span text:style-name="T63">42</text:span></text:p>
          </table:table-cell>
        </table:table-row>
        <table:table-row>
          <table:table-cell table:style-name="Tabla123.A2" office:value-type="string">
            <text:p text:style-name="P291">Caso de Uso:</text:p>
          </table:table-cell>
          <table:table-cell table:style-name="Tabla123.B2" office:value-type="string">
            <text:p text:style-name="P453">Modificar <text:span text:style-name="T66">laboratoristas</text:span>.</text:p>
          </table:table-cell>
        </table:table-row>
        <table:table-row>
          <table:table-cell table:style-name="Tabla123.A2" office:value-type="string">
            <text:p text:style-name="P291">Actores:</text:p>
          </table:table-cell>
          <table:table-cell table:style-name="Tabla123.B2" office:value-type="string">
            <text:p text:style-name="P549">Administrador, <text:span text:style-name="T66">Laboratorista</text:span></text:p>
          </table:table-cell>
        </table:table-row>
        <table:table-row>
          <table:table-cell table:style-name="Tabla123.A2" office:value-type="string">
            <text:p text:style-name="P291"><text:span text:style-name="T1">Descripción</text:span>:</text:p>
          </table:table-cell>
          <table:table-cell table:style-name="Tabla123.B2" office:value-type="string">
            <text:p text:style-name="P465"><text:bookmark-start text:name="__DdeLink__768_9093226291222"/>Se muestra <text:bookmark-end text:name="__DdeLink__768_9093226291222"/><text:span text:style-name="T64">cargan los siguientes datos del laboratorista seleccionado (“codigo”, “nombre”, “registro”, “DPI”, “telefono”, “examen”, “correo”, “fecha de ingreso”). Luego el usuario puede modificar los datos. </text:span></text:p>
          </table:table-cell>
        </table:table-row>
        <table:table-row>
          <table:table-cell table:style-name="Tabla123.A2" office:value-type="string">
            <text:p text:style-name="P291">Tipo:</text:p>
          </table:table-cell>
          <table:table-cell table:style-name="Tabla123.B2" office:value-type="string">
            <text:p text:style-name="P385"><text:span text:style-name="T62">Secundario</text:span>.</text:p>
          </table:table-cell>
        </table:table-row>
      </table:table>
      <text:p text:style-name="P226"/>
      <text:p text:style-name="P147">EXTENDIDO: <text:span text:style-name="T2">Primera sección.</text:span></text:p>
      <table:table table:name="Tabla124" table:style-name="Tabla124">
        <table:table-column table:style-name="Tabla124.A"/>
        <table:table-column table:style-name="Tabla124.B"/>
        <table:table-row>
          <table:table-cell table:style-name="Tabla124.A1" office:value-type="string">
            <text:p text:style-name="P291">Número:</text:p>
          </table:table-cell>
          <table:table-cell table:style-name="Tabla124.B1" office:value-type="string">
            <text:p text:style-name="P355">CU<text:span text:style-name="T62">E</text:span>0<text:span text:style-name="T65">42</text:span></text:p>
          </table:table-cell>
        </table:table-row>
        <table:table-row>
          <table:table-cell table:style-name="Tabla124.A2" office:value-type="string">
            <text:p text:style-name="P291">Caso de Uso:</text:p>
          </table:table-cell>
          <table:table-cell table:style-name="Tabla124.B2" office:value-type="string">
            <text:p text:style-name="P453">Modificar <text:span text:style-name="T66">laboratoristas</text:span>.</text:p>
          </table:table-cell>
        </table:table-row>
        <table:table-row>
          <table:table-cell table:style-name="Tabla124.A2" office:value-type="string">
            <text:p text:style-name="P291">Actores:</text:p>
          </table:table-cell>
          <table:table-cell table:style-name="Tabla124.B2" office:value-type="string">
            <text:p text:style-name="P549">Administrador, <text:span text:style-name="T66">Laboratorista</text:span></text:p>
          </table:table-cell>
        </table:table-row>
        <text:soft-page-break/>
        <table:table-row>
          <table:table-cell table:style-name="Tabla124.A2" office:value-type="string">
            <text:p text:style-name="P291">Propósito:</text:p>
          </table:table-cell>
          <table:table-cell table:style-name="Tabla124.B2" office:value-type="string">
            <text:p text:style-name="P623">Modificar el registro de un <text:span text:style-name="T66">laboratorisa</text:span> dentro del sistema.</text:p>
          </table:table-cell>
        </table:table-row>
        <table:table-row>
          <table:table-cell table:style-name="Tabla124.A2" office:value-type="string">
            <text:p text:style-name="P291">Resumen:</text:p>
          </table:table-cell>
          <table:table-cell table:style-name="Tabla124.B2" office:value-type="string">
            <text:p text:style-name="P465"><text:bookmark-start text:name="__DdeLink__768_90932262912221"/>Se muestra <text:bookmark-end text:name="__DdeLink__768_90932262912221"/><text:span text:style-name="T64">cargan los siguientes datos del laboratorista seleccionado (“codigo”, “nombre”, “registro”, “DPI”,</text:span><text:bookmark-start text:name="__DdeLink__964_909322629"/><text:span text:style-name="T64"> “telefono”, “examen”, “correo”, “fecha de ingreso”</text:span><text:bookmark-end text:name="__DdeLink__964_909322629"/><text:span text:style-name="T64">). Luego el usuario puede modificar los datos. </text:span></text:p>
          </table:table-cell>
        </table:table-row>
        <table:table-row>
          <table:table-cell table:style-name="Tabla124.A2" office:value-type="string">
            <text:p text:style-name="P291">Tipo:</text:p>
          </table:table-cell>
          <table:table-cell table:style-name="Tabla124.B2" office:value-type="string">
            <text:p text:style-name="P385"><text:span text:style-name="T63">Secundario</text:span> <text:span text:style-name="T14">y</text:span> <text:span text:style-name="T18">Real.</text:span></text:p>
          </table:table-cell>
        </table:table-row>
        <table:table-row>
          <table:table-cell table:style-name="Tabla124.A2" office:value-type="string">
            <text:p text:style-name="P291">Referencias:</text:p>
          </table:table-cell>
          <table:table-cell table:style-name="Tabla124.B2" office:value-type="string">
            <text:p text:style-name="P623">CU0<text:span text:style-name="T66">39</text:span></text:p>
          </table:table-cell>
        </table:table-row>
      </table:table>
      <text:p text:style-name="P226"/>
      <text:p text:style-name="P179">Segunda sección:</text:p>
      <table:table table:name="Tabla125" table:style-name="Tabla125">
        <table:table-column table:style-name="Tabla125.A"/>
        <table:table-column table:style-name="Tabla125.B"/>
        <table:table-row>
          <table:table-cell table:style-name="Tabla125.A1" office:value-type="string">
            <text:p text:style-name="P323">Acción de los actores</text:p>
          </table:table-cell>
          <table:table-cell table:style-name="Tabla125.B1" office:value-type="string">
            <text:p text:style-name="P323">Respuestas del sistema</text:p>
          </table:table-cell>
        </table:table-row>
        <table:table-row>
          <table:table-cell table:style-name="Tabla125.A2" office:value-type="string">
            <text:p text:style-name="P427">1. Comienza cuando <text:span text:style-name="T4">el</text:span> <text:span text:style-name="T63">administrador</text:span> <text:span text:style-name="T18">presiona un boton “siguiente” dentro del listado de laboratoristas.</text:span></text:p>
          </table:table-cell>
          <table:table-cell table:style-name="Tabla125.B2" office:value-type="string">
            <text:p text:style-name="P623">2. Se obtiene el código del <text:span text:style-name="T66">laboratorista</text:span>.</text:p>
          </table:table-cell>
        </table:table-row>
        <table:table-row>
          <table:table-cell table:style-name="Tabla125.A2" office:value-type="string">
            <text:p text:style-name="P427"/>
          </table:table-cell>
          <table:table-cell table:style-name="Tabla125.B2" office:value-type="string">
            <text:p text:style-name="P492"><text:span text:style-name="T64">3</text:span>. Se <text:span text:style-name="T22">obtiene</text:span> <text:span text:style-name="T22">la</text:span> conexión con la base de datos</text:p>
          </table:table-cell>
        </table:table-row>
        <table:table-row>
          <table:table-cell table:style-name="Tabla125.A2" office:value-type="string">
            <text:p text:style-name="P427"/>
          </table:table-cell>
          <table:table-cell table:style-name="Tabla125.B2" office:value-type="string">
            <text:p text:style-name="P492"><text:span text:style-name="T64">4</text:span>. Se hace una query para obtener <text:span text:style-name="T64">los datos del laboratorista seleccionado</text:span>, los cuales son: <text:span text:style-name="T64">(“codigo”, “nombre”, “registro”, “DPI”, <text:s/>“telefono”, “examen”, “correo”, “fecha de ingreso”).</text:span></text:p>
          </table:table-cell>
        </table:table-row>
        <table:table-row>
          <table:table-cell table:style-name="Tabla125.A2" office:value-type="string">
            <text:p text:style-name="P427"/>
          </table:table-cell>
          <table:table-cell table:style-name="Tabla125.B2" office:value-type="string">
            <text:p text:style-name="P492"><text:span text:style-name="T64">5</text:span>. Se colocan los datos obtenidos <text:span text:style-name="T64">en input de tipo texto, que posteriormente pueden ser modificados.</text:span></text:p>
          </table:table-cell>
        </table:table-row>
        <table:table-row>
          <table:table-cell table:style-name="Tabla125.A2" office:value-type="string">
            <text:p text:style-name="P427"/>
          </table:table-cell>
          <table:table-cell table:style-name="Tabla125.B2" office:value-type="string">
            <text:p text:style-name="P492"><text:span text:style-name="T64">6</text:span>. Se agrega un <text:span text:style-name="T64">campo de texto de tipo password, que estará vacío. </text:span></text:p>
          </table:table-cell>
        </table:table-row>
        <table:table-row table:style-name="Tabla125.7">
          <table:table-cell table:style-name="Tabla125.A2" office:value-type="string">
            <text:p text:style-name="P427"/>
          </table:table-cell>
          <table:table-cell table:style-name="Tabla125.B2" office:value-type="string">
            <text:p text:style-name="P623">7. Se agregan los botones de <text:span text:style-name="T65">restaurar y Actualizar.</text:span></text:p>
          </table:table-cell>
        </table:table-row>
        <table:table-row table:style-name="Tabla125.7">
          <table:table-cell table:style-name="Tabla125.A2" office:value-type="string">
            <text:p text:style-name="P625">8. El usuario cambia los campos a editar.</text:p>
          </table:table-cell>
          <table:table-cell table:style-name="Tabla125.B2" office:value-type="string">
            <text:p text:style-name="P549"/>
          </table:table-cell>
        </table:table-row>
        <table:table-row table:style-name="Tabla125.7">
          <table:table-cell table:style-name="Tabla125.A2" office:value-type="string">
            <text:p text:style-name="P625">9. Presiona el botón de “actualizar”.</text:p>
          </table:table-cell>
          <table:table-cell table:style-name="Tabla125.B2" office:value-type="string">
            <text:p text:style-name="P625">10. Se obtiene la conexión con la base de datos.</text:p>
          </table:table-cell>
        </table:table-row>
        <table:table-row table:style-name="Tabla125.7">
          <table:table-cell table:style-name="Tabla125.A2" office:value-type="string">
            <text:p text:style-name="P625"/>
          </table:table-cell>
          <table:table-cell table:style-name="Tabla125.B2" office:value-type="string">
            <text:p text:style-name="P625">11. Se envían los datos al servlet ControladorActualizarRegistro.</text:p>
          </table:table-cell>
        </table:table-row>
        <table:table-row table:style-name="Tabla125.7">
          <table:table-cell table:style-name="Tabla125.A2" office:value-type="string">
            <text:p text:style-name="P625"/>
          </table:table-cell>
          <table:table-cell table:style-name="Tabla125.B2" office:value-type="string">
            <text:p text:style-name="P625">12. Se realiza la actualización.</text:p>
          </table:table-cell>
        </table:table-row>
        <table:table-row table:style-name="Tabla125.7">
          <table:table-cell table:style-name="Tabla125.A2" office:value-type="string">
            <text:p text:style-name="P625"/>
          </table:table-cell>
          <table:table-cell table:style-name="Tabla125.B2" office:value-type="string">
            <text:p text:style-name="P625">13. Se verifica si se realizó el registro.</text:p>
          </table:table-cell>
        </table:table-row>
        <table:table-row table:style-name="Tabla125.7">
          <table:table-cell table:style-name="Tabla125.A2" office:value-type="string">
            <text:p text:style-name="P625"/>
          </table:table-cell>
          <table:table-cell table:style-name="Tabla125.B2" office:value-type="string">
            <text:p text:style-name="P625">14. Se muestra en pantalla que se registro se realizó de forma correcta.</text:p>
          </table:table-cell>
        </table:table-row>
      </table:table>
      <text:p text:style-name="P190"/>
      <text:p text:style-name="P179">Tercera sección: Casos alternos.</text:p>
      <text:p text:style-name="P115">9. El usuario presiona actualizar pero deja campos de texto en blanco, se le notifica que debe de rellenar todos los campos.</text:p>
      <text:p text:style-name="P115">9. El usuario presiona el botón Restaurar, y se regresan los valores a sus valores originales.</text:p>
      <text:p text:style-name="P115">14. No se realiza el registro, se muestra al usuario que no se realizó el registro.</text:p>
      <text:p text:style-name="P259"><text:soft-page-break/>CASO DE USO DE ALTO NIVEL:</text:p>
      <table:table table:name="Tabla126" table:style-name="Tabla126">
        <table:table-column table:style-name="Tabla126.A"/>
        <table:table-column table:style-name="Tabla126.B"/>
        <table:table-row>
          <table:table-cell table:style-name="Tabla126.A1" office:value-type="string">
            <text:p text:style-name="P291">Número:</text:p>
          </table:table-cell>
          <table:table-cell table:style-name="Tabla126.B1" office:value-type="string">
            <text:p text:style-name="P355">CU0<text:span text:style-name="T63">43</text:span></text:p>
          </table:table-cell>
        </table:table-row>
        <table:table-row>
          <table:table-cell table:style-name="Tabla126.A2" office:value-type="string">
            <text:p text:style-name="P291">Caso de Uso:</text:p>
          </table:table-cell>
          <table:table-cell table:style-name="Tabla126.B2" office:value-type="string">
            <text:p text:style-name="P453">Modificar <text:span text:style-name="T66">examenes</text:span>.</text:p>
          </table:table-cell>
        </table:table-row>
        <table:table-row>
          <table:table-cell table:style-name="Tabla126.A2" office:value-type="string">
            <text:p text:style-name="P291">Actores:</text:p>
          </table:table-cell>
          <table:table-cell table:style-name="Tabla126.B2" office:value-type="string">
            <text:p text:style-name="P549">Administrador.</text:p>
          </table:table-cell>
        </table:table-row>
        <table:table-row>
          <table:table-cell table:style-name="Tabla126.A2" office:value-type="string">
            <text:p text:style-name="P291"><text:span text:style-name="T1">Descripción</text:span>:</text:p>
          </table:table-cell>
          <table:table-cell table:style-name="Tabla126.B2" office:value-type="string">
            <text:p text:style-name="P465"><text:bookmark-start text:name="__DdeLink__768_90932262912222"/>Se muestra <text:bookmark-end text:name="__DdeLink__768_90932262912222"/><text:span text:style-name="T64">cargan los siguientes datos del examen seleccionado (“codigo”, “nombre”, “orden”, “descripcion”, “costo”, “informe”). Luego el usuario puede modificar los datos. </text:span></text:p>
          </table:table-cell>
        </table:table-row>
        <table:table-row>
          <table:table-cell table:style-name="Tabla126.A2" office:value-type="string">
            <text:p text:style-name="P291">Tipo:</text:p>
          </table:table-cell>
          <table:table-cell table:style-name="Tabla126.B2" office:value-type="string">
            <text:p text:style-name="P385"><text:span text:style-name="T62">Secundario</text:span>.</text:p>
          </table:table-cell>
        </table:table-row>
      </table:table>
      <text:p text:style-name="P226"/>
      <text:p text:style-name="P147">EXTENDIDO: <text:span text:style-name="T2">Primera sección.</text:span></text:p>
      <table:table table:name="Tabla127" table:style-name="Tabla127">
        <table:table-column table:style-name="Tabla127.A"/>
        <table:table-column table:style-name="Tabla127.B"/>
        <table:table-row>
          <table:table-cell table:style-name="Tabla127.A1" office:value-type="string">
            <text:p text:style-name="P291">Número:</text:p>
          </table:table-cell>
          <table:table-cell table:style-name="Tabla127.B1" office:value-type="string">
            <text:p text:style-name="P355">CU<text:span text:style-name="T62">E</text:span>0<text:span text:style-name="T65">43</text:span></text:p>
          </table:table-cell>
        </table:table-row>
        <table:table-row>
          <table:table-cell table:style-name="Tabla127.A2" office:value-type="string">
            <text:p text:style-name="P291">Caso de Uso:</text:p>
          </table:table-cell>
          <table:table-cell table:style-name="Tabla127.B2" office:value-type="string">
            <text:p text:style-name="P453">Modificar <text:span text:style-name="T66">examenes</text:span>.</text:p>
          </table:table-cell>
        </table:table-row>
        <table:table-row>
          <table:table-cell table:style-name="Tabla127.A2" office:value-type="string">
            <text:p text:style-name="P291">Actores:</text:p>
          </table:table-cell>
          <table:table-cell table:style-name="Tabla127.B2" office:value-type="string">
            <text:p text:style-name="P549">Administrador.</text:p>
          </table:table-cell>
        </table:table-row>
        <table:table-row>
          <table:table-cell table:style-name="Tabla127.A2" office:value-type="string">
            <text:p text:style-name="P291">Propósito:</text:p>
          </table:table-cell>
          <table:table-cell table:style-name="Tabla127.B2" office:value-type="string">
            <text:p text:style-name="P623">Modificar el registro de un <text:span text:style-name="T66">examen de laboratorio</text:span> dentro del sistema.</text:p>
          </table:table-cell>
        </table:table-row>
        <table:table-row>
          <table:table-cell table:style-name="Tabla127.A2" office:value-type="string">
            <text:p text:style-name="P291">Resumen:</text:p>
          </table:table-cell>
          <table:table-cell table:style-name="Tabla127.B2" office:value-type="string">
            <text:p text:style-name="P465"><text:bookmark-start text:name="__DdeLink__768_909322629122223"/>Se muestra <text:bookmark-end text:name="__DdeLink__768_909322629122223"/><text:span text:style-name="T64">cargan los siguientes datos del examen seleccionado (“codigo”, “nombre”, “orden”, “descripcion”, “costo”, “informe”). Luego el usuario puede modificar los datos. </text:span></text:p>
          </table:table-cell>
        </table:table-row>
        <table:table-row>
          <table:table-cell table:style-name="Tabla127.A2" office:value-type="string">
            <text:p text:style-name="P291">Tipo:</text:p>
          </table:table-cell>
          <table:table-cell table:style-name="Tabla127.B2" office:value-type="string">
            <text:p text:style-name="P385"><text:span text:style-name="T63">Secundario</text:span> <text:span text:style-name="T14">y</text:span> <text:span text:style-name="T18">Real.</text:span></text:p>
          </table:table-cell>
        </table:table-row>
        <table:table-row>
          <table:table-cell table:style-name="Tabla127.A2" office:value-type="string">
            <text:p text:style-name="P291">Referencias:</text:p>
          </table:table-cell>
          <table:table-cell table:style-name="Tabla127.B2" office:value-type="string">
            <text:p text:style-name="P623">CU0<text:span text:style-name="T66">08</text:span></text:p>
          </table:table-cell>
        </table:table-row>
      </table:table>
      <text:p text:style-name="P226"/>
      <text:p text:style-name="P179">Segunda sección:</text:p>
      <table:table table:name="Tabla128" table:style-name="Tabla128">
        <table:table-column table:style-name="Tabla128.A"/>
        <table:table-column table:style-name="Tabla128.B"/>
        <table:table-row>
          <table:table-cell table:style-name="Tabla128.A1" office:value-type="string">
            <text:p text:style-name="P323">Acción de los actores</text:p>
          </table:table-cell>
          <table:table-cell table:style-name="Tabla128.B1" office:value-type="string">
            <text:p text:style-name="P323">Respuestas del sistema</text:p>
          </table:table-cell>
        </table:table-row>
        <table:table-row>
          <table:table-cell table:style-name="Tabla128.A2" office:value-type="string">
            <text:p text:style-name="P427">1. Comienza cuando <text:span text:style-name="T4">el</text:span> <text:span text:style-name="T63">administrador</text:span> <text:span text:style-name="T18">presiona un boton “siguiente” dentro del listado de examenes.</text:span></text:p>
          </table:table-cell>
          <table:table-cell table:style-name="Tabla128.B2" office:value-type="string">
            <text:p text:style-name="P623">2. Se obtiene el código del <text:span text:style-name="T66">examen</text:span>.</text:p>
          </table:table-cell>
        </table:table-row>
        <table:table-row>
          <table:table-cell table:style-name="Tabla128.A2" office:value-type="string">
            <text:p text:style-name="P427"/>
          </table:table-cell>
          <table:table-cell table:style-name="Tabla128.B2" office:value-type="string">
            <text:p text:style-name="P492"><text:span text:style-name="T64">3</text:span>. Se <text:span text:style-name="T22">obtiene</text:span> <text:span text:style-name="T22">la</text:span> conexión con la base de datos</text:p>
          </table:table-cell>
        </table:table-row>
        <table:table-row>
          <table:table-cell table:style-name="Tabla128.A2" office:value-type="string">
            <text:p text:style-name="P427"/>
          </table:table-cell>
          <table:table-cell table:style-name="Tabla128.B2" office:value-type="string">
            <text:p text:style-name="P492"><text:span text:style-name="T64">4</text:span>. Se hace una query para obtener <text:span text:style-name="T64">los datos del examen seleccionado</text:span>, los cuales son: <text:span text:style-name="T64">(“codigo”, “nombre”, “orden”, “descripcion”, “costo”, “informe”).</text:span></text:p>
          </table:table-cell>
        </table:table-row>
        <table:table-row>
          <table:table-cell table:style-name="Tabla128.A2" office:value-type="string">
            <text:p text:style-name="P427"/>
          </table:table-cell>
          <table:table-cell table:style-name="Tabla128.B2" office:value-type="string">
            <text:p text:style-name="P492"><text:span text:style-name="T64">5</text:span>. Se colocan los datos obtenidos <text:span text:style-name="T64">en input de tipo texto, que posteriormente pueden ser modificados.</text:span></text:p>
          </table:table-cell>
        </table:table-row>
        <table:table-row table:style-name="Tabla128.6">
          <table:table-cell table:style-name="Tabla128.A2" office:value-type="string">
            <text:p text:style-name="P427"/>
          </table:table-cell>
          <table:table-cell table:style-name="Tabla128.B2" office:value-type="string">
            <text:p text:style-name="P623"><text:span text:style-name="T66">6</text:span>. Se agregan los botones de <text:span text:style-name="T65">restaurar y Actualizar.</text:span></text:p>
          </table:table-cell>
        </table:table-row>
        <table:table-row table:style-name="Tabla128.6">
          <table:table-cell table:style-name="Tabla128.A2" office:value-type="string">
            <text:p text:style-name="P625"><text:span text:style-name="T66">7. </text:span>El usuario cambia los campos a editar.</text:p>
          </table:table-cell>
          <table:table-cell table:style-name="Tabla128.B2" office:value-type="string">
            <text:p text:style-name="P549"/>
          </table:table-cell>
        </table:table-row>
        <table:table-row table:style-name="Tabla128.6">
          <table:table-cell table:style-name="Tabla128.A2" office:value-type="string">
            <text:p text:style-name="P625"><text:span text:style-name="T66">8</text:span>. Presiona el botón de “actualizar”.</text:p>
          </table:table-cell>
          <table:table-cell table:style-name="Tabla128.B2" office:value-type="string">
            <text:p text:style-name="P625"><text:span text:style-name="T66">9</text:span>. Se obtiene la conexión con la base de datos.</text:p>
          </table:table-cell>
        </table:table-row>
        <table:table-row table:style-name="Tabla128.6">
          <table:table-cell table:style-name="Tabla128.A2" office:value-type="string">
            <text:p text:style-name="P625"/>
          </table:table-cell>
          <table:table-cell table:style-name="Tabla128.B2" office:value-type="string">
            <text:p text:style-name="P625">1<text:span text:style-name="T66">0</text:span>. Se envían los datos al servlet ControladorActualizarRegistro.</text:p>
          </table:table-cell>
        </table:table-row>
        <text:soft-page-break/>
        <table:table-row table:style-name="Tabla128.6">
          <table:table-cell table:style-name="Tabla128.A2" office:value-type="string">
            <text:p text:style-name="P625"/>
          </table:table-cell>
          <table:table-cell table:style-name="Tabla128.B2" office:value-type="string">
            <text:p text:style-name="P625">1<text:span text:style-name="T66">1</text:span>. Se realiza la actualización.</text:p>
          </table:table-cell>
        </table:table-row>
        <table:table-row table:style-name="Tabla128.6">
          <table:table-cell table:style-name="Tabla128.A2" office:value-type="string">
            <text:p text:style-name="P625"/>
          </table:table-cell>
          <table:table-cell table:style-name="Tabla128.B2" office:value-type="string">
            <text:p text:style-name="P625">1<text:span text:style-name="T66">2</text:span>. Se verifica si se realizó el registro.</text:p>
          </table:table-cell>
        </table:table-row>
        <table:table-row table:style-name="Tabla128.6">
          <table:table-cell table:style-name="Tabla128.A2" office:value-type="string">
            <text:p text:style-name="P625"/>
          </table:table-cell>
          <table:table-cell table:style-name="Tabla128.B2" office:value-type="string">
            <text:p text:style-name="P625">1<text:span text:style-name="T66">3</text:span>. Se muestra en pantalla que se registro se realizó de forma correcta.</text:p>
          </table:table-cell>
        </table:table-row>
      </table:table>
      <text:p text:style-name="P190"/>
      <text:p text:style-name="P179">Tercera sección: Casos alternos.</text:p>
      <text:p text:style-name="P115"><text:span text:style-name="T66">8</text:span>. El usuario presiona actualizar pero deja campos de texto en blanco, se le notifica que debe de rellenar todos los campos.</text:p>
      <text:p text:style-name="P115"><text:span text:style-name="T66">8</text:span>. El usuario presiona el botón Restaurar, y se regresan los valores a sus valores originales.</text:p>
      <text:p text:style-name="P115">1<text:span text:style-name="T66">3</text:span>. No se realiza el registro, se muestra al usuario que no se realizó el registro.</text:p>
      <text:p text:style-name="P1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1:12:53.784456900</meta:creation-date>
    <dc:date>2020-10-08T13:53:12.882129212</dc:date>
    <meta:editing-duration>PT8H30M4S</meta:editing-duration>
    <meta:editing-cycles>10</meta:editing-cycles>
    <meta:generator>LibreOffice/6.0.7.3$Linux_X86_64 LibreOffice_project/00m0$Build-3</meta:generator>
    <meta:document-statistic meta:table-count="129" meta:image-count="0" meta:object-count="0" meta:page-count="42" meta:paragraph-count="1695" meta:word-count="9974" meta:character-count="62294" meta:non-whitespace-character-count="53956"/>
  </office:meta>
</office:document-meta>
</file>